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BaseModel">
            <text:p>BaseMode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Base Synechocystis model with 4 irreversible reactions">
            <text:p>Base Synechocystis model with 4 irreversible reac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Organism">
            <text:p>Organism</text:p>
          </table:table-cell>
          <table:table-cell office:value-type="string" office:string-value="Synechocystis sp. PCC 6803">
            <text:p>Synechocystis sp. PCC 6803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I">
            <text:p>KI</text:p>
          </table:table-cell>
          <table:table-cell office:value-type="string" office:string-value="Inhibition constant matrix">
            <text:p>Inhibi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0.981308411214953">
            <text:p>-0.98130841121495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e">
            <text:p>e</text:p>
          </table:table-cell>
          <table:table-cell office:value-type="float" office:value="-0.0186915887850467">
            <text:p>-0.0186915887850467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-0.0222222222222222">
            <text:p>-0.0222222222222222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77777777777778">
            <text:p>-0.977777777777778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8.434">
            <text:p>8.434</text:p>
          </table:table-cell>
          <table:table-cell office:value-type="float" office:value="0.0847">
            <text:p>0.0847</text:p>
          </table:table-cell>
          <table:table-cell office:value-type="float" office:value="0.794">
            <text:p>0.794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07875">
            <text:p>0.00078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440.0">
            <text:p>44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0648">
            <text:p>0.0064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e">
            <text:p>e</text:p>
          </table:table-cell>
          <table:table-cell office:value-type="float" office:value="7.41e-07">
            <text:p>7.41e-07</text:p>
          </table:table-cell>
          <table:table-cell office:value-type="float" office:value="0.0">
            <text:p/>
          </table:table-cell>
          <table:table-cell office:value-type="float" office:value="7.41e-07">
            <text:p>7.41e-07</text:p>
          </table:table-cell>
          <table:table-cell office:value-type="float" office:value="7.41e-07">
            <text:p>7.41e-07</text:p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7812e-05">
            <text:p>9.7812e-05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I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string" office:string-value="C">
            <text:p>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e">
            <text:p>e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85.67">
            <text:p>385.67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  <table:table-cell table:style-name="pd1" office:value-type="string" office:string-value="26">
            <text:p>26</text:p>
          </table:table-cell>
          <table:table-cell table:style-name="pd1" office:value-type="string" office:string-value="27">
            <text:p>27</text:p>
          </table:table-cell>
          <table:table-cell table:style-name="pd1" office:value-type="string" office:string-value="28">
            <text:p>28</text:p>
          </table:table-cell>
          <table:table-cell table:style-name="pd1" office:value-type="string" office:string-value="29">
            <text:p>29</text:p>
          </table:table-cell>
          <table:table-cell table:style-name="pd1" office:value-type="string" office:string-value="30">
            <text:p>30</text:p>
          </table:table-cell>
          <table:table-cell table:style-name="pd1" office:value-type="string" office:string-value="31">
            <text:p>31</text:p>
          </table:table-cell>
          <table:table-cell table:style-name="pd1" office:value-type="string" office:string-value="32">
            <text:p>32</text:p>
          </table:table-cell>
          <table:table-cell table:style-name="pd1" office:value-type="string" office:string-value="33">
            <text:p>33</text:p>
          </table:table-cell>
          <table:table-cell table:style-name="pd1" office:value-type="string" office:string-value="34">
            <text:p>34</text:p>
          </table:table-cell>
          <table:table-cell table:style-name="pd1" office:value-type="string" office:string-value="35">
            <text:p>35</text:p>
          </table:table-cell>
          <table:table-cell table:style-name="pd1" office:value-type="string" office:string-value="36">
            <text:p>36</text:p>
          </table:table-cell>
          <table:table-cell table:style-name="pd1" office:value-type="string" office:string-value="37">
            <text:p>37</text:p>
          </table:table-cell>
          <table:table-cell table:style-name="pd1" office:value-type="string" office:string-value="38">
            <text:p>38</text:p>
          </table:table-cell>
          <table:table-cell table:style-name="pd1" office:value-type="string" office:string-value="39">
            <text:p>39</text:p>
          </table:table-cell>
          <table:table-cell table:style-name="pd1" office:value-type="string" office:string-value="40">
            <text:p>40</text:p>
          </table:table-cell>
          <table:table-cell table:style-name="pd1" office:value-type="string" office:string-value="41">
            <text:p>41</text:p>
          </table:table-cell>
          <table:table-cell table:style-name="pd1" office:value-type="string" office:string-value="42">
            <text:p>42</text:p>
          </table:table-cell>
          <table:table-cell table:style-name="pd1" office:value-type="string" office:string-value="43">
            <text:p>43</text:p>
          </table:table-cell>
          <table:table-cell table:style-name="pd1" office:value-type="string" office:string-value="44">
            <text:p>44</text:p>
          </table:table-cell>
          <table:table-cell table:style-name="pd1" office:value-type="string" office:string-value="45">
            <text:p>45</text:p>
          </table:table-cell>
          <table:table-cell table:style-name="pd1" office:value-type="string" office:string-value="46">
            <text:p>46</text:p>
          </table:table-cell>
          <table:table-cell table:style-name="pd1" office:value-type="string" office:string-value="47">
            <text:p>47</text:p>
          </table:table-cell>
          <table:table-cell table:style-name="pd1" office:value-type="string" office:string-value="48">
            <text:p>48</text:p>
          </table:table-cell>
          <table:table-cell table:style-name="pd1" office:value-type="string" office:string-value="49">
            <text:p>49</text:p>
          </table:table-cell>
          <table:table-cell table:style-name="pd1" office:value-type="string" office:string-value="50">
            <text:p>50</text:p>
          </table:table-cell>
          <table:table-cell table:style-name="pd1" office:value-type="string" office:string-value="51">
            <text:p>51</text:p>
          </table:table-cell>
          <table:table-cell table:style-name="pd1" office:value-type="string" office:string-value="52">
            <text:p>52</text:p>
          </table:table-cell>
          <table:table-cell table:style-name="pd1" office:value-type="string" office:string-value="53">
            <text:p>53</text:p>
          </table:table-cell>
          <table:table-cell table:style-name="pd1" office:value-type="string" office:string-value="54">
            <text:p>54</text:p>
          </table:table-cell>
          <table:table-cell table:style-name="pd1" office:value-type="string" office:string-value="55">
            <text:p>55</text:p>
          </table:table-cell>
          <table:table-cell table:style-name="pd1" office:value-type="string" office:string-value="56">
            <text:p>56</text:p>
          </table:table-cell>
          <table:table-cell table:style-name="pd1" office:value-type="string" office:string-value="57">
            <text:p>57</text:p>
          </table:table-cell>
          <table:table-cell table:style-name="pd1" office:value-type="string" office:string-value="58">
            <text:p>58</text:p>
          </table:table-cell>
          <table:table-cell table:style-name="pd1" office:value-type="string" office:string-value="59">
            <text:p>59</text:p>
          </table:table-cell>
          <table:table-cell table:style-name="pd1" office:value-type="string" office:string-value="60">
            <text:p>60</text:p>
          </table:table-cell>
          <table:table-cell table:style-name="pd1" office:value-type="string" office:string-value="61">
            <text:p>61</text:p>
          </table:table-cell>
          <table:table-cell table:style-name="pd1" office:value-type="string" office:string-value="62">
            <text:p>62</text:p>
          </table:table-cell>
          <table:table-cell table:style-name="pd1" office:value-type="string" office:string-value="63">
            <text:p>63</text:p>
          </table:table-cell>
          <table:table-cell table:style-name="pd1" office:value-type="string" office:string-value="64">
            <text:p>64</text:p>
          </table:table-cell>
          <table:table-cell table:style-name="pd1" office:value-type="string" office:string-value="65">
            <text:p>65</text:p>
          </table:table-cell>
          <table:table-cell table:style-name="pd1" office:value-type="string" office:string-value="66">
            <text:p>66</text:p>
          </table:table-cell>
          <table:table-cell table:style-name="pd1" office:value-type="string" office:string-value="67">
            <text:p>67</text:p>
          </table:table-cell>
          <table:table-cell table:style-name="pd1" office:value-type="string" office:string-value="68">
            <text:p>68</text:p>
          </table:table-cell>
          <table:table-cell table:style-name="pd1" office:value-type="string" office:string-value="69">
            <text:p>69</text:p>
          </table:table-cell>
          <table:table-cell table:style-name="pd1" office:value-type="string" office:string-value="70">
            <text:p>70</text:p>
          </table:table-cell>
          <table:table-cell table:style-name="pd1" office:value-type="string" office:string-value="71">
            <text:p>71</text:p>
          </table:table-cell>
          <table:table-cell table:style-name="pd1" office:value-type="string" office:string-value="72">
            <text:p>72</text:p>
          </table:table-cell>
          <table:table-cell table:style-name="pd1" office:value-type="string" office:string-value="73">
            <text:p>73</text:p>
          </table:table-cell>
          <table:table-cell table:style-name="pd1" office:value-type="string" office:string-value="74">
            <text:p>74</text:p>
          </table:table-cell>
          <table:table-cell table:style-name="pd1" office:value-type="string" office:string-value="75">
            <text:p>75</text:p>
          </table:table-cell>
          <table:table-cell table:style-name="pd1" office:value-type="string" office:string-value="76">
            <text:p>76</text:p>
          </table:table-cell>
          <table:table-cell table:style-name="pd1" office:value-type="string" office:string-value="77">
            <text:p>77</text:p>
          </table:table-cell>
          <table:table-cell table:style-name="pd1" office:value-type="string" office:string-value="78">
            <text:p>78</text:p>
          </table:table-cell>
          <table:table-cell table:style-name="pd1" office:value-type="string" office:string-value="79">
            <text:p>79</text:p>
          </table:table-cell>
          <table:table-cell table:style-name="pd1" office:value-type="string" office:string-value="80">
            <text:p>80</text:p>
          </table:table-cell>
          <table:table-cell table:style-name="pd1" office:value-type="string" office:string-value="81">
            <text:p>81</text:p>
          </table:table-cell>
          <table:table-cell table:style-name="pd1" office:value-type="string" office:string-value="82">
            <text:p>82</text:p>
          </table:table-cell>
          <table:table-cell table:style-name="pd1" office:value-type="string" office:string-value="83">
            <text:p>83</text:p>
          </table:table-cell>
          <table:table-cell table:style-name="pd1" office:value-type="string" office:string-value="84">
            <text:p>84</text:p>
          </table:table-cell>
          <table:table-cell table:style-name="pd1" office:value-type="string" office:string-value="85">
            <text:p>85</text:p>
          </table:table-cell>
          <table:table-cell table:style-name="pd1" office:value-type="string" office:string-value="86">
            <text:p>86</text:p>
          </table:table-cell>
          <table:table-cell table:style-name="pd1" office:value-type="string" office:string-value="87">
            <text:p>87</text:p>
          </table:table-cell>
          <table:table-cell table:style-name="pd1" office:value-type="string" office:string-value="88">
            <text:p>88</text:p>
          </table:table-cell>
          <table:table-cell table:style-name="pd1" office:value-type="string" office:string-value="89">
            <text:p>89</text:p>
          </table:table-cell>
          <table:table-cell table:style-name="pd1" office:value-type="string" office:string-value="90">
            <text:p>90</text:p>
          </table:table-cell>
          <table:table-cell table:style-name="pd1" office:value-type="string" office:string-value="91">
            <text:p>91</text:p>
          </table:table-cell>
          <table:table-cell table:style-name="pd1" office:value-type="string" office:string-value="92">
            <text:p>92</text:p>
          </table:table-cell>
          <table:table-cell table:style-name="pd1" office:value-type="string" office:string-value="93">
            <text:p>93</text:p>
          </table:table-cell>
          <table:table-cell table:style-name="pd1" office:value-type="string" office:string-value="94">
            <text:p>94</text:p>
          </table:table-cell>
          <table:table-cell table:style-name="pd1" office:value-type="string" office:string-value="95">
            <text:p>95</text:p>
          </table:table-cell>
          <table:table-cell table:style-name="pd1" office:value-type="string" office:string-value="96">
            <text:p>96</text:p>
          </table:table-cell>
          <table:table-cell table:style-name="pd1" office:value-type="string" office:string-value="97">
            <text:p>97</text:p>
          </table:table-cell>
          <table:table-cell table:style-name="pd1" office:value-type="string" office:string-value="98">
            <text:p>98</text:p>
          </table:table-cell>
          <table:table-cell table:style-name="pd1" office:value-type="string" office:string-value="99">
            <text:p>99</text:p>
          </table:table-cell>
          <table:table-cell table:style-name="pd1" office:value-type="string" office:string-value="100">
            <text:p>100</text:p>
          </table:table-cell>
          <table:table-cell table:style-name="pd1" office:value-type="string" office:string-value="101">
            <text:p>101</text:p>
          </table:table-cell>
          <table:table-cell table:style-name="pd1" office:value-type="string" office:string-value="102">
            <text:p>102</text:p>
          </table:table-cell>
          <table:table-cell table:style-name="pd1" office:value-type="string" office:string-value="103">
            <text:p>103</text:p>
          </table:table-cell>
          <table:table-cell table:style-name="pd1" office:value-type="string" office:string-value="104">
            <text:p>104</text:p>
          </table:table-cell>
          <table:table-cell table:style-name="pd1" office:value-type="string" office:string-value="105">
            <text:p>105</text:p>
          </table:table-cell>
          <table:table-cell table:style-name="pd1" office:value-type="string" office:string-value="106">
            <text:p>106</text:p>
          </table:table-cell>
          <table:table-cell table:style-name="pd1" office:value-type="string" office:string-value="107">
            <text:p>107</text:p>
          </table:table-cell>
          <table:table-cell table:style-name="pd1" office:value-type="string" office:string-value="108">
            <text:p>108</text:p>
          </table:table-cell>
          <table:table-cell table:style-name="pd1" office:value-type="string" office:string-value="109">
            <text:p>109</text:p>
          </table:table-cell>
          <table:table-cell table:style-name="pd1" office:value-type="string" office:string-value="110">
            <text:p>110</text:p>
          </table:table-cell>
          <table:table-cell table:style-name="pd1" office:value-type="string" office:string-value="111">
            <text:p>111</text:p>
          </table:table-cell>
          <table:table-cell table:style-name="pd1" office:value-type="string" office:string-value="112">
            <text:p>112</text:p>
          </table:table-cell>
          <table:table-cell table:style-name="pd1" office:value-type="string" office:string-value="113">
            <text:p>113</text:p>
          </table:table-cell>
          <table:table-cell table:style-name="pd1" office:value-type="string" office:string-value="114">
            <text:p>114</text:p>
          </table:table-cell>
          <table:table-cell table:style-name="pd1" office:value-type="string" office:string-value="115">
            <text:p>115</text:p>
          </table:table-cell>
          <table:table-cell table:style-name="pd1" office:value-type="string" office:string-value="116">
            <text:p>116</text:p>
          </table:table-cell>
          <table:table-cell table:style-name="pd1" office:value-type="string" office:string-value="117">
            <text:p>117</text:p>
          </table:table-cell>
          <table:table-cell table:style-name="pd1" office:value-type="string" office:string-value="118">
            <text:p>118</text:p>
          </table:table-cell>
          <table:table-cell table:style-name="pd1" office:value-type="string" office:string-value="119">
            <text:p>119</text:p>
          </table:table-cell>
          <table:table-cell table:style-name="pd1" office:value-type="string" office:string-value="120">
            <text:p>120</text:p>
          </table:table-cell>
          <table:table-cell table:style-name="pd1" office:value-type="string" office:string-value="121">
            <text:p>121</text:p>
          </table:table-cell>
          <table:table-cell table:style-name="pd1" office:value-type="string" office:string-value="122">
            <text:p>122</text:p>
          </table:table-cell>
          <table:table-cell table:style-name="pd1" office:value-type="string" office:string-value="123">
            <text:p>123</text:p>
          </table:table-cell>
          <table:table-cell table:style-name="pd1" office:value-type="string" office:string-value="124">
            <text:p>124</text:p>
          </table:table-cell>
          <table:table-cell table:style-name="pd1" office:value-type="string" office:string-value="125">
            <text:p>125</text:p>
          </table:table-cell>
          <table:table-cell table:style-name="pd1" office:value-type="string" office:string-value="126">
            <text:p>126</text:p>
          </table:table-cell>
          <table:table-cell table:style-name="pd1" office:value-type="string" office:string-value="127">
            <text:p>127</text:p>
          </table:table-cell>
          <table:table-cell table:style-name="pd1" office:value-type="string" office:string-value="128">
            <text:p>128</text:p>
          </table:table-cell>
          <table:table-cell table:style-name="pd1" office:value-type="string" office:string-value="129">
            <text:p>129</text:p>
          </table:table-cell>
          <table:table-cell table:style-name="pd1" office:value-type="string" office:string-value="130">
            <text:p>130</text:p>
          </table:table-cell>
          <table:table-cell table:style-name="pd1" office:value-type="string" office:string-value="131">
            <text:p>131</text:p>
          </table:table-cell>
          <table:table-cell table:style-name="pd1" office:value-type="string" office:string-value="132">
            <text:p>132</text:p>
          </table:table-cell>
          <table:table-cell table:style-name="pd1" office:value-type="string" office:string-value="133">
            <text:p>133</text:p>
          </table:table-cell>
          <table:table-cell table:style-name="pd1" office:value-type="string" office:string-value="134">
            <text:p>134</text:p>
          </table:table-cell>
          <table:table-cell table:style-name="pd1" office:value-type="string" office:string-value="135">
            <text:p>135</text:p>
          </table:table-cell>
          <table:table-cell table:style-name="pd1" office:value-type="string" office:string-value="136">
            <text:p>136</text:p>
          </table:table-cell>
          <table:table-cell table:style-name="pd1" office:value-type="string" office:string-value="137">
            <text:p>137</text:p>
          </table:table-cell>
          <table:table-cell table:style-name="pd1" office:value-type="string" office:string-value="138">
            <text:p>138</text:p>
          </table:table-cell>
          <table:table-cell table:style-name="pd1" office:value-type="string" office:string-value="139">
            <text:p>139</text:p>
          </table:table-cell>
          <table:table-cell table:style-name="pd1" office:value-type="string" office:string-value="140">
            <text:p>140</text:p>
          </table:table-cell>
          <table:table-cell table:style-name="pd1" office:value-type="string" office:string-value="141">
            <text:p>141</text:p>
          </table:table-cell>
          <table:table-cell table:style-name="pd1" office:value-type="string" office:string-value="142">
            <text:p>142</text:p>
          </table:table-cell>
          <table:table-cell table:style-name="pd1" office:value-type="string" office:string-value="143">
            <text:p>143</text:p>
          </table:table-cell>
          <table:table-cell table:style-name="pd1" office:value-type="string" office:string-value="144">
            <text:p>144</text:p>
          </table:table-cell>
          <table:table-cell table:style-name="pd1" office:value-type="string" office:string-value="145">
            <text:p>145</text:p>
          </table:table-cell>
          <table:table-cell table:style-name="pd1" office:value-type="string" office:string-value="146">
            <text:p>146</text:p>
          </table:table-cell>
          <table:table-cell table:style-name="pd1" office:value-type="string" office:string-value="147">
            <text:p>147</text:p>
          </table:table-cell>
          <table:table-cell table:style-name="pd1" office:value-type="string" office:string-value="148">
            <text:p>148</text:p>
          </table:table-cell>
          <table:table-cell table:style-name="pd1" office:value-type="string" office:string-value="149">
            <text:p>149</text:p>
          </table:table-cell>
          <table:table-cell table:style-name="pd1" office:value-type="string" office:string-value="150">
            <text:p>150</text:p>
          </table:table-cell>
          <table:table-cell table:style-name="pd1" office:value-type="string" office:string-value="151">
            <text:p>151</text:p>
          </table:table-cell>
          <table:table-cell table:style-name="pd1" office:value-type="string" office:string-value="152">
            <text:p>152</text:p>
          </table:table-cell>
          <table:table-cell table:style-name="pd1" office:value-type="string" office:string-value="153">
            <text:p>153</text:p>
          </table:table-cell>
          <table:table-cell table:style-name="pd1" office:value-type="string" office:string-value="154">
            <text:p>154</text:p>
          </table:table-cell>
          <table:table-cell table:style-name="pd1" office:value-type="string" office:string-value="155">
            <text:p>155</text:p>
          </table:table-cell>
          <table:table-cell table:style-name="pd1" office:value-type="string" office:string-value="156">
            <text:p>156</text:p>
          </table:table-cell>
          <table:table-cell table:style-name="pd1" office:value-type="string" office:string-value="157">
            <text:p>157</text:p>
          </table:table-cell>
          <table:table-cell table:style-name="pd1" office:value-type="string" office:string-value="158">
            <text:p>158</text:p>
          </table:table-cell>
          <table:table-cell table:style-name="pd1" office:value-type="string" office:string-value="159">
            <text:p>159</text:p>
          </table:table-cell>
          <table:table-cell table:style-name="pd1" office:value-type="string" office:string-value="160">
            <text:p>160</text:p>
          </table:table-cell>
          <table:table-cell table:style-name="pd1" office:value-type="string" office:string-value="161">
            <text:p>161</text:p>
          </table:table-cell>
          <table:table-cell table:style-name="pd1" office:value-type="string" office:string-value="162">
            <text:p>162</text:p>
          </table:table-cell>
          <table:table-cell table:style-name="pd1" office:value-type="string" office:string-value="163">
            <text:p>163</text:p>
          </table:table-cell>
          <table:table-cell table:style-name="pd1" office:value-type="string" office:string-value="164">
            <text:p>164</text:p>
          </table:table-cell>
          <table:table-cell table:style-name="pd1" office:value-type="string" office:string-value="165">
            <text:p>165</text:p>
          </table:table-cell>
          <table:table-cell table:style-name="pd1" office:value-type="string" office:string-value="166">
            <text:p>166</text:p>
          </table:table-cell>
          <table:table-cell table:style-name="pd1" office:value-type="string" office:string-value="167">
            <text:p>167</text:p>
          </table:table-cell>
          <table:table-cell table:style-name="pd1" office:value-type="string" office:string-value="168">
            <text:p>168</text:p>
          </table:table-cell>
          <table:table-cell table:style-name="pd1" office:value-type="string" office:string-value="169">
            <text:p>169</text:p>
          </table:table-cell>
          <table:table-cell table:style-name="pd1" office:value-type="string" office:string-value="170">
            <text:p>170</text:p>
          </table:table-cell>
          <table:table-cell table:style-name="pd1" office:value-type="string" office:string-value="171">
            <text:p>171</text:p>
          </table:table-cell>
          <table:table-cell table:style-name="pd1" office:value-type="string" office:string-value="172">
            <text:p>172</text:p>
          </table:table-cell>
          <table:table-cell table:style-name="pd1" office:value-type="string" office:string-value="173">
            <text:p>173</text:p>
          </table:table-cell>
          <table:table-cell table:style-name="pd1" office:value-type="string" office:string-value="174">
            <text:p>174</text:p>
          </table:table-cell>
          <table:table-cell table:style-name="pd1" office:value-type="string" office:string-value="175">
            <text:p>175</text:p>
          </table:table-cell>
          <table:table-cell table:style-name="pd1" office:value-type="string" office:string-value="176">
            <text:p>176</text:p>
          </table:table-cell>
          <table:table-cell table:style-name="pd1" office:value-type="string" office:string-value="177">
            <text:p>177</text:p>
          </table:table-cell>
          <table:table-cell table:style-name="pd1" office:value-type="string" office:string-value="178">
            <text:p>178</text:p>
          </table:table-cell>
          <table:table-cell table:style-name="pd1" office:value-type="string" office:string-value="179">
            <text:p>179</text:p>
          </table:table-cell>
          <table:table-cell table:style-name="pd1" office:value-type="string" office:string-value="180">
            <text:p>180</text:p>
          </table:table-cell>
          <table:table-cell table:style-name="pd1" office:value-type="string" office:string-value="181">
            <text:p>181</text:p>
          </table:table-cell>
          <table:table-cell table:style-name="pd1" office:value-type="string" office:string-value="182">
            <text:p>182</text:p>
          </table:table-cell>
          <table:table-cell table:style-name="pd1" office:value-type="string" office:string-value="183">
            <text:p>183</text:p>
          </table:table-cell>
          <table:table-cell table:style-name="pd1" office:value-type="string" office:string-value="184">
            <text:p>184</text:p>
          </table:table-cell>
          <table:table-cell table:style-name="pd1" office:value-type="string" office:string-value="185">
            <text:p>185</text:p>
          </table:table-cell>
          <table:table-cell table:style-name="pd1" office:value-type="string" office:string-value="186">
            <text:p>186</text:p>
          </table:table-cell>
          <table:table-cell table:style-name="pd1" office:value-type="string" office:string-value="187">
            <text:p>187</text:p>
          </table:table-cell>
          <table:table-cell table:style-name="pd1" office:value-type="string" office:string-value="188">
            <text:p>188</text:p>
          </table:table-cell>
          <table:table-cell table:style-name="pd1" office:value-type="string" office:string-value="189">
            <text:p>189</text:p>
          </table:table-cell>
          <table:table-cell table:style-name="pd1" office:value-type="string" office:string-value="190">
            <text:p>190</text:p>
          </table:table-cell>
          <table:table-cell table:style-name="pd1" office:value-type="string" office:string-value="191">
            <text:p>191</text:p>
          </table:table-cell>
          <table:table-cell table:style-name="pd1" office:value-type="string" office:string-value="192">
            <text:p>192</text:p>
          </table:table-cell>
          <table:table-cell table:style-name="pd1" office:value-type="string" office:string-value="193">
            <text:p>193</text:p>
          </table:table-cell>
          <table:table-cell table:style-name="pd1" office:value-type="string" office:string-value="194">
            <text:p>194</text:p>
          </table:table-cell>
          <table:table-cell table:style-name="pd1" office:value-type="string" office:string-value="195">
            <text:p>195</text:p>
          </table:table-cell>
          <table:table-cell table:style-name="pd1" office:value-type="string" office:string-value="196">
            <text:p>196</text:p>
          </table:table-cell>
          <table:table-cell table:style-name="pd1" office:value-type="string" office:string-value="197">
            <text:p>197</text:p>
          </table:table-cell>
          <table:table-cell table:style-name="pd1" office:value-type="string" office:string-value="198">
            <text:p>198</text:p>
          </table:table-cell>
          <table:table-cell table:style-name="pd1" office:value-type="string" office:string-value="199">
            <text:p>199</text:p>
          </table:table-cell>
          <table:table-cell table:style-name="pd1" office:value-type="string" office:string-value="200">
            <text:p>200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1100.0">
            <text:p>1100.0</text:p>
          </table:table-cell>
          <table:table-cell office:value-type="float" office:value="1047.619047619048">
            <text:p>1047.619047619048</text:p>
          </table:table-cell>
          <table:table-cell office:value-type="float" office:value="997.7324263038548">
            <text:p>997.7324263038548</text:p>
          </table:table-cell>
          <table:table-cell office:value-type="float" office:value="950.2213583846236">
            <text:p>950.2213583846236</text:p>
          </table:table-cell>
          <table:table-cell office:value-type="float" office:value="904.97272227107">
            <text:p>904.97272227107</text:p>
          </table:table-cell>
          <table:table-cell office:value-type="float" office:value="861.8787831153047">
            <text:p>861.8787831153047</text:p>
          </table:table-cell>
          <table:table-cell office:value-type="float" office:value="820.8369363002902">
            <text:p>820.8369363002902</text:p>
          </table:table-cell>
          <table:table-cell office:value-type="float" office:value="781.7494631431334">
            <text:p>781.7494631431334</text:p>
          </table:table-cell>
          <table:table-cell office:value-type="float" office:value="744.5232982315556">
            <text:p>744.5232982315556</text:p>
          </table:table-cell>
          <table:table-cell office:value-type="float" office:value="709.0698078395767">
            <text:p>709.0698078395767</text:p>
          </table:table-cell>
          <table:table-cell office:value-type="float" office:value="675.3045788948349">
            <text:p>675.3045788948349</text:p>
          </table:table-cell>
          <table:table-cell office:value-type="float" office:value="643.1472179950808">
            <text:p>643.1472179950808</text:p>
          </table:table-cell>
          <table:table-cell office:value-type="float" office:value="612.5211599953151">
            <text:p>612.5211599953151</text:p>
          </table:table-cell>
          <table:table-cell office:value-type="float" office:value="583.3534857098239">
            <text:p>583.3534857098239</text:p>
          </table:table-cell>
          <table:table-cell office:value-type="float" office:value="555.5747482950703">
            <text:p>555.5747482950703</text:p>
          </table:table-cell>
          <table:table-cell office:value-type="float" office:value="529.1188079000669">
            <text:p>529.1188079000669</text:p>
          </table:table-cell>
          <table:table-cell office:value-type="float" office:value="503.9226741905399">
            <text:p>503.9226741905399</text:p>
          </table:table-cell>
          <table:table-cell office:value-type="float" office:value="479.9263563719428">
            <text:p>479.9263563719428</text:p>
          </table:table-cell>
          <table:table-cell office:value-type="float" office:value="457.0727203542312">
            <text:p>457.0727203542312</text:p>
          </table:table-cell>
          <table:table-cell office:value-type="float" office:value="435.3073527183154">
            <text:p>435.3073527183154</text:p>
          </table:table-cell>
          <table:table-cell office:value-type="float" office:value="414.5784311603004">
            <text:p>414.5784311603004</text:p>
          </table:table-cell>
          <table:table-cell office:value-type="float" office:value="394.836601105048">
            <text:p>394.836601105048</text:p>
          </table:table-cell>
          <table:table-cell office:value-type="float" office:value="376.0348581952838">
            <text:p>376.0348581952838</text:p>
          </table:table-cell>
          <table:table-cell office:value-type="float" office:value="358.1284363764607">
            <text:p>358.1284363764607</text:p>
          </table:table-cell>
          <table:table-cell office:value-type="float" office:value="341.074701310915">
            <text:p>341.074701310915</text:p>
          </table:table-cell>
          <table:table-cell office:value-type="float" office:value="324.8330488675381">
            <text:p>324.8330488675381</text:p>
          </table:table-cell>
          <table:table-cell office:value-type="float" office:value="309.3648084452744">
            <text:p>309.3648084452744</text:p>
          </table:table-cell>
          <table:table-cell office:value-type="float" office:value="294.6331509002613">
            <text:p>294.6331509002613</text:p>
          </table:table-cell>
          <table:table-cell office:value-type="float" office:value="280.6030008573917">
            <text:p>280.6030008573917</text:p>
          </table:table-cell>
          <table:table-cell office:value-type="float" office:value="267.2409531975159">
            <text:p>267.2409531975159</text:p>
          </table:table-cell>
          <table:table-cell office:value-type="float" office:value="254.5151935214437">
            <text:p>254.5151935214437</text:p>
          </table:table-cell>
          <table:table-cell office:value-type="float" office:value="242.3954224013749">
            <text:p>242.3954224013749</text:p>
          </table:table-cell>
          <table:table-cell office:value-type="float" office:value="230.8527832394047">
            <text:p>230.8527832394047</text:p>
          </table:table-cell>
          <table:table-cell office:value-type="float" office:value="219.8597935613378">
            <text:p>219.8597935613378</text:p>
          </table:table-cell>
          <table:table-cell office:value-type="float" office:value="209.3902795822265">
            <text:p>209.3902795822265</text:p>
          </table:table-cell>
          <table:table-cell office:value-type="float" office:value="199.4193138878348">
            <text:p>199.4193138878348</text:p>
          </table:table-cell>
          <table:table-cell office:value-type="float" office:value="189.9231560836521">
            <text:p>189.9231560836521</text:p>
          </table:table-cell>
          <table:table-cell office:value-type="float" office:value="180.8791962701449">
            <text:p>180.8791962701449</text:p>
          </table:table-cell>
          <table:table-cell office:value-type="float" office:value="172.2659012096618">
            <text:p>172.2659012096618</text:p>
          </table:table-cell>
          <table:table-cell office:value-type="float" office:value="164.0627630568207">
            <text:p>164.0627630568207</text:p>
          </table:table-cell>
          <table:table-cell office:value-type="float" office:value="156.2502505303054">
            <text:p>156.2502505303054</text:p>
          </table:table-cell>
          <table:table-cell office:value-type="float" office:value="148.8097624098147">
            <text:p>148.8097624098147</text:p>
          </table:table-cell>
          <table:table-cell office:value-type="float" office:value="141.7235832474425">
            <text:p>141.7235832474425</text:p>
          </table:table-cell>
          <table:table-cell office:value-type="float" office:value="134.9748411880405">
            <text:p>134.9748411880405</text:p>
          </table:table-cell>
          <table:table-cell office:value-type="float" office:value="128.5474677981338">
            <text:p>128.5474677981338</text:p>
          </table:table-cell>
          <table:table-cell office:value-type="float" office:value="122.4261598077465">
            <text:p>122.4261598077465</text:p>
          </table:table-cell>
          <table:table-cell office:value-type="float" office:value="116.5963426740443">
            <text:p>116.5963426740443</text:p>
          </table:table-cell>
          <table:table-cell office:value-type="float" office:value="111.0441358800422">
            <text:p>111.0441358800422</text:p>
          </table:table-cell>
          <table:table-cell office:value-type="float" office:value="105.7563198857544">
            <text:p>105.7563198857544</text:p>
          </table:table-cell>
          <table:table-cell office:value-type="float" office:value="100.7203046530994">
            <text:p>100.7203046530994</text:p>
          </table:table-cell>
          <table:table-cell office:value-type="float" office:value="95.92409966961851">
            <text:p>95.92409966961851</text:p>
          </table:table-cell>
          <table:table-cell office:value-type="float" office:value="91.35628539963668">
            <text:p>91.35628539963668</text:p>
          </table:table-cell>
          <table:table-cell office:value-type="float" office:value="87.00598609489207">
            <text:p>87.00598609489207</text:p>
          </table:table-cell>
          <table:table-cell office:value-type="float" office:value="82.8628438998972">
            <text:p>82.8628438998972</text:p>
          </table:table-cell>
          <table:table-cell office:value-type="float" office:value="78.91699419037828">
            <text:p>78.91699419037828</text:p>
          </table:table-cell>
          <table:table-cell office:value-type="float" office:value="75.15904208607455">
            <text:p>75.15904208607455</text:p>
          </table:table-cell>
          <table:table-cell office:value-type="float" office:value="71.58004008197575">
            <text:p>71.58004008197575</text:p>
          </table:table-cell>
          <table:table-cell office:value-type="float" office:value="68.17146674473881">
            <text:p>68.17146674473881</text:p>
          </table:table-cell>
          <table:table-cell office:value-type="float" office:value="64.92520642356077">
            <text:p>64.92520642356077</text:p>
          </table:table-cell>
          <table:table-cell office:value-type="float" office:value="61.83352992720073">
            <text:p>61.83352992720073</text:p>
          </table:table-cell>
          <table:table-cell office:value-type="float" office:value="58.88907612114355">
            <text:p>58.88907612114355</text:p>
          </table:table-cell>
          <table:table-cell office:value-type="float" office:value="56.08483440108909">
            <text:p>56.08483440108909</text:p>
          </table:table-cell>
          <table:table-cell office:value-type="float" office:value="53.41412800103723">
            <text:p>53.41412800103723</text:p>
          </table:table-cell>
          <table:table-cell office:value-type="float" office:value="50.87059809622593">
            <text:p>50.87059809622593</text:p>
          </table:table-cell>
          <table:table-cell office:value-type="float" office:value="48.44818866307231">
            <text:p>48.44818866307231</text:p>
          </table:table-cell>
          <table:table-cell office:value-type="float" office:value="46.14113206006886">
            <text:p>46.14113206006886</text:p>
          </table:table-cell>
          <table:table-cell office:value-type="float" office:value="43.94393529530368">
            <text:p>43.94393529530368</text:p>
          </table:table-cell>
          <table:table-cell office:value-type="float" office:value="41.85136694790826">
            <text:p>41.85136694790826</text:p>
          </table:table-cell>
          <table:table-cell office:value-type="float" office:value="39.85844471229358">
            <text:p>39.85844471229358</text:p>
          </table:table-cell>
          <table:table-cell office:value-type="float" office:value="37.9604235355177">
            <text:p>37.9604235355177</text:p>
          </table:table-cell>
          <table:table-cell office:value-type="float" office:value="36.15278431954066">
            <text:p>36.15278431954066</text:p>
          </table:table-cell>
          <table:table-cell office:value-type="float" office:value="34.4312231614673">
            <text:p>34.4312231614673</text:p>
          </table:table-cell>
          <table:table-cell office:value-type="float" office:value="32.79164110615933">
            <text:p>32.79164110615933</text:p>
          </table:table-cell>
          <table:table-cell office:value-type="float" office:value="31.23013438681841">
            <text:p>31.23013438681841</text:p>
          </table:table-cell>
          <table:table-cell office:value-type="float" office:value="29.74298513030325">
            <text:p>29.74298513030325</text:p>
          </table:table-cell>
          <table:table-cell office:value-type="float" office:value="28.32665250505071">
            <text:p>28.32665250505071</text:p>
          </table:table-cell>
          <table:table-cell office:value-type="float" office:value="26.97776429052448">
            <text:p>26.97776429052448</text:p>
          </table:table-cell>
          <table:table-cell office:value-type="float" office:value="25.69310884811856">
            <text:p>25.69310884811856</text:p>
          </table:table-cell>
          <table:table-cell office:value-type="float" office:value="24.46962747439862">
            <text:p>24.46962747439862</text:p>
          </table:table-cell>
          <table:table-cell office:value-type="float" office:value="23.30440711847488">
            <text:p>23.30440711847488</text:p>
          </table:table-cell>
          <table:table-cell office:value-type="float" office:value="22.19467344616655">
            <text:p>22.19467344616655</text:p>
          </table:table-cell>
          <table:table-cell office:value-type="float" office:value="21.13778423444433">
            <text:p>21.13778423444433</text:p>
          </table:table-cell>
          <table:table-cell office:value-type="float" office:value="20.13122308042317">
            <text:p>20.13122308042317</text:p>
          </table:table-cell>
          <table:table-cell office:value-type="float" office:value="19.17259340992683">
            <text:p>19.17259340992683</text:p>
          </table:table-cell>
          <table:table-cell office:value-type="float" office:value="18.25961277135888">
            <text:p>18.25961277135888</text:p>
          </table:table-cell>
          <table:table-cell office:value-type="float" office:value="17.39010740129418">
            <text:p>17.39010740129418</text:p>
          </table:table-cell>
          <table:table-cell office:value-type="float" office:value="16.5620070488516">
            <text:p>16.5620070488516</text:p>
          </table:table-cell>
          <table:table-cell office:value-type="float" office:value="15.77334004652533">
            <text:p>15.77334004652533</text:p>
          </table:table-cell>
          <table:table-cell office:value-type="float" office:value="15.02222861573841">
            <text:p>15.02222861573841</text:p>
          </table:table-cell>
          <table:table-cell office:value-type="float" office:value="14.30688439594134">
            <text:p>14.30688439594134</text:p>
          </table:table-cell>
          <table:table-cell office:value-type="float" office:value="13.6256041866108">
            <text:p>13.6256041866108</text:p>
          </table:table-cell>
          <table:table-cell office:value-type="float" office:value="12.97676589201029">
            <text:p>12.97676589201029</text:p>
          </table:table-cell>
          <table:table-cell office:value-type="float" office:value="12.35882465905742">
            <text:p>12.35882465905742</text:p>
          </table:table-cell>
          <table:table-cell office:value-type="float" office:value="11.7703091991023">
            <text:p>11.7703091991023</text:p>
          </table:table-cell>
          <table:table-cell office:value-type="float" office:value="11.20981828485933">
            <text:p>11.20981828485933</text:p>
          </table:table-cell>
          <table:table-cell office:value-type="float" office:value="10.67601741415175">
            <text:p>10.67601741415175</text:p>
          </table:table-cell>
          <table:table-cell office:value-type="float" office:value="10.16763563252547">
            <text:p>10.16763563252547</text:p>
          </table:table-cell>
          <table:table-cell office:value-type="float" office:value="9.683462507167114">
            <text:p>9.683462507167114</text:p>
          </table:table-cell>
          <table:table-cell office:value-type="float" office:value="9.22234524492106">
            <text:p>9.22234524492106</text:p>
          </table:table-cell>
          <table:table-cell office:value-type="float" office:value="8.783185947543867">
            <text:p>8.783185947543867</text:p>
          </table:table-cell>
          <table:table-cell office:value-type="float" office:value="8.364938997660825">
            <text:p>8.364938997660825</text:p>
          </table:table-cell>
          <table:table-cell office:value-type="float" office:value="7.966608569200786">
            <text:p>7.966608569200786</text:p>
          </table:table-cell>
          <table:table-cell office:value-type="float" office:value="7.5872462563817">
            <text:p>7.5872462563817</text:p>
          </table:table-cell>
          <table:table-cell office:value-type="float" office:value="7.225948815601619">
            <text:p>7.225948815601619</text:p>
          </table:table-cell>
          <table:table-cell office:value-type="float" office:value="6.881856014858684">
            <text:p>6.881856014858684</text:p>
          </table:table-cell>
          <table:table-cell office:value-type="float" office:value="6.554148585579699">
            <text:p>6.554148585579699</text:p>
          </table:table-cell>
          <table:table-cell office:value-type="float" office:value="6.242046271980666">
            <text:p>6.242046271980666</text:p>
          </table:table-cell>
          <table:table-cell office:value-type="float" office:value="5.94480597331492">
            <text:p>5.94480597331492</text:p>
          </table:table-cell>
          <table:table-cell office:value-type="float" office:value="5.661719974585638">
            <text:p>5.661719974585638</text:p>
          </table:table-cell>
          <table:table-cell office:value-type="float" office:value="5.392114261510131">
            <text:p>5.392114261510131</text:p>
          </table:table-cell>
          <table:table-cell office:value-type="float" office:value="5.135346915723934">
            <text:p>5.135346915723934</text:p>
          </table:table-cell>
          <table:table-cell office:value-type="float" office:value="4.890806586403746">
            <text:p>4.890806586403746</text:p>
          </table:table-cell>
          <table:table-cell office:value-type="float" office:value="4.657911034670234">
            <text:p>4.657911034670234</text:p>
          </table:table-cell>
          <table:table-cell office:value-type="float" office:value="4.436105747304985">
            <text:p>4.436105747304985</text:p>
          </table:table-cell>
          <table:table-cell office:value-type="float" office:value="4.224862616480937">
            <text:p>4.224862616480937</text:p>
          </table:table-cell>
          <table:table-cell office:value-type="float" office:value="4.023678682362798">
            <text:p>4.023678682362798</text:p>
          </table:table-cell>
          <table:table-cell office:value-type="float" office:value="3.832074935583617">
            <text:p>3.832074935583617</text:p>
          </table:table-cell>
          <table:table-cell office:value-type="float" office:value="3.649595176746302">
            <text:p>3.649595176746302</text:p>
          </table:table-cell>
          <table:table-cell office:value-type="float" office:value="3.475804930234573">
            <text:p>3.475804930234573</text:p>
          </table:table-cell>
          <table:table-cell office:value-type="float" office:value="3.310290409747212">
            <text:p>3.310290409747212</text:p>
          </table:table-cell>
          <table:table-cell office:value-type="float" office:value="3.152657533092583">
            <text:p>3.152657533092583</text:p>
          </table:table-cell>
          <table:table-cell office:value-type="float" office:value="3.002530983897698">
            <text:p>3.002530983897698</text:p>
          </table:table-cell>
          <table:table-cell office:value-type="float" office:value="2.859553317997808">
            <text:p>2.859553317997808</text:p>
          </table:table-cell>
          <table:table-cell office:value-type="float" office:value="2.723384112378864">
            <text:p>2.723384112378864</text:p>
          </table:table-cell>
          <table:table-cell office:value-type="float" office:value="2.593699154646537">
            <text:p>2.593699154646537</text:p>
          </table:table-cell>
          <table:table-cell office:value-type="float" office:value="2.47018967109194">
            <text:p>2.47018967109194</text:p>
          </table:table-cell>
          <table:table-cell office:value-type="float" office:value="2.352561591516133">
            <text:p>2.352561591516133</text:p>
          </table:table-cell>
          <table:table-cell office:value-type="float" office:value="2.240534849062984">
            <text:p>2.240534849062984</text:p>
          </table:table-cell>
          <table:table-cell office:value-type="float" office:value="2.133842713393318">
            <text:p>2.133842713393318</text:p>
          </table:table-cell>
          <table:table-cell office:value-type="float" office:value="2.032231155612684">
            <text:p>2.032231155612684</text:p>
          </table:table-cell>
          <table:table-cell office:value-type="float" office:value="1.935458243440652">
            <text:p>1.935458243440652</text:p>
          </table:table-cell>
          <table:table-cell office:value-type="float" office:value="1.843293565181573">
            <text:p>1.843293565181573</text:p>
          </table:table-cell>
          <table:table-cell office:value-type="float" office:value="1.755517681125307">
            <text:p>1.755517681125307</text:p>
          </table:table-cell>
          <table:table-cell office:value-type="float" office:value="1.671921601071721">
            <text:p>1.671921601071721</text:p>
          </table:table-cell>
          <table:table-cell office:value-type="float" office:value="1.592306286734972">
            <text:p>1.592306286734972</text:p>
          </table:table-cell>
          <table:table-cell office:value-type="float" office:value="1.516482177842831">
            <text:p>1.516482177842831</text:p>
          </table:table-cell>
          <table:table-cell office:value-type="float" office:value="1.444268740802696">
            <text:p>1.444268740802696</text:p>
          </table:table-cell>
          <table:table-cell office:value-type="float" office:value="1.37549403885971">
            <text:p>1.37549403885971</text:p>
          </table:table-cell>
          <table:table-cell office:value-type="float" office:value="1.309994322723533">
            <text:p>1.309994322723533</text:p>
          </table:table-cell>
          <table:table-cell office:value-type="float" office:value="1.247613640689079">
            <text:p>1.247613640689079</text:p>
          </table:table-cell>
          <table:table-cell office:value-type="float" office:value="1.188203467322932">
            <text:p>1.188203467322932</text:p>
          </table:table-cell>
          <table:table-cell office:value-type="float" office:value="1.131622349831364">
            <text:p>1.131622349831364</text:p>
          </table:table-cell>
          <table:table-cell office:value-type="float" office:value="1.077735571267966">
            <text:p>1.077735571267966</text:p>
          </table:table-cell>
          <table:table-cell office:value-type="float" office:value="1.026414829779015">
            <text:p>1.026414829779015</text:p>
          </table:table-cell>
          <table:table-cell office:value-type="float" office:value="0.9775379331228716">
            <text:p>0.9775379331228716</text:p>
          </table:table-cell>
          <table:table-cell office:value-type="float" office:value="0.9309885077360682">
            <text:p>0.9309885077360682</text:p>
          </table:table-cell>
          <table:table-cell office:value-type="float" office:value="0.8866557216533982">
            <text:p>0.8866557216533982</text:p>
          </table:table-cell>
          <table:table-cell office:value-type="float" office:value="0.844434020622284">
            <text:p>0.844434020622284</text:p>
          </table:table-cell>
          <table:table-cell office:value-type="float" office:value="0.8042228767831276">
            <text:p>0.8042228767831276</text:p>
          </table:table-cell>
          <table:table-cell office:value-type="float" office:value="0.7659265493172644">
            <text:p>0.7659265493172644</text:p>
          </table:table-cell>
          <table:table-cell office:value-type="float" office:value="0.7294538564926327">
            <text:p>0.7294538564926327</text:p>
          </table:table-cell>
          <table:table-cell office:value-type="float" office:value="0.6947179585644121">
            <text:p>0.6947179585644121</text:p>
          </table:table-cell>
          <table:table-cell office:value-type="float" office:value="0.6616361510137257">
            <text:p>0.6616361510137257</text:p>
          </table:table-cell>
          <table:table-cell office:value-type="float" office:value="0.6301296676321197">
            <text:p>0.6301296676321197</text:p>
          </table:table-cell>
          <table:table-cell office:value-type="float" office:value="0.6001234929829712">
            <text:p>0.6001234929829712</text:p>
          </table:table-cell>
          <table:table-cell office:value-type="float" office:value="0.5715461837933059">
            <text:p>0.5715461837933059</text:p>
          </table:table-cell>
          <table:table-cell office:value-type="float" office:value="0.5443296988507675">
            <text:p>0.5443296988507675</text:p>
          </table:table-cell>
          <table:table-cell office:value-type="float" office:value="0.5184092370007309">
            <text:p>0.5184092370007309</text:p>
          </table:table-cell>
          <table:table-cell office:value-type="float" office:value="0.4937230828578389">
            <text:p>0.4937230828578389</text:p>
          </table:table-cell>
          <table:table-cell office:value-type="float" office:value="0.4702124598646085">
            <text:p>0.4702124598646085</text:p>
          </table:table-cell>
          <table:table-cell office:value-type="float" office:value="0.4478213903472462">
            <text:p>0.4478213903472462</text:p>
          </table:table-cell>
          <table:table-cell office:value-type="float" office:value="0.4264965622354725">
            <text:p>0.4264965622354725</text:p>
          </table:table-cell>
          <table:table-cell office:value-type="float" office:value="0.4061872021290215">
            <text:p>0.4061872021290215</text:p>
          </table:table-cell>
          <table:table-cell office:value-type="float" office:value="0.3868449544085919">
            <text:p>0.3868449544085919</text:p>
          </table:table-cell>
          <table:table-cell office:value-type="float" office:value="0.3684237661034208">
            <text:p>0.3684237661034208</text:p>
          </table:table-cell>
          <table:table-cell office:value-type="float" office:value="0.3508797772413532">
            <text:p>0.3508797772413532</text:p>
          </table:table-cell>
          <table:table-cell office:value-type="float" office:value="0.3341712164203363">
            <text:p>0.3341712164203363</text:p>
          </table:table-cell>
          <table:table-cell office:value-type="float" office:value="0.3182583013527013">
            <text:p>0.3182583013527013</text:p>
          </table:table-cell>
          <table:table-cell office:value-type="float" office:value="0.3031031441454297">
            <text:p>0.3031031441454297</text:p>
          </table:table-cell>
          <table:table-cell office:value-type="float" office:value="0.2886696610908855">
            <text:p>0.2886696610908855</text:p>
          </table:table-cell>
          <table:table-cell office:value-type="float" office:value="0.2749234867532242">
            <text:p>0.2749234867532242</text:p>
          </table:table-cell>
          <table:table-cell office:value-type="float" office:value="0.2618318921459278">
            <text:p>0.2618318921459278</text:p>
          </table:table-cell>
          <table:table-cell office:value-type="float" office:value="0.2493637068056455">
            <text:p>0.2493637068056455</text:p>
          </table:table-cell>
          <table:table-cell office:value-type="float" office:value="0.2374892445768052">
            <text:p>0.2374892445768052</text:p>
          </table:table-cell>
          <table:table-cell office:value-type="float" office:value="0.2261802329302907">
            <text:p>0.2261802329302907</text:p>
          </table:table-cell>
          <table:table-cell office:value-type="float" office:value="0.2154097456478959">
            <text:p>0.2154097456478959</text:p>
          </table:table-cell>
          <table:table-cell office:value-type="float" office:value="0.2051521387122818">
            <text:p>0.2051521387122818</text:p>
          </table:table-cell>
          <table:table-cell office:value-type="float" office:value="0.1953829892497922">
            <text:p>0.1953829892497922</text:p>
          </table:table-cell>
          <table:table-cell office:value-type="float" office:value="0.1860790373807545">
            <text:p>0.1860790373807545</text:p>
          </table:table-cell>
          <table:table-cell office:value-type="float" office:value="0.1772181308388138">
            <text:p>0.1772181308388138</text:p>
          </table:table-cell>
          <table:table-cell office:value-type="float" office:value="0.1687791722274417">
            <text:p>0.1687791722274417</text:p>
          </table:table-cell>
          <table:table-cell office:value-type="float" office:value="0.1607420687880397">
            <text:p>0.1607420687880397</text:p>
          </table:table-cell>
          <table:table-cell office:value-type="float" office:value="0.1530876845600378">
            <text:p>0.1530876845600378</text:p>
          </table:table-cell>
          <table:table-cell office:value-type="float" office:value="0.1457977948190836">
            <text:p>0.1457977948190836</text:p>
          </table:table-cell>
          <table:table-cell office:value-type="float" office:value="0.1388550426848415">
            <text:p>0.1388550426848415</text:p>
          </table:table-cell>
          <table:table-cell office:value-type="float" office:value="0.1322428977950871">
            <text:p>0.1322428977950871</text:p>
          </table:table-cell>
          <table:table-cell office:value-type="float" office:value="0.125945616947702">
            <text:p>0.125945616947702</text:p>
          </table:table-cell>
          <table:table-cell office:value-type="float" office:value="0.1199482066168591">
            <text:p>0.1199482066168591</text:p>
          </table:table-cell>
          <table:table-cell office:value-type="float" office:value="0.1142363872541515">
            <text:p>0.1142363872541515</text:p>
          </table:table-cell>
          <table:table-cell office:value-type="float" office:value="0.1087965592896681">
            <text:p>0.1087965592896681</text:p>
          </table:table-cell>
          <table:table-cell office:value-type="float" office:value="0.1036157707520648">
            <text:p>0.1036157707520648</text:p>
          </table:table-cell>
          <table:table-cell office:value-type="float" office:value="0.0986816864305379">
            <text:p>0.0986816864305379</text:p>
          </table:table-cell>
          <table:table-cell office:value-type="float" office:value="0.0939825585052742">
            <text:p>0.0939825585052742</text:p>
          </table:table-cell>
          <table:table-cell office:value-type="float" office:value="0.0895071985764516">
            <text:p>0.0895071985764516</text:p>
          </table:table-cell>
          <table:table-cell office:value-type="float" office:value="0.085244951025192">
            <text:p>0.085244951025192</text:p>
          </table:table-cell>
          <table:table-cell office:value-type="float" office:value="0.08118566764304">
            <text:p>0.08118566764304</text:p>
          </table:table-cell>
          <table:table-cell office:value-type="float" office:value="0.0773196834695619">
            <text:p>0.0773196834695619</text:p>
          </table:table-cell>
          <table:table-cell office:value-type="float" office:value="0.0736377937805352">
            <text:p>0.0736377937805352</text:p>
          </table:table-cell>
          <table:table-cell office:value-type="float" office:value="0.0701312321719383">
            <text:p>0.0701312321719383</text:p>
          </table:table-cell>
          <table:table-cell office:value-type="float" office:value="0.0667916496875602">
            <text:p>0.0667916496875602</text:p>
          </table:table-cell>
        </table:table-row>
      </table:table>
      <table:table table:name="q">
        <table:table-row>
          <table:table-cell/>
          <table:table-cell table:style-name="pd1" office:value-type="string" office:string-value="S">
            <text:p>S</text:p>
          </table:table-cell>
          <table:table-cell table:style-name="pd1" office:value-type="string" office:string-value="PSU">
            <text:p>PSU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7842230088495573">
            <text:p>0.7842230088495573</text:p>
          </table:table-cell>
          <table:table-cell office:value-type="float" office:value="0.23043536514763063">
            <text:p>0.23043536514763063</text:p>
          </table:table-cell>
          <table:table-cell office:value-type="float" office:value="0.9681474926253696">
            <text:p>0.9681474926253696</text:p>
          </table:table-cell>
          <table:table-cell office:value-type="float" office:value="0.9900000000000007">
            <text:p>0.9900000000000007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7834862196803999">
            <text:p>0.7834862196803999</text:p>
          </table:table-cell>
          <table:table-cell office:value-type="float" office:value="0.2311583825566171">
            <text:p>0.2311583825566171</text:p>
          </table:table-cell>
          <table:table-cell office:value-type="float" office:value="0.9720292876611066">
            <text:p>0.9720292876611066</text:p>
          </table:table-cell>
          <table:table-cell office:value-type="float" office:value="0.9935919183572801">
            <text:p>0.9935919183572801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7834748880464231">
            <text:p>0.7834748880464231</text:p>
          </table:table-cell>
          <table:table-cell office:value-type="float" office:value="0.23116950238435144">
            <text:p>0.23116950238435144</text:p>
          </table:table-cell>
          <table:table-cell office:value-type="float" office:value="0.9720818488308003">
            <text:p>0.9720818488308003</text:p>
          </table:table-cell>
          <table:table-cell office:value-type="float" office:value="0.993660615931878">
            <text:p>0.993660615931878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7834682119808244">
            <text:p>0.7834682119808244</text:p>
          </table:table-cell>
          <table:table-cell office:value-type="float" office:value="0.2311760536636772">
            <text:p>0.2311760536636772</text:p>
          </table:table-cell>
          <table:table-cell office:value-type="float" office:value="0.9721134618556355">
            <text:p>0.9721134618556355</text:p>
          </table:table-cell>
          <table:table-cell office:value-type="float" office:value="0.9937074353198505">
            <text:p>0.9937074353198505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7834630727655165">
            <text:p>0.7834630727655165</text:p>
          </table:table-cell>
          <table:table-cell office:value-type="float" office:value="0.23118109681888585">
            <text:p>0.23118109681888585</text:p>
          </table:table-cell>
          <table:table-cell office:value-type="float" office:value="0.9721381321712391">
            <text:p>0.9721381321712391</text:p>
          </table:table-cell>
          <table:table-cell office:value-type="float" office:value="0.9937467819345238">
            <text:p>0.9937467819345238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7834582596447384">
            <text:p>0.7834582596447384</text:p>
          </table:table-cell>
          <table:table-cell office:value-type="float" office:value="0.23118581997478968">
            <text:p>0.23118581997478968</text:p>
          </table:table-cell>
          <table:table-cell office:value-type="float" office:value="0.972161297594444">
            <text:p>0.972161297594444</text:p>
          </table:table-cell>
          <table:table-cell office:value-type="float" office:value="0.9937842523644764">
            <text:p>0.9937842523644764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7834534268834789">
            <text:p>0.7834534268834789</text:p>
          </table:table-cell>
          <table:table-cell office:value-type="float" office:value="0.231190562404063">
            <text:p>0.231190562404063</text:p>
          </table:table-cell>
          <table:table-cell office:value-type="float" office:value="0.9721845116122916">
            <text:p>0.9721845116122916</text:p>
          </table:table-cell>
          <table:table-cell office:value-type="float" office:value="0.9938214498225029">
            <text:p>0.9938214498225029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7834485107592211">
            <text:p>0.7834485107592211</text:p>
          </table:table-cell>
          <table:table-cell office:value-type="float" office:value="0.2311953866381478">
            <text:p>0.2311953866381478</text:p>
          </table:table-cell>
          <table:table-cell office:value-type="float" office:value="0.9722080613400448">
            <text:p>0.9722080613400448</text:p>
          </table:table-cell>
          <table:table-cell office:value-type="float" office:value="0.9938586757088865">
            <text:p>0.9938586757088865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7834435053757813">
            <text:p>0.7834435053757813</text:p>
          </table:table-cell>
          <table:table-cell office:value-type="float" office:value="0.2312002984630186">
            <text:p>0.2312002984630186</text:p>
          </table:table-cell>
          <table:table-cell office:value-type="float" office:value="0.9722319742246107">
            <text:p>0.9722319742246107</text:p>
          </table:table-cell>
          <table:table-cell office:value-type="float" office:value="0.993895964373965">
            <text:p>0.993895964373965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7834382244956211">
            <text:p>0.7834382244956211</text:p>
          </table:table-cell>
          <table:table-cell office:value-type="float" office:value="0.2312054806351385">
            <text:p>0.2312054806351385</text:p>
          </table:table-cell>
          <table:table-cell office:value-type="float" office:value="0.9722570874703261">
            <text:p>0.9722570874703261</text:p>
          </table:table-cell>
          <table:table-cell office:value-type="float" office:value="0.9939341815065612">
            <text:p>0.9939341815065612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7834327559935347">
            <text:p>0.7834327559935347</text:p>
          </table:table-cell>
          <table:table-cell office:value-type="float" office:value="0.23121084692223257">
            <text:p>0.23121084692223257</text:p>
          </table:table-cell>
          <table:table-cell office:value-type="float" office:value="0.9722830074229812">
            <text:p>0.9722830074229812</text:p>
          </table:table-cell>
          <table:table-cell office:value-type="float" office:value="0.9939729283528108">
            <text:p>0.9939729283528108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7834271772600239">
            <text:p>0.7834271772600239</text:p>
          </table:table-cell>
          <table:table-cell office:value-type="float" office:value="0.2312163213803507">
            <text:p>0.2312163213803507</text:p>
          </table:table-cell>
          <table:table-cell office:value-type="float" office:value="0.9723093874967553">
            <text:p>0.9723093874967553</text:p>
          </table:table-cell>
          <table:table-cell office:value-type="float" office:value="0.994011854494403">
            <text:p>0.994011854494403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7834213348351188">
            <text:p>0.7834213348351188</text:p>
          </table:table-cell>
          <table:table-cell office:value-type="float" office:value="0.2312220546010519">
            <text:p>0.2312220546010519</text:p>
          </table:table-cell>
          <table:table-cell office:value-type="float" office:value="0.972336917664924">
            <text:p>0.972336917664924</text:p>
          </table:table-cell>
          <table:table-cell office:value-type="float" office:value="0.9940516735967339">
            <text:p>0.9940516735967339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7834152991556191">
            <text:p>0.7834152991556191</text:p>
          </table:table-cell>
          <table:table-cell office:value-type="float" office:value="0.2312279774641123">
            <text:p>0.2312279774641123</text:p>
          </table:table-cell>
          <table:table-cell office:value-type="float" office:value="0.972365282536219">
            <text:p>0.972365282536219</text:p>
          </table:table-cell>
          <table:table-cell office:value-type="float" office:value="0.9940920668850687">
            <text:p>0.9940920668850687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7834090728444476">
            <text:p>0.7834090728444476</text:p>
          </table:table-cell>
          <table:table-cell office:value-type="float" office:value="0.23123408739563575">
            <text:p>0.23123408739563575</text:p>
          </table:table-cell>
          <table:table-cell office:value-type="float" office:value="0.9723944712072179">
            <text:p>0.9723944712072179</text:p>
          </table:table-cell>
          <table:table-cell office:value-type="float" office:value="0.9941330280818406">
            <text:p>0.9941330280818406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783402719982931">
            <text:p>0.783402719982931</text:p>
          </table:table-cell>
          <table:table-cell office:value-type="float" office:value="0.23124032151207727">
            <text:p>0.23124032151207727</text:p>
          </table:table-cell>
          <table:table-cell office:value-type="float" office:value="0.9724241968027879">
            <text:p>0.9724241968027879</text:p>
          </table:table-cell>
          <table:table-cell office:value-type="float" office:value="0.9941742675537829">
            <text:p>0.9941742675537829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7833960627071622">
            <text:p>0.7833960627071622</text:p>
          </table:table-cell>
          <table:table-cell office:value-type="float" office:value="0.2312468543527849">
            <text:p>0.2312468543527849</text:p>
          </table:table-cell>
          <table:table-cell office:value-type="float" office:value="0.9724552642393915">
            <text:p>0.9724552642393915</text:p>
          </table:table-cell>
          <table:table-cell office:value-type="float" office:value="0.9942166157658959">
            <text:p>0.9942166157658959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7833891980084818">
            <text:p>0.7833891980084818</text:p>
          </table:table-cell>
          <table:table-cell office:value-type="float" office:value="0.23125359073934051">
            <text:p>0.23125359073934051</text:p>
          </table:table-cell>
          <table:table-cell office:value-type="float" office:value="0.9724872225553403">
            <text:p>0.9724872225553403</text:p>
          </table:table-cell>
          <table:table-cell office:value-type="float" office:value="0.9942596149892625">
            <text:p>0.9942596149892625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7833820743935119">
            <text:p>0.7833820743935119</text:p>
          </table:table-cell>
          <table:table-cell office:value-type="float" office:value="0.23126058120262877">
            <text:p>0.23126058120262877</text:p>
          </table:table-cell>
          <table:table-cell office:value-type="float" office:value="0.9725203200715519">
            <text:p>0.9725203200715519</text:p>
          </table:table-cell>
          <table:table-cell office:value-type="float" office:value="0.9943035237192245">
            <text:p>0.9943035237192245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7833748719301188">
            <text:p>0.7833748719301188</text:p>
          </table:table-cell>
          <table:table-cell office:value-type="float" office:value="0.23126764904053784">
            <text:p>0.23126764904053784</text:p>
          </table:table-cell>
          <table:table-cell office:value-type="float" office:value="0.9725537436396455">
            <text:p>0.9725537436396455</text:p>
          </table:table-cell>
          <table:table-cell office:value-type="float" office:value="0.9943475121844169">
            <text:p>0.9943475121844169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783367465384036">
            <text:p>0.783367465384036</text:p>
          </table:table-cell>
          <table:table-cell office:value-type="float" office:value="0.231274917146507">
            <text:p>0.231274917146507</text:p>
          </table:table-cell>
          <table:table-cell office:value-type="float" office:value="0.9725880563754437">
            <text:p>0.9725880563754437</text:p>
          </table:table-cell>
          <table:table-cell office:value-type="float" office:value="0.994392162313905">
            <text:p>0.994392162313905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7833598438779952">
            <text:p>0.7833598438779952</text:p>
          </table:table-cell>
          <table:table-cell office:value-type="float" office:value="0.23128239619449092">
            <text:p>0.23128239619449092</text:p>
          </table:table-cell>
          <table:table-cell office:value-type="float" office:value="0.9726233079017504">
            <text:p>0.9726233079017504</text:p>
          </table:table-cell>
          <table:table-cell office:value-type="float" office:value="0.9944375290627538">
            <text:p>0.9944375290627538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7833519712236757">
            <text:p>0.7833519712236757</text:p>
          </table:table-cell>
          <table:table-cell office:value-type="float" office:value="0.23129012169639313">
            <text:p>0.23129012169639313</text:p>
          </table:table-cell>
          <table:table-cell office:value-type="float" office:value="0.9726596614764541">
            <text:p>0.9726596614764541</text:p>
          </table:table-cell>
          <table:table-cell office:value-type="float" office:value="0.9944837838272346">
            <text:p>0.9944837838272346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7833439219041355">
            <text:p>0.7833439219041355</text:p>
          </table:table-cell>
          <table:table-cell office:value-type="float" office:value="0.2312980205613626">
            <text:p>0.2312980205613626</text:p>
          </table:table-cell>
          <table:table-cell office:value-type="float" office:value="0.9726967834193343">
            <text:p>0.9726967834193343</text:p>
          </table:table-cell>
          <table:table-cell office:value-type="float" office:value="0.9945305882700806">
            <text:p>0.9945305882700806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7833356673770717">
            <text:p>0.7833356673770717</text:p>
          </table:table-cell>
          <table:table-cell office:value-type="float" office:value="0.23130612079820093">
            <text:p>0.23130612079820093</text:p>
          </table:table-cell>
          <table:table-cell office:value-type="float" office:value="0.9727348026301289">
            <text:p>0.9727348026301289</text:p>
          </table:table-cell>
          <table:table-cell office:value-type="float" office:value="0.9945780784353666">
            <text:p>0.9945780784353666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7833271803242193">
            <text:p>0.7833271803242193</text:p>
          </table:table-cell>
          <table:table-cell office:value-type="float" office:value="0.2313144492145514">
            <text:p>0.2313144492145514</text:p>
          </table:table-cell>
          <table:table-cell office:value-type="float" office:value="0.9727738424972536">
            <text:p>0.9727738424972536</text:p>
          </table:table-cell>
          <table:table-cell office:value-type="float" office:value="0.9946263846167157">
            <text:p>0.9946263846167157</text:p>
          </table:table-cell>
        </table:table-row>
        <table:table-row>
          <table:table-cell table:style-name="pd1" office:value-type="string" office:string-value="26">
            <text:p>26</text:p>
          </table:table-cell>
          <table:table-cell office:value-type="float" office:value="0.7833185241336845">
            <text:p>0.7833185241336845</text:p>
          </table:table-cell>
          <table:table-cell office:value-type="float" office:value="0.23132294360713226">
            <text:p>0.23132294360713226</text:p>
          </table:table-cell>
          <table:table-cell office:value-type="float" office:value="0.9728136191172276">
            <text:p>0.9728136191172276</text:p>
          </table:table-cell>
          <table:table-cell office:value-type="float" office:value="0.9946752194460582">
            <text:p>0.9946752194460582</text:p>
          </table:table-cell>
        </table:table-row>
        <table:table-row>
          <table:table-cell table:style-name="pd1" office:value-type="string" office:string-value="27">
            <text:p>27</text:p>
          </table:table-cell>
          <table:table-cell office:value-type="float" office:value="0.7833097193161853">
            <text:p>0.7833097193161853</text:p>
          </table:table-cell>
          <table:table-cell office:value-type="float" office:value="0.23133158384860336">
            <text:p>0.23133158384860336</text:p>
          </table:table-cell>
          <table:table-cell office:value-type="float" office:value="0.972854041094965">
            <text:p>0.972854041094965</text:p>
          </table:table-cell>
          <table:table-cell office:value-type="float" office:value="0.9947244929575672">
            <text:p>0.9947244929575672</text:p>
          </table:table-cell>
        </table:table-row>
        <table:table-row>
          <table:table-cell table:style-name="pd1" office:value-type="string" office:string-value="28">
            <text:p>28</text:p>
          </table:table-cell>
          <table:table-cell office:value-type="float" office:value="0.7833006956452909">
            <text:p>0.7833006956452909</text:p>
          </table:table-cell>
          <table:table-cell office:value-type="float" office:value="0.2313404388527521">
            <text:p>0.2313404388527521</text:p>
          </table:table-cell>
          <table:table-cell office:value-type="float" office:value="0.9728954243942248">
            <text:p>0.9728954243942248</text:p>
          </table:table-cell>
          <table:table-cell office:value-type="float" office:value="0.9947745327623669">
            <text:p>0.9947745327623669</text:p>
          </table:table-cell>
        </table:table-row>
        <table:table-row>
          <table:table-cell table:style-name="pd1" office:value-type="string" office:string-value="29">
            <text:p>29</text:p>
          </table:table-cell>
          <table:table-cell office:value-type="float" office:value="0.7832914140244174">
            <text:p>0.7832914140244174</text:p>
          </table:table-cell>
          <table:table-cell office:value-type="float" office:value="0.23134954698538504">
            <text:p>0.23134954698538504</text:p>
          </table:table-cell>
          <table:table-cell office:value-type="float" office:value="0.9729379453444043">
            <text:p>0.9729379453444043</text:p>
          </table:table-cell>
          <table:table-cell office:value-type="float" office:value="0.9948255232178363">
            <text:p>0.9948255232178363</text:p>
          </table:table-cell>
        </table:table-row>
        <table:table-row>
          <table:table-cell table:style-name="pd1" office:value-type="string" office:string-value="30">
            <text:p>30</text:p>
          </table:table-cell>
          <table:table-cell office:value-type="float" office:value="0.7832820129628313">
            <text:p>0.7832820129628313</text:p>
          </table:table-cell>
          <table:table-cell office:value-type="float" office:value="0.23135877232619378">
            <text:p>0.23135877232619378</text:p>
          </table:table-cell>
          <table:table-cell office:value-type="float" office:value="0.9729809825667708">
            <text:p>0.9729809825667708</text:p>
          </table:table-cell>
          <table:table-cell office:value-type="float" office:value="0.9948768310066077">
            <text:p>0.9948768310066077</text:p>
          </table:table-cell>
        </table:table-row>
        <table:table-row>
          <table:table-cell table:style-name="pd1" office:value-type="string" office:string-value="31">
            <text:p>31</text:p>
          </table:table-cell>
          <table:table-cell office:value-type="float" office:value="0.7832723652482817">
            <text:p>0.7832723652482817</text:p>
          </table:table-cell>
          <table:table-cell office:value-type="float" office:value="0.23136823970963039">
            <text:p>0.23136823970963039</text:p>
          </table:table-cell>
          <table:table-cell office:value-type="float" office:value="0.9730251079212523">
            <text:p>0.9730251079212523</text:p>
          </table:table-cell>
          <table:table-cell office:value-type="float" office:value="0.9949290459025589">
            <text:p>0.9949290459025589</text:p>
          </table:table-cell>
        </table:table-row>
        <table:table-row>
          <table:table-cell table:style-name="pd1" office:value-type="string" office:string-value="32">
            <text:p>32</text:p>
          </table:table-cell>
          <table:table-cell office:value-type="float" office:value="0.783262626170899">
            <text:p>0.783262626170899</text:p>
          </table:table-cell>
          <table:table-cell office:value-type="float" office:value="0.23137779674818332">
            <text:p>0.23137779674818332</text:p>
          </table:table-cell>
          <table:table-cell office:value-type="float" office:value="0.9730696247691626">
            <text:p>0.9730696247691626</text:p>
          </table:table-cell>
          <table:table-cell office:value-type="float" office:value="0.9949814575303165">
            <text:p>0.9949814575303165</text:p>
          </table:table-cell>
        </table:table-row>
        <table:table-row>
          <table:table-cell table:style-name="pd1" office:value-type="string" office:string-value="33">
            <text:p>33</text:p>
          </table:table-cell>
          <table:table-cell office:value-type="float" office:value="0.7832526064466517">
            <text:p>0.7832526064466517</text:p>
          </table:table-cell>
          <table:table-cell office:value-type="float" office:value="0.2313876291878654">
            <text:p>0.2313876291878654</text:p>
          </table:table-cell>
          <table:table-cell office:value-type="float" office:value="0.9731153835962658">
            <text:p>0.9731153835962658</text:p>
          </table:table-cell>
          <table:table-cell office:value-type="float" office:value="0.9950349411269677">
            <text:p>0.9950349411269677</text:p>
          </table:table-cell>
        </table:table-row>
        <table:table-row>
          <table:table-cell table:style-name="pd1" office:value-type="string" office:string-value="34">
            <text:p>34</text:p>
          </table:table-cell>
          <table:table-cell office:value-type="float" office:value="0.7832425361955148">
            <text:p>0.7832425361955148</text:p>
          </table:table-cell>
          <table:table-cell office:value-type="float" office:value="0.23139751121000912">
            <text:p>0.23139751121000912</text:p>
          </table:table-cell>
          <table:table-cell office:value-type="float" office:value="0.9731613517485873">
            <text:p>0.9731613517485873</text:p>
          </table:table-cell>
          <table:table-cell office:value-type="float" office:value="0.9950884420608727">
            <text:p>0.9950884420608727</text:p>
          </table:table-cell>
        </table:table-row>
        <table:table-row>
          <table:table-cell table:style-name="pd1" office:value-type="string" office:string-value="35">
            <text:p>35</text:p>
          </table:table-cell>
          <table:table-cell office:value-type="float" office:value="0.78323234704222">
            <text:p>0.78323234704222</text:p>
          </table:table-cell>
          <table:table-cell office:value-type="float" office:value="0.23140750991184045">
            <text:p>0.23140750991184045</text:p>
          </table:table-cell>
          <table:table-cell office:value-type="float" office:value="0.973207836791308">
            <text:p>0.973207836791308</text:p>
          </table:table-cell>
          <table:table-cell office:value-type="float" office:value="0.9951422792017288">
            <text:p>0.9951422792017288</text:p>
          </table:table-cell>
        </table:table-row>
        <table:table-row>
          <table:table-cell table:style-name="pd1" office:value-type="string" office:string-value="36">
            <text:p>36</text:p>
          </table:table-cell>
          <table:table-cell office:value-type="float" office:value="0.7832219219950523">
            <text:p>0.7832219219950523</text:p>
          </table:table-cell>
          <table:table-cell office:value-type="float" office:value="0.23141774009831342">
            <text:p>0.23141774009831342</text:p>
          </table:table-cell>
          <table:table-cell office:value-type="float" office:value="0.9732553645636708">
            <text:p>0.9732553645636708</text:p>
          </table:table-cell>
          <table:table-cell office:value-type="float" office:value="0.9951969949906092">
            <text:p>0.9951969949906092</text:p>
          </table:table-cell>
        </table:table-row>
        <table:table-row>
          <table:table-cell table:style-name="pd1" office:value-type="string" office:string-value="37">
            <text:p>37</text:p>
          </table:table-cell>
          <table:table-cell office:value-type="float" office:value="0.7832114477378502">
            <text:p>0.7832114477378502</text:p>
          </table:table-cell>
          <table:table-cell office:value-type="float" office:value="0.23142801857500703">
            <text:p>0.23142801857500703</text:p>
          </table:table-cell>
          <table:table-cell office:value-type="float" office:value="0.973303097383372">
            <text:p>0.973303097383372</text:p>
          </table:table-cell>
          <table:table-cell office:value-type="float" office:value="0.9952517347904819">
            <text:p>0.9952517347904819</text:p>
          </table:table-cell>
        </table:table-row>
        <table:table-row>
          <table:table-cell table:style-name="pd1" office:value-type="string" office:string-value="38">
            <text:p>38</text:p>
          </table:table-cell>
          <table:table-cell office:value-type="float" office:value="0.7832007589879154">
            <text:p>0.7832007589879154</text:p>
          </table:table-cell>
          <table:table-cell office:value-type="float" office:value="0.2314385075352234">
            <text:p>0.2314385075352234</text:p>
          </table:table-cell>
          <table:table-cell office:value-type="float" office:value="0.9733517778761761">
            <text:p>0.9733517778761761</text:p>
          </table:table-cell>
          <table:table-cell office:value-type="float" office:value="0.9953072631477118">
            <text:p>0.9953072631477118</text:p>
          </table:table-cell>
        </table:table-row>
        <table:table-row>
          <table:table-cell table:style-name="pd1" office:value-type="string" office:string-value="39">
            <text:p>39</text:p>
          </table:table-cell>
          <table:table-cell office:value-type="float" office:value="0.7831898290567122">
            <text:p>0.7831898290567122</text:p>
          </table:table-cell>
          <table:table-cell office:value-type="float" office:value="0.23144923316864716">
            <text:p>0.23144923316864716</text:p>
          </table:table-cell>
          <table:table-cell office:value-type="float" office:value="0.973401526361429">
            <text:p>0.973401526361429</text:p>
          </table:table-cell>
          <table:table-cell office:value-type="float" office:value="0.9953637069563859">
            <text:p>0.9953637069563859</text:p>
          </table:table-cell>
        </table:table-row>
        <table:table-row>
          <table:table-cell table:style-name="pd1" office:value-type="string" office:string-value="40">
            <text:p>40</text:p>
          </table:table-cell>
          <table:table-cell office:value-type="float" office:value="0.7831786792996372">
            <text:p>0.7831786792996372</text:p>
          </table:table-cell>
          <table:table-cell office:value-type="float" office:value="0.2314601745190478">
            <text:p>0.2314601745190478</text:p>
          </table:table-cell>
          <table:table-cell office:value-type="float" office:value="0.9734522474233542">
            <text:p>0.9734522474233542</text:p>
          </table:table-cell>
          <table:table-cell office:value-type="float" office:value="0.9954209721087255">
            <text:p>0.9954209721087255</text:p>
          </table:table-cell>
        </table:table-row>
        <table:table-row>
          <table:table-cell table:style-name="pd1" office:value-type="string" office:string-value="41">
            <text:p>41</text:p>
          </table:table-cell>
          <table:table-cell office:value-type="float" office:value="0.7831675079613858">
            <text:p>0.7831675079613858</text:p>
          </table:table-cell>
          <table:table-cell office:value-type="float" office:value="0.23147113704723846">
            <text:p>0.23147113704723846</text:p>
          </table:table-cell>
          <table:table-cell office:value-type="float" office:value="0.9735030513998265">
            <text:p>0.9735030513998265</text:p>
          </table:table-cell>
          <table:table-cell office:value-type="float" office:value="0.9954781509634372">
            <text:p>0.9954781509634372</text:p>
          </table:table-cell>
        </table:table-row>
        <table:table-row>
          <table:table-cell table:style-name="pd1" office:value-type="string" office:string-value="42">
            <text:p>42</text:p>
          </table:table-cell>
          <table:table-cell office:value-type="float" office:value="0.7831562132820443">
            <text:p>0.7831562132820443</text:p>
          </table:table-cell>
          <table:table-cell office:value-type="float" office:value="0.23148222061107826">
            <text:p>0.23148222061107826</text:p>
          </table:table-cell>
          <table:table-cell office:value-type="float" office:value="0.973554395623915">
            <text:p>0.973554395623915</text:p>
          </table:table-cell>
          <table:table-cell office:value-type="float" office:value="0.9955357157610312">
            <text:p>0.9955357157610312</text:p>
          </table:table-cell>
        </table:table-row>
        <table:table-row>
          <table:table-cell table:style-name="pd1" office:value-type="string" office:string-value="43">
            <text:p>43</text:p>
          </table:table-cell>
          <table:table-cell office:value-type="float" office:value="0.7831447788475168">
            <text:p>0.7831447788475168</text:p>
          </table:table-cell>
          <table:table-cell office:value-type="float" office:value="0.23149344131785762">
            <text:p>0.23149344131785762</text:p>
          </table:table-cell>
          <table:table-cell office:value-type="float" office:value="0.973606354209027">
            <text:p>0.973606354209027</text:p>
          </table:table-cell>
          <table:table-cell office:value-type="float" office:value="0.9955937461578044">
            <text:p>0.9955937461578044</text:p>
          </table:table-cell>
        </table:table-row>
        <table:table-row>
          <table:table-cell table:style-name="pd1" office:value-type="string" office:string-value="44">
            <text:p>44</text:p>
          </table:table-cell>
          <table:table-cell office:value-type="float" office:value="0.7831331524935409">
            <text:p>0.7831331524935409</text:p>
          </table:table-cell>
          <table:table-cell office:value-type="float" office:value="0.2315048503568059">
            <text:p>0.2315048503568059</text:p>
          </table:table-cell>
          <table:table-cell office:value-type="float" office:value="0.9736591617670054">
            <text:p>0.9736591617670054</text:p>
          </table:table-cell>
          <table:table-cell office:value-type="float" office:value="0.9956524861867169">
            <text:p>0.9956524861867169</text:p>
          </table:table-cell>
        </table:table-row>
        <table:table-row>
          <table:table-cell table:style-name="pd1" office:value-type="string" office:string-value="45">
            <text:p>45</text:p>
          </table:table-cell>
          <table:table-cell office:value-type="float" office:value="0.7831215004886957">
            <text:p>0.7831215004886957</text:p>
          </table:table-cell>
          <table:table-cell office:value-type="float" office:value="0.23151628456716802">
            <text:p>0.23151628456716802</text:p>
          </table:table-cell>
          <table:table-cell office:value-type="float" office:value="0.9737120721365553">
            <text:p>0.9737120721365553</text:p>
          </table:table-cell>
          <table:table-cell office:value-type="float" office:value="0.9957111753854124">
            <text:p>0.9957111753854124</text:p>
          </table:table-cell>
        </table:table-row>
        <table:table-row>
          <table:table-cell table:style-name="pd1" office:value-type="string" office:string-value="46">
            <text:p>46</text:p>
          </table:table-cell>
          <table:table-cell office:value-type="float" office:value="0.7831097728340866">
            <text:p>0.7831097728340866</text:p>
          </table:table-cell>
          <table:table-cell office:value-type="float" office:value="0.23152779301327978">
            <text:p>0.23152779301327978</text:p>
          </table:table-cell>
          <table:table-cell office:value-type="float" office:value="0.973765310172064">
            <text:p>0.973765310172064</text:p>
          </table:table-cell>
          <table:table-cell office:value-type="float" office:value="0.9957700478472081">
            <text:p>0.9957700478472081</text:p>
          </table:table-cell>
        </table:table-row>
        <table:table-row>
          <table:table-cell table:style-name="pd1" office:value-type="string" office:string-value="47">
            <text:p>47</text:p>
          </table:table-cell>
          <table:table-cell office:value-type="float" office:value="0.7830979795714156">
            <text:p>0.7830979795714156</text:p>
          </table:table-cell>
          <table:table-cell office:value-type="float" office:value="0.2315393658411345">
            <text:p>0.2315393658411345</text:p>
          </table:table-cell>
          <table:table-cell office:value-type="float" office:value="0.9738188311307482">
            <text:p>0.9738188311307482</text:p>
          </table:table-cell>
          <table:table-cell office:value-type="float" office:value="0.9958290615380182">
            <text:p>0.9958290615380182</text:p>
          </table:table-cell>
        </table:table-row>
        <table:table-row>
          <table:table-cell table:style-name="pd1" office:value-type="string" office:string-value="48">
            <text:p>48</text:p>
          </table:table-cell>
          <table:table-cell office:value-type="float" office:value="0.7830860986109431">
            <text:p>0.7830860986109431</text:p>
          </table:table-cell>
          <table:table-cell office:value-type="float" office:value="0.23155102472757935">
            <text:p>0.23155102472757935</text:p>
          </table:table-cell>
          <table:table-cell office:value-type="float" office:value="0.9738727345216776">
            <text:p>0.9738727345216776</text:p>
          </table:table-cell>
          <table:table-cell office:value-type="float" office:value="0.9958883221455221">
            <text:p>0.9958883221455221</text:p>
          </table:table-cell>
        </table:table-row>
        <table:table-row>
          <table:table-cell table:style-name="pd1" office:value-type="string" office:string-value="49">
            <text:p>49</text:p>
          </table:table-cell>
          <table:table-cell office:value-type="float" office:value="0.7830740183983942">
            <text:p>0.7830740183983942</text:p>
          </table:table-cell>
          <table:table-cell office:value-type="float" office:value="0.23156287914176296">
            <text:p>0.23156287914176296</text:p>
          </table:table-cell>
          <table:table-cell office:value-type="float" office:value="0.9739275215288217">
            <text:p>0.9739275215288217</text:p>
          </table:table-cell>
          <table:table-cell office:value-type="float" office:value="0.9959483466514228">
            <text:p>0.9959483466514228</text:p>
          </table:table-cell>
        </table:table-row>
        <table:table-row>
          <table:table-cell table:style-name="pd1" office:value-type="string" office:string-value="50">
            <text:p>50</text:p>
          </table:table-cell>
          <table:table-cell office:value-type="float" office:value="0.783061866798323">
            <text:p>0.783061866798323</text:p>
          </table:table-cell>
          <table:table-cell office:value-type="float" office:value="0.23157480360912253">
            <text:p>0.23157480360912253</text:p>
          </table:table-cell>
          <table:table-cell office:value-type="float" office:value="0.9739826183412825">
            <text:p>0.9739826183412825</text:p>
          </table:table-cell>
          <table:table-cell office:value-type="float" office:value="0.9960085511933954">
            <text:p>0.9960085511933954</text:p>
          </table:table-cell>
        </table:table-row>
        <table:table-row>
          <table:table-cell table:style-name="pd1" office:value-type="string" office:string-value="51">
            <text:p>51</text:p>
          </table:table-cell>
          <table:table-cell office:value-type="float" office:value="0.783049643198086">
            <text:p>0.783049643198086</text:p>
          </table:table-cell>
          <table:table-cell office:value-type="float" office:value="0.23158679873085036">
            <text:p>0.23158679873085036</text:p>
          </table:table-cell>
          <table:table-cell office:value-type="float" office:value="0.9740380325891057">
            <text:p>0.9740380325891057</text:p>
          </table:table-cell>
          <table:table-cell office:value-type="float" office:value="0.9960689471532268">
            <text:p>0.9960689471532268</text:p>
          </table:table-cell>
        </table:table-row>
        <table:table-row>
          <table:table-cell table:style-name="pd1" office:value-type="string" office:string-value="52">
            <text:p>52</text:p>
          </table:table-cell>
          <table:table-cell office:value-type="float" office:value="0.7830374482962259">
            <text:p>0.7830374482962259</text:p>
          </table:table-cell>
          <table:table-cell office:value-type="float" office:value="0.23159876569061966">
            <text:p>0.23159876569061966</text:p>
          </table:table-cell>
          <table:table-cell office:value-type="float" office:value="0.9740932986091555">
            <text:p>0.9740932986091555</text:p>
          </table:table-cell>
          <table:table-cell office:value-type="float" office:value="0.9961290619944559">
            <text:p>0.9961290619944559</text:p>
          </table:table-cell>
        </table:table-row>
        <table:table-row>
          <table:table-cell table:style-name="pd1" office:value-type="string" office:string-value="53">
            <text:p>53</text:p>
          </table:table-cell>
          <table:table-cell office:value-type="float" office:value="0.7830250850445613">
            <text:p>0.7830250850445613</text:p>
          </table:table-cell>
          <table:table-cell office:value-type="float" office:value="0.23161089785346808">
            <text:p>0.23161089785346808</text:p>
          </table:table-cell>
          <table:table-cell office:value-type="float" office:value="0.9741493151864017">
            <text:p>0.9741493151864017</text:p>
          </table:table-cell>
          <table:table-cell office:value-type="float" office:value="0.9961898191731526">
            <text:p>0.9961898191731526</text:p>
          </table:table-cell>
        </table:table-row>
        <table:table-row>
          <table:table-cell table:style-name="pd1" office:value-type="string" office:string-value="54">
            <text:p>54</text:p>
          </table:table-cell>
          <table:table-cell office:value-type="float" office:value="0.7830128515202514">
            <text:p>0.7830128515202514</text:p>
          </table:table-cell>
          <table:table-cell office:value-type="float" office:value="0.23162290271377228">
            <text:p>0.23162290271377228</text:p>
          </table:table-cell>
          <table:table-cell office:value-type="float" office:value="0.9742047396104202">
            <text:p>0.9742047396104202</text:p>
          </table:table-cell>
          <table:table-cell office:value-type="float" office:value="0.9962498477636245">
            <text:p>0.9962498477636245</text:p>
          </table:table-cell>
        </table:table-row>
        <table:table-row>
          <table:table-cell table:style-name="pd1" office:value-type="string" office:string-value="55">
            <text:p>55</text:p>
          </table:table-cell>
          <table:table-cell office:value-type="float" office:value="0.7830006202638418">
            <text:p>0.7830006202638418</text:p>
          </table:table-cell>
          <table:table-cell office:value-type="float" office:value="0.23163490534856662">
            <text:p>0.23163490534856662</text:p>
          </table:table-cell>
          <table:table-cell office:value-type="float" office:value="0.9742601443931843">
            <text:p>0.9742601443931843</text:p>
          </table:table-cell>
          <table:table-cell office:value-type="float" office:value="0.9963097376310998">
            <text:p>0.9963097376310998</text:p>
          </table:table-cell>
        </table:table-row>
        <table:table-row>
          <table:table-cell table:style-name="pd1" office:value-type="string" office:string-value="56">
            <text:p>56</text:p>
          </table:table-cell>
          <table:table-cell office:value-type="float" office:value="0.7829883638873587">
            <text:p>0.7829883638873587</text:p>
          </table:table-cell>
          <table:table-cell office:value-type="float" office:value="0.23164693263390063">
            <text:p>0.23164693263390063</text:p>
          </table:table-cell>
          <table:table-cell office:value-type="float" office:value="0.9743156527191602">
            <text:p>0.9743156527191602</text:p>
          </table:table-cell>
          <table:table-cell office:value-type="float" office:value="0.9963696185158838">
            <text:p>0.9963696185158838</text:p>
          </table:table-cell>
        </table:table-row>
        <table:table-row>
          <table:table-cell table:style-name="pd1" office:value-type="string" office:string-value="57">
            <text:p>57</text:p>
          </table:table-cell>
          <table:table-cell office:value-type="float" office:value="0.7829760511055709">
            <text:p>0.7829760511055709</text:p>
          </table:table-cell>
          <table:table-cell office:value-type="float" office:value="0.23165901527023436">
            <text:p>0.23165901527023436</text:p>
          </table:table-cell>
          <table:table-cell office:value-type="float" office:value="0.9743714052597722">
            <text:p>0.9743714052597722</text:p>
          </table:table-cell>
          <table:table-cell office:value-type="float" office:value="0.9964296380055871">
            <text:p>0.9964296380055871</text:p>
          </table:table-cell>
        </table:table-row>
        <table:table-row>
          <table:table-cell table:style-name="pd1" office:value-type="string" office:string-value="58">
            <text:p>58</text:p>
          </table:table-cell>
          <table:table-cell office:value-type="float" office:value="0.7829637716484438">
            <text:p>0.7829637716484438</text:p>
          </table:table-cell>
          <table:table-cell office:value-type="float" office:value="0.23167106520479844">
            <text:p>0.23167106520479844</text:p>
          </table:table-cell>
          <table:table-cell office:value-type="float" office:value="0.9744269993253272">
            <text:p>0.9744269993253272</text:p>
          </table:table-cell>
          <table:table-cell office:value-type="float" office:value="0.9964893873615144">
            <text:p>0.9964893873615144</text:p>
          </table:table-cell>
        </table:table-row>
        <table:table-row>
          <table:table-cell table:style-name="pd1" office:value-type="string" office:string-value="59">
            <text:p>59</text:p>
          </table:table-cell>
          <table:table-cell office:value-type="float" office:value="0.7829515499628975">
            <text:p>0.7829515499628975</text:p>
          </table:table-cell>
          <table:table-cell office:value-type="float" office:value="0.2316830584476242">
            <text:p>0.2316830584476242</text:p>
          </table:table-cell>
          <table:table-cell office:value-type="float" office:value="0.9744823253332415">
            <text:p>0.9744823253332415</text:p>
          </table:table-cell>
          <table:table-cell office:value-type="float" office:value="0.996548757894283">
            <text:p>0.996548757894283</text:p>
          </table:table-cell>
        </table:table-row>
        <table:table-row>
          <table:table-cell table:style-name="pd1" office:value-type="string" office:string-value="60">
            <text:p>60</text:p>
          </table:table-cell>
          <table:table-cell office:value-type="float" office:value="0.7829393635755366">
            <text:p>0.7829393635755366</text:p>
          </table:table-cell>
          <table:table-cell office:value-type="float" office:value="0.2316950170520438">
            <text:p>0.2316950170520438</text:p>
          </table:table-cell>
          <table:table-cell office:value-type="float" office:value="0.9745374843608969">
            <text:p>0.9745374843608969</text:p>
          </table:table-cell>
          <table:table-cell office:value-type="float" office:value="0.9966078565226302">
            <text:p>0.9966078565226302</text:p>
          </table:table-cell>
        </table:table-row>
        <table:table-row>
          <table:table-cell table:style-name="pd1" office:value-type="string" office:string-value="61">
            <text:p>61</text:p>
          </table:table-cell>
          <table:table-cell office:value-type="float" office:value="0.7829272164110982">
            <text:p>0.7829272164110982</text:p>
          </table:table-cell>
          <table:table-cell office:value-type="float" office:value="0.23170693716667953">
            <text:p>0.23170693716667953</text:p>
          </table:table-cell>
          <table:table-cell office:value-type="float" office:value="0.9745924589511341">
            <text:p>0.9745924589511341</text:p>
          </table:table-cell>
          <table:table-cell office:value-type="float" office:value="0.9966666687555514">
            <text:p>0.9966666687555514</text:p>
          </table:table-cell>
        </table:table-row>
        <table:table-row>
          <table:table-cell table:style-name="pd1" office:value-type="string" office:string-value="62">
            <text:p>62</text:p>
          </table:table-cell>
          <table:table-cell office:value-type="float" office:value="0.7829151902033743">
            <text:p>0.7829151902033743</text:p>
          </table:table-cell>
          <table:table-cell office:value-type="float" office:value="0.2317187385854741">
            <text:p>0.2317187385854741</text:p>
          </table:table-cell>
          <table:table-cell office:value-type="float" office:value="0.9746468822816431">
            <text:p>0.9746468822816431</text:p>
          </table:table-cell>
          <table:table-cell office:value-type="float" office:value="0.9967248224092846">
            <text:p>0.9967248224092846</text:p>
          </table:table-cell>
        </table:table-row>
        <table:table-row>
          <table:table-cell table:style-name="pd1" office:value-type="string" office:string-value="63">
            <text:p>63</text:p>
          </table:table-cell>
          <table:table-cell office:value-type="float" office:value="0.7829031591157318">
            <text:p>0.7829031591157318</text:p>
          </table:table-cell>
          <table:table-cell office:value-type="float" office:value="0.23173054479297367">
            <text:p>0.23173054479297367</text:p>
          </table:table-cell>
          <table:table-cell office:value-type="float" office:value="0.9747013194995332">
            <text:p>0.9747013194995332</text:p>
          </table:table-cell>
          <table:table-cell office:value-type="float" office:value="0.9967828992695497">
            <text:p>0.9967828992695497</text:p>
          </table:table-cell>
        </table:table-row>
        <table:table-row>
          <table:table-cell table:style-name="pd1" office:value-type="string" office:string-value="64">
            <text:p>64</text:p>
          </table:table-cell>
          <table:table-cell office:value-type="float" office:value="0.7828911846594906">
            <text:p>0.7828911846594906</text:p>
          </table:table-cell>
          <table:table-cell office:value-type="float" office:value="0.2317422954276029">
            <text:p>0.2317422954276029</text:p>
          </table:table-cell>
          <table:table-cell office:value-type="float" office:value="0.9747554945658125">
            <text:p>0.9747554945658125</text:p>
          </table:table-cell>
          <table:table-cell office:value-type="float" office:value="0.9968406199511443">
            <text:p>0.9968406199511443</text:p>
          </table:table-cell>
        </table:table-row>
        <table:table-row>
          <table:table-cell table:style-name="pd1" office:value-type="string" office:string-value="65">
            <text:p>65</text:p>
          </table:table-cell>
          <table:table-cell office:value-type="float" office:value="0.7828791752460218">
            <text:p>0.7828791752460218</text:p>
          </table:table-cell>
          <table:table-cell office:value-type="float" office:value="0.23175408036605363">
            <text:p>0.23175408036605363</text:p>
          </table:table-cell>
          <table:table-cell office:value-type="float" office:value="0.9748098188430349">
            <text:p>0.9748098188430349</text:p>
          </table:table-cell>
          <table:table-cell office:value-type="float" office:value="0.996898408649739">
            <text:p>0.996898408649739</text:p>
          </table:table-cell>
        </table:table-row>
        <table:table-row>
          <table:table-cell table:style-name="pd1" office:value-type="string" office:string-value="66">
            <text:p>66</text:p>
          </table:table-cell>
          <table:table-cell office:value-type="float" office:value="0.7828674712414896">
            <text:p>0.7828674712414896</text:p>
          </table:table-cell>
          <table:table-cell office:value-type="float" office:value="0.23176556560414593">
            <text:p>0.23176556560414593</text:p>
          </table:table-cell>
          <table:table-cell office:value-type="float" office:value="0.9748627642431232">
            <text:p>0.9748627642431232</text:p>
          </table:table-cell>
          <table:table-cell office:value-type="float" office:value="0.9969547042577861">
            <text:p>0.9969547042577861</text:p>
          </table:table-cell>
        </table:table-row>
        <table:table-row>
          <table:table-cell table:style-name="pd1" office:value-type="string" office:string-value="67">
            <text:p>67</text:p>
          </table:table-cell>
          <table:table-cell office:value-type="float" office:value="0.7828558627468516">
            <text:p>0.7828558627468516</text:p>
          </table:table-cell>
          <table:table-cell office:value-type="float" office:value="0.23177695711757573">
            <text:p>0.23177695711757573</text:p>
          </table:table-cell>
          <table:table-cell office:value-type="float" office:value="0.9749152733232765">
            <text:p>0.9749152733232765</text:p>
          </table:table-cell>
          <table:table-cell office:value-type="float" office:value="0.9970104745848201">
            <text:p>0.9970104745848201</text:p>
          </table:table-cell>
        </table:table-row>
        <table:table-row>
          <table:table-cell table:style-name="pd1" office:value-type="string" office:string-value="68">
            <text:p>68</text:p>
          </table:table-cell>
          <table:table-cell office:value-type="float" office:value="0.7828444496956628">
            <text:p>0.7828444496956628</text:p>
          </table:table-cell>
          <table:table-cell office:value-type="float" office:value="0.23178815684070495">
            <text:p>0.23178815684070495</text:p>
          </table:table-cell>
          <table:table-cell office:value-type="float" office:value="0.9749668975106941">
            <text:p>0.9749668975106941</text:p>
          </table:table-cell>
          <table:table-cell office:value-type="float" office:value="0.9970652633994097">
            <text:p>0.9970652633994097</text:p>
          </table:table-cell>
        </table:table-row>
        <table:table-row>
          <table:table-cell table:style-name="pd1" office:value-type="string" office:string-value="69">
            <text:p>69</text:p>
          </table:table-cell>
          <table:table-cell office:value-type="float" office:value="0.7828332393400725">
            <text:p>0.7828332393400725</text:p>
          </table:table-cell>
          <table:table-cell office:value-type="float" office:value="0.23179915765693834">
            <text:p>0.23179915765693834</text:p>
          </table:table-cell>
          <table:table-cell office:value-type="float" office:value="0.9750176043610908">
            <text:p>0.9750176043610908</text:p>
          </table:table-cell>
          <table:table-cell office:value-type="float" office:value="0.9971190403467525">
            <text:p>0.9971190403467525</text:p>
          </table:table-cell>
        </table:table-row>
        <table:table-row>
          <table:table-cell table:style-name="pd1" office:value-type="string" office:string-value="70">
            <text:p>70</text:p>
          </table:table-cell>
          <table:table-cell office:value-type="float" office:value="0.7828220428732785">
            <text:p>0.7828220428732785</text:p>
          </table:table-cell>
          <table:table-cell office:value-type="float" office:value="0.23181014484397924">
            <text:p>0.23181014484397924</text:p>
          </table:table-cell>
          <table:table-cell office:value-type="float" office:value="0.9750682417145892">
            <text:p>0.9750682417145892</text:p>
          </table:table-cell>
          <table:table-cell office:value-type="float" office:value="0.9971726759881808">
            <text:p>0.9971726759881808</text:p>
          </table:table-cell>
        </table:table-row>
        <table:table-row>
          <table:table-cell table:style-name="pd1" office:value-type="string" office:string-value="71">
            <text:p>71</text:p>
          </table:table-cell>
          <table:table-cell office:value-type="float" office:value="0.7828110771194497">
            <text:p>0.7828110771194497</text:p>
          </table:table-cell>
          <table:table-cell office:value-type="float" office:value="0.23182090563044672">
            <text:p>0.23182090563044672</text:p>
          </table:table-cell>
          <table:table-cell office:value-type="float" office:value="0.9751178361594935">
            <text:p>0.9751178361594935</text:p>
          </table:table-cell>
          <table:table-cell office:value-type="float" office:value="0.9972251766847076">
            <text:p>0.9972251766847076</text:p>
          </table:table-cell>
        </table:table-row>
        <table:table-row>
          <table:table-cell table:style-name="pd1" office:value-type="string" office:string-value="72">
            <text:p>72</text:p>
          </table:table-cell>
          <table:table-cell office:value-type="float" office:value="0.7828000802567583">
            <text:p>0.7828000802567583</text:p>
          </table:table-cell>
          <table:table-cell office:value-type="float" office:value="0.23183169694430286">
            <text:p>0.23183169694430286</text:p>
          </table:table-cell>
          <table:table-cell office:value-type="float" office:value="0.9751675633576657">
            <text:p>0.9751675633576657</text:p>
          </table:table-cell>
          <table:table-cell office:value-type="float" office:value="0.997277748342934">
            <text:p>0.997277748342934</text:p>
          </table:table-cell>
        </table:table-row>
        <table:table-row>
          <table:table-cell table:style-name="pd1" office:value-type="string" office:string-value="73">
            <text:p>73</text:p>
          </table:table-cell>
          <table:table-cell office:value-type="float" office:value="0.7827891245344519">
            <text:p>0.7827891245344519</text:p>
          </table:table-cell>
          <table:table-cell office:value-type="float" office:value="0.23184244788675304">
            <text:p>0.23184244788675304</text:p>
          </table:table-cell>
          <table:table-cell office:value-type="float" office:value="0.975217099024765">
            <text:p>0.975217099024765</text:p>
          </table:table-cell>
          <table:table-cell office:value-type="float" office:value="0.9973300615571346">
            <text:p>0.9973300615571346</text:p>
          </table:table-cell>
        </table:table-row>
        <table:table-row>
          <table:table-cell table:style-name="pd1" office:value-type="string" office:string-value="74">
            <text:p>74</text:p>
          </table:table-cell>
          <table:table-cell office:value-type="float" office:value="0.7827782656894108">
            <text:p>0.7827782656894108</text:p>
          </table:table-cell>
          <table:table-cell office:value-type="float" office:value="0.23185310376272797">
            <text:p>0.23185310376272797</text:p>
          </table:table-cell>
          <table:table-cell office:value-type="float" office:value="0.9752661930036275">
            <text:p>0.9752661930036275</text:p>
          </table:table-cell>
          <table:table-cell office:value-type="float" office:value="0.997381862726904">
            <text:p>0.997381862726904</text:p>
          </table:table-cell>
        </table:table-row>
        <table:table-row>
          <table:table-cell table:style-name="pd1" office:value-type="string" office:string-value="75">
            <text:p>75</text:p>
          </table:table-cell>
          <table:table-cell office:value-type="float" office:value="0.7827674830220019">
            <text:p>0.7827674830220019</text:p>
          </table:table-cell>
          <table:table-cell office:value-type="float" office:value="0.23186368488495163">
            <text:p>0.23186368488495163</text:p>
          </table:table-cell>
          <table:table-cell office:value-type="float" office:value="0.9753149383347257">
            <text:p>0.9753149383347257</text:p>
          </table:table-cell>
          <table:table-cell office:value-type="float" office:value="0.9974332494358489">
            <text:p>0.9974332494358489</text:p>
          </table:table-cell>
        </table:table-row>
        <table:table-row>
          <table:table-cell table:style-name="pd1" office:value-type="string" office:string-value="76">
            <text:p>76</text:p>
          </table:table-cell>
          <table:table-cell office:value-type="float" office:value="0.7827565276138078">
            <text:p>0.7827565276138078</text:p>
          </table:table-cell>
          <table:table-cell office:value-type="float" office:value="0.23187443551916087">
            <text:p>0.23187443551916087</text:p>
          </table:table-cell>
          <table:table-cell office:value-type="float" office:value="0.9753644527363826">
            <text:p>0.9753644527363826</text:p>
          </table:table-cell>
          <table:table-cell office:value-type="float" office:value="0.9974853678903984">
            <text:p>0.9974853678903984</text:p>
          </table:table-cell>
        </table:table-row>
        <table:table-row>
          <table:table-cell table:style-name="pd1" office:value-type="string" office:string-value="77">
            <text:p>77</text:p>
          </table:table-cell>
          <table:table-cell office:value-type="float" office:value="0.7827458379054085">
            <text:p>0.7827458379054085</text:p>
          </table:table-cell>
          <table:table-cell office:value-type="float" office:value="0.2318849254199264">
            <text:p>0.2318849254199264</text:p>
          </table:table-cell>
          <table:table-cell office:value-type="float" office:value="0.975412767745972">
            <text:p>0.975412767745972</text:p>
          </table:table-cell>
          <table:table-cell office:value-type="float" office:value="0.9975362056578452">
            <text:p>0.9975362056578452</text:p>
          </table:table-cell>
        </table:table-row>
        <table:table-row>
          <table:table-cell table:style-name="pd1" office:value-type="string" office:string-value="78">
            <text:p>78</text:p>
          </table:table-cell>
          <table:table-cell office:value-type="float" office:value="0.7827350663895787">
            <text:p>0.7827350663895787</text:p>
          </table:table-cell>
          <table:table-cell office:value-type="float" office:value="0.23189549559901185">
            <text:p>0.23189549559901185</text:p>
          </table:table-cell>
          <table:table-cell office:value-type="float" office:value="0.9754614437333549">
            <text:p>0.9754614437333549</text:p>
          </table:table-cell>
          <table:table-cell office:value-type="float" office:value="0.9975873618190977">
            <text:p>0.9975873618190977</text:p>
          </table:table-cell>
        </table:table-row>
        <table:table-row>
          <table:table-cell table:style-name="pd1" office:value-type="string" office:string-value="79">
            <text:p>79</text:p>
          </table:table-cell>
          <table:table-cell office:value-type="float" office:value="0.7827243855459168">
            <text:p>0.7827243855459168</text:p>
          </table:table-cell>
          <table:table-cell office:value-type="float" office:value="0.23190597680073596">
            <text:p>0.23190597680073596</text:p>
          </table:table-cell>
          <table:table-cell office:value-type="float" office:value="0.9755097063742174">
            <text:p>0.9755097063742174</text:p>
          </table:table-cell>
          <table:table-cell office:value-type="float" office:value="0.997638045947289">
            <text:p>0.997638045947289</text:p>
          </table:table-cell>
        </table:table-row>
        <table:table-row>
          <table:table-cell table:style-name="pd1" office:value-type="string" office:string-value="80">
            <text:p>80</text:p>
          </table:table-cell>
          <table:table-cell office:value-type="float" office:value="0.7827142233882299">
            <text:p>0.7827142233882299</text:p>
          </table:table-cell>
          <table:table-cell office:value-type="float" office:value="0.2319159490115503">
            <text:p>0.2319159490115503</text:p>
          </table:table-cell>
          <table:table-cell office:value-type="float" office:value="0.9755556340204098">
            <text:p>0.9755556340204098</text:p>
          </table:table-cell>
          <table:table-cell office:value-type="float" office:value="0.9976862933819208">
            <text:p>0.9976862933819208</text:p>
          </table:table-cell>
        </table:table-row>
        <table:table-row>
          <table:table-cell table:style-name="pd1" office:value-type="string" office:string-value="81">
            <text:p>81</text:p>
          </table:table-cell>
          <table:table-cell office:value-type="float" office:value="0.7827049213532064">
            <text:p>0.7827049213532064</text:p>
          </table:table-cell>
          <table:table-cell office:value-type="float" office:value="0.23192507717676036">
            <text:p>0.23192507717676036</text:p>
          </table:table-cell>
          <table:table-cell office:value-type="float" office:value="0.9755976937486929">
            <text:p>0.9755976937486929</text:p>
          </table:table-cell>
          <table:table-cell office:value-type="float" office:value="0.9977305372852565">
            <text:p>0.9977305372852565</text:p>
          </table:table-cell>
        </table:table-row>
        <table:table-row>
          <table:table-cell table:style-name="pd1" office:value-type="string" office:string-value="82">
            <text:p>82</text:p>
          </table:table-cell>
          <table:table-cell office:value-type="float" office:value="0.7826956094739078">
            <text:p>0.7826956094739078</text:p>
          </table:table-cell>
          <table:table-cell office:value-type="float" office:value="0.23193421500224023">
            <text:p>0.23193421500224023</text:p>
          </table:table-cell>
          <table:table-cell office:value-type="float" office:value="0.975639791716492">
            <text:p>0.975639791716492</text:p>
          </table:table-cell>
          <table:table-cell office:value-type="float" office:value="0.9977747771207768">
            <text:p>0.9977747771207768</text:p>
          </table:table-cell>
        </table:table-row>
        <table:table-row>
          <table:table-cell table:style-name="pd1" office:value-type="string" office:string-value="83">
            <text:p>83</text:p>
          </table:table-cell>
          <table:table-cell office:value-type="float" office:value="0.7826862681634245">
            <text:p>0.7826862681634245</text:p>
          </table:table-cell>
          <table:table-cell office:value-type="float" office:value="0.2319433817087893">
            <text:p>0.2319433817087893</text:p>
          </table:table-cell>
          <table:table-cell office:value-type="float" office:value="0.9756820159588333">
            <text:p>0.9756820159588333</text:p>
          </table:table-cell>
          <table:table-cell office:value-type="float" office:value="0.9978191047237004">
            <text:p>0.9978191047237004</text:p>
          </table:table-cell>
        </table:table-row>
        <table:table-row>
          <table:table-cell table:style-name="pd1" office:value-type="string" office:string-value="84">
            <text:p>84</text:p>
          </table:table-cell>
          <table:table-cell office:value-type="float" office:value="0.7826769420907183">
            <text:p>0.7826769420907183</text:p>
          </table:table-cell>
          <table:table-cell office:value-type="float" office:value="0.2319525334623796">
            <text:p>0.2319525334623796</text:p>
          </table:table-cell>
          <table:table-cell office:value-type="float" office:value="0.9757241660022664">
            <text:p>0.9757241660022664</text:p>
          </table:table-cell>
          <table:table-cell office:value-type="float" office:value="0.9978633166089489">
            <text:p>0.9978633166089489</text:p>
          </table:table-cell>
        </table:table-row>
        <table:table-row>
          <table:table-cell table:style-name="pd1" office:value-type="string" office:string-value="85">
            <text:p>85</text:p>
          </table:table-cell>
          <table:table-cell office:value-type="float" office:value="0.7826676587945868">
            <text:p>0.7826676587945868</text:p>
          </table:table-cell>
          <table:table-cell office:value-type="float" office:value="0.23196164323895715">
            <text:p>0.23196164323895715</text:p>
          </table:table-cell>
          <table:table-cell office:value-type="float" office:value="0.9757661182895924">
            <text:p>0.9757661182895924</text:p>
          </table:table-cell>
          <table:table-cell office:value-type="float" office:value="0.9979072879465564">
            <text:p>0.9979072879465564</text:p>
          </table:table-cell>
        </table:table-row>
        <table:table-row>
          <table:table-cell table:style-name="pd1" office:value-type="string" office:string-value="86">
            <text:p>86</text:p>
          </table:table-cell>
          <table:table-cell office:value-type="float" office:value="0.7826583678246682">
            <text:p>0.7826583678246682</text:p>
          </table:table-cell>
          <table:table-cell office:value-type="float" office:value="0.23197076054588653">
            <text:p>0.23197076054588653</text:p>
          </table:table-cell>
          <table:table-cell office:value-type="float" office:value="0.9758080994250895">
            <text:p>0.9758080994250895</text:p>
          </table:table-cell>
          <table:table-cell office:value-type="float" office:value="0.9979512521863265">
            <text:p>0.9979512521863265</text:p>
          </table:table-cell>
        </table:table-row>
        <table:table-row>
          <table:table-cell table:style-name="pd1" office:value-type="string" office:string-value="87">
            <text:p>87</text:p>
          </table:table-cell>
          <table:table-cell office:value-type="float" office:value="0.7826492223827151">
            <text:p>0.7826492223827151</text:p>
          </table:table-cell>
          <table:table-cell office:value-type="float" office:value="0.23197973504499952">
            <text:p>0.23197973504499952</text:p>
          </table:table-cell>
          <table:table-cell office:value-type="float" office:value="0.9758494216371201">
            <text:p>0.9758494216371201</text:p>
          </table:table-cell>
          <table:table-cell office:value-type="float" office:value="0.9979945069849583">
            <text:p>0.9979945069849583</text:p>
          </table:table-cell>
        </table:table-row>
        <table:table-row>
          <table:table-cell table:style-name="pd1" office:value-type="string" office:string-value="88">
            <text:p>88</text:p>
          </table:table-cell>
          <table:table-cell office:value-type="float" office:value="0.7826400570607575">
            <text:p>0.7826400570607575</text:p>
          </table:table-cell>
          <table:table-cell office:value-type="float" office:value="0.23198872905252801">
            <text:p>0.23198872905252801</text:p>
          </table:table-cell>
          <table:table-cell office:value-type="float" office:value="0.9758908276759737">
            <text:p>0.9758908276759737</text:p>
          </table:table-cell>
          <table:table-cell office:value-type="float" office:value="0.9980378138690797">
            <text:p>0.9980378138690797</text:p>
          </table:table-cell>
        </table:table-row>
        <table:table-row>
          <table:table-cell table:style-name="pd1" office:value-type="string" office:string-value="89">
            <text:p>89</text:p>
          </table:table-cell>
          <table:table-cell office:value-type="float" office:value="0.7826309089365197">
            <text:p>0.7826309089365197</text:p>
          </table:table-cell>
          <table:table-cell office:value-type="float" office:value="0.23199770618378937">
            <text:p>0.23199770618378937</text:p>
          </table:table-cell>
          <table:table-cell office:value-type="float" office:value="0.9759321511530953">
            <text:p>0.9759321511530953</text:p>
          </table:table-cell>
          <table:table-cell office:value-type="float" office:value="0.9980810039338276">
            <text:p>0.9980810039338276</text:p>
          </table:table-cell>
        </table:table-row>
        <table:table-row>
          <table:table-cell table:style-name="pd1" office:value-type="string" office:string-value="90">
            <text:p>90</text:p>
          </table:table-cell>
          <table:table-cell office:value-type="float" office:value="0.7826218594948339">
            <text:p>0.7826218594948339</text:p>
          </table:table-cell>
          <table:table-cell office:value-type="float" office:value="0.23200658647703243">
            <text:p>0.23200658647703243</text:p>
          </table:table-cell>
          <table:table-cell office:value-type="float" office:value="0.9759730262971286">
            <text:p>0.9759730262971286</text:p>
          </table:table-cell>
          <table:table-cell office:value-type="float" office:value="0.9981237041875582">
            <text:p>0.9981237041875582</text:p>
          </table:table-cell>
        </table:table-row>
        <table:table-row>
          <table:table-cell table:style-name="pd1" office:value-type="string" office:string-value="91">
            <text:p>91</text:p>
          </table:table-cell>
          <table:table-cell office:value-type="float" office:value="0.782614005144947">
            <text:p>0.782614005144947</text:p>
          </table:table-cell>
          <table:table-cell office:value-type="float" office:value="0.23201429401664106">
            <text:p>0.23201429401664106</text:p>
          </table:table-cell>
          <table:table-cell office:value-type="float" office:value="0.9760085304492561">
            <text:p>0.9760085304492561</text:p>
          </table:table-cell>
          <table:table-cell office:value-type="float" office:value="0.9981608784074947">
            <text:p>0.9981608784074947</text:p>
          </table:table-cell>
        </table:table-row>
        <table:table-row>
          <table:table-cell table:style-name="pd1" office:value-type="string" office:string-value="92">
            <text:p>92</text:p>
          </table:table-cell>
          <table:table-cell office:value-type="float" office:value="0.7826060253308502">
            <text:p>0.7826060253308502</text:p>
          </table:table-cell>
          <table:table-cell office:value-type="float" office:value="0.2320221246753341">
            <text:p>0.2320221246753341</text:p>
          </table:table-cell>
          <table:table-cell office:value-type="float" office:value="0.9760445928363082">
            <text:p>0.9760445928363082</text:p>
          </table:table-cell>
          <table:table-cell office:value-type="float" office:value="0.9981985953852985">
            <text:p>0.9981985953852985</text:p>
          </table:table-cell>
        </table:table-row>
        <table:table-row>
          <table:table-cell table:style-name="pd1" office:value-type="string" office:string-value="93">
            <text:p>93</text:p>
          </table:table-cell>
          <table:table-cell office:value-type="float" office:value="0.7825980352764456">
            <text:p>0.7825980352764456</text:p>
          </table:table-cell>
          <table:table-cell office:value-type="float" office:value="0.23202996538292756">
            <text:p>0.23202996538292756</text:p>
          </table:table-cell>
          <table:table-cell office:value-type="float" office:value="0.9760806962009119">
            <text:p>0.9760806962009119</text:p>
          </table:table-cell>
          <table:table-cell office:value-type="float" office:value="0.9982363269356681">
            <text:p>0.9982363269356681</text:p>
          </table:table-cell>
        </table:table-row>
        <table:table-row>
          <table:table-cell table:style-name="pd1" office:value-type="string" office:string-value="94">
            <text:p>94</text:p>
          </table:table-cell>
          <table:table-cell office:value-type="float" office:value="0.7825901215263736">
            <text:p>0.7825901215263736</text:p>
          </table:table-cell>
          <table:table-cell office:value-type="float" office:value="0.2320377312124373">
            <text:p>0.2320377312124373</text:p>
          </table:table-cell>
          <table:table-cell office:value-type="float" office:value="0.9761164520527276">
            <text:p>0.9761164520527276</text:p>
          </table:table-cell>
          <table:table-cell office:value-type="float" office:value="0.998273676608051">
            <text:p>0.998273676608051</text:p>
          </table:table-cell>
        </table:table-row>
        <table:table-row>
          <table:table-cell table:style-name="pd1" office:value-type="string" office:string-value="95">
            <text:p>95</text:p>
          </table:table-cell>
          <table:table-cell office:value-type="float" office:value="0.7825821772281928">
            <text:p>0.7825821772281928</text:p>
          </table:table-cell>
          <table:table-cell office:value-type="float" office:value="0.2320455270190633">
            <text:p>0.2320455270190633</text:p>
          </table:table-cell>
          <table:table-cell office:value-type="float" office:value="0.976152340229238">
            <text:p>0.976152340229238</text:p>
          </table:table-cell>
          <table:table-cell office:value-type="float" office:value="0.998311136471694">
            <text:p>0.998311136471694</text:p>
          </table:table-cell>
        </table:table-row>
        <table:table-row>
          <table:table-cell table:style-name="pd1" office:value-type="string" office:string-value="96">
            <text:p>96</text:p>
          </table:table-cell>
          <table:table-cell office:value-type="float" office:value="0.7825743356474437">
            <text:p>0.7825743356474437</text:p>
          </table:table-cell>
          <table:table-cell office:value-type="float" office:value="0.2320532220282097">
            <text:p>0.2320532220282097</text:p>
          </table:table-cell>
          <table:table-cell office:value-type="float" office:value="0.9761877624689294">
            <text:p>0.9761877624689294</text:p>
          </table:table-cell>
          <table:table-cell office:value-type="float" office:value="0.9983480953300204">
            <text:p>0.9983480953300204</text:p>
          </table:table-cell>
        </table:table-row>
        <table:table-row>
          <table:table-cell table:style-name="pd1" office:value-type="string" office:string-value="97">
            <text:p>97</text:p>
          </table:table-cell>
          <table:table-cell office:value-type="float" office:value="0.7825665297727372">
            <text:p>0.7825665297727372</text:p>
          </table:table-cell>
          <table:table-cell office:value-type="float" office:value="0.232060881998716">
            <text:p>0.232060881998716</text:p>
          </table:table-cell>
          <table:table-cell office:value-type="float" office:value="0.9762230197271594">
            <text:p>0.9762230197271594</text:p>
          </table:table-cell>
          <table:table-cell office:value-type="float" office:value="0.9983848621116265">
            <text:p>0.9983848621116265</text:p>
          </table:table-cell>
        </table:table-row>
        <table:table-row>
          <table:table-cell table:style-name="pd1" office:value-type="string" office:string-value="98">
            <text:p>98</text:p>
          </table:table-cell>
          <table:table-cell office:value-type="float" office:value="0.7825588515225462">
            <text:p>0.7825588515225462</text:p>
          </table:table-cell>
          <table:table-cell office:value-type="float" office:value="0.23206841673021178">
            <text:p>0.23206841673021178</text:p>
          </table:table-cell>
          <table:table-cell office:value-type="float" office:value="0.9762576993851495">
            <text:p>0.9762576993851495</text:p>
          </table:table-cell>
          <table:table-cell office:value-type="float" office:value="0.9984210155087189">
            <text:p>0.9984210155087189</text:p>
          </table:table-cell>
        </table:table-row>
        <table:table-row>
          <table:table-cell table:style-name="pd1" office:value-type="string" office:string-value="99">
            <text:p>99</text:p>
          </table:table-cell>
          <table:table-cell office:value-type="float" office:value="0.782551322652829">
            <text:p>0.782551322652829</text:p>
          </table:table-cell>
          <table:table-cell office:value-type="float" office:value="0.23207580487339227">
            <text:p>0.23207580487339227</text:p>
          </table:table-cell>
          <table:table-cell office:value-type="float" office:value="0.9762917038442501">
            <text:p>0.9762917038442501</text:p>
          </table:table-cell>
          <table:table-cell office:value-type="float" office:value="0.9984564565326647">
            <text:p>0.9984564565326647</text:p>
          </table:table-cell>
        </table:table-row>
        <table:table-row>
          <table:table-cell table:style-name="pd1" office:value-type="string" office:string-value="100">
            <text:p>100</text:p>
          </table:table-cell>
          <table:table-cell office:value-type="float" office:value="0.78254456919599">
            <text:p>0.78254456919599</text:p>
          </table:table-cell>
          <table:table-cell office:value-type="float" office:value="0.23208243209739318">
            <text:p>0.23208243209739318</text:p>
          </table:table-cell>
          <table:table-cell office:value-type="float" office:value="0.9763222223921681">
            <text:p>0.9763222223921681</text:p>
          </table:table-cell>
          <table:table-cell office:value-type="float" office:value="0.9984883098899484">
            <text:p>0.9984883098899484</text:p>
          </table:table-cell>
        </table:table-row>
        <table:table-row>
          <table:table-cell table:style-name="pd1" office:value-type="string" office:string-value="101">
            <text:p>101</text:p>
          </table:table-cell>
          <table:table-cell office:value-type="float" office:value="0.7825378406909221">
            <text:p>0.7825378406909221</text:p>
          </table:table-cell>
          <table:table-cell office:value-type="float" office:value="0.23208903483601115">
            <text:p>0.23208903483601115</text:p>
          </table:table-cell>
          <table:table-cell office:value-type="float" office:value="0.9763526245749536">
            <text:p>0.9763526245749536</text:p>
          </table:table-cell>
          <table:table-cell office:value-type="float" office:value="0.99852002438945">
            <text:p>0.99852002438945</text:p>
          </table:table-cell>
        </table:table-row>
        <table:table-row>
          <table:table-cell table:style-name="pd1" office:value-type="string" office:string-value="102">
            <text:p>102</text:p>
          </table:table-cell>
          <table:table-cell office:value-type="float" office:value="0.7825310543966165">
            <text:p>0.7825310543966165</text:p>
          </table:table-cell>
          <table:table-cell office:value-type="float" office:value="0.23209569428369428">
            <text:p>0.23209569428369428</text:p>
          </table:table-cell>
          <table:table-cell office:value-type="float" office:value="0.9763832819668395">
            <text:p>0.9763832819668395</text:p>
          </table:table-cell>
          <table:table-cell office:value-type="float" office:value="0.9985519810093223">
            <text:p>0.9985519810093223</text:p>
          </table:table-cell>
        </table:table-row>
        <table:table-row>
          <table:table-cell table:style-name="pd1" office:value-type="string" office:string-value="103">
            <text:p>103</text:p>
          </table:table-cell>
          <table:table-cell office:value-type="float" office:value="0.7825243524870403">
            <text:p>0.7825243524870403</text:p>
          </table:table-cell>
          <table:table-cell office:value-type="float" office:value="0.2321022709239326">
            <text:p>0.2321022709239326</text:p>
          </table:table-cell>
          <table:table-cell office:value-type="float" office:value="0.9764135563070926">
            <text:p>0.9764135563070926</text:p>
          </table:table-cell>
          <table:table-cell office:value-type="float" office:value="0.998583527363978">
            <text:p>0.998583527363978</text:p>
          </table:table-cell>
        </table:table-row>
        <table:table-row>
          <table:table-cell table:style-name="pd1" office:value-type="string" office:string-value="104">
            <text:p>104</text:p>
          </table:table-cell>
          <table:table-cell office:value-type="float" office:value="0.7825176412463953">
            <text:p>0.7825176412463953</text:p>
          </table:table-cell>
          <table:table-cell office:value-type="float" office:value="0.23210885672082726">
            <text:p>0.23210885672082726</text:p>
          </table:table-cell>
          <table:table-cell office:value-type="float" office:value="0.9764438684437422">
            <text:p>0.9764438684437422</text:p>
          </table:table-cell>
          <table:table-cell office:value-type="float" office:value="0.9986150947862392">
            <text:p>0.9986150947862392</text:p>
          </table:table-cell>
        </table:table-row>
        <table:table-row>
          <table:table-cell table:style-name="pd1" office:value-type="string" office:string-value="105">
            <text:p>105</text:p>
          </table:table-cell>
          <table:table-cell office:value-type="float" office:value="0.7825109389133521">
            <text:p>0.7825109389133521</text:p>
          </table:table-cell>
          <table:table-cell office:value-type="float" office:value="0.23211543377661736">
            <text:p>0.23211543377661736</text:p>
          </table:table-cell>
          <table:table-cell office:value-type="float" office:value="0.97647413656519">
            <text:p>0.97647413656519</text:p>
          </table:table-cell>
          <table:table-cell office:value-type="float" office:value="0.9986466002274516">
            <text:p>0.9986466002274516</text:p>
          </table:table-cell>
        </table:table-row>
        <table:table-row>
          <table:table-cell table:style-name="pd1" office:value-type="string" office:string-value="106">
            <text:p>106</text:p>
          </table:table-cell>
          <table:table-cell office:value-type="float" office:value="0.7825043112958313">
            <text:p>0.7825043112958313</text:p>
          </table:table-cell>
          <table:table-cell office:value-type="float" office:value="0.2321219375134368">
            <text:p>0.2321219375134368</text:p>
          </table:table-cell>
          <table:table-cell office:value-type="float" office:value="0.9765040652816156">
            <text:p>0.9765040652816156</text:p>
          </table:table-cell>
          <table:table-cell office:value-type="float" office:value="0.9986777420622079">
            <text:p>0.9986777420622079</text:p>
          </table:table-cell>
        </table:table-row>
        <table:table-row>
          <table:table-cell table:style-name="pd1" office:value-type="string" office:string-value="107">
            <text:p>107</text:p>
          </table:table-cell>
          <table:table-cell office:value-type="float" office:value="0.7824982190467172">
            <text:p>0.7824982190467172</text:p>
          </table:table-cell>
          <table:table-cell office:value-type="float" office:value="0.23212791588873558">
            <text:p>0.23212791588873558</text:p>
          </table:table-cell>
          <table:table-cell office:value-type="float" office:value="0.9765315864155165">
            <text:p>0.9765315864155165</text:p>
          </table:table-cell>
          <table:table-cell office:value-type="float" office:value="0.9987064046405533">
            <text:p>0.9987064046405533</text:p>
          </table:table-cell>
        </table:table-row>
        <table:table-row>
          <table:table-cell table:style-name="pd1" office:value-type="string" office:string-value="108">
            <text:p>108</text:p>
          </table:table-cell>
          <table:table-cell office:value-type="float" office:value="0.7824922419654493">
            <text:p>0.7824922419654493</text:p>
          </table:table-cell>
          <table:table-cell office:value-type="float" office:value="0.23213378124885845">
            <text:p>0.23213378124885845</text:p>
          </table:table-cell>
          <table:table-cell office:value-type="float" office:value="0.9765585866755947">
            <text:p>0.9765585866755947</text:p>
          </table:table-cell>
          <table:table-cell office:value-type="float" office:value="0.9987345191296129">
            <text:p>0.9987345191296129</text:p>
          </table:table-cell>
        </table:table-row>
        <table:table-row>
          <table:table-cell table:style-name="pd1" office:value-type="string" office:string-value="109">
            <text:p>109</text:p>
          </table:table-cell>
          <table:table-cell office:value-type="float" office:value="0.7824863179434522">
            <text:p>0.7824863179434522</text:p>
          </table:table-cell>
          <table:table-cell office:value-type="float" office:value="0.23213959454147243">
            <text:p>0.23213959454147243</text:p>
          </table:table-cell>
          <table:table-cell office:value-type="float" office:value="0.9765853449937142">
            <text:p>0.9765853449937142</text:p>
          </table:table-cell>
          <table:table-cell office:value-type="float" office:value="0.9987623714993833">
            <text:p>0.9987623714993833</text:p>
          </table:table-cell>
        </table:table-row>
        <table:table-row>
          <table:table-cell table:style-name="pd1" office:value-type="string" office:string-value="110">
            <text:p>110</text:p>
          </table:table-cell>
          <table:table-cell office:value-type="float" office:value="0.7824804861270126">
            <text:p>0.7824804861270126</text:p>
          </table:table-cell>
          <table:table-cell office:value-type="float" office:value="0.23214531735199723">
            <text:p>0.23214531735199723</text:p>
          </table:table-cell>
          <table:table-cell office:value-type="float" office:value="0.9766116856837567">
            <text:p>0.9766116856837567</text:p>
          </table:table-cell>
          <table:table-cell office:value-type="float" office:value="0.9987897825108566">
            <text:p>0.9987897825108566</text:p>
          </table:table-cell>
        </table:table-row>
        <table:table-row>
          <table:table-cell table:style-name="pd1" office:value-type="string" office:string-value="111">
            <text:p>111</text:p>
          </table:table-cell>
          <table:table-cell office:value-type="float" office:value="0.7824747224416834">
            <text:p>0.7824747224416834</text:p>
          </table:table-cell>
          <table:table-cell office:value-type="float" office:value="0.2321509733048904">
            <text:p>0.2321509733048904</text:p>
          </table:table-cell>
          <table:table-cell office:value-type="float" office:value="0.9766377169088206">
            <text:p>0.9766377169088206</text:p>
          </table:table-cell>
          <table:table-cell office:value-type="float" office:value="0.9988168633465816">
            <text:p>0.9988168633465816</text:p>
          </table:table-cell>
        </table:table-row>
        <table:table-row>
          <table:table-cell table:style-name="pd1" office:value-type="string" office:string-value="112">
            <text:p>112</text:p>
          </table:table-cell>
          <table:table-cell office:value-type="float" office:value="0.7824690481733513">
            <text:p>0.7824690481733513</text:p>
          </table:table-cell>
          <table:table-cell office:value-type="float" office:value="0.2321565415121322">
            <text:p>0.2321565415121322</text:p>
          </table:table-cell>
          <table:table-cell office:value-type="float" office:value="0.9766633431712951">
            <text:p>0.9766633431712951</text:p>
          </table:table-cell>
          <table:table-cell office:value-type="float" office:value="0.9988435167746105">
            <text:p>0.9988435167746105</text:p>
          </table:table-cell>
        </table:table-row>
        <table:table-row>
          <table:table-cell table:style-name="pd1" office:value-type="string" office:string-value="113">
            <text:p>113</text:p>
          </table:table-cell>
          <table:table-cell office:value-type="float" office:value="0.782463378325537">
            <text:p>0.782463378325537</text:p>
          </table:table-cell>
          <table:table-cell office:value-type="float" office:value="0.23216210538148266">
            <text:p>0.23216210538148266</text:p>
          </table:table-cell>
          <table:table-cell office:value-type="float" office:value="0.9766889461605192">
            <text:p>0.9766889461605192</text:p>
          </table:table-cell>
          <table:table-cell office:value-type="float" office:value="0.998870133813238">
            <text:p>0.998870133813238</text:p>
          </table:table-cell>
        </table:table-row>
        <table:table-row>
          <table:table-cell table:style-name="pd1" office:value-type="string" office:string-value="114">
            <text:p>114</text:p>
          </table:table-cell>
          <table:table-cell office:value-type="float" office:value="0.7824580137067709">
            <text:p>0.7824580137067709</text:p>
          </table:table-cell>
          <table:table-cell office:value-type="float" office:value="0.23216736972700067">
            <text:p>0.23216736972700067</text:p>
          </table:table-cell>
          <table:table-cell office:value-type="float" office:value="0.9767131753740916">
            <text:p>0.9767131753740916</text:p>
          </table:table-cell>
          <table:table-cell office:value-type="float" office:value="0.9988953330358014">
            <text:p>0.9988953330358014</text:p>
          </table:table-cell>
        </table:table-row>
        <table:table-row>
          <table:table-cell table:style-name="pd1" office:value-type="string" office:string-value="115">
            <text:p>115</text:p>
          </table:table-cell>
          <table:table-cell office:value-type="float" office:value="0.7824528117532987">
            <text:p>0.7824528117532987</text:p>
          </table:table-cell>
          <table:table-cell office:value-type="float" office:value="0.23217247444769776">
            <text:p>0.23217247444769776</text:p>
          </table:table-cell>
          <table:table-cell office:value-type="float" office:value="0.9767366709668572">
            <text:p>0.9767366709668572</text:p>
          </table:table-cell>
          <table:table-cell office:value-type="float" office:value="0.9989197698938108">
            <text:p>0.9989197698938108</text:p>
          </table:table-cell>
        </table:table-row>
        <table:table-row>
          <table:table-cell table:style-name="pd1" office:value-type="string" office:string-value="116">
            <text:p>116</text:p>
          </table:table-cell>
          <table:table-cell office:value-type="float" office:value="0.7824476801086926">
            <text:p>0.7824476801086926</text:p>
          </table:table-cell>
          <table:table-cell office:value-type="float" office:value="0.2321775101737132">
            <text:p>0.2321775101737132</text:p>
          </table:table-cell>
          <table:table-cell office:value-type="float" office:value="0.9767598476702447">
            <text:p>0.9767598476702447</text:p>
          </table:table-cell>
          <table:table-cell office:value-type="float" office:value="0.9989438691572449">
            <text:p>0.9989438691572449</text:p>
          </table:table-cell>
        </table:table-row>
        <table:table-row>
          <table:table-cell table:style-name="pd1" office:value-type="string" office:string-value="117">
            <text:p>117</text:p>
          </table:table-cell>
          <table:table-cell office:value-type="float" office:value="0.7824426293522782">
            <text:p>0.7824426293522782</text:p>
          </table:table-cell>
          <table:table-cell office:value-type="float" office:value="0.23218246652346564">
            <text:p>0.23218246652346564</text:p>
          </table:table-cell>
          <table:table-cell office:value-type="float" office:value="0.976782658051977">
            <text:p>0.976782658051977</text:p>
          </table:table-cell>
          <table:table-cell office:value-type="float" office:value="0.998967582679795">
            <text:p>0.998967582679795</text:p>
          </table:table-cell>
        </table:table-row>
        <table:table-row>
          <table:table-cell table:style-name="pd1" office:value-type="string" office:string-value="118">
            <text:p>118</text:p>
          </table:table-cell>
          <table:table-cell office:value-type="float" office:value="0.7824376422417193">
            <text:p>0.7824376422417193</text:p>
          </table:table-cell>
          <table:table-cell office:value-type="float" office:value="0.23218736041700466">
            <text:p>0.23218736041700466</text:p>
          </table:table-cell>
          <table:table-cell office:value-type="float" office:value="0.9768051795930166">
            <text:p>0.9768051795930166</text:p>
          </table:table-cell>
          <table:table-cell office:value-type="float" office:value="0.9989909901120552">
            <text:p>0.9989909901120552</text:p>
          </table:table-cell>
        </table:table-row>
        <table:table-row>
          <table:table-cell table:style-name="pd1" office:value-type="string" office:string-value="119">
            <text:p>119</text:p>
          </table:table-cell>
          <table:table-cell office:value-type="float" office:value="0.7824327358484383">
            <text:p>0.7824327358484383</text:p>
          </table:table-cell>
          <table:table-cell office:value-type="float" office:value="0.23219217510199996">
            <text:p>0.23219217510199996</text:p>
          </table:table-cell>
          <table:table-cell office:value-type="float" office:value="0.9768273357114688">
            <text:p>0.9768273357114688</text:p>
          </table:table-cell>
          <table:table-cell office:value-type="float" office:value="0.9990140134495558">
            <text:p>0.9990140134495558</text:p>
          </table:table-cell>
        </table:table-row>
        <table:table-row>
          <table:table-cell table:style-name="pd1" office:value-type="string" office:string-value="120">
            <text:p>120</text:p>
          </table:table-cell>
          <table:table-cell office:value-type="float" office:value="0.7824279545970311">
            <text:p>0.7824279545970311</text:p>
          </table:table-cell>
          <table:table-cell office:value-type="float" office:value="0.23219686698422207">
            <text:p>0.23219686698422207</text:p>
          </table:table-cell>
          <table:table-cell office:value-type="float" office:value="0.9768489270150214">
            <text:p>0.9768489270150214</text:p>
          </table:table-cell>
          <table:table-cell office:value-type="float" office:value="0.999036449012712">
            <text:p>0.999036449012712</text:p>
          </table:table-cell>
        </table:table-row>
        <table:table-row>
          <table:table-cell table:style-name="pd1" office:value-type="string" office:string-value="121">
            <text:p>121</text:p>
          </table:table-cell>
          <table:table-cell office:value-type="float" office:value="0.7824234396197242">
            <text:p>0.7824234396197242</text:p>
          </table:table-cell>
          <table:table-cell office:value-type="float" office:value="0.23220129756942973">
            <text:p>0.23220129756942973</text:p>
          </table:table-cell>
          <table:table-cell office:value-type="float" office:value="0.9768693199157261">
            <text:p>0.9768693199157261</text:p>
          </table:table-cell>
          <table:table-cell office:value-type="float" office:value="0.9990576488376999">
            <text:p>0.9990576488376999</text:p>
          </table:table-cell>
        </table:table-row>
        <table:table-row>
          <table:table-cell table:style-name="pd1" office:value-type="string" office:string-value="122">
            <text:p>122</text:p>
          </table:table-cell>
          <table:table-cell office:value-type="float" office:value="0.7824189252544865">
            <text:p>0.7824189252544865</text:p>
          </table:table-cell>
          <table:table-cell office:value-type="float" office:value="0.23220572755400878">
            <text:p>0.23220572755400878</text:p>
          </table:table-cell>
          <table:table-cell office:value-type="float" office:value="0.9768897072340138">
            <text:p>0.9768897072340138</text:p>
          </table:table-cell>
          <table:table-cell office:value-type="float" office:value="0.9990788337423941">
            <text:p>0.9990788337423941</text:p>
          </table:table-cell>
        </table:table-row>
        <table:table-row>
          <table:table-cell table:style-name="pd1" office:value-type="string" office:string-value="123">
            <text:p>123</text:p>
          </table:table-cell>
          <table:table-cell office:value-type="float" office:value="0.7824144316785944">
            <text:p>0.7824144316785944</text:p>
          </table:table-cell>
          <table:table-cell office:value-type="float" office:value="0.23221013713782823">
            <text:p>0.23221013713782823</text:p>
          </table:table-cell>
          <table:table-cell office:value-type="float" office:value="0.9769099984541362">
            <text:p>0.9769099984541362</text:p>
          </table:table-cell>
          <table:table-cell office:value-type="float" office:value="0.999099911407453">
            <text:p>0.999099911407453</text:p>
          </table:table-cell>
        </table:table-row>
        <table:table-row>
          <table:table-cell table:style-name="pd1" office:value-type="string" office:string-value="124">
            <text:p>124</text:p>
          </table:table-cell>
          <table:table-cell office:value-type="float" office:value="0.7824100232976637">
            <text:p>0.7824100232976637</text:p>
          </table:table-cell>
          <table:table-cell office:value-type="float" office:value="0.23221446311911523">
            <text:p>0.23221446311911523</text:p>
          </table:table-cell>
          <table:table-cell office:value-type="float" office:value="0.9769299044580859">
            <text:p>0.9769299044580859</text:p>
          </table:table-cell>
          <table:table-cell office:value-type="float" office:value="0.999120586293691">
            <text:p>0.999120586293691</text:p>
          </table:table-cell>
        </table:table-row>
        <table:table-row>
          <table:table-cell table:style-name="pd1" office:value-type="string" office:string-value="125">
            <text:p>125</text:p>
          </table:table-cell>
          <table:table-cell office:value-type="float" office:value="0.7824057046760805">
            <text:p>0.7824057046760805</text:p>
          </table:table-cell>
          <table:table-cell office:value-type="float" office:value="0.23221870101879974">
            <text:p>0.23221870101879974</text:p>
          </table:table-cell>
          <table:table-cell office:value-type="float" office:value="0.9769494013188995">
            <text:p>0.9769494013188995</text:p>
          </table:table-cell>
          <table:table-cell office:value-type="float" office:value="0.9991408343318415">
            <text:p>0.9991408343318415</text:p>
          </table:table-cell>
        </table:table-row>
        <table:table-row>
          <table:table-cell table:style-name="pd1" office:value-type="string" office:string-value="126">
            <text:p>126</text:p>
          </table:table-cell>
          <table:table-cell office:value-type="float" office:value="0.7824014665072216">
            <text:p>0.7824014665072216</text:p>
          </table:table-cell>
          <table:table-cell office:value-type="float" office:value="0.232222859969549">
            <text:p>0.232222859969549</text:p>
          </table:table-cell>
          <table:table-cell office:value-type="float" office:value="0.9769685413803754">
            <text:p>0.9769685413803754</text:p>
          </table:table-cell>
          <table:table-cell office:value-type="float" office:value="0.9991607089347259">
            <text:p>0.9991607089347259</text:p>
          </table:table-cell>
        </table:table-row>
        <table:table-row>
          <table:table-cell table:style-name="pd1" office:value-type="string" office:string-value="127">
            <text:p>127</text:p>
          </table:table-cell>
          <table:table-cell office:value-type="float" office:value="0.7823974566360108">
            <text:p>0.7823974566360108</text:p>
          </table:table-cell>
          <table:table-cell office:value-type="float" office:value="0.23222679488989614">
            <text:p>0.23222679488989614</text:p>
          </table:table-cell>
          <table:table-cell office:value-type="float" office:value="0.9769866503760288">
            <text:p>0.9769866503760288</text:p>
          </table:table-cell>
          <table:table-cell office:value-type="float" office:value="0.9991795208626729">
            <text:p>0.9991795208626729</text:p>
          </table:table-cell>
        </table:table-row>
        <table:table-row>
          <table:table-cell table:style-name="pd1" office:value-type="string" office:string-value="128">
            <text:p>128</text:p>
          </table:table-cell>
          <table:table-cell office:value-type="float" office:value="0.7823935444319045">
            <text:p>0.7823935444319045</text:p>
          </table:table-cell>
          <table:table-cell office:value-type="float" office:value="0.23223063396869217">
            <text:p>0.23223063396869217</text:p>
          </table:table-cell>
          <table:table-cell office:value-type="float" office:value="0.9770043184124533">
            <text:p>0.9770043184124533</text:p>
          </table:table-cell>
          <table:table-cell office:value-type="float" office:value="0.9991978740180385">
            <text:p>0.9991978740180385</text:p>
          </table:table-cell>
        </table:table-row>
        <table:table-row>
          <table:table-cell table:style-name="pd1" office:value-type="string" office:string-value="129">
            <text:p>129</text:p>
          </table:table-cell>
          <table:table-cell office:value-type="float" office:value="0.7823896809596489">
            <text:p>0.7823896809596489</text:p>
          </table:table-cell>
          <table:table-cell office:value-type="float" office:value="0.2322344252265129">
            <text:p>0.2322344252265129</text:p>
          </table:table-cell>
          <table:table-cell office:value-type="float" office:value="0.9770217652320183">
            <text:p>0.9770217652320183</text:p>
          </table:table-cell>
          <table:table-cell office:value-type="float" office:value="0.999215993475205">
            <text:p>0.999215993475205</text:p>
          </table:table-cell>
        </table:table-row>
        <table:table-row>
          <table:table-cell table:style-name="pd1" office:value-type="string" office:string-value="130">
            <text:p>130</text:p>
          </table:table-cell>
          <table:table-cell office:value-type="float" office:value="0.7823858489512797">
            <text:p>0.7823858489512797</text:p>
          </table:table-cell>
          <table:table-cell office:value-type="float" office:value="0.23223818560855747">
            <text:p>0.23223818560855747</text:p>
          </table:table-cell>
          <table:table-cell office:value-type="float" office:value="0.9770390684168044">
            <text:p>0.9770390684168044</text:p>
          </table:table-cell>
          <table:table-cell office:value-type="float" office:value="0.9992339588396223">
            <text:p>0.9992339588396223</text:p>
          </table:table-cell>
        </table:table-row>
        <table:table-row>
          <table:table-cell table:style-name="pd1" office:value-type="string" office:string-value="131">
            <text:p>131</text:p>
          </table:table-cell>
          <table:table-cell office:value-type="float" office:value="0.7823820765405645">
            <text:p>0.7823820765405645</text:p>
          </table:table-cell>
          <table:table-cell office:value-type="float" office:value="0.232241887506923">
            <text:p>0.232241887506923</text:p>
          </table:table-cell>
          <table:table-cell office:value-type="float" office:value="0.9770561017062792">
            <text:p>0.9770561017062792</text:p>
          </table:table-cell>
          <table:table-cell office:value-type="float" office:value="0.9992516411396217">
            <text:p>0.9992516411396217</text:p>
          </table:table-cell>
        </table:table-row>
        <table:table-row>
          <table:table-cell table:style-name="pd1" office:value-type="string" office:string-value="132">
            <text:p>132</text:p>
          </table:table-cell>
          <table:table-cell office:value-type="float" office:value="0.7823783528256615">
            <text:p>0.7823783528256615</text:p>
          </table:table-cell>
          <table:table-cell office:value-type="float" office:value="0.23224554161967825">
            <text:p>0.23224554161967825</text:p>
          </table:table-cell>
          <table:table-cell office:value-type="float" office:value="0.9770729140983924">
            <text:p>0.9770729140983924</text:p>
          </table:table-cell>
          <table:table-cell office:value-type="float" office:value="0.9992690907174304">
            <text:p>0.9992690907174304</text:p>
          </table:table-cell>
        </table:table-row>
        <table:table-row>
          <table:table-cell table:style-name="pd1" office:value-type="string" office:string-value="133">
            <text:p>133</text:p>
          </table:table-cell>
          <table:table-cell office:value-type="float" office:value="0.7823747685828613">
            <text:p>0.7823747685828613</text:p>
          </table:table-cell>
          <table:table-cell office:value-type="float" office:value="0.23224905886728586">
            <text:p>0.23224905886728586</text:p>
          </table:table-cell>
          <table:table-cell office:value-type="float" office:value="0.9770890980845157">
            <text:p>0.9770890980845157</text:p>
          </table:table-cell>
          <table:table-cell office:value-type="float" office:value="0.9992858908176911">
            <text:p>0.9992858908176911</text:p>
          </table:table-cell>
        </table:table-row>
        <table:table-row>
          <table:table-cell table:style-name="pd1" office:value-type="string" office:string-value="134">
            <text:p>134</text:p>
          </table:table-cell>
          <table:table-cell office:value-type="float" office:value="0.7823713025095834">
            <text:p>0.7823713025095834</text:p>
          </table:table-cell>
          <table:table-cell office:value-type="float" office:value="0.2322524601541473">
            <text:p>0.2322524601541473</text:p>
          </table:table-cell>
          <table:table-cell office:value-type="float" office:value="0.9771047493581152">
            <text:p>0.9771047493581152</text:p>
          </table:table-cell>
          <table:table-cell office:value-type="float" office:value="0.9993021395473068">
            <text:p>0.9993021395473068</text:p>
          </table:table-cell>
        </table:table-row>
        <table:table-row>
          <table:table-cell table:style-name="pd1" office:value-type="string" office:string-value="135">
            <text:p>135</text:p>
          </table:table-cell>
          <table:table-cell office:value-type="float" office:value="0.7823678661518214">
            <text:p>0.7823678661518214</text:p>
          </table:table-cell>
          <table:table-cell office:value-type="float" office:value="0.2322558322809232">
            <text:p>0.2322558322809232</text:p>
          </table:table-cell>
          <table:table-cell office:value-type="float" office:value="0.9771202651009071">
            <text:p>0.9771202651009071</text:p>
          </table:table-cell>
          <table:table-cell office:value-type="float" office:value="0.9993182434816859">
            <text:p>0.9993182434816859</text:p>
          </table:table-cell>
        </table:table-row>
        <table:table-row>
          <table:table-cell table:style-name="pd1" office:value-type="string" office:string-value="136">
            <text:p>136</text:p>
          </table:table-cell>
          <table:table-cell office:value-type="float" office:value="0.7823645048184052">
            <text:p>0.7823645048184052</text:p>
          </table:table-cell>
          <table:table-cell office:value-type="float" office:value="0.2322591307856773">
            <text:p>0.2322591307856773</text:p>
          </table:table-cell>
          <table:table-cell office:value-type="float" office:value="0.9771354419375242">
            <text:p>0.9771354419375242</text:p>
          </table:table-cell>
          <table:table-cell office:value-type="float" office:value="0.9993339947106028">
            <text:p>0.9993339947106028</text:p>
          </table:table-cell>
        </table:table-row>
        <table:table-row>
          <table:table-cell table:style-name="pd1" office:value-type="string" office:string-value="137">
            <text:p>137</text:p>
          </table:table-cell>
          <table:table-cell office:value-type="float" office:value="0.7823612167529899">
            <text:p>0.7823612167529899</text:p>
          </table:table-cell>
          <table:table-cell office:value-type="float" office:value="0.23226235739192602">
            <text:p>0.23226235739192602</text:p>
          </table:table-cell>
          <table:table-cell office:value-type="float" office:value="0.9771502878006535">
            <text:p>0.9771502878006535</text:p>
          </table:table-cell>
          <table:table-cell office:value-type="float" office:value="0.9993494015237026">
            <text:p>0.9993494015237026</text:p>
          </table:table-cell>
        </table:table-row>
        <table:table-row>
          <table:table-cell table:style-name="pd1" office:value-type="string" office:string-value="138">
            <text:p>138</text:p>
          </table:table-cell>
          <table:table-cell office:value-type="float" office:value="0.7823580011965746">
            <text:p>0.7823580011965746</text:p>
          </table:table-cell>
          <table:table-cell office:value-type="float" office:value="0.23226551284448307">
            <text:p>0.23226551284448307</text:p>
          </table:table-cell>
          <table:table-cell office:value-type="float" office:value="0.9771648057859698">
            <text:p>0.9771648057859698</text:p>
          </table:table-cell>
          <table:table-cell office:value-type="float" office:value="0.9993644672695898">
            <text:p>0.9993644672695898</text:p>
          </table:table-cell>
        </table:table-row>
        <table:table-row>
          <table:table-cell table:style-name="pd1" office:value-type="string" office:string-value="139">
            <text:p>139</text:p>
          </table:table-cell>
          <table:table-cell office:value-type="float" office:value="0.7823549144219079">
            <text:p>0.7823549144219079</text:p>
          </table:table-cell>
          <table:table-cell office:value-type="float" office:value="0.2322685419224271">
            <text:p>0.2322685419224271</text:p>
          </table:table-cell>
          <table:table-cell office:value-type="float" office:value="0.9771787443675345">
            <text:p>0.9771787443675345</text:p>
          </table:table-cell>
          <table:table-cell office:value-type="float" office:value="0.9993789347123025">
            <text:p>0.9993789347123025</text:p>
          </table:table-cell>
        </table:table-row>
        <table:table-row>
          <table:table-cell table:style-name="pd1" office:value-type="string" office:string-value="140">
            <text:p>140</text:p>
          </table:table-cell>
          <table:table-cell office:value-type="float" office:value="0.7823518995504807">
            <text:p>0.7823518995504807</text:p>
          </table:table-cell>
          <table:table-cell office:value-type="float" office:value="0.23227150044111733">
            <text:p>0.23227150044111733</text:p>
          </table:table-cell>
          <table:table-cell office:value-type="float" office:value="0.9771923578814881">
            <text:p>0.9771923578814881</text:p>
          </table:table-cell>
          <table:table-cell office:value-type="float" office:value="0.9993930642804759">
            <text:p>0.9993930642804759</text:p>
          </table:table-cell>
        </table:table-row>
        <table:table-row>
          <table:table-cell table:style-name="pd1" office:value-type="string" office:string-value="141">
            <text:p>141</text:p>
          </table:table-cell>
          <table:table-cell office:value-type="float" office:value="0.7823488989980862">
            <text:p>0.7823488989980862</text:p>
          </table:table-cell>
          <table:table-cell office:value-type="float" office:value="0.23227444490842034">
            <text:p>0.23227444490842034</text:p>
          </table:table-cell>
          <table:table-cell office:value-type="float" office:value="0.9772059052630548">
            <text:p>0.9772059052630548</text:p>
          </table:table-cell>
          <table:table-cell office:value-type="float" office:value="0.999407121045199">
            <text:p>0.999407121045199</text:p>
          </table:table-cell>
        </table:table-row>
        <table:table-row>
          <table:table-cell table:style-name="pd1" office:value-type="string" office:string-value="142">
            <text:p>142</text:p>
          </table:table-cell>
          <table:table-cell office:value-type="float" office:value="0.7823459634730338">
            <text:p>0.7823459634730338</text:p>
          </table:table-cell>
          <table:table-cell office:value-type="float" office:value="0.23227732556384562">
            <text:p>0.23227732556384562</text:p>
          </table:table-cell>
          <table:table-cell office:value-type="float" office:value="0.977219158891135">
            <text:p>0.977219158891135</text:p>
          </table:table-cell>
          <table:table-cell office:value-type="float" office:value="0.9994208722554202">
            <text:p>0.9994208722554202</text:p>
          </table:table-cell>
        </table:table-row>
        <table:table-row>
          <table:table-cell table:style-name="pd1" office:value-type="string" office:string-value="143">
            <text:p>143</text:p>
          </table:table-cell>
          <table:table-cell office:value-type="float" office:value="0.7823430854012062">
            <text:p>0.7823430854012062</text:p>
          </table:table-cell>
          <table:table-cell office:value-type="float" office:value="0.23228014983993803">
            <text:p>0.23228014983993803</text:p>
          </table:table-cell>
          <table:table-cell office:value-type="float" office:value="0.977232152812472">
            <text:p>0.977232152812472</text:p>
          </table:table-cell>
          <table:table-cell office:value-type="float" office:value="0.9994343528867049">
            <text:p>0.9994343528867049</text:p>
          </table:table-cell>
        </table:table-row>
        <table:table-row>
          <table:table-cell table:style-name="pd1" office:value-type="string" office:string-value="144">
            <text:p>144</text:p>
          </table:table-cell>
          <table:table-cell office:value-type="float" office:value="0.7823402869037511">
            <text:p>0.7823402869037511</text:p>
          </table:table-cell>
          <table:table-cell office:value-type="float" office:value="0.23228289602902955">
            <text:p>0.23228289602902955</text:p>
          </table:table-cell>
          <table:table-cell office:value-type="float" office:value="0.9772447877518641">
            <text:p>0.9772447877518641</text:p>
          </table:table-cell>
          <table:table-cell office:value-type="float" office:value="0.9994474614990875">
            <text:p>0.9994474614990875</text:p>
          </table:table-cell>
        </table:table-row>
        <table:table-row>
          <table:table-cell table:style-name="pd1" office:value-type="string" office:string-value="145">
            <text:p>145</text:p>
          </table:table-cell>
          <table:table-cell office:value-type="float" office:value="0.7823375476988593">
            <text:p>0.7823375476988593</text:p>
          </table:table-cell>
          <table:table-cell office:value-type="float" office:value="0.23228558403382982">
            <text:p>0.23228558403382982</text:p>
          </table:table-cell>
          <table:table-cell office:value-type="float" office:value="0.9772571548073825">
            <text:p>0.9772571548073825</text:p>
          </table:table-cell>
          <table:table-cell office:value-type="float" office:value="0.9994602914320613">
            <text:p>0.9994602914320613</text:p>
          </table:table-cell>
        </table:table-row>
        <table:table-row>
          <table:table-cell table:style-name="pd1" office:value-type="string" office:string-value="146">
            <text:p>146</text:p>
          </table:table-cell>
          <table:table-cell office:value-type="float" office:value="0.7823348724311208">
            <text:p>0.7823348724311208</text:p>
          </table:table-cell>
          <table:table-cell office:value-type="float" office:value="0.2322882092965639">
            <text:p>0.2322882092965639</text:p>
          </table:table-cell>
          <table:table-cell office:value-type="float" office:value="0.9772692331651569">
            <text:p>0.9772692331651569</text:p>
          </table:table-cell>
          <table:table-cell office:value-type="float" office:value="0.9994728215162351">
            <text:p>0.9994728215162351</text:p>
          </table:table-cell>
        </table:table-row>
        <table:table-row>
          <table:table-cell table:style-name="pd1" office:value-type="string" office:string-value="147">
            <text:p>147</text:p>
          </table:table-cell>
          <table:table-cell office:value-type="float" office:value="0.7823322641076">
            <text:p>0.7823322641076</text:p>
          </table:table-cell>
          <table:table-cell office:value-type="float" office:value="0.23229076886637404">
            <text:p>0.23229076886637404</text:p>
          </table:table-cell>
          <table:table-cell office:value-type="float" office:value="0.9772810093643961">
            <text:p>0.9772810093643961</text:p>
          </table:table-cell>
          <table:table-cell office:value-type="float" office:value="0.9994850381011736">
            <text:p>0.9994850381011736</text:p>
          </table:table-cell>
        </table:table-row>
        <table:table-row>
          <table:table-cell table:style-name="pd1" office:value-type="string" office:string-value="148">
            <text:p>148</text:p>
          </table:table-cell>
          <table:table-cell office:value-type="float" office:value="0.7823297146913454">
            <text:p>0.7823297146913454</text:p>
          </table:table-cell>
          <table:table-cell office:value-type="float" office:value="0.23229327062998842">
            <text:p>0.23229327062998842</text:p>
          </table:table-cell>
          <table:table-cell office:value-type="float" office:value="0.9772925195240488">
            <text:p>0.9772925195240488</text:p>
          </table:table-cell>
          <table:table-cell office:value-type="float" office:value="0.9994969782610716">
            <text:p>0.9994969782610716</text:p>
          </table:table-cell>
        </table:table-row>
        <table:table-row>
          <table:table-cell table:style-name="pd1" office:value-type="string" office:string-value="149">
            <text:p>149</text:p>
          </table:table-cell>
          <table:table-cell office:value-type="float" office:value="0.7823272076607174">
            <text:p>0.7823272076607174</text:p>
          </table:table-cell>
          <table:table-cell office:value-type="float" office:value="0.23229573080023078">
            <text:p>0.23229573080023078</text:p>
          </table:table-cell>
          <table:table-cell office:value-type="float" office:value="0.9773038378591353">
            <text:p>0.9773038378591353</text:p>
          </table:table-cell>
          <table:table-cell office:value-type="float" office:value="0.9995087180443899">
            <text:p>0.9995087180443899</text:p>
          </table:table-cell>
        </table:table-row>
        <table:table-row>
          <table:table-cell table:style-name="pd1" office:value-type="string" office:string-value="150">
            <text:p>150</text:p>
          </table:table-cell>
          <table:table-cell office:value-type="float" office:value="0.7823247378607021">
            <text:p>0.7823247378607021</text:p>
          </table:table-cell>
          <table:table-cell office:value-type="float" office:value="0.23229815443575985">
            <text:p>0.23229815443575985</text:p>
          </table:table-cell>
          <table:table-cell office:value-type="float" office:value="0.9773149875416113">
            <text:p>0.9773149875416113</text:p>
          </table:table-cell>
          <table:table-cell office:value-type="float" office:value="0.9995202812708267">
            <text:p>0.9995202812708267</text:p>
          </table:table-cell>
        </table:table-row>
        <table:table-row>
          <table:table-cell table:style-name="pd1" office:value-type="string" office:string-value="151">
            <text:p>151</text:p>
          </table:table-cell>
          <table:table-cell office:value-type="float" office:value="0.7823223170220546">
            <text:p>0.7823223170220546</text:p>
          </table:table-cell>
          <table:table-cell office:value-type="float" office:value="0.23230053002508688">
            <text:p>0.23230053002508688</text:p>
          </table:table-cell>
          <table:table-cell office:value-type="float" office:value="0.9773259159473132">
            <text:p>0.9773259159473132</text:p>
          </table:table-cell>
          <table:table-cell office:value-type="float" office:value="0.9995316142043974">
            <text:p>0.9995316142043974</text:p>
          </table:table-cell>
        </table:table-row>
        <table:table-row>
          <table:table-cell table:style-name="pd1" office:value-type="string" office:string-value="152">
            <text:p>152</text:p>
          </table:table-cell>
          <table:table-cell office:value-type="float" office:value="0.7823199616149428">
            <text:p>0.7823199616149428</text:p>
          </table:table-cell>
          <table:table-cell office:value-type="float" office:value="0.2323028414058975">
            <text:p>0.2323028414058975</text:p>
          </table:table-cell>
          <table:table-cell office:value-type="float" office:value="0.9773365491639998">
            <text:p>0.9773365491639998</text:p>
          </table:table-cell>
          <table:table-cell office:value-type="float" office:value="0.9995426413253059">
            <text:p>0.9995426413253059</text:p>
          </table:table-cell>
        </table:table-row>
        <table:table-row>
          <table:table-cell table:style-name="pd1" office:value-type="string" office:string-value="153">
            <text:p>153</text:p>
          </table:table-cell>
          <table:table-cell office:value-type="float" office:value="0.782317654806106">
            <text:p>0.782317654806106</text:p>
          </table:table-cell>
          <table:table-cell office:value-type="float" office:value="0.23230510509681201">
            <text:p>0.23230510509681201</text:p>
          </table:table-cell>
          <table:table-cell office:value-type="float" office:value="0.977346962799421">
            <text:p>0.977346962799421</text:p>
          </table:table-cell>
          <table:table-cell office:value-type="float" office:value="0.9995534400931959">
            <text:p>0.9995534400931959</text:p>
          </table:table-cell>
        </table:table-row>
        <table:table-row>
          <table:table-cell table:style-name="pd1" office:value-type="string" office:string-value="154">
            <text:p>154</text:p>
          </table:table-cell>
          <table:table-cell office:value-type="float" office:value="0.7823153974662163">
            <text:p>0.7823153974662163</text:p>
          </table:table-cell>
          <table:table-cell office:value-type="float" office:value="0.23230732024343292">
            <text:p>0.23230732024343292</text:p>
          </table:table-cell>
          <table:table-cell office:value-type="float" office:value="0.9773571529315102">
            <text:p>0.9773571529315102</text:p>
          </table:table-cell>
          <table:table-cell office:value-type="float" office:value="0.999564006594674">
            <text:p>0.999564006594674</text:p>
          </table:table-cell>
        </table:table-row>
        <table:table-row>
          <table:table-cell table:style-name="pd1" office:value-type="string" office:string-value="155">
            <text:p>155</text:p>
          </table:table-cell>
          <table:table-cell office:value-type="float" office:value="0.7823132023175826">
            <text:p>0.7823132023175826</text:p>
          </table:table-cell>
          <table:table-cell office:value-type="float" office:value="0.23230947436125096">
            <text:p>0.23230947436125096</text:p>
          </table:table-cell>
          <table:table-cell office:value-type="float" office:value="0.9773670624468593">
            <text:p>0.9773670624468593</text:p>
          </table:table-cell>
          <table:table-cell office:value-type="float" office:value="0.999574282490117">
            <text:p>0.999574282490117</text:p>
          </table:table-cell>
        </table:table-row>
        <table:table-row>
          <table:table-cell table:style-name="pd1" office:value-type="string" office:string-value="156">
            <text:p>156</text:p>
          </table:table-cell>
          <table:table-cell office:value-type="float" office:value="0.7823110648507856">
            <text:p>0.7823110648507856</text:p>
          </table:table-cell>
          <table:table-cell office:value-type="float" office:value="0.23231157187539755">
            <text:p>0.23231157187539755</text:p>
          </table:table-cell>
          <table:table-cell office:value-type="float" office:value="0.9773767119817282">
            <text:p>0.9773767119817282</text:p>
          </table:table-cell>
          <table:table-cell office:value-type="float" office:value="0.9995842889714356">
            <text:p>0.9995842889714356</text:p>
          </table:table-cell>
        </table:table-row>
        <table:table-row>
          <table:table-cell table:style-name="pd1" office:value-type="string" office:string-value="157">
            <text:p>157</text:p>
          </table:table-cell>
          <table:table-cell office:value-type="float" office:value="0.7823089807679506">
            <text:p>0.7823089807679506</text:p>
          </table:table-cell>
          <table:table-cell office:value-type="float" office:value="0.2323136170034131">
            <text:p>0.2323136170034131</text:p>
          </table:table-cell>
          <table:table-cell office:value-type="float" office:value="0.9773861204114251">
            <text:p>0.9773861204114251</text:p>
          </table:table-cell>
          <table:table-cell office:value-type="float" office:value="0.9995940454576246">
            <text:p>0.9995940454576246</text:p>
          </table:table-cell>
        </table:table-row>
        <table:table-row>
          <table:table-cell table:style-name="pd1" office:value-type="string" office:string-value="158">
            <text:p>158</text:p>
          </table:table-cell>
          <table:table-cell office:value-type="float" office:value="0.7823069096113214">
            <text:p>0.7823069096113214</text:p>
          </table:table-cell>
          <table:table-cell office:value-type="float" office:value="0.23231564944683433">
            <text:p>0.23231564944683433</text:p>
          </table:table-cell>
          <table:table-cell office:value-type="float" office:value="0.9773954695670752">
            <text:p>0.9773954695670752</text:p>
          </table:table-cell>
          <table:table-cell office:value-type="float" office:value="0.9996037380703547">
            <text:p>0.9996037380703547</text:p>
          </table:table-cell>
        </table:table-row>
        <table:table-row>
          <table:table-cell table:style-name="pd1" office:value-type="string" office:string-value="159">
            <text:p>159</text:p>
          </table:table-cell>
          <table:table-cell office:value-type="float" office:value="0.7823048870256567">
            <text:p>0.7823048870256567</text:p>
          </table:table-cell>
          <table:table-cell office:value-type="float" office:value="0.23231763422715954">
            <text:p>0.23231763422715954</text:p>
          </table:table-cell>
          <table:table-cell office:value-type="float" office:value="0.9774045994498667">
            <text:p>0.9774045994498667</text:p>
          </table:table-cell>
          <table:table-cell office:value-type="float" office:value="0.9996132031905173">
            <text:p>0.9996132031905173</text:p>
          </table:table-cell>
        </table:table-row>
        <table:table-row>
          <table:table-cell table:style-name="pd1" office:value-type="string" office:string-value="160">
            <text:p>160</text:p>
          </table:table-cell>
          <table:table-cell office:value-type="float" office:value="0.7823029064793016">
            <text:p>0.7823029064793016</text:p>
          </table:table-cell>
          <table:table-cell office:value-type="float" office:value="0.2323195777539566">
            <text:p>0.2323195777539566</text:p>
          </table:table-cell>
          <table:table-cell office:value-type="float" office:value="0.9774135394123344">
            <text:p>0.9774135394123344</text:p>
          </table:table-cell>
          <table:table-cell office:value-type="float" office:value="0.9996224709313449">
            <text:p>0.9996224709313449</text:p>
          </table:table-cell>
        </table:table-row>
        <table:table-row>
          <table:table-cell table:style-name="pd1" office:value-type="string" office:string-value="161">
            <text:p>161</text:p>
          </table:table-cell>
          <table:table-cell office:value-type="float" office:value="0.7823009707254331">
            <text:p>0.7823009707254331</text:p>
          </table:table-cell>
          <table:table-cell office:value-type="float" office:value="0.23232147732550973">
            <text:p>0.23232147732550973</text:p>
          </table:table-cell>
          <table:table-cell office:value-type="float" office:value="0.9774222771220679">
            <text:p>0.9774222771220679</text:p>
          </table:table-cell>
          <table:table-cell office:value-type="float" office:value="0.9996315287540574">
            <text:p>0.9996315287540574</text:p>
          </table:table-cell>
        </table:table-row>
        <table:table-row>
          <table:table-cell table:style-name="pd1" office:value-type="string" office:string-value="162">
            <text:p>162</text:p>
          </table:table-cell>
          <table:table-cell office:value-type="float" office:value="0.7822990894109034">
            <text:p>0.7822990894109034</text:p>
          </table:table-cell>
          <table:table-cell office:value-type="float" office:value="0.2323233234752819">
            <text:p>0.2323233234752819</text:p>
          </table:table-cell>
          <table:table-cell office:value-type="float" office:value="0.9774307693012498">
            <text:p>0.9774307693012498</text:p>
          </table:table-cell>
          <table:table-cell office:value-type="float" office:value="0.9996403324556572">
            <text:p>0.9996403324556572</text:p>
          </table:table-cell>
        </table:table-row>
        <table:table-row>
          <table:table-cell table:style-name="pd1" office:value-type="string" office:string-value="163">
            <text:p>163</text:p>
          </table:table-cell>
          <table:table-cell office:value-type="float" office:value="0.7822972609938638">
            <text:p>0.7822972609938638</text:p>
          </table:table-cell>
          <table:table-cell office:value-type="float" office:value="0.23232511771630213">
            <text:p>0.23232511771630213</text:p>
          </table:table-cell>
          <table:table-cell office:value-type="float" office:value="0.977439022887214">
            <text:p>0.977439022887214</text:p>
          </table:table-cell>
          <table:table-cell office:value-type="float" office:value="0.9996488892091079">
            <text:p>0.9996488892091079</text:p>
          </table:table-cell>
        </table:table-row>
        <table:table-row>
          <table:table-cell table:style-name="pd1" office:value-type="string" office:string-value="164">
            <text:p>164</text:p>
          </table:table-cell>
          <table:table-cell office:value-type="float" office:value="0.782295480899384">
            <text:p>0.782295480899384</text:p>
          </table:table-cell>
          <table:table-cell office:value-type="float" office:value="0.2323268645379878">
            <text:p>0.2323268645379878</text:p>
          </table:table-cell>
          <table:table-cell office:value-type="float" office:value="0.9774470584572895">
            <text:p>0.9774470584572895</text:p>
          </table:table-cell>
          <table:table-cell office:value-type="float" office:value="0.9996572201404547">
            <text:p>0.9996572201404547</text:p>
          </table:table-cell>
        </table:table-row>
        <table:table-row>
          <table:table-cell table:style-name="pd1" office:value-type="string" office:string-value="165">
            <text:p>165</text:p>
          </table:table-cell>
          <table:table-cell office:value-type="float" office:value="0.7822937275018598">
            <text:p>0.7822937275018598</text:p>
          </table:table-cell>
          <table:table-cell office:value-type="float" office:value="0.2323285851617266">
            <text:p>0.2323285851617266</text:p>
          </table:table-cell>
          <table:table-cell office:value-type="float" office:value="0.9774549731198638">
            <text:p>0.9774549731198638</text:p>
          </table:table-cell>
          <table:table-cell office:value-type="float" office:value="0.9996654246773133">
            <text:p>0.9996654246773133</text:p>
          </table:table-cell>
        </table:table-row>
        <table:table-row>
          <table:table-cell table:style-name="pd1" office:value-type="string" office:string-value="166">
            <text:p>166</text:p>
          </table:table-cell>
          <table:table-cell office:value-type="float" office:value="0.782292025433589">
            <text:p>0.782292025433589</text:p>
          </table:table-cell>
          <table:table-cell office:value-type="float" office:value="0.23233025541563726">
            <text:p>0.23233025541563726</text:p>
          </table:table-cell>
          <table:table-cell office:value-type="float" office:value="0.9774626563147661">
            <text:p>0.9774626563147661</text:p>
          </table:table-cell>
          <table:table-cell office:value-type="float" office:value="0.999673389768033">
            <text:p>0.999673389768033</text:p>
          </table:table-cell>
        </table:table-row>
        <table:table-row>
          <table:table-cell table:style-name="pd1" office:value-type="string" office:string-value="167">
            <text:p>167</text:p>
          </table:table-cell>
          <table:table-cell office:value-type="float" office:value="0.7822903816434688">
            <text:p>0.7822903816434688</text:p>
          </table:table-cell>
          <table:table-cell office:value-type="float" office:value="0.2323318684807084">
            <text:p>0.2323318684807084</text:p>
          </table:table-cell>
          <table:table-cell office:value-type="float" office:value="0.9774700768706917">
            <text:p>0.9774700768706917</text:p>
          </table:table-cell>
          <table:table-cell office:value-type="float" office:value="0.999681083586224">
            <text:p>0.999681083586224</text:p>
          </table:table-cell>
        </table:table-row>
        <table:table-row>
          <table:table-cell table:style-name="pd1" office:value-type="string" office:string-value="168">
            <text:p>168</text:p>
          </table:table-cell>
          <table:table-cell office:value-type="float" office:value="0.7822887713350657">
            <text:p>0.7822887713350657</text:p>
          </table:table-cell>
          <table:table-cell office:value-type="float" office:value="0.23233344868988906">
            <text:p>0.23233344868988906</text:p>
          </table:table-cell>
          <table:table-cell office:value-type="float" office:value="0.9774773461329721">
            <text:p>0.9774773461329721</text:p>
          </table:table-cell>
          <table:table-cell office:value-type="float" office:value="0.9996886201201792">
            <text:p>0.9996886201201792</text:p>
          </table:table-cell>
        </table:table-row>
        <table:table-row>
          <table:table-cell table:style-name="pd1" office:value-type="string" office:string-value="169">
            <text:p>169</text:p>
          </table:table-cell>
          <table:table-cell office:value-type="float" office:value="0.7822871844034849">
            <text:p>0.7822871844034849</text:p>
          </table:table-cell>
          <table:table-cell office:value-type="float" office:value="0.23233500595919726">
            <text:p>0.23233500595919726</text:p>
          </table:table-cell>
          <table:table-cell office:value-type="float" office:value="0.9774845094894048">
            <text:p>0.9774845094894048</text:p>
          </table:table-cell>
          <table:table-cell office:value-type="float" office:value="0.9996960458715042">
            <text:p>0.9996960458715042</text:p>
          </table:table-cell>
        </table:table-row>
        <table:table-row>
          <table:table-cell table:style-name="pd1" office:value-type="string" office:string-value="170">
            <text:p>170</text:p>
          </table:table-cell>
          <table:table-cell office:value-type="float" office:value="0.7822856200352345">
            <text:p>0.7822856200352345</text:p>
          </table:table-cell>
          <table:table-cell office:value-type="float" office:value="0.23233654108691953">
            <text:p>0.23233654108691953</text:p>
          </table:table-cell>
          <table:table-cell office:value-type="float" office:value="0.9774915706142981">
            <text:p>0.9774915706142981</text:p>
          </table:table-cell>
          <table:table-cell office:value-type="float" office:value="0.9997033646607657">
            <text:p>0.9997033646607657</text:p>
          </table:table-cell>
        </table:table-row>
        <table:table-row>
          <table:table-cell table:style-name="pd1" office:value-type="string" office:string-value="171">
            <text:p>171</text:p>
          </table:table-cell>
          <table:table-cell office:value-type="float" office:value="0.7822840765666564">
            <text:p>0.7822840765666564</text:p>
          </table:table-cell>
          <table:table-cell office:value-type="float" office:value="0.23233805570561775">
            <text:p>0.23233805570561775</text:p>
          </table:table-cell>
          <table:table-cell office:value-type="float" office:value="0.9774985370277769">
            <text:p>0.9774985370277769</text:p>
          </table:table-cell>
          <table:table-cell office:value-type="float" office:value="0.9997105842407596">
            <text:p>0.9997105842407596</text:p>
          </table:table-cell>
        </table:table-row>
        <table:table-row>
          <table:table-cell table:style-name="pd1" office:value-type="string" office:string-value="172">
            <text:p>172</text:p>
          </table:table-cell>
          <table:table-cell office:value-type="float" office:value="0.7822825805893472">
            <text:p>0.7822825805893472</text:p>
          </table:table-cell>
          <table:table-cell office:value-type="float" office:value="0.23233952372073427">
            <text:p>0.23233952372073427</text:p>
          </table:table-cell>
          <table:table-cell office:value-type="float" office:value="0.9775052892834792">
            <text:p>0.9775052892834792</text:p>
          </table:table-cell>
          <table:table-cell office:value-type="float" office:value="0.999717582460863">
            <text:p>0.999717582460863</text:p>
          </table:table-cell>
        </table:table-row>
        <table:table-row>
          <table:table-cell table:style-name="pd1" office:value-type="string" office:string-value="173">
            <text:p>173</text:p>
          </table:table-cell>
          <table:table-cell office:value-type="float" office:value="0.7822811284565636">
            <text:p>0.7822811284565636</text:p>
          </table:table-cell>
          <table:table-cell office:value-type="float" office:value="0.23234094871084895">
            <text:p>0.23234094871084895</text:p>
          </table:table-cell>
          <table:table-cell office:value-type="float" office:value="0.9775118438637425">
            <text:p>0.9775118438637425</text:p>
          </table:table-cell>
          <table:table-cell office:value-type="float" office:value="0.9997243762379721">
            <text:p>0.9997243762379721</text:p>
          </table:table-cell>
        </table:table-row>
        <table:table-row>
          <table:table-cell table:style-name="pd1" office:value-type="string" office:string-value="174">
            <text:p>174</text:p>
          </table:table-cell>
          <table:table-cell office:value-type="float" office:value="0.7822797163720103">
            <text:p>0.7822797163720103</text:p>
          </table:table-cell>
          <table:table-cell office:value-type="float" office:value="0.23234233440129842">
            <text:p>0.23234233440129842</text:p>
          </table:table-cell>
          <table:table-cell office:value-type="float" office:value="0.9775182178028035">
            <text:p>0.9775182178028035</text:p>
          </table:table-cell>
          <table:table-cell office:value-type="float" office:value="0.9997309830567658">
            <text:p>0.9997309830567658</text:p>
          </table:table-cell>
        </table:table-row>
        <table:table-row>
          <table:table-cell table:style-name="pd1" office:value-type="string" office:string-value="175">
            <text:p>175</text:p>
          </table:table-cell>
          <table:table-cell office:value-type="float" office:value="0.7822783405987734">
            <text:p>0.7822783405987734</text:p>
          </table:table-cell>
          <table:table-cell office:value-type="float" office:value="0.2323436844591478">
            <text:p>0.2323436844591478</text:p>
          </table:table-cell>
          <table:table-cell office:value-type="float" office:value="0.977524427897367">
            <text:p>0.977524427897367</text:p>
          </table:table-cell>
          <table:table-cell office:value-type="float" office:value="0.999737420156268">
            <text:p>0.999737420156268</text:p>
          </table:table-cell>
        </table:table-row>
        <table:table-row>
          <table:table-cell table:style-name="pd1" office:value-type="string" office:string-value="176">
            <text:p>176</text:p>
          </table:table-cell>
          <table:table-cell office:value-type="float" office:value="0.7822769953761574">
            <text:p>0.7822769953761574</text:p>
          </table:table-cell>
          <table:table-cell office:value-type="float" office:value="0.23234500453741588">
            <text:p>0.23234500453741588</text:p>
          </table:table-cell>
          <table:table-cell office:value-type="float" office:value="0.9775305000287686">
            <text:p>0.9775305000287686</text:p>
          </table:table-cell>
          <table:table-cell office:value-type="float" office:value="0.9997437140690449">
            <text:p>0.9997437140690449</text:p>
          </table:table-cell>
        </table:table-row>
        <table:table-row>
          <table:table-cell table:style-name="pd1" office:value-type="string" office:string-value="177">
            <text:p>177</text:p>
          </table:table-cell>
          <table:table-cell office:value-type="float" office:value="0.7822756796758311">
            <text:p>0.7822756796758311</text:p>
          </table:table-cell>
          <table:table-cell office:value-type="float" office:value="0.2323462956452127">
            <text:p>0.2323462956452127</text:p>
          </table:table-cell>
          <table:table-cell office:value-type="float" office:value="0.9775364388327954">
            <text:p>0.9775364388327954</text:p>
          </table:table-cell>
          <table:table-cell office:value-type="float" office:value="0.9997498695888479">
            <text:p>0.9997498695888479</text:p>
          </table:table-cell>
        </table:table-row>
        <table:table-row>
          <table:table-cell table:style-name="pd1" office:value-type="string" office:string-value="178">
            <text:p>178</text:p>
          </table:table-cell>
          <table:table-cell office:value-type="float" office:value="0.7822743919232381">
            <text:p>0.7822743919232381</text:p>
          </table:table-cell>
          <table:table-cell office:value-type="float" office:value="0.23234755932766368">
            <text:p>0.23234755932766368</text:p>
          </table:table-cell>
          <table:table-cell office:value-type="float" office:value="0.9775422513968903">
            <text:p>0.9775422513968903</text:p>
          </table:table-cell>
          <table:table-cell office:value-type="float" office:value="0.999755894016462">
            <text:p>0.999755894016462</text:p>
          </table:table-cell>
        </table:table-row>
        <table:table-row>
          <table:table-cell table:style-name="pd1" office:value-type="string" office:string-value="179">
            <text:p>179</text:p>
          </table:table-cell>
          <table:table-cell office:value-type="float" office:value="0.782273126185207">
            <text:p>0.782273126185207</text:p>
          </table:table-cell>
          <table:table-cell office:value-type="float" office:value="0.23234880140704015">
            <text:p>0.23234880140704015</text:p>
          </table:table-cell>
          <table:table-cell office:value-type="float" office:value="0.9775479643747187">
            <text:p>0.9775479643747187</text:p>
          </table:table-cell>
          <table:table-cell office:value-type="float" office:value="0.9997618146706243">
            <text:p>0.9997618146706243</text:p>
          </table:table-cell>
        </table:table-row>
        <table:table-row>
          <table:table-cell table:style-name="pd1" office:value-type="string" office:string-value="180">
            <text:p>180</text:p>
          </table:table-cell>
          <table:table-cell office:value-type="float" office:value="0.7822718955826301">
            <text:p>0.7822718955826301</text:p>
          </table:table-cell>
          <table:table-cell office:value-type="float" office:value="0.23235000900769961">
            <text:p>0.23235000900769961</text:p>
          </table:table-cell>
          <table:table-cell office:value-type="float" office:value="0.9775535188812433">
            <text:p>0.9775535188812433</text:p>
          </table:table-cell>
          <table:table-cell office:value-type="float" office:value="0.999767571349737">
            <text:p>0.999767571349737</text:p>
          </table:table-cell>
        </table:table-row>
        <table:table-row>
          <table:table-cell table:style-name="pd1" office:value-type="string" office:string-value="181">
            <text:p>181</text:p>
          </table:table-cell>
          <table:table-cell office:value-type="float" office:value="0.7822706841111653">
            <text:p>0.7822706841111653</text:p>
          </table:table-cell>
          <table:table-cell office:value-type="float" office:value="0.23235119783483799">
            <text:p>0.23235119783483799</text:p>
          </table:table-cell>
          <table:table-cell office:value-type="float" office:value="0.9775589867822626">
            <text:p>0.9775589867822626</text:p>
          </table:table-cell>
          <table:table-cell office:value-type="float" office:value="0.9997732376288304">
            <text:p>0.9997732376288304</text:p>
          </table:table-cell>
        </table:table-row>
        <table:table-row>
          <table:table-cell table:style-name="pd1" office:value-type="string" office:string-value="182">
            <text:p>182</text:p>
          </table:table-cell>
          <table:table-cell office:value-type="float" office:value="0.7822695074937528">
            <text:p>0.7822695074937528</text:p>
          </table:table-cell>
          <table:table-cell office:value-type="float" office:value="0.23235235245940167">
            <text:p>0.23235235245940167</text:p>
          </table:table-cell>
          <table:table-cell office:value-type="float" office:value="0.9775642909986909">
            <text:p>0.9775642909986909</text:p>
          </table:table-cell>
          <table:table-cell office:value-type="float" office:value="0.9997787349423332">
            <text:p>0.9997787349423332</text:p>
          </table:table-cell>
        </table:table-row>
        <table:table-row>
          <table:table-cell table:style-name="pd1" office:value-type="string" office:string-value="183">
            <text:p>183</text:p>
          </table:table-cell>
          <table:table-cell office:value-type="float" office:value="0.7822683799237111">
            <text:p>0.7822683799237111</text:p>
          </table:table-cell>
          <table:table-cell office:value-type="float" office:value="0.2323534589533678">
            <text:p>0.2323534589533678</text:p>
          </table:table-cell>
          <table:table-cell office:value-type="float" office:value="0.9775693873676833">
            <text:p>0.9775693873676833</text:p>
          </table:table-cell>
          <table:table-cell office:value-type="float" office:value="0.9997840173868028">
            <text:p>0.9997840173868028</text:p>
          </table:table-cell>
        </table:table-row>
        <table:table-row>
          <table:table-cell table:style-name="pd1" office:value-type="string" office:string-value="184">
            <text:p>184</text:p>
          </table:table-cell>
          <table:table-cell office:value-type="float" office:value="0.7822672706311848">
            <text:p>0.7822672706311848</text:p>
          </table:table-cell>
          <table:table-cell office:value-type="float" office:value="0.23235454751145437">
            <text:p>0.23235454751145437</text:p>
          </table:table-cell>
          <table:table-cell office:value-type="float" office:value="0.9775743945012897">
            <text:p>0.9775743945012897</text:p>
          </table:table-cell>
          <table:table-cell office:value-type="float" office:value="0.9997892071237333">
            <text:p>0.9997892071237333</text:p>
          </table:table-cell>
        </table:table-row>
        <table:table-row>
          <table:table-cell table:style-name="pd1" office:value-type="string" office:string-value="185">
            <text:p>185</text:p>
          </table:table-cell>
          <table:table-cell office:value-type="float" office:value="0.7822661881329334">
            <text:p>0.7822661881329334</text:p>
          </table:table-cell>
          <table:table-cell office:value-type="float" office:value="0.23235560977609374">
            <text:p>0.23235560977609374</text:p>
          </table:table-cell>
          <table:table-cell office:value-type="float" office:value="0.977579280694378">
            <text:p>0.977579280694378</text:p>
          </table:table-cell>
          <table:table-cell office:value-type="float" office:value="0.999794271501174">
            <text:p>0.999794271501174</text:p>
          </table:table-cell>
        </table:table-row>
        <table:table-row>
          <table:table-cell table:style-name="pd1" office:value-type="string" office:string-value="186">
            <text:p>186</text:p>
          </table:table-cell>
          <table:table-cell office:value-type="float" office:value="0.7822651307452875">
            <text:p>0.7822651307452875</text:p>
          </table:table-cell>
          <table:table-cell office:value-type="float" office:value="0.2323566473994845">
            <text:p>0.2323566473994845</text:p>
          </table:table-cell>
          <table:table-cell office:value-type="float" office:value="0.9775840535208951">
            <text:p>0.9775840535208951</text:p>
          </table:table-cell>
          <table:table-cell office:value-type="float" office:value="0.999799218308353">
            <text:p>0.999799218308353</text:p>
          </table:table-cell>
        </table:table-row>
        <table:table-row>
          <table:table-cell table:style-name="pd1" office:value-type="string" office:string-value="187">
            <text:p>187</text:p>
          </table:table-cell>
          <table:table-cell office:value-type="float" office:value="0.782264101382616">
            <text:p>0.782264101382616</text:p>
          </table:table-cell>
          <table:table-cell office:value-type="float" office:value="0.23235765752173207">
            <text:p>0.23235765752173207</text:p>
          </table:table-cell>
          <table:table-cell office:value-type="float" office:value="0.9775886999134786">
            <text:p>0.9775886999134786</text:p>
          </table:table-cell>
          <table:table-cell office:value-type="float" office:value="0.9998040342141805">
            <text:p>0.9998040342141805</text:p>
          </table:table-cell>
        </table:table-row>
        <table:table-row>
          <table:table-cell table:style-name="pd1" office:value-type="string" office:string-value="188">
            <text:p>188</text:p>
          </table:table-cell>
          <table:table-cell office:value-type="float" office:value="0.7822630897417966">
            <text:p>0.7822630897417966</text:p>
          </table:table-cell>
          <table:table-cell office:value-type="float" office:value="0.23235865025337743">
            <text:p>0.23235865025337743</text:p>
          </table:table-cell>
          <table:table-cell office:value-type="float" office:value="0.9775932661384715">
            <text:p>0.9775932661384715</text:p>
          </table:table-cell>
          <table:table-cell office:value-type="float" office:value="0.999808766594197">
            <text:p>0.999808766594197</text:p>
          </table:table-cell>
        </table:table-row>
        <table:table-row>
          <table:table-cell table:style-name="pd1" office:value-type="string" office:string-value="189">
            <text:p>189</text:p>
          </table:table-cell>
          <table:table-cell office:value-type="float" office:value="0.7822621015702679">
            <text:p>0.7822621015702679</text:p>
          </table:table-cell>
          <table:table-cell office:value-type="float" office:value="0.23235961995441026">
            <text:p>0.23235961995441026</text:p>
          </table:table-cell>
          <table:table-cell office:value-type="float" office:value="0.977597726409838">
            <text:p>0.977597726409838</text:p>
          </table:table-cell>
          <table:table-cell office:value-type="float" office:value="0.9998133891021892">
            <text:p>0.9998133891021892</text:p>
          </table:table-cell>
        </table:table-row>
        <table:table-row>
          <table:table-cell table:style-name="pd1" office:value-type="string" office:string-value="190">
            <text:p>190</text:p>
          </table:table-cell>
          <table:table-cell office:value-type="float" office:value="0.7822611353340542">
            <text:p>0.7822611353340542</text:p>
          </table:table-cell>
          <table:table-cell office:value-type="float" office:value="0.23236056813013392">
            <text:p>0.23236056813013392</text:p>
          </table:table-cell>
          <table:table-cell office:value-type="float" office:value="0.9776020876279591">
            <text:p>0.9776020876279591</text:p>
          </table:table-cell>
          <table:table-cell office:value-type="float" office:value="0.999817908834297">
            <text:p>0.999817908834297</text:p>
          </table:table-cell>
        </table:table-row>
        <table:table-row>
          <table:table-cell table:style-name="pd1" office:value-type="string" office:string-value="191">
            <text:p>191</text:p>
          </table:table-cell>
          <table:table-cell office:value-type="float" office:value="0.7822602042528569">
            <text:p>0.7822602042528569</text:p>
          </table:table-cell>
          <table:table-cell office:value-type="float" office:value="0.2323614818079444">
            <text:p>0.2323614818079444</text:p>
          </table:table-cell>
          <table:table-cell office:value-type="float" office:value="0.9776062904639771">
            <text:p>0.9776062904639771</text:p>
          </table:table-cell>
          <table:table-cell office:value-type="float" office:value="0.9998222651228716">
            <text:p>0.9998222651228716</text:p>
          </table:table-cell>
        </table:table-row>
        <table:table-row>
          <table:table-cell table:style-name="pd1" office:value-type="string" office:string-value="192">
            <text:p>192</text:p>
          </table:table-cell>
          <table:table-cell office:value-type="float" office:value="0.7822592972073712">
            <text:p>0.7822592972073712</text:p>
          </table:table-cell>
          <table:table-cell office:value-type="float" office:value="0.23236237189930883">
            <text:p>0.23236237189930883</text:p>
          </table:table-cell>
          <table:table-cell office:value-type="float" office:value="0.9776103848464566">
            <text:p>0.9776103848464566</text:p>
          </table:table-cell>
          <table:table-cell office:value-type="float" office:value="0.9998265090867957">
            <text:p>0.9998265090867957</text:p>
          </table:table-cell>
        </table:table-row>
        <table:table-row>
          <table:table-cell table:style-name="pd1" office:value-type="string" office:string-value="193">
            <text:p>193</text:p>
          </table:table-cell>
          <table:table-cell office:value-type="float" office:value="0.7822584076942639">
            <text:p>0.7822584076942639</text:p>
          </table:table-cell>
          <table:table-cell office:value-type="float" office:value="0.23236324478600293">
            <text:p>0.23236324478600293</text:p>
          </table:table-cell>
          <table:table-cell office:value-type="float" office:value="0.9776143999818913">
            <text:p>0.9776143999818913</text:p>
          </table:table-cell>
          <table:table-cell office:value-type="float" office:value="0.9998306706421883">
            <text:p>0.9998306706421883</text:p>
          </table:table-cell>
        </table:table-row>
        <table:table-row>
          <table:table-cell table:style-name="pd1" office:value-type="string" office:string-value="194">
            <text:p>194</text:p>
          </table:table-cell>
          <table:table-cell office:value-type="float" office:value="0.7822575391160647">
            <text:p>0.7822575391160647</text:p>
          </table:table-cell>
          <table:table-cell office:value-type="float" office:value="0.23236409712909564">
            <text:p>0.23236409712909564</text:p>
          </table:table-cell>
          <table:table-cell office:value-type="float" office:value="0.9776183150837915">
            <text:p>0.9776183150837915</text:p>
          </table:table-cell>
          <table:table-cell office:value-type="float" office:value="0.9998347287684767">
            <text:p>0.9998347287684767</text:p>
          </table:table-cell>
        </table:table-row>
        <table:table-row>
          <table:table-cell table:style-name="pd1" office:value-type="string" office:string-value="195">
            <text:p>195</text:p>
          </table:table-cell>
          <table:table-cell office:value-type="float" office:value="0.7822566920213697">
            <text:p>0.7822566920213697</text:p>
          </table:table-cell>
          <table:table-cell office:value-type="float" office:value="0.23236492839024497">
            <text:p>0.23236492839024497</text:p>
          </table:table-cell>
          <table:table-cell office:value-type="float" office:value="0.9776221442795713">
            <text:p>0.9776221442795713</text:p>
          </table:table-cell>
          <table:table-cell office:value-type="float" office:value="0.9998386973074346">
            <text:p>0.9998386973074346</text:p>
          </table:table-cell>
        </table:table-row>
        <table:table-row>
          <table:table-cell table:style-name="pd1" office:value-type="string" office:string-value="196">
            <text:p>196</text:p>
          </table:table-cell>
          <table:table-cell office:value-type="float" office:value="0.7822558592280643">
            <text:p>0.7822558592280643</text:p>
          </table:table-cell>
          <table:table-cell office:value-type="float" office:value="0.2323657456173202">
            <text:p>0.2323657456173202</text:p>
          </table:table-cell>
          <table:table-cell office:value-type="float" office:value="0.9776259032440361">
            <text:p>0.9776259032440361</text:p>
          </table:table-cell>
          <table:table-cell office:value-type="float" office:value="0.9998425929721214">
            <text:p>0.9998425929721214</text:p>
          </table:table-cell>
        </table:table-row>
        <table:table-row>
          <table:table-cell table:style-name="pd1" office:value-type="string" office:string-value="197">
            <text:p>197</text:p>
          </table:table-cell>
          <table:table-cell office:value-type="float" office:value="0.782255046657889">
            <text:p>0.782255046657889</text:p>
          </table:table-cell>
          <table:table-cell office:value-type="float" office:value="0.23236654299926793">
            <text:p>0.23236654299926793</text:p>
          </table:table-cell>
          <table:table-cell office:value-type="float" office:value="0.9776295709330922">
            <text:p>0.9776295709330922</text:p>
          </table:table-cell>
          <table:table-cell office:value-type="float" office:value="0.999846394046403">
            <text:p>0.999846394046403</text:p>
          </table:table-cell>
        </table:table-row>
        <table:table-row>
          <table:table-cell table:style-name="pd1" office:value-type="string" office:string-value="198">
            <text:p>198</text:p>
          </table:table-cell>
          <table:table-cell office:value-type="float" office:value="0.7822542520458245">
            <text:p>0.7822542520458245</text:p>
          </table:table-cell>
          <table:table-cell office:value-type="float" office:value="0.2323673227587705">
            <text:p>0.2323673227587705</text:p>
          </table:table-cell>
          <table:table-cell office:value-type="float" office:value="0.9776331575259359">
            <text:p>0.9776331575259359</text:p>
          </table:table-cell>
          <table:table-cell office:value-type="float" office:value="0.9998501109745417">
            <text:p>0.9998501109745417</text:p>
          </table:table-cell>
        </table:table-row>
        <table:table-row>
          <table:table-cell table:style-name="pd1" office:value-type="string" office:string-value="199">
            <text:p>199</text:p>
          </table:table-cell>
          <table:table-cell office:value-type="float" office:value="0.7822534749806838">
            <text:p>0.7822534749806838</text:p>
          </table:table-cell>
          <table:table-cell office:value-type="float" office:value="0.23236808529932926">
            <text:p>0.23236808529932926</text:p>
          </table:table-cell>
          <table:table-cell office:value-type="float" office:value="0.9776366648798717">
            <text:p>0.9776366648798717</text:p>
          </table:table-cell>
          <table:table-cell office:value-type="float" office:value="0.9998537456854243">
            <text:p>0.9998537456854243</text:p>
          </table:table-cell>
        </table:table-row>
        <table:table-row>
          <table:table-cell table:style-name="pd1" office:value-type="string" office:string-value="200">
            <text:p>200</text:p>
          </table:table-cell>
          <table:table-cell office:value-type="float" office:value="0.7822527148889181">
            <text:p>0.7822527148889181</text:p>
          </table:table-cell>
          <table:table-cell office:value-type="float" office:value="0.2323688311837721">
            <text:p>0.2323688311837721</text:p>
          </table:table-cell>
          <table:table-cell office:value-type="float" office:value="0.9776400955807191">
            <text:p>0.9776400955807191</text:p>
          </table:table-cell>
          <table:table-cell office:value-type="float" office:value="0.9998573008526532">
            <text:p>0.9998573008526532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C">
            <text:p>x_C</text:p>
          </table:table-cell>
          <table:table-cell table:style-name="pd1" office:value-type="string" office:string-value="x_PSU">
            <text:p>x_PSU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S_q">
            <text:p>S_q</text:p>
          </table:table-cell>
          <table:table-cell table:style-name="pd1" office:value-type="string" office:string-value="PSU_q">
            <text:p>PSU_q</text:p>
          </table:table-cell>
          <table:table-cell table:style-name="pd1" office:value-type="string" office:string-value="Met_q">
            <text:p>Met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S_v">
            <text:p>S_v</text:p>
          </table:table-cell>
          <table:table-cell table:style-name="pd1" office:value-type="string" office:string-value="PSU_v">
            <text:p>PSU_v</text:p>
          </table:table-cell>
          <table:table-cell table:style-name="pd1" office:value-type="string" office:string-value="Met_v">
            <text:p>Met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S_p">
            <text:p>S_p</text:p>
          </table:table-cell>
          <table:table-cell table:style-name="pd1" office:value-type="string" office:string-value="PSU_p">
            <text:p>PSU_p</text:p>
          </table:table-cell>
          <table:table-cell table:style-name="pd1" office:value-type="string" office:string-value="Met_p">
            <text:p>Met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C_b">
            <text:p>C_b</text:p>
          </table:table-cell>
          <table:table-cell table:style-name="pd1" office:value-type="string" office:string-value="e_b">
            <text:p>e_b</text:p>
          </table:table-cell>
          <table:table-cell table:style-name="pd1" office:value-type="string" office:string-value="A_b">
            <text:p>A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C_c">
            <text:p>C_c</text:p>
          </table:table-cell>
          <table:table-cell table:style-name="pd1" office:value-type="string" office:string-value="e_c">
            <text:p>e_c</text:p>
          </table:table-cell>
          <table:table-cell table:style-name="pd1" office:value-type="string" office:string-value="A_c">
            <text:p>A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00.0">
            <text:p>1100.0</text:p>
          </table:table-cell>
          <table:table-cell office:value-type="string" office:string-value="1">
            <text:p>1</text:p>
          </table:table-cell>
          <table:table-cell office:value-type="float" office:value="0.0936198562532419">
            <text:p>0.093619856253241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8429">
            <text:p>0.08429</text:p>
          </table:table-cell>
          <table:table-cell office:value-type="float" office:value="0.7834862196803998">
            <text:p>0.7834862196803998</text:p>
          </table:table-cell>
          <table:table-cell office:value-type="float" office:value="0.2311583825566171">
            <text:p>0.2311583825566171</text:p>
          </table:table-cell>
          <table:table-cell office:value-type="float" office:value="0.9720292876611066">
            <text:p>0.9720292876611066</text:p>
          </table:table-cell>
          <table:table-cell office:value-type="float" office:value="0.99359191835728">
            <text:p>0.99359191835728</text:p>
          </table:table-cell>
          <table:table-cell office:value-type="float" office:value="28.28884330727301">
            <text:p>28.28884330727301</text:p>
          </table:table-cell>
          <table:table-cell office:value-type="float" office:value="8.346290080219008">
            <text:p>8.346290080219008</text:p>
          </table:table-cell>
          <table:table-cell office:value-type="float" office:value="35.0964490734018">
            <text:p>35.0964490734018</text:p>
          </table:table-cell>
          <table:table-cell office:value-type="float" office:value="35.8749973946543">
            <text:p>35.8749973946543</text:p>
          </table:table-cell>
          <table:table-cell office:value-type="float" office:value="8.385931167693414">
            <text:p>8.385931167693414</text:p>
          </table:table-cell>
          <table:table-cell office:value-type="float" office:value="137.95520793750424">
            <text:p>137.95520793750424</text:p>
          </table:table-cell>
          <table:table-cell office:value-type="float" office:value="44.33178455822632">
            <text:p>44.33178455822632</text:p>
          </table:table-cell>
          <table:table-cell office:value-type="float" office:value="192.52567148942825">
            <text:p>192.52567148942825</text:p>
          </table:table-cell>
          <table:table-cell office:value-type="float" office:value="0.0058627895515145">
            <text:p>0.0058627895515145</text:p>
          </table:table-cell>
          <table:table-cell office:value-type="float" office:value="2.81023794394e-05">
            <text:p>2.81023794394e-05</text:p>
          </table:table-cell>
          <table:table-cell office:value-type="float" office:value="0.0005171897117658">
            <text:p>0.0005171897117658</text:p>
          </table:table-cell>
          <table:table-cell office:value-type="float" office:value="0.99359191835728">
            <text:p>0.99359191835728</text:p>
          </table:table-cell>
          <table:table-cell office:value-type="float" office:value="2.2611020463326112">
            <text:p>2.2611020463326112</text:p>
          </table:table-cell>
          <table:table-cell office:value-type="float" office:value="0.0108382446784062">
            <text:p>0.0108382446784062</text:p>
          </table:table-cell>
          <table:table-cell office:value-type="float" office:value="0.1994645561367322">
            <text:p>0.1994645561367322</text:p>
          </table:table-cell>
          <table:table-cell office:value-type="float" office:value="383.19859515285214">
            <text:p>383.1985951528521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47.619047619048">
            <text:p>1047.619047619048</text:p>
          </table:table-cell>
          <table:table-cell office:value-type="string" office:string-value="2">
            <text:p>2</text:p>
          </table:table-cell>
          <table:table-cell office:value-type="float" office:value="0.0953166444596032">
            <text:p>0.095316644459603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499">
            <text:p>0.018499</text:p>
          </table:table-cell>
          <table:table-cell office:value-type="float" office:value="0.783474888046423">
            <text:p>0.783474888046423</text:p>
          </table:table-cell>
          <table:table-cell office:value-type="float" office:value="0.2311695023843514">
            <text:p>0.2311695023843514</text:p>
          </table:table-cell>
          <table:table-cell office:value-type="float" office:value="0.9720818488308002">
            <text:p>0.9720818488308002</text:p>
          </table:table-cell>
          <table:table-cell office:value-type="float" office:value="0.993660615931878">
            <text:p>0.993660615931878</text:p>
          </table:table-cell>
          <table:table-cell office:value-type="float" office:value="28.801140370797583">
            <text:p>28.801140370797583</text:p>
          </table:table-cell>
          <table:table-cell office:value-type="float" office:value="8.497968970288976">
            <text:p>8.497968970288976</text:p>
          </table:table-cell>
          <table:table-cell office:value-type="float" office:value="35.734477527276425">
            <text:p>35.734477527276425</text:p>
          </table:table-cell>
          <table:table-cell office:value-type="float" office:value="36.52772962736168">
            <text:p>36.52772962736168</text:p>
          </table:table-cell>
          <table:table-cell office:value-type="float" office:value="8.537811331816446">
            <text:p>8.537811331816446</text:p>
          </table:table-cell>
          <table:table-cell office:value-type="float" office:value="142.46890127284942">
            <text:p>142.46890127284942</text:p>
          </table:table-cell>
          <table:table-cell office:value-type="float" office:value="45.13896972844951">
            <text:p>45.13896972844951</text:p>
          </table:table-cell>
          <table:table-cell office:value-type="float" office:value="187.0794074133321">
            <text:p>187.0794074133321</text:p>
          </table:table-cell>
          <table:table-cell office:value-type="float" office:value="0.0058094089817828">
            <text:p>0.0058094089817828</text:p>
          </table:table-cell>
          <table:table-cell office:value-type="float" office:value="2.73951667087e-05">
            <text:p>2.73951667087e-05</text:p>
          </table:table-cell>
          <table:table-cell office:value-type="float" office:value="0.0005025799196304">
            <text:p>0.0005025799196304</text:p>
          </table:table-cell>
          <table:table-cell office:value-type="float" office:value="0.993660615931878">
            <text:p>0.993660615931878</text:p>
          </table:table-cell>
          <table:table-cell office:value-type="float" office:value="2.240514762004187">
            <text:p>2.240514762004187</text:p>
          </table:table-cell>
          <table:table-cell office:value-type="float" office:value="0.0105654939445731">
            <text:p>0.0105654939445731</text:p>
          </table:table-cell>
          <table:table-cell office:value-type="float" office:value="0.193829997603868">
            <text:p>0.193829997603868</text:p>
          </table:table-cell>
          <table:table-cell office:value-type="float" office:value="383.22508974644734">
            <text:p>383.2250897464473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97.7324263038548">
            <text:p>997.7324263038548</text:p>
          </table:table-cell>
          <table:table-cell office:value-type="string" office:string-value="3">
            <text:p>3</text:p>
          </table:table-cell>
          <table:table-cell office:value-type="float" office:value="0.0969404416523399">
            <text:p>0.096940441652339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6939999999999">
            <text:p>0.0186939999999999</text:p>
          </table:table-cell>
          <table:table-cell office:value-type="float" office:value="0.7834682119808243">
            <text:p>0.7834682119808243</text:p>
          </table:table-cell>
          <table:table-cell office:value-type="float" office:value="0.2311760536636771">
            <text:p>0.2311760536636771</text:p>
          </table:table-cell>
          <table:table-cell office:value-type="float" office:value="0.9721134618556356">
            <text:p>0.9721134618556356</text:p>
          </table:table-cell>
          <table:table-cell office:value-type="float" office:value="0.9937074353198504">
            <text:p>0.9937074353198504</text:p>
          </table:table-cell>
          <table:table-cell office:value-type="float" office:value="29.291541814154535">
            <text:p>29.291541814154535</text:p>
          </table:table-cell>
          <table:table-cell office:value-type="float" office:value="8.642983772373611">
            <text:p>8.642983772373611</text:p>
          </table:table-cell>
          <table:table-cell office:value-type="float" office:value="36.344425569041206">
            <text:p>36.344425569041206</text:p>
          </table:table-cell>
          <table:table-cell office:value-type="float" office:value="37.151759889678935">
            <text:p>37.151759889678935</text:p>
          </table:table-cell>
          <table:table-cell office:value-type="float" office:value="8.683201620320618">
            <text:p>8.683201620320618</text:p>
          </table:table-cell>
          <table:table-cell office:value-type="float" office:value="147.04297067284975">
            <text:p>147.04297067284975</text:p>
          </table:table-cell>
          <table:table-cell office:value-type="float" office:value="45.910257417504894">
            <text:p>45.910257417504894</text:p>
          </table:table-cell>
          <table:table-cell office:value-type="float" office:value="181.6067168691316">
            <text:p>181.6067168691316</text:p>
          </table:table-cell>
          <table:table-cell office:value-type="float" office:value="0.0057774424963159">
            <text:p>0.0057774424963159</text:p>
          </table:table-cell>
          <table:table-cell office:value-type="float" office:value="2.67081964965e-05">
            <text:p>2.67081964965e-05</text:p>
          </table:table-cell>
          <table:table-cell office:value-type="float" office:value="0.000488413987337">
            <text:p>0.000488413987337</text:p>
          </table:table-cell>
          <table:table-cell office:value-type="float" office:value="0.9937074353198504">
            <text:p>0.9937074353198504</text:p>
          </table:table-cell>
          <table:table-cell office:value-type="float" office:value="2.228186247554174">
            <text:p>2.228186247554174</text:p>
          </table:table-cell>
          <table:table-cell office:value-type="float" office:value="0.0103005501428091">
            <text:p>0.0103005501428091</text:p>
          </table:table-cell>
          <table:table-cell office:value-type="float" office:value="0.1883666224962649">
            <text:p>0.1883666224962649</text:p>
          </table:table-cell>
          <table:table-cell office:value-type="float" office:value="383.2431465798068">
            <text:p>383.24314657980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50.2213583846236">
            <text:p>950.2213583846236</text:p>
          </table:table-cell>
          <table:table-cell office:value-type="string" office:string-value="4">
            <text:p>4</text:p>
          </table:table-cell>
          <table:table-cell office:value-type="float" office:value="0.0984846026030449">
            <text:p>0.09848460260304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55">
            <text:p>0.018155</text:p>
          </table:table-cell>
          <table:table-cell office:value-type="float" office:value="0.7834630727655165">
            <text:p>0.7834630727655165</text:p>
          </table:table-cell>
          <table:table-cell office:value-type="float" office:value="0.2311810968188858">
            <text:p>0.2311810968188858</text:p>
          </table:table-cell>
          <table:table-cell office:value-type="float" office:value="0.9721381321712392">
            <text:p>0.9721381321712392</text:p>
          </table:table-cell>
          <table:table-cell office:value-type="float" office:value="0.9937467819345238">
            <text:p>0.9937467819345238</text:p>
          </table:table-cell>
          <table:table-cell office:value-type="float" office:value="29.757930572638433">
            <text:p>29.757930572638433</text:p>
          </table:table-cell>
          <table:table-cell office:value-type="float" office:value="8.780849114635647">
            <text:p>8.780849114635647</text:p>
          </table:table-cell>
          <table:table-cell office:value-type="float" office:value="36.92429171173492">
            <text:p>36.92429171173492</text:p>
          </table:table-cell>
          <table:table-cell office:value-type="float" office:value="37.745043476275">
            <text:p>37.745043476275</text:p>
          </table:table-cell>
          <table:table-cell office:value-type="float" office:value="8.821474482353567">
            <text:p>8.821474482353567</text:p>
          </table:table-cell>
          <table:table-cell office:value-type="float" office:value="151.67439548013795">
            <text:p>151.67439548013795</text:p>
          </table:table-cell>
          <table:table-cell office:value-type="float" office:value="46.64341509015745">
            <text:p>46.64341509015745</text:p>
          </table:table-cell>
          <table:table-cell office:value-type="float" office:value="176.1190363360389">
            <text:p>176.1190363360389</text:p>
          </table:table-cell>
          <table:table-cell office:value-type="float" office:value="0.0057525670285252">
            <text:p>0.0057525670285252</text:p>
          </table:table-cell>
          <table:table-cell office:value-type="float" office:value="2.60389794687e-05">
            <text:p>2.60389794687e-05</text:p>
          </table:table-cell>
          <table:table-cell office:value-type="float" office:value="0.0004746120574823">
            <text:p>0.0004746120574823</text:p>
          </table:table-cell>
          <table:table-cell office:value-type="float" office:value="0.9937467819345238">
            <text:p>0.9937467819345238</text:p>
          </table:table-cell>
          <table:table-cell office:value-type="float" office:value="2.218592525891323">
            <text:p>2.218592525891323</text:p>
          </table:table-cell>
          <table:table-cell office:value-type="float" office:value="0.0100424532116947">
            <text:p>0.0100424532116947</text:p>
          </table:table-cell>
          <table:table-cell office:value-type="float" office:value="0.1830436322092131">
            <text:p>0.1830436322092131</text:p>
          </table:table-cell>
          <table:table-cell office:value-type="float" office:value="383.2583213886878">
            <text:p>383.258321388687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04.97272227107">
            <text:p>904.97272227107</text:p>
          </table:table-cell>
          <table:table-cell office:value-type="string" office:string-value="5">
            <text:p>5</text:p>
          </table:table-cell>
          <table:table-cell office:value-type="float" office:value="0.0999426319313059">
            <text:p>0.099942631931305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543">
            <text:p>0.018543</text:p>
          </table:table-cell>
          <table:table-cell office:value-type="float" office:value="0.7834582596447383">
            <text:p>0.7834582596447383</text:p>
          </table:table-cell>
          <table:table-cell office:value-type="float" office:value="0.2311858199747896">
            <text:p>0.2311858199747896</text:p>
          </table:table-cell>
          <table:table-cell office:value-type="float" office:value="0.972161297594444">
            <text:p>0.972161297594444</text:p>
          </table:table-cell>
          <table:table-cell office:value-type="float" office:value="0.9937842523644764">
            <text:p>0.9937842523644764</text:p>
          </table:table-cell>
          <table:table-cell office:value-type="float" office:value="30.198300573647735">
            <text:p>30.198300573647735</text:p>
          </table:table-cell>
          <table:table-cell office:value-type="float" office:value="8.91102849962889">
            <text:p>8.91102849962889</text:p>
          </table:table-cell>
          <table:table-cell office:value-type="float" office:value="37.47183555654482">
            <text:p>37.47183555654482</text:p>
          </table:table-cell>
          <table:table-cell office:value-type="float" office:value="38.30528964219314">
            <text:p>38.30528964219314</text:p>
          </table:table-cell>
          <table:table-cell office:value-type="float" office:value="8.95203524197004">
            <text:p>8.95203524197004</text:p>
          </table:table-cell>
          <table:table-cell office:value-type="float" office:value="156.35882920566357">
            <text:p>156.35882920566357</text:p>
          </table:table-cell>
          <table:table-cell office:value-type="float" office:value="47.33573361777024">
            <text:p>47.33573361777024</text:p>
          </table:table-cell>
          <table:table-cell office:value-type="float" office:value="170.62617454400373">
            <text:p>170.62617454400373</text:p>
          </table:table-cell>
          <table:table-cell office:value-type="float" office:value="0.005729221569183">
            <text:p>0.005729221569183</text:p>
          </table:table-cell>
          <table:table-cell office:value-type="float" office:value="2.53863393847e-05">
            <text:p>2.53863393847e-05</text:p>
          </table:table-cell>
          <table:table-cell office:value-type="float" office:value="0.0004611397269558">
            <text:p>0.0004611397269558</text:p>
          </table:table-cell>
          <table:table-cell office:value-type="float" office:value="0.9937842523644764">
            <text:p>0.9937842523644764</text:p>
          </table:table-cell>
          <table:table-cell office:value-type="float" office:value="2.2095888825868446">
            <text:p>2.2095888825868446</text:p>
          </table:table-cell>
          <table:table-cell office:value-type="float" office:value="0.0097907495105078">
            <text:p>0.0097907495105078</text:p>
          </table:table-cell>
          <table:table-cell office:value-type="float" office:value="0.1778477584950542">
            <text:p>0.1778477584950542</text:p>
          </table:table-cell>
          <table:table-cell office:value-type="float" office:value="383.2727726094076">
            <text:p>383.27277260940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61.8787831153047">
            <text:p>861.8787831153047</text:p>
          </table:table-cell>
          <table:table-cell office:value-type="string" office:string-value="6">
            <text:p>6</text:p>
          </table:table-cell>
          <table:table-cell office:value-type="float" office:value="0.1013082398192455">
            <text:p>0.10130823981924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188">
            <text:p>0.020188</text:p>
          </table:table-cell>
          <table:table-cell office:value-type="float" office:value="0.7834534268834789">
            <text:p>0.7834534268834789</text:p>
          </table:table-cell>
          <table:table-cell office:value-type="float" office:value="0.2311905624040629">
            <text:p>0.2311905624040629</text:p>
          </table:table-cell>
          <table:table-cell office:value-type="float" office:value="0.9721845116122916">
            <text:p>0.9721845116122916</text:p>
          </table:table-cell>
          <table:table-cell office:value-type="float" office:value="0.9938214498225028">
            <text:p>0.9938214498225028</text:p>
          </table:table-cell>
          <table:table-cell office:value-type="float" office:value="30.610738841030475">
            <text:p>30.610738841030475</text:p>
          </table:table-cell>
          <table:table-cell office:value-type="float" office:value="9.032973352880951">
            <text:p>9.032973352880951</text:p>
          </table:table-cell>
          <table:table-cell office:value-type="float" office:value="37.98475463773119">
            <text:p>37.98475463773119</text:p>
          </table:table-cell>
          <table:table-cell office:value-type="float" office:value="38.83014332599944">
            <text:p>38.83014332599944</text:p>
          </table:table-cell>
          <table:table-cell office:value-type="float" office:value="9.074316803830287">
            <text:p>9.074316803830287</text:p>
          </table:table-cell>
          <table:table-cell office:value-type="float" office:value="161.09114865189207">
            <text:p>161.09114865189207</text:p>
          </table:table-cell>
          <table:table-cell office:value-type="float" office:value="47.98433987250048">
            <text:p>47.98433987250048</text:p>
          </table:table-cell>
          <table:table-cell office:value-type="float" office:value="165.1373132248218">
            <text:p>165.1373132248218</text:p>
          </table:table-cell>
          <table:table-cell office:value-type="float" office:value="0.0057058175936455">
            <text:p>0.0057058175936455</text:p>
          </table:table-cell>
          <table:table-cell office:value-type="float" office:value="2.47496868963e-05">
            <text:p>2.47496868963e-05</text:p>
          </table:table-cell>
          <table:table-cell office:value-type="float" office:value="0.0004479828969552">
            <text:p>0.0004479828969552</text:p>
          </table:table-cell>
          <table:table-cell office:value-type="float" office:value="0.9938214498225028">
            <text:p>0.9938214498225028</text:p>
          </table:table-cell>
          <table:table-cell office:value-type="float" office:value="2.2005626713412694">
            <text:p>2.2005626713412694</text:p>
          </table:table-cell>
          <table:table-cell office:value-type="float" office:value="0.0095452117453072">
            <text:p>0.0095452117453072</text:p>
          </table:table-cell>
          <table:table-cell office:value-type="float" office:value="0.1727735638687296">
            <text:p>0.1727735638687296</text:p>
          </table:table-cell>
          <table:table-cell office:value-type="float" office:value="383.2871185530447">
            <text:p>383.287118553044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20.8369363002902">
            <text:p>820.8369363002902</text:p>
          </table:table-cell>
          <table:table-cell office:value-type="string" office:string-value="7">
            <text:p>7</text:p>
          </table:table-cell>
          <table:table-cell office:value-type="float" office:value="0.1025753970026871">
            <text:p>0.10257539700268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557">
            <text:p>0.018557</text:p>
          </table:table-cell>
          <table:table-cell office:value-type="float" office:value="0.783448510759221">
            <text:p>0.783448510759221</text:p>
          </table:table-cell>
          <table:table-cell office:value-type="float" office:value="0.2311953866381477">
            <text:p>0.2311953866381477</text:p>
          </table:table-cell>
          <table:table-cell office:value-type="float" office:value="0.9722080613400448">
            <text:p>0.9722080613400448</text:p>
          </table:table-cell>
          <table:table-cell office:value-type="float" office:value="0.9938586757088864">
            <text:p>0.9938586757088864</text:p>
          </table:table-cell>
          <table:table-cell office:value-type="float" office:value="30.99342158173701">
            <text:p>30.99342158173701</text:p>
          </table:table-cell>
          <table:table-cell office:value-type="float" office:value="9.146148071536768">
            <text:p>9.146148071536768</text:p>
          </table:table-cell>
          <table:table-cell office:value-type="float" office:value="38.46079722721663">
            <text:p>38.46079722721663</text:p>
          </table:table-cell>
          <table:table-cell office:value-type="float" office:value="39.31730101709154">
            <text:p>39.31730101709154</text:p>
          </table:table-cell>
          <table:table-cell office:value-type="float" office:value="9.18777850029565">
            <text:p>9.18777850029565</text:p>
          </table:table-cell>
          <table:table-cell office:value-type="float" office:value="165.8658008879296">
            <text:p>165.8658008879296</text:p>
          </table:table-cell>
          <table:table-cell office:value-type="float" office:value="48.58639538707201">
            <text:p>48.58639538707201</text:p>
          </table:table-cell>
          <table:table-cell office:value-type="float" office:value="159.66150068534907">
            <text:p>159.66150068534907</text:p>
          </table:table-cell>
          <table:table-cell office:value-type="float" office:value="0.0056820616871852">
            <text:p>0.0056820616871852</text:p>
          </table:table-cell>
          <table:table-cell office:value-type="float" office:value="2.41286236838e-05">
            <text:p>2.41286236838e-05</text:p>
          </table:table-cell>
          <table:table-cell office:value-type="float" office:value="0.0004351339802444">
            <text:p>0.0004351339802444</text:p>
          </table:table-cell>
          <table:table-cell office:value-type="float" office:value="0.9938586757088864">
            <text:p>0.9938586757088864</text:p>
          </table:table-cell>
          <table:table-cell office:value-type="float" office:value="2.1914007308967216">
            <text:p>2.1914007308967216</text:p>
          </table:table-cell>
          <table:table-cell office:value-type="float" office:value="0.0093056862961622">
            <text:p>0.0093056862961622</text:p>
          </table:table-cell>
          <table:table-cell office:value-type="float" office:value="0.1678181221608645">
            <text:p>0.1678181221608645</text:p>
          </table:table-cell>
          <table:table-cell office:value-type="float" office:value="383.3014754606463">
            <text:p>383.301475460646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81.7494631431334">
            <text:p>781.7494631431334</text:p>
          </table:table-cell>
          <table:table-cell office:value-type="string" office:string-value="8">
            <text:p>8</text:p>
          </table:table-cell>
          <table:table-cell office:value-type="float" office:value="0.1037383891962613">
            <text:p>0.103738389196261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869999999999">
            <text:p>0.0181869999999999</text:p>
          </table:table-cell>
          <table:table-cell office:value-type="float" office:value="0.7834435053757813">
            <text:p>0.7834435053757813</text:p>
          </table:table-cell>
          <table:table-cell office:value-type="float" office:value="0.2312002984630185">
            <text:p>0.2312002984630185</text:p>
          </table:table-cell>
          <table:table-cell office:value-type="float" office:value="0.9722319742246108">
            <text:p>0.9722319742246108</text:p>
          </table:table-cell>
          <table:table-cell office:value-type="float" office:value="0.9938959643739648">
            <text:p>0.9938959643739648</text:p>
          </table:table-cell>
          <table:table-cell office:value-type="float" office:value="31.344622422546628">
            <text:p>31.344622422546628</text:p>
          </table:table-cell>
          <table:table-cell office:value-type="float" office:value="9.25004293172028">
            <text:p>9.25004293172028</text:p>
          </table:table-cell>
          <table:table-cell office:value-type="float" office:value="38.89781960038131">
            <text:p>38.89781960038131</text:p>
          </table:table-cell>
          <table:table-cell office:value-type="float" office:value="39.764569515005434">
            <text:p>39.764569515005434</text:p>
          </table:table-cell>
          <table:table-cell office:value-type="float" office:value="9.291908536259923">
            <text:p>9.291908536259923</text:p>
          </table:table-cell>
          <table:table-cell office:value-type="float" office:value="170.67696173843103">
            <text:p>170.67696173843103</text:p>
          </table:table-cell>
          <table:table-cell office:value-type="float" office:value="49.139191691720185">
            <text:p>49.139191691720185</text:p>
          </table:table-cell>
          <table:table-cell office:value-type="float" office:value="154.20779461369597">
            <text:p>154.20779461369597</text:p>
          </table:table-cell>
          <table:table-cell office:value-type="float" office:value="0.0056579259960927">
            <text:p>0.0056579259960927</text:p>
          </table:table-cell>
          <table:table-cell office:value-type="float" office:value="2.35227932087e-05">
            <text:p>2.35227932087e-05</text:p>
          </table:table-cell>
          <table:table-cell office:value-type="float" office:value="0.0004225868367336">
            <text:p>0.0004225868367336</text:p>
          </table:table-cell>
          <table:table-cell office:value-type="float" office:value="0.9938959643739648">
            <text:p>0.9938959643739648</text:p>
          </table:table-cell>
          <table:table-cell office:value-type="float" office:value="2.182092318913078">
            <text:p>2.182092318913078</text:p>
          </table:table-cell>
          <table:table-cell office:value-type="float" office:value="0.0090720356568106">
            <text:p>0.0090720356568106</text:p>
          </table:table-cell>
          <table:table-cell office:value-type="float" office:value="0.1629790653230802">
            <text:p>0.1629790653230802</text:p>
          </table:table-cell>
          <table:table-cell office:value-type="float" office:value="383.3158565801071">
            <text:p>383.315856580107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44.5232982315556">
            <text:p>744.5232982315556</text:p>
          </table:table-cell>
          <table:table-cell office:value-type="string" office:string-value="9">
            <text:p>9</text:p>
          </table:table-cell>
          <table:table-cell office:value-type="float" office:value="0.1047918703466182">
            <text:p>0.104791870346618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0139999999999">
            <text:p>0.0180139999999999</text:p>
          </table:table-cell>
          <table:table-cell office:value-type="float" office:value="0.783438224495621">
            <text:p>0.783438224495621</text:p>
          </table:table-cell>
          <table:table-cell office:value-type="float" office:value="0.2312054806351384">
            <text:p>0.2312054806351384</text:p>
          </table:table-cell>
          <table:table-cell office:value-type="float" office:value="0.972257087470326">
            <text:p>0.972257087470326</text:p>
          </table:table-cell>
          <table:table-cell office:value-type="float" office:value="0.9939341815065612">
            <text:p>0.9939341815065612</text:p>
          </table:table-cell>
          <table:table-cell office:value-type="float" office:value="31.66271901676978">
            <text:p>31.66271901676978</text:p>
          </table:table-cell>
          <table:table-cell office:value-type="float" office:value="9.344188143488413">
            <text:p>9.344188143488413</text:p>
          </table:table-cell>
          <table:table-cell office:value-type="float" office:value="39.29384858959988">
            <text:p>39.29384858959988</text:p>
          </table:table-cell>
          <table:table-cell office:value-type="float" office:value="40.169930093041046">
            <text:p>40.169930093041046</text:p>
          </table:table-cell>
          <table:table-cell office:value-type="float" office:value="9.386225951592724">
            <text:p>9.386225951592724</text:p>
          </table:table-cell>
          <table:table-cell office:value-type="float" office:value="175.51873435233628">
            <text:p>175.51873435233628</text:p>
          </table:table-cell>
          <table:table-cell office:value-type="float" office:value="49.64025732871504">
            <text:p>49.64025732871504</text:p>
          </table:table-cell>
          <table:table-cell office:value-type="float" office:value="148.78537814899144">
            <text:p>148.78537814899144</text:p>
          </table:table-cell>
          <table:table-cell office:value-type="float" office:value="0.00563255451936">
            <text:p>0.00563255451936</text:p>
          </table:table-cell>
          <table:table-cell office:value-type="float" office:value="2.29317546126e-05">
            <text:p>2.29317546126e-05</text:p>
          </table:table-cell>
          <table:table-cell office:value-type="float" office:value="0.000410332219466">
            <text:p>0.000410332219466</text:p>
          </table:table-cell>
          <table:table-cell office:value-type="float" office:value="0.9939341815065612">
            <text:p>0.9939341815065612</text:p>
          </table:table-cell>
          <table:table-cell office:value-type="float" office:value="2.172307301481597">
            <text:p>2.172307301481597</text:p>
          </table:table-cell>
          <table:table-cell office:value-type="float" office:value="0.0088440898014649">
            <text:p>0.0088440898014649</text:p>
          </table:table-cell>
          <table:table-cell office:value-type="float" office:value="0.1582528270814791">
            <text:p>0.1582528270814791</text:p>
          </table:table-cell>
          <table:table-cell office:value-type="float" office:value="383.33059578163545">
            <text:p>383.3305957816354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09.0698078395767">
            <text:p>709.0698078395767</text:p>
          </table:table-cell>
          <table:table-cell office:value-type="string" office:string-value="10">
            <text:p>10</text:p>
          </table:table-cell>
          <table:table-cell office:value-type="float" office:value="0.1057309137088686">
            <text:p>0.10573091370886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6389999999999">
            <text:p>0.0186389999999999</text:p>
          </table:table-cell>
          <table:table-cell office:value-type="float" office:value="0.7834327559935346">
            <text:p>0.7834327559935346</text:p>
          </table:table-cell>
          <table:table-cell office:value-type="float" office:value="0.2312108469222325">
            <text:p>0.2312108469222325</text:p>
          </table:table-cell>
          <table:table-cell office:value-type="float" office:value="0.9722830074229812">
            <text:p>0.9722830074229812</text:p>
          </table:table-cell>
          <table:table-cell office:value-type="float" office:value="0.9939729283528108">
            <text:p>0.9939729283528108</text:p>
          </table:table-cell>
          <table:table-cell office:value-type="float" office:value="31.946226682402447">
            <text:p>31.946226682402447</text:p>
          </table:table-cell>
          <table:table-cell office:value-type="float" office:value="9.428140540078273">
            <text:p>9.428140540078273</text:p>
          </table:table-cell>
          <table:table-cell office:value-type="float" office:value="39.64701899040697">
            <text:p>39.64701899040697</text:p>
          </table:table-cell>
          <table:table-cell office:value-type="float" office:value="40.53147413406379">
            <text:p>40.53147413406379</text:p>
          </table:table-cell>
          <table:table-cell office:value-type="float" office:value="9.470290585083267">
            <text:p>9.470290585083267</text:p>
          </table:table-cell>
          <table:table-cell office:value-type="float" office:value="180.38484908727287">
            <text:p>180.38484908727287</text:p>
          </table:table-cell>
          <table:table-cell office:value-type="float" office:value="50.08722502112162">
            <text:p>50.08722502112162</text:p>
          </table:table-cell>
          <table:table-cell office:value-type="float" office:value="143.40317458435072">
            <text:p>143.40317458435072</text:p>
          </table:table-cell>
          <table:table-cell office:value-type="float" office:value="0.0056063500551496">
            <text:p>0.0056063500551496</text:p>
          </table:table-cell>
          <table:table-cell office:value-type="float" office:value="2.23552251402e-05">
            <text:p>2.23552251402e-05</text:p>
          </table:table-cell>
          <table:table-cell office:value-type="float" office:value="0.0003983663668993">
            <text:p>0.0003983663668993</text:p>
          </table:table-cell>
          <table:table-cell office:value-type="float" office:value="0.9939729283528108">
            <text:p>0.9939729283528108</text:p>
          </table:table-cell>
          <table:table-cell office:value-type="float" office:value="2.1622010257695634">
            <text:p>2.1622010257695634</text:p>
          </table:table-cell>
          <table:table-cell office:value-type="float" office:value="0.0086217396798342">
            <text:p>0.0086217396798342</text:p>
          </table:table-cell>
          <table:table-cell office:value-type="float" office:value="0.153637956722085">
            <text:p>0.153637956722085</text:p>
          </table:table-cell>
          <table:table-cell office:value-type="float" office:value="383.3455392778285">
            <text:p>383.34553927782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75.3045788948349">
            <text:p>675.3045788948349</text:p>
          </table:table-cell>
          <table:table-cell office:value-type="string" office:string-value="11">
            <text:p>11</text:p>
          </table:table-cell>
          <table:table-cell office:value-type="float" office:value="0.1065510602693493">
            <text:p>0.106551060269349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804">
            <text:p>0.017804</text:p>
          </table:table-cell>
          <table:table-cell office:value-type="float" office:value="0.7834271772600238">
            <text:p>0.7834271772600238</text:p>
          </table:table-cell>
          <table:table-cell office:value-type="float" office:value="0.2312163213803506">
            <text:p>0.2312163213803506</text:p>
          </table:table-cell>
          <table:table-cell office:value-type="float" office:value="0.9723093874967552">
            <text:p>0.9723093874967552</text:p>
          </table:table-cell>
          <table:table-cell office:value-type="float" office:value="0.9940118544944028">
            <text:p>0.9940118544944028</text:p>
          </table:table-cell>
          <table:table-cell office:value-type="float" office:value="32.193801854213625">
            <text:p>32.193801854213625</text:p>
          </table:table-cell>
          <table:table-cell office:value-type="float" office:value="9.501498865552593">
            <text:p>9.501498865552593</text:p>
          </table:table-cell>
          <table:table-cell office:value-type="float" office:value="39.955641916252965">
            <text:p>39.955641916252965</text:p>
          </table:table-cell>
          <table:table-cell office:value-type="float" office:value="40.8474732728233">
            <text:p>40.8474732728233</text:p>
          </table:table-cell>
          <table:table-cell office:value-type="float" office:value="9.543704102518115">
            <text:p>9.543704102518115</text:p>
          </table:table-cell>
          <table:table-cell office:value-type="float" office:value="185.26889073110777">
            <text:p>185.26889073110777</text:p>
          </table:table-cell>
          <table:table-cell office:value-type="float" office:value="50.47795048136681">
            <text:p>50.47795048136681</text:p>
          </table:table-cell>
          <table:table-cell office:value-type="float" office:value="138.07000660786372">
            <text:p>138.07000660786372</text:p>
          </table:table-cell>
          <table:table-cell office:value-type="float" office:value="0.0055796672626196">
            <text:p>0.0055796672626196</text:p>
          </table:table-cell>
          <table:table-cell office:value-type="float" office:value="2.17929185275e-05">
            <text:p>2.17929185275e-05</text:p>
          </table:table-cell>
          <table:table-cell office:value-type="float" office:value="0.0003866853244499">
            <text:p>0.0003866853244499</text:p>
          </table:table-cell>
          <table:table-cell office:value-type="float" office:value="0.9940118544944028">
            <text:p>0.9940118544944028</text:p>
          </table:table-cell>
          <table:table-cell office:value-type="float" office:value="2.1519102731745026">
            <text:p>2.1519102731745026</text:p>
          </table:table-cell>
          <table:table-cell office:value-type="float" office:value="0.008404874888521">
            <text:p>0.008404874888521</text:p>
          </table:table-cell>
          <table:table-cell office:value-type="float" office:value="0.1491329290806178">
            <text:p>0.1491329290806178</text:p>
          </table:table-cell>
          <table:table-cell office:value-type="float" office:value="383.3605519228564">
            <text:p>383.36055192285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43.1472179950808">
            <text:p>643.1472179950808</text:p>
          </table:table-cell>
          <table:table-cell office:value-type="string" office:string-value="12">
            <text:p>12</text:p>
          </table:table-cell>
          <table:table-cell office:value-type="float" office:value="0.1072483635663835">
            <text:p>0.107248363566383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683">
            <text:p>0.017683</text:p>
          </table:table-cell>
          <table:table-cell office:value-type="float" office:value="0.7834213348351187">
            <text:p>0.7834213348351187</text:p>
          </table:table-cell>
          <table:table-cell office:value-type="float" office:value="0.2312220546010519">
            <text:p>0.2312220546010519</text:p>
          </table:table-cell>
          <table:table-cell office:value-type="float" office:value="0.972336917664924">
            <text:p>0.972336917664924</text:p>
          </table:table-cell>
          <table:table-cell office:value-type="float" office:value="0.9940516735967339">
            <text:p>0.9940516735967339</text:p>
          </table:table-cell>
          <table:table-cell office:value-type="float" office:value="32.40424645507898">
            <text:p>32.40424645507898</text:p>
          </table:table-cell>
          <table:table-cell office:value-type="float" office:value="9.563916771195828">
            <text:p>9.563916771195828</text:p>
          </table:table-cell>
          <table:table-cell office:value-type="float" office:value="40.21826278705733">
            <text:p>40.21826278705733</text:p>
          </table:table-cell>
          <table:table-cell office:value-type="float" office:value="41.11643886631148">
            <text:p>41.11643886631148</text:p>
          </table:table-cell>
          <table:table-cell office:value-type="float" office:value="9.606111296968061">
            <text:p>9.606111296968061</text:p>
          </table:table-cell>
          <table:table-cell office:value-type="float" office:value="190.1645109776364">
            <text:p>190.1645109776364</text:p>
          </table:table-cell>
          <table:table-cell office:value-type="float" office:value="50.810613806199925">
            <text:p>50.810613806199925</text:p>
          </table:table-cell>
          <table:table-cell office:value-type="float" office:value="132.79467287524795">
            <text:p>132.79467287524795</text:p>
          </table:table-cell>
          <table:table-cell office:value-type="float" office:value="0.0055518007031795">
            <text:p>0.0055518007031795</text:p>
          </table:table-cell>
          <table:table-cell office:value-type="float" office:value="2.12444408581e-05">
            <text:p>2.12444408581e-05</text:p>
          </table:table-cell>
          <table:table-cell office:value-type="float" office:value="0.0003752812592284">
            <text:p>0.0003752812592284</text:p>
          </table:table-cell>
          <table:table-cell office:value-type="float" office:value="0.9940516735967339">
            <text:p>0.9940516735967339</text:p>
          </table:table-cell>
          <table:table-cell office:value-type="float" office:value="2.1411629771952416">
            <text:p>2.1411629771952416</text:p>
          </table:table-cell>
          <table:table-cell office:value-type="float" office:value="0.0081933435057729">
            <text:p>0.0081933435057729</text:p>
          </table:table-cell>
          <table:table-cell office:value-type="float" office:value="0.1447347232466467">
            <text:p>0.1447347232466467</text:p>
          </table:table-cell>
          <table:table-cell office:value-type="float" office:value="383.37590895605234">
            <text:p>383.3759089560523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12.5211599953151">
            <text:p>612.5211599953151</text:p>
          </table:table-cell>
          <table:table-cell office:value-type="string" office:string-value="13">
            <text:p>13</text:p>
          </table:table-cell>
          <table:table-cell office:value-type="float" office:value="0.1078194299020758">
            <text:p>0.107819429902075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783">
            <text:p>0.017783</text:p>
          </table:table-cell>
          <table:table-cell office:value-type="float" office:value="0.7834152991556191">
            <text:p>0.7834152991556191</text:p>
          </table:table-cell>
          <table:table-cell office:value-type="float" office:value="0.2312279774641123">
            <text:p>0.2312279774641123</text:p>
          </table:table-cell>
          <table:table-cell office:value-type="float" office:value="0.972365282536219">
            <text:p>0.972365282536219</text:p>
          </table:table-cell>
          <table:table-cell office:value-type="float" office:value="0.9940920668850686">
            <text:p>0.9940920668850686</text:p>
          </table:table-cell>
          <table:table-cell office:value-type="float" office:value="32.576538660560516">
            <text:p>32.576538660560516</text:p>
          </table:table-cell>
          <table:table-cell office:value-type="float" office:value="9.615088134456483">
            <text:p>9.615088134456483</text:p>
          </table:table-cell>
          <table:table-cell office:value-type="float" office:value="40.4335928247372">
            <text:p>40.4335928247372</text:p>
          </table:table-cell>
          <table:table-cell office:value-type="float" office:value="41.337051604611446">
            <text:p>41.337051604611446</text:p>
          </table:table-cell>
          <table:table-cell office:value-type="float" office:value="9.657209200476409">
            <text:p>9.657209200476409</text:p>
          </table:table-cell>
          <table:table-cell office:value-type="float" office:value="195.06511068555">
            <text:p>195.06511068555</text:p>
          </table:table-cell>
          <table:table-cell office:value-type="float" office:value="51.08357668370866">
            <text:p>51.08357668370866</text:p>
          </table:table-cell>
          <table:table-cell office:value-type="float" office:value="127.58559086582932">
            <text:p>127.58559086582932</text:p>
          </table:table-cell>
          <table:table-cell office:value-type="float" office:value="0.0055230731266439">
            <text:p>0.0055230731266439</text:p>
          </table:table-cell>
          <table:table-cell office:value-type="float" office:value="2.07095174691e-05">
            <text:p>2.07095174691e-05</text:p>
          </table:table-cell>
          <table:table-cell office:value-type="float" office:value="0.0003641504708182">
            <text:p>0.0003641504708182</text:p>
          </table:table-cell>
          <table:table-cell office:value-type="float" office:value="0.9940920668850686">
            <text:p>0.9940920668850686</text:p>
          </table:table-cell>
          <table:table-cell office:value-type="float" office:value="2.1300836127527556">
            <text:p>2.1300836127527556</text:p>
          </table:table-cell>
          <table:table-cell office:value-type="float" office:value="0.0079870396023316">
            <text:p>0.0079870396023316</text:p>
          </table:table-cell>
          <table:table-cell office:value-type="float" office:value="0.1404419120804863">
            <text:p>0.1404419120804863</text:p>
          </table:table-cell>
          <table:table-cell office:value-type="float" office:value="383.3914874355645">
            <text:p>383.391487435564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83.3534857098239">
            <text:p>583.3534857098239</text:p>
          </table:table-cell>
          <table:table-cell office:value-type="string" office:string-value="14">
            <text:p>14</text:p>
          </table:table-cell>
          <table:table-cell office:value-type="float" office:value="0.1082614536926268">
            <text:p>0.10826145369262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079">
            <text:p>0.018079</text:p>
          </table:table-cell>
          <table:table-cell office:value-type="float" office:value="0.7834090728444476">
            <text:p>0.7834090728444476</text:p>
          </table:table-cell>
          <table:table-cell office:value-type="float" office:value="0.2312340873956357">
            <text:p>0.2312340873956357</text:p>
          </table:table-cell>
          <table:table-cell office:value-type="float" office:value="0.9723944712072178">
            <text:p>0.9723944712072178</text:p>
          </table:table-cell>
          <table:table-cell office:value-type="float" office:value="0.9941330280818405">
            <text:p>0.9941330280818405</text:p>
          </table:table-cell>
          <table:table-cell office:value-type="float" office:value="32.709831662312794">
            <text:p>32.709831662312794</text:p>
          </table:table-cell>
          <table:table-cell office:value-type="float" office:value="9.65476190598266">
            <text:p>9.65476190598266</text:p>
          </table:table-cell>
          <table:table-cell office:value-type="float" office:value="40.60057582313356">
            <text:p>40.60057582313356</text:p>
          </table:table-cell>
          <table:table-cell office:value-type="float" office:value="41.508230023982605">
            <text:p>41.508230023982605</text:p>
          </table:table-cell>
          <table:table-cell office:value-type="float" office:value="9.696746723144567">
            <text:p>9.696746723144567</text:p>
          </table:table-cell>
          <table:table-cell office:value-type="float" office:value="199.96410045954156">
            <text:p>199.96410045954156</text:p>
          </table:table-cell>
          <table:table-cell office:value-type="float" office:value="51.29550264577687">
            <text:p>51.29550264577687</text:p>
          </table:table-cell>
          <table:table-cell office:value-type="float" office:value="122.45093511186045">
            <text:p>122.45093511186045</text:p>
          </table:table-cell>
          <table:table-cell office:value-type="float" office:value="0.0054934958786732">
            <text:p>0.0054934958786732</text:p>
          </table:table-cell>
          <table:table-cell office:value-type="float" office:value="2.01878456237e-05">
            <text:p>2.01878456237e-05</text:p>
          </table:table-cell>
          <table:table-cell office:value-type="float" office:value="0.0003532881938624">
            <text:p>0.0003532881938624</text:p>
          </table:table-cell>
          <table:table-cell office:value-type="float" office:value="0.9941330280818405">
            <text:p>0.9941330280818405</text:p>
          </table:table-cell>
          <table:table-cell office:value-type="float" office:value="2.118676555527895">
            <text:p>2.118676555527895</text:p>
          </table:table-cell>
          <table:table-cell office:value-type="float" office:value="0.0077858464216994">
            <text:p>0.0077858464216994</text:p>
          </table:table-cell>
          <table:table-cell office:value-type="float" office:value="0.136252657726946">
            <text:p>0.136252657726946</text:p>
          </table:table-cell>
          <table:table-cell office:value-type="float" office:value="383.40728494032334">
            <text:p>383.4072849403233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55.5747482950703">
            <text:p>555.5747482950703</text:p>
          </table:table-cell>
          <table:table-cell office:value-type="string" office:string-value="15">
            <text:p>15</text:p>
          </table:table-cell>
          <table:table-cell office:value-type="float" office:value="0.1085722469564451">
            <text:p>0.108572246956445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472">
            <text:p>0.017472</text:p>
          </table:table-cell>
          <table:table-cell office:value-type="float" office:value="0.7834027199829309">
            <text:p>0.7834027199829309</text:p>
          </table:table-cell>
          <table:table-cell office:value-type="float" office:value="0.2312403215120772">
            <text:p>0.2312403215120772</text:p>
          </table:table-cell>
          <table:table-cell office:value-type="float" office:value="0.972424196802788">
            <text:p>0.972424196802788</text:p>
          </table:table-cell>
          <table:table-cell office:value-type="float" office:value="0.9941742675537828">
            <text:p>0.9941742675537828</text:p>
          </table:table-cell>
          <table:table-cell office:value-type="float" office:value="32.8034679101288">
            <text:p>32.8034679101288</text:p>
          </table:table-cell>
          <table:table-cell office:value-type="float" office:value="9.682739506462996">
            <text:p>9.682739506462996</text:p>
          </table:table-cell>
          <table:table-cell office:value-type="float" office:value="40.718375263680535">
            <text:p>40.718375263680535</text:p>
          </table:table-cell>
          <table:table-cell office:value-type="float" office:value="41.629117248261394">
            <text:p>41.629117248261394</text:p>
          </table:table-cell>
          <table:table-cell office:value-type="float" office:value="9.724528872917022">
            <text:p>9.724528872917022</text:p>
          </table:table-cell>
          <table:table-cell office:value-type="float" office:value="204.8548320384596">
            <text:p>204.8548320384596</text:p>
          </table:table-cell>
          <table:table-cell office:value-type="float" office:value="51.445324326875166">
            <text:p>51.445324326875166</text:p>
          </table:table-cell>
          <table:table-cell office:value-type="float" office:value="117.39850452921561">
            <text:p>117.39850452921561</text:p>
          </table:table-cell>
          <table:table-cell office:value-type="float" office:value="0.0054633625407005">
            <text:p>0.0054633625407005</text:p>
          </table:table-cell>
          <table:table-cell office:value-type="float" office:value="1.96791553164e-05">
            <text:p>1.96791553164e-05</text:p>
          </table:table-cell>
          <table:table-cell office:value-type="float" office:value="0.0003426907501999">
            <text:p>0.0003426907501999</text:p>
          </table:table-cell>
          <table:table-cell office:value-type="float" office:value="0.9941742675537828">
            <text:p>0.9941742675537828</text:p>
          </table:table-cell>
          <table:table-cell office:value-type="float" office:value="2.107055031071988">
            <text:p>2.107055031071988</text:p>
          </table:table-cell>
          <table:table-cell office:value-type="float" office:value="0.0075896598309068">
            <text:p>0.0075896598309068</text:p>
          </table:table-cell>
          <table:table-cell office:value-type="float" office:value="0.1321655416296309">
            <text:p>0.1321655416296309</text:p>
          </table:table-cell>
          <table:table-cell office:value-type="float" office:value="383.4231897674674">
            <text:p>383.423189767467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29.1188079000669">
            <text:p>529.1188079000669</text:p>
          </table:table-cell>
          <table:table-cell office:value-type="string" office:string-value="16">
            <text:p>16</text:p>
          </table:table-cell>
          <table:table-cell office:value-type="float" office:value="0.1087502627354703">
            <text:p>0.10875026273547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86">
            <text:p>0.015386</text:p>
          </table:table-cell>
          <table:table-cell office:value-type="float" office:value="0.7833960627071622">
            <text:p>0.7833960627071622</text:p>
          </table:table-cell>
          <table:table-cell office:value-type="float" office:value="0.2312468543527848">
            <text:p>0.2312468543527848</text:p>
          </table:table-cell>
          <table:table-cell office:value-type="float" office:value="0.9724552642393915">
            <text:p>0.9724552642393915</text:p>
          </table:table-cell>
          <table:table-cell office:value-type="float" office:value="0.994216615765896">
            <text:p>0.994216615765896</text:p>
          </table:table-cell>
          <table:table-cell office:value-type="float" office:value="32.85697347697708">
            <text:p>32.85697347697708</text:p>
          </table:table-cell>
          <table:table-cell office:value-type="float" office:value="9.698889389164618">
            <text:p>9.698889389164618</text:p>
          </table:table-cell>
          <table:table-cell office:value-type="float" office:value="40.786440404416794">
            <text:p>40.786440404416794</text:p>
          </table:table-cell>
          <table:table-cell office:value-type="float" office:value="41.69914878267782">
            <text:p>41.69914878267782</text:p>
          </table:table-cell>
          <table:table-cell office:value-type="float" office:value="9.74041515311357">
            <text:p>9.74041515311357</text:p>
          </table:table-cell>
          <table:table-cell office:value-type="float" office:value="209.7308993295858">
            <text:p>209.7308993295858</text:p>
          </table:table-cell>
          <table:table-cell office:value-type="float" office:value="51.532367682128445">
            <text:p>51.532367682128445</text:p>
          </table:table-cell>
          <table:table-cell office:value-type="float" office:value="112.4358400376053">
            <text:p>112.4358400376053</text:p>
          </table:table-cell>
          <table:table-cell office:value-type="float" office:value="0.0054318513156489">
            <text:p>0.0054318513156489</text:p>
          </table:table-cell>
          <table:table-cell office:value-type="float" office:value="1.91818723841e-05">
            <text:p>1.91818723841e-05</text:p>
          </table:table-cell>
          <table:table-cell office:value-type="float" office:value="0.0003323510460708">
            <text:p>0.0003323510460708</text:p>
          </table:table-cell>
          <table:table-cell office:value-type="float" office:value="0.994216615765896">
            <text:p>0.994216615765896</text:p>
          </table:table-cell>
          <table:table-cell office:value-type="float" office:value="2.0949020969063263">
            <text:p>2.0949020969063263</text:p>
          </table:table-cell>
          <table:table-cell office:value-type="float" office:value="0.0073978727224075">
            <text:p>0.0073978727224075</text:p>
          </table:table-cell>
          <table:table-cell office:value-type="float" office:value="0.1281778279381554">
            <text:p>0.1281778279381554</text:p>
          </table:table-cell>
          <table:table-cell office:value-type="float" office:value="383.4395222024331">
            <text:p>383.439522202433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03.9226741905399">
            <text:p>503.9226741905399</text:p>
          </table:table-cell>
          <table:table-cell office:value-type="string" office:string-value="17">
            <text:p>17</text:p>
          </table:table-cell>
          <table:table-cell office:value-type="float" office:value="0.1087946114415703">
            <text:p>0.10879461144157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169999999999">
            <text:p>0.0152169999999999</text:p>
          </table:table-cell>
          <table:table-cell office:value-type="float" office:value="0.7833891980084818">
            <text:p>0.7833891980084818</text:p>
          </table:table-cell>
          <table:table-cell office:value-type="float" office:value="0.2312535907393405">
            <text:p>0.2312535907393405</text:p>
          </table:table-cell>
          <table:table-cell office:value-type="float" office:value="0.9724872225553401">
            <text:p>0.9724872225553401</text:p>
          </table:table-cell>
          <table:table-cell office:value-type="float" office:value="0.9942596149892624">
            <text:p>0.9942596149892624</text:p>
          </table:table-cell>
          <table:table-cell office:value-type="float" office:value="32.870084621550895">
            <text:p>32.870084621550895</text:p>
          </table:table-cell>
          <table:table-cell office:value-type="float" office:value="9.703127278195277">
            <text:p>9.703127278195277</text:p>
          </table:table-cell>
          <table:table-cell office:value-type="float" office:value="40.804414178844645">
            <text:p>40.804414178844645</text:p>
          </table:table-cell>
          <table:table-cell office:value-type="float" office:value="41.71795802593365">
            <text:p>41.71795802593365</text:p>
          </table:table-cell>
          <table:table-cell office:value-type="float" office:value="9.744327120174415">
            <text:p>9.744327120174415</text:p>
          </table:table-cell>
          <table:table-cell office:value-type="float" office:value="214.5857292037604">
            <text:p>214.5857292037604</text:p>
          </table:table-cell>
          <table:table-cell office:value-type="float" office:value="51.55616511213164">
            <text:p>51.55616511213164</text:p>
          </table:table-cell>
          <table:table-cell office:value-type="float" office:value="107.56988427684249">
            <text:p>107.56988427684249</text:p>
          </table:table-cell>
          <table:table-cell office:value-type="float" office:value="0.0053994199642095">
            <text:p>0.0053994199642095</text:p>
          </table:table-cell>
          <table:table-cell office:value-type="float" office:value="1.86993695778e-05">
            <text:p>1.86993695778e-05</text:p>
          </table:table-cell>
          <table:table-cell office:value-type="float" office:value="0.00032226567695">
            <text:p>0.00032226567695</text:p>
          </table:table-cell>
          <table:table-cell office:value-type="float" office:value="0.9942596149892624">
            <text:p>0.9942596149892624</text:p>
          </table:table-cell>
          <table:table-cell office:value-type="float" office:value="2.082394297596702">
            <text:p>2.082394297596702</text:p>
          </table:table-cell>
          <table:table-cell office:value-type="float" office:value="0.0072117858651073">
            <text:p>0.0072117858651073</text:p>
          </table:table-cell>
          <table:table-cell office:value-type="float" office:value="0.1242882036293218">
            <text:p>0.1242882036293218</text:p>
          </table:table-cell>
          <table:table-cell office:value-type="float" office:value="383.4561057129089">
            <text:p>383.456105712908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79.9263563719428">
            <text:p>479.9263563719428</text:p>
          </table:table-cell>
          <table:table-cell office:value-type="string" office:string-value="18">
            <text:p>18</text:p>
          </table:table-cell>
          <table:table-cell office:value-type="float" office:value="0.1087050706476068">
            <text:p>0.10870507064760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25">
            <text:p>0.015325</text:p>
          </table:table-cell>
          <table:table-cell office:value-type="float" office:value="0.7833820743935119">
            <text:p>0.7833820743935119</text:p>
          </table:table-cell>
          <table:table-cell office:value-type="float" office:value="0.2312605812026287">
            <text:p>0.2312605812026287</text:p>
          </table:table-cell>
          <table:table-cell office:value-type="float" office:value="0.9725203200715518">
            <text:p>0.9725203200715518</text:p>
          </table:table-cell>
          <table:table-cell office:value-type="float" office:value="0.9943035237192244">
            <text:p>0.9943035237192244</text:p>
          </table:table-cell>
          <table:table-cell office:value-type="float" office:value="32.84273303479746">
            <text:p>32.84273303479746</text:p>
          </table:table-cell>
          <table:table-cell office:value-type="float" office:value="9.695434422328596">
            <text:p>9.695434422328596</text:p>
          </table:table-cell>
          <table:table-cell office:value-type="float" office:value="40.77221867471708">
            <text:p>40.77221867471708</text:p>
          </table:table-cell>
          <table:table-cell office:value-type="float" office:value="41.68546390386917">
            <text:p>41.68546390386917</text:p>
          </table:table-cell>
          <table:table-cell office:value-type="float" office:value="9.736244632113658">
            <text:p>9.736244632113658</text:p>
          </table:table-cell>
          <table:table-cell office:value-type="float" office:value="219.4129839472837">
            <text:p>219.4129839472837</text:p>
          </table:table-cell>
          <table:table-cell office:value-type="float" office:value="51.51662395554096">
            <text:p>51.51662395554096</text:p>
          </table:table-cell>
          <table:table-cell office:value-type="float" office:value="102.80718745785497">
            <text:p>102.80718745785497</text:p>
          </table:table-cell>
          <table:table-cell office:value-type="float" office:value="0.0053658183362703">
            <text:p>0.0053658183362703</text:p>
          </table:table-cell>
          <table:table-cell office:value-type="float" office:value="1.82277317507e-05">
            <text:p>1.82277317507e-05</text:p>
          </table:table-cell>
          <table:table-cell office:value-type="float" office:value="0.0003124302127543">
            <text:p>0.0003124302127543</text:p>
          </table:table-cell>
          <table:table-cell office:value-type="float" office:value="0.9943035237192244">
            <text:p>0.9943035237192244</text:p>
          </table:table-cell>
          <table:table-cell office:value-type="float" office:value="2.0694351577493926">
            <text:p>2.0694351577493926</text:p>
          </table:table-cell>
          <table:table-cell office:value-type="float" office:value="0.0070298893043302">
            <text:p>0.0070298893043302</text:p>
          </table:table-cell>
          <table:table-cell office:value-type="float" office:value="0.1204949601529893">
            <text:p>0.1204949601529893</text:p>
          </table:table-cell>
          <table:table-cell office:value-type="float" office:value="383.4730399927933">
            <text:p>383.473039992793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57.0727203542312">
            <text:p>457.0727203542312</text:p>
          </table:table-cell>
          <table:table-cell office:value-type="string" office:string-value="19">
            <text:p>19</text:p>
          </table:table-cell>
          <table:table-cell office:value-type="float" office:value="0.1084820872786025">
            <text:p>0.108482087278602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2609999999999">
            <text:p>0.0172609999999999</text:p>
          </table:table-cell>
          <table:table-cell office:value-type="float" office:value="0.7833748719301187">
            <text:p>0.7833748719301187</text:p>
          </table:table-cell>
          <table:table-cell office:value-type="float" office:value="0.2312676490405378">
            <text:p>0.2312676490405378</text:p>
          </table:table-cell>
          <table:table-cell office:value-type="float" office:value="0.9725537436396456">
            <text:p>0.9725537436396456</text:p>
          </table:table-cell>
          <table:table-cell office:value-type="float" office:value="0.9943475121844167">
            <text:p>0.9943475121844167</text:p>
          </table:table-cell>
          <table:table-cell office:value-type="float" office:value="32.775062407629235">
            <text:p>32.775062407629235</text:p>
          </table:table-cell>
          <table:table-cell office:value-type="float" office:value="9.675842182037057">
            <text:p>9.675842182037057</text:p>
          </table:table-cell>
          <table:table-cell office:value-type="float" office:value="40.68998226101679">
            <text:p>40.68998226101679</text:p>
          </table:table-cell>
          <table:table-cell office:value-type="float" office:value="41.60179619550309">
            <text:p>41.60179619550309</text:p>
          </table:table-cell>
          <table:table-cell office:value-type="float" office:value="9.716210139532803">
            <text:p>9.716210139532803</text:p>
          </table:table-cell>
          <table:table-cell office:value-type="float" office:value="224.20624959878424">
            <text:p>224.20624959878424</text:p>
          </table:table-cell>
          <table:table-cell office:value-type="float" office:value="51.41387820767618">
            <text:p>51.41387820767618</text:p>
          </table:table-cell>
          <table:table-cell office:value-type="float" office:value="98.15366707817081">
            <text:p>98.15366707817081</text:p>
          </table:table-cell>
          <table:table-cell office:value-type="float" office:value="0.0053318770184023">
            <text:p>0.0053318770184023</text:p>
          </table:table-cell>
          <table:table-cell office:value-type="float" office:value="1.77679600764e-05">
            <text:p>1.77679600764e-05</text:p>
          </table:table-cell>
          <table:table-cell office:value-type="float" office:value="0.0003028428371043">
            <text:p>0.0003028428371043</text:p>
          </table:table-cell>
          <table:table-cell office:value-type="float" office:value="0.9943475121844167">
            <text:p>0.9943475121844167</text:p>
          </table:table-cell>
          <table:table-cell office:value-type="float" office:value="2.056345009687223">
            <text:p>2.056345009687223</text:p>
          </table:table-cell>
          <table:table-cell office:value-type="float" office:value="0.0068525691626687">
            <text:p>0.0068525691626687</text:p>
          </table:table-cell>
          <table:table-cell office:value-type="float" office:value="0.1167973969860368">
            <text:p>0.1167973969860368</text:p>
          </table:table-cell>
          <table:table-cell office:value-type="float" office:value="383.4900050241641">
            <text:p>383.490005024164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35.3073527183154">
            <text:p>435.3073527183154</text:p>
          </table:table-cell>
          <table:table-cell office:value-type="string" office:string-value="20">
            <text:p>20</text:p>
          </table:table-cell>
          <table:table-cell office:value-type="float" office:value="0.1081267731169955">
            <text:p>0.108126773116995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714">
            <text:p>0.018714</text:p>
          </table:table-cell>
          <table:table-cell office:value-type="float" office:value="0.783367465384036">
            <text:p>0.783367465384036</text:p>
          </table:table-cell>
          <table:table-cell office:value-type="float" office:value="0.2312749171465069">
            <text:p>0.2312749171465069</text:p>
          </table:table-cell>
          <table:table-cell office:value-type="float" office:value="0.9725880563754437">
            <text:p>0.9725880563754437</text:p>
          </table:table-cell>
          <table:table-cell office:value-type="float" office:value="0.994392162313905">
            <text:p>0.994392162313905</text:p>
          </table:table-cell>
          <table:table-cell office:value-type="float" office:value="32.66740454322584">
            <text:p>32.66740454322584</text:p>
          </table:table-cell>
          <table:table-cell office:value-type="float" office:value="9.644453737202584">
            <text:p>9.644453737202584</text:p>
          </table:table-cell>
          <table:table-cell office:value-type="float" office:value="40.55814020301516">
            <text:p>40.55814020301516</text:p>
          </table:table-cell>
          <table:table-cell office:value-type="float" office:value="41.46739873221114">
            <text:p>41.46739873221114</text:p>
          </table:table-cell>
          <table:table-cell office:value-type="float" office:value="9.684321923037594">
            <text:p>9.684321923037594</text:p>
          </table:table-cell>
          <table:table-cell office:value-type="float" office:value="228.95956835193329">
            <text:p>228.95956835193329</text:p>
          </table:table-cell>
          <table:table-cell office:value-type="float" office:value="51.248491758970225">
            <text:p>51.248491758970225</text:p>
          </table:table-cell>
          <table:table-cell office:value-type="float" office:value="93.61484320566262">
            <text:p>93.61484320566262</text:p>
          </table:table-cell>
          <table:table-cell office:value-type="float" office:value="0.005297020283681">
            <text:p>0.005297020283681</text:p>
          </table:table-cell>
          <table:table-cell office:value-type="float" office:value="1.73197338999e-05">
            <text:p>1.73197338999e-05</text:p>
          </table:table-cell>
          <table:table-cell office:value-type="float" office:value="0.000293497668514">
            <text:p>0.000293497668514</text:p>
          </table:table-cell>
          <table:table-cell office:value-type="float" office:value="0.994392162313905">
            <text:p>0.994392162313905</text:p>
          </table:table-cell>
          <table:table-cell office:value-type="float" office:value="2.042901812807276">
            <text:p>2.042901812807276</text:p>
          </table:table-cell>
          <table:table-cell office:value-type="float" office:value="0.0066797017731801">
            <text:p>0.0066797017731801</text:p>
          </table:table-cell>
          <table:table-cell office:value-type="float" office:value="0.1131932458158149">
            <text:p>0.1131932458158149</text:p>
          </table:table-cell>
          <table:table-cell office:value-type="float" office:value="383.50722523960377">
            <text:p>383.5072252396037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14.5784311603004">
            <text:p>414.5784311603004</text:p>
          </table:table-cell>
          <table:table-cell office:value-type="string" office:string-value="21">
            <text:p>21</text:p>
          </table:table-cell>
          <table:table-cell office:value-type="float" office:value="0.107640892615678">
            <text:p>0.1076408926156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411">
            <text:p>0.019411</text:p>
          </table:table-cell>
          <table:table-cell office:value-type="float" office:value="0.7833598438779951">
            <text:p>0.7833598438779951</text:p>
          </table:table-cell>
          <table:table-cell office:value-type="float" office:value="0.2312823961944909">
            <text:p>0.2312823961944909</text:p>
          </table:table-cell>
          <table:table-cell office:value-type="float" office:value="0.9726233079017504">
            <text:p>0.9726233079017504</text:p>
          </table:table-cell>
          <table:table-cell office:value-type="float" office:value="0.9944375290627538">
            <text:p>0.9944375290627538</text:p>
          </table:table-cell>
          <table:table-cell office:value-type="float" office:value="32.52029328160664">
            <text:p>32.52029328160664</text:p>
          </table:table-cell>
          <table:table-cell office:value-type="float" office:value="9.601425722670829">
            <text:p>9.601425722670829</text:p>
          </table:table-cell>
          <table:table-cell office:value-type="float" office:value="40.377350808420495">
            <text:p>40.377350808420495</text:p>
          </table:table-cell>
          <table:table-cell office:value-type="float" office:value="41.28294339835181">
            <text:p>41.28294339835181</text:p>
          </table:table-cell>
          <table:table-cell office:value-type="float" office:value="9.64073815134494">
            <text:p>9.64073815134494</text:p>
          </table:table-cell>
          <table:table-cell office:value-type="float" office:value="233.6670844994296">
            <text:p>233.6670844994296</text:p>
          </table:table-cell>
          <table:table-cell office:value-type="float" office:value="51.02129461793383">
            <text:p>51.02129461793383</text:p>
          </table:table-cell>
          <table:table-cell office:value-type="float" office:value="89.19560456492397">
            <text:p>89.19560456492397</text:p>
          </table:table-cell>
          <table:table-cell office:value-type="float" office:value="0.0052611975565948">
            <text:p>0.0052611975565948</text:p>
          </table:table-cell>
          <table:table-cell office:value-type="float" office:value="1.68827847048e-05">
            <text:p>1.68827847048e-05</text:p>
          </table:table-cell>
          <table:table-cell office:value-type="float" office:value="0.0002843905959465">
            <text:p>0.0002843905959465</text:p>
          </table:table-cell>
          <table:table-cell office:value-type="float" office:value="0.9944375290627538">
            <text:p>0.9944375290627538</text:p>
          </table:table-cell>
          <table:table-cell office:value-type="float" office:value="2.029086061651925">
            <text:p>2.029086061651925</text:p>
          </table:table-cell>
          <table:table-cell office:value-type="float" office:value="0.0065111835771365">
            <text:p>0.0065111835771365</text:p>
          </table:table-cell>
          <table:table-cell office:value-type="float" office:value="0.1096809211387011">
            <text:p>0.1096809211387011</text:p>
          </table:table-cell>
          <table:table-cell office:value-type="float" office:value="383.5247218336322">
            <text:p>383.524721833632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94.836601105048">
            <text:p>394.836601105048</text:p>
          </table:table-cell>
          <table:table-cell office:value-type="string" office:string-value="22">
            <text:p>22</text:p>
          </table:table-cell>
          <table:table-cell office:value-type="float" office:value="0.1070268441229484">
            <text:p>0.107026844122948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57719999999999">
            <text:p>0.0257719999999999</text:p>
          </table:table-cell>
          <table:table-cell office:value-type="float" office:value="0.7833519712236757">
            <text:p>0.7833519712236757</text:p>
          </table:table-cell>
          <table:table-cell office:value-type="float" office:value="0.2312901216963931">
            <text:p>0.2312901216963931</text:p>
          </table:table-cell>
          <table:table-cell office:value-type="float" office:value="0.972659661476454">
            <text:p>0.972659661476454</text:p>
          </table:table-cell>
          <table:table-cell office:value-type="float" office:value="0.9944837838272343">
            <text:p>0.9944837838272343</text:p>
          </table:table-cell>
          <table:table-cell office:value-type="float" office:value="32.334452979103645">
            <text:p>32.334452979103645</text:p>
          </table:table-cell>
          <table:table-cell office:value-type="float" office:value="9.546972292468718">
            <text:p>9.546972292468718</text:p>
          </table:table-cell>
          <table:table-cell office:value-type="float" office:value="40.14851464476756">
            <text:p>40.14851464476756</text:p>
          </table:table-cell>
          <table:table-cell office:value-type="float" office:value="41.049349880886496">
            <text:p>41.049349880886496</text:p>
          </table:table-cell>
          <table:table-cell office:value-type="float" office:value="9.58567346983078">
            <text:p>9.58567346983078</text:p>
          </table:table-cell>
          <table:table-cell office:value-type="float" office:value="238.32320372888157">
            <text:p>238.32320372888157</text:p>
          </table:table-cell>
          <table:table-cell office:value-type="float" office:value="50.73342640233864">
            <text:p>50.73342640233864</text:p>
          </table:table-cell>
          <table:table-cell office:value-type="float" office:value="84.90025730759862">
            <text:p>84.90025730759862</text:p>
          </table:table-cell>
          <table:table-cell office:value-type="float" office:value="0.0052242420425123">
            <text:p>0.0052242420425123</text:p>
          </table:table-cell>
          <table:table-cell office:value-type="float" office:value="1.64568404284e-05">
            <text:p>1.64568404284e-05</text:p>
          </table:table-cell>
          <table:table-cell office:value-type="float" office:value="0.0002755172898245">
            <text:p>0.0002755172898245</text:p>
          </table:table-cell>
          <table:table-cell office:value-type="float" office:value="0.9944837838272343">
            <text:p>0.9944837838272343</text:p>
          </table:table-cell>
          <table:table-cell office:value-type="float" office:value="2.0148334285357468">
            <text:p>2.0148334285357468</text:p>
          </table:table-cell>
          <table:table-cell office:value-type="float" office:value="0.0063469096480271">
            <text:p>0.0063469096480271</text:p>
          </table:table-cell>
          <table:table-cell office:value-type="float" office:value="0.1062587531666365">
            <text:p>0.1062587531666365</text:p>
          </table:table-cell>
          <table:table-cell office:value-type="float" office:value="383.5425609086496">
            <text:p>383.54256090864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76.0348581952838">
            <text:p>376.0348581952838</text:p>
          </table:table-cell>
          <table:table-cell office:value-type="string" office:string-value="23">
            <text:p>23</text:p>
          </table:table-cell>
          <table:table-cell office:value-type="float" office:value="0.1062876343533775">
            <text:p>0.106287634353377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709">
            <text:p>0.020709</text:p>
          </table:table-cell>
          <table:table-cell office:value-type="float" office:value="0.7833439219041354">
            <text:p>0.7833439219041354</text:p>
          </table:table-cell>
          <table:table-cell office:value-type="float" office:value="0.2312980205613625">
            <text:p>0.2312980205613625</text:p>
          </table:table-cell>
          <table:table-cell office:value-type="float" office:value="0.9726967834193342">
            <text:p>0.9726967834193342</text:p>
          </table:table-cell>
          <table:table-cell office:value-type="float" office:value="0.9945305882700805">
            <text:p>0.9945305882700805</text:p>
          </table:table-cell>
          <table:table-cell office:value-type="float" office:value="32.11079640002135">
            <text:p>32.11079640002135</text:p>
          </table:table-cell>
          <table:table-cell office:value-type="float" office:value="9.481357342915327">
            <text:p>9.481357342915327</text:p>
          </table:table-cell>
          <table:table-cell office:value-type="float" office:value="39.87273979915592">
            <text:p>39.87273979915592</text:p>
          </table:table-cell>
          <table:table-cell office:value-type="float" office:value="40.76775007828835">
            <text:p>40.76775007828835</text:p>
          </table:table-cell>
          <table:table-cell office:value-type="float" office:value="9.51939837304027">
            <text:p>9.51939837304027</text:p>
          </table:table-cell>
          <table:table-cell office:value-type="float" office:value="242.92248200264444">
            <text:p>242.92248200264444</text:p>
          </table:table-cell>
          <table:table-cell office:value-type="float" office:value="50.386272993774554">
            <text:p>50.386272993774554</text:p>
          </table:table-cell>
          <table:table-cell office:value-type="float" office:value="80.73245860866265">
            <text:p>80.73245860866265</text:p>
          </table:table-cell>
          <table:table-cell office:value-type="float" office:value="0.0051864951686679">
            <text:p>0.0051864951686679</text:p>
          </table:table-cell>
          <table:table-cell office:value-type="float" office:value="1.60416726627e-05">
            <text:p>1.60416726627e-05</text:p>
          </table:table-cell>
          <table:table-cell office:value-type="float" office:value="0.0002668748885886">
            <text:p>0.0002668748885886</text:p>
          </table:table-cell>
          <table:table-cell office:value-type="float" office:value="0.9945305882700805">
            <text:p>0.9945305882700805</text:p>
          </table:table-cell>
          <table:table-cell office:value-type="float" office:value="2.0002755917001807">
            <text:p>2.0002755917001807</text:p>
          </table:table-cell>
          <table:table-cell office:value-type="float" office:value="0.006186791895856">
            <text:p>0.006186791895856</text:p>
          </table:table-cell>
          <table:table-cell office:value-type="float" office:value="0.1029256382819943">
            <text:p>0.1029256382819943</text:p>
          </table:table-cell>
          <table:table-cell office:value-type="float" office:value="383.560611978122">
            <text:p>383.56061197812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58.1284363764607">
            <text:p>358.1284363764607</text:p>
          </table:table-cell>
          <table:table-cell office:value-type="string" office:string-value="24">
            <text:p>24</text:p>
          </table:table-cell>
          <table:table-cell office:value-type="float" office:value="0.1054268470390976">
            <text:p>0.105426847039097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019">
            <text:p>0.019019</text:p>
          </table:table-cell>
          <table:table-cell office:value-type="float" office:value="0.7833356673770717">
            <text:p>0.7833356673770717</text:p>
          </table:table-cell>
          <table:table-cell office:value-type="float" office:value="0.2313061207982009">
            <text:p>0.2313061207982009</text:p>
          </table:table-cell>
          <table:table-cell office:value-type="float" office:value="0.9727348026301288">
            <text:p>0.9727348026301288</text:p>
          </table:table-cell>
          <table:table-cell office:value-type="float" office:value="0.9945780784353666">
            <text:p>0.9945780784353666</text:p>
          </table:table-cell>
          <table:table-cell office:value-type="float" office:value="31.850406378582168">
            <text:p>31.850406378582168</text:p>
          </table:table-cell>
          <table:table-cell office:value-type="float" office:value="9.40490041765173">
            <text:p>9.40490041765173</text:p>
          </table:table-cell>
          <table:table-cell office:value-type="float" office:value="39.551369933275126">
            <text:p>39.551369933275126</text:p>
          </table:table-cell>
          <table:table-cell office:value-type="float" office:value="40.439516918035594">
            <text:p>40.439516918035594</text:p>
          </table:table-cell>
          <table:table-cell office:value-type="float" office:value="9.442233774129484">
            <text:p>9.442233774129484</text:p>
          </table:table-cell>
          <table:table-cell office:value-type="float" office:value="247.45986351352047">
            <text:p>247.45986351352047</text:p>
          </table:table-cell>
          <table:table-cell office:value-type="float" office:value="49.98153245805111">
            <text:p>49.98153245805111</text:p>
          </table:table-cell>
          <table:table-cell office:value-type="float" office:value="76.69529776446673">
            <text:p>76.69529776446673</text:p>
          </table:table-cell>
          <table:table-cell office:value-type="float" office:value="0.0051478252729685">
            <text:p>0.0051478252729685</text:p>
          </table:table-cell>
          <table:table-cell office:value-type="float" office:value="1.56370205613e-05">
            <text:p>1.56370205613e-05</text:p>
          </table:table-cell>
          <table:table-cell office:value-type="float" office:value="0.0002584592711035">
            <text:p>0.0002584592711035</text:p>
          </table:table-cell>
          <table:table-cell office:value-type="float" office:value="0.9945780784353666">
            <text:p>0.9945780784353666</text:p>
          </table:table-cell>
          <table:table-cell office:value-type="float" office:value="1.985361773025773">
            <text:p>1.985361773025773</text:p>
          </table:table-cell>
          <table:table-cell office:value-type="float" office:value="0.0060307297198878">
            <text:p>0.0060307297198878</text:p>
          </table:table-cell>
          <table:table-cell office:value-type="float" office:value="0.0996799870865148">
            <text:p>0.0996799870865148</text:p>
          </table:table-cell>
          <table:table-cell office:value-type="float" office:value="383.57892751016783">
            <text:p>383.5789275101678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41.074701310915">
            <text:p>341.074701310915</text:p>
          </table:table-cell>
          <table:table-cell office:value-type="string" office:string-value="25">
            <text:p>25</text:p>
          </table:table-cell>
          <table:table-cell office:value-type="float" office:value="0.1044486058191746">
            <text:p>0.10444860581917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7379999999999">
            <text:p>0.0197379999999999</text:p>
          </table:table-cell>
          <table:table-cell office:value-type="float" office:value="0.7833271803242193">
            <text:p>0.7833271803242193</text:p>
          </table:table-cell>
          <table:table-cell office:value-type="float" office:value="0.2313144492145514">
            <text:p>0.2313144492145514</text:p>
          </table:table-cell>
          <table:table-cell office:value-type="float" office:value="0.9727738424972536">
            <text:p>0.9727738424972536</text:p>
          </table:table-cell>
          <table:table-cell office:value-type="float" office:value="0.9946263846167156">
            <text:p>0.9946263846167156</text:p>
          </table:table-cell>
          <table:table-cell office:value-type="float" office:value="31.554528955138053">
            <text:p>31.554528955138053</text:p>
          </table:table-cell>
          <table:table-cell office:value-type="float" office:value="9.31796913067833">
            <text:p>9.31796913067833</text:p>
          </table:table-cell>
          <table:table-cell office:value-type="float" office:value="39.185950840076366">
            <text:p>39.185950840076366</text:p>
          </table:table-cell>
          <table:table-cell office:value-type="float" office:value="40.06623010316352">
            <text:p>40.06623010316352</text:p>
          </table:table-cell>
          <table:table-cell office:value-type="float" office:value="9.354548968450612">
            <text:p>9.354548968450612</text:p>
          </table:table-cell>
          <table:table-cell office:value-type="float" office:value="251.93059997909103">
            <text:p>251.93059997909103</text:p>
          </table:table-cell>
          <table:table-cell office:value-type="float" office:value="49.5211581282601">
            <text:p>49.5211581282601</text:p>
          </table:table-cell>
          <table:table-cell office:value-type="float" office:value="72.79125067932702">
            <text:p>72.79125067932702</text:p>
          </table:table-cell>
          <table:table-cell office:value-type="float" office:value="0.0051081063264163">
            <text:p>0.0051081063264163</text:p>
          </table:table-cell>
          <table:table-cell office:value-type="float" office:value="1.52426292921e-05">
            <text:p>1.52426292921e-05</text:p>
          </table:table-cell>
          <table:table-cell office:value-type="float" office:value="0.0002502664275758">
            <text:p>0.0002502664275758</text:p>
          </table:table-cell>
          <table:table-cell office:value-type="float" office:value="0.9946263846167156">
            <text:p>0.9946263846167156</text:p>
          </table:table-cell>
          <table:table-cell office:value-type="float" office:value="1.9700433669089896">
            <text:p>1.9700433669089896</text:p>
          </table:table-cell>
          <table:table-cell office:value-type="float" office:value="0.0058786248390934">
            <text:p>0.0058786248390934</text:p>
          </table:table-cell>
          <table:table-cell office:value-type="float" office:value="0.0965202531231829">
            <text:p>0.0965202531231829</text:p>
          </table:table-cell>
          <table:table-cell office:value-type="float" office:value="383.5975577551288">
            <text:p>383.59755775512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24.8330488675381">
            <text:p>324.8330488675381</text:p>
          </table:table-cell>
          <table:table-cell office:value-type="string" office:string-value="26">
            <text:p>26</text:p>
          </table:table-cell>
          <table:table-cell office:value-type="float" office:value="0.1033575322432862">
            <text:p>0.10335753224328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869">
            <text:p>0.019869</text:p>
          </table:table-cell>
          <table:table-cell office:value-type="float" office:value="0.7833185241336845">
            <text:p>0.7833185241336845</text:p>
          </table:table-cell>
          <table:table-cell office:value-type="float" office:value="0.2313229436071322">
            <text:p>0.2313229436071322</text:p>
          </table:table-cell>
          <table:table-cell office:value-type="float" office:value="0.9728136191172276">
            <text:p>0.9728136191172276</text:p>
          </table:table-cell>
          <table:table-cell office:value-type="float" office:value="0.994675219446058">
            <text:p>0.994675219446058</text:p>
          </table:table-cell>
          <table:table-cell office:value-type="float" office:value="31.2245642543826">
            <text:p>31.2245642543826</text:p>
          </table:table-cell>
          <table:table-cell office:value-type="float" office:value="9.220971920920796">
            <text:p>9.220971920920796</text:p>
          </table:table-cell>
          <table:table-cell office:value-type="float" office:value="38.77819867883057">
            <text:p>38.77819867883057</text:p>
          </table:table-cell>
          <table:table-cell office:value-type="float" office:value="39.64964359317898">
            <text:p>39.64964359317898</text:p>
          </table:table-cell>
          <table:table-cell office:value-type="float" office:value="9.256758927940169">
            <text:p>9.256758927940169</text:p>
          </table:table-cell>
          <table:table-cell office:value-type="float" office:value="256.3301706097126">
            <text:p>256.3301706097126</text:p>
          </table:table-cell>
          <table:table-cell office:value-type="float" office:value="49.00730532173053">
            <text:p>49.00730532173053</text:p>
          </table:table-cell>
          <table:table-cell office:value-type="float" office:value="69.02215702437793">
            <text:p>69.02215702437793</text:p>
          </table:table-cell>
          <table:table-cell office:value-type="float" office:value="0.0050676288399024">
            <text:p>0.0050676288399024</text:p>
          </table:table-cell>
          <table:table-cell office:value-type="float" office:value="1.48582774022e-05">
            <text:p>1.48582774022e-05</text:p>
          </table:table-cell>
          <table:table-cell office:value-type="float" office:value="0.0002422934366371">
            <text:p>0.0002422934366371</text:p>
          </table:table-cell>
          <table:table-cell office:value-type="float" office:value="0.994675219446058">
            <text:p>0.994675219446058</text:p>
          </table:table-cell>
          <table:table-cell office:value-type="float" office:value="1.9544324146851648">
            <text:p>1.9544324146851648</text:p>
          </table:table-cell>
          <table:table-cell office:value-type="float" office:value="0.0057303918457418">
            <text:p>0.0057303918457418</text:p>
          </table:table-cell>
          <table:table-cell office:value-type="float" office:value="0.0934453097078594">
            <text:p>0.0934453097078594</text:p>
          </table:table-cell>
          <table:table-cell office:value-type="float" office:value="383.61639188376125">
            <text:p>383.616391883761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09.3648084452744">
            <text:p>309.3648084452744</text:p>
          </table:table-cell>
          <table:table-cell office:value-type="string" office:string-value="27">
            <text:p>27</text:p>
          </table:table-cell>
          <table:table-cell office:value-type="float" office:value="0.1021586998465386">
            <text:p>0.10215869984653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581">
            <text:p>0.018581</text:p>
          </table:table-cell>
          <table:table-cell office:value-type="float" office:value="0.7833097193161853">
            <text:p>0.7833097193161853</text:p>
          </table:table-cell>
          <table:table-cell office:value-type="float" office:value="0.2313315838486033">
            <text:p>0.2313315838486033</text:p>
          </table:table-cell>
          <table:table-cell office:value-type="float" office:value="0.9728540410949648">
            <text:p>0.9728540410949648</text:p>
          </table:table-cell>
          <table:table-cell office:value-type="float" office:value="0.9947244929575672">
            <text:p>0.9947244929575672</text:p>
          </table:table-cell>
          <table:table-cell office:value-type="float" office:value="30.86204713813864">
            <text:p>30.86204713813864</text:p>
          </table:table-cell>
          <table:table-cell office:value-type="float" office:value="9.114359325846744">
            <text:p>9.114359325846744</text:p>
          </table:table-cell>
          <table:table-cell office:value-type="float" office:value="38.33000731947013">
            <text:p>38.33000731947013</text:p>
          </table:table-cell>
          <table:table-cell office:value-type="float" office:value="39.191693188637245">
            <text:p>39.191693188637245</text:p>
          </table:table-cell>
          <table:table-cell office:value-type="float" office:value="9.149318569582851">
            <text:p>9.149318569582851</text:p>
          </table:table-cell>
          <table:table-cell office:value-type="float" office:value="260.65443606914323">
            <text:p>260.65443606914323</text:p>
          </table:table-cell>
          <table:table-cell office:value-type="float" office:value="48.44236002632926">
            <text:p>48.44236002632926</text:p>
          </table:table-cell>
          <table:table-cell office:value-type="float" office:value="65.3892805338896">
            <text:p>65.3892805338896</text:p>
          </table:table-cell>
          <table:table-cell office:value-type="float" office:value="0.0050264864402133">
            <text:p>0.0050264864402133</text:p>
          </table:table-cell>
          <table:table-cell office:value-type="float" office:value="1.44837324315e-05">
            <text:p>1.44837324315e-05</text:p>
          </table:table-cell>
          <table:table-cell office:value-type="float" office:value="0.000234536869788">
            <text:p>0.000234536869788</text:p>
          </table:table-cell>
          <table:table-cell office:value-type="float" office:value="0.9947244929575672">
            <text:p>0.9947244929575672</text:p>
          </table:table-cell>
          <table:table-cell office:value-type="float" office:value="1.938565025397066">
            <text:p>1.938565025397066</text:p>
          </table:table-cell>
          <table:table-cell office:value-type="float" office:value="0.0055859410868633">
            <text:p>0.0055859410868633</text:p>
          </table:table-cell>
          <table:table-cell office:value-type="float" office:value="0.0904538345711482">
            <text:p>0.0904538345711482</text:p>
          </table:table-cell>
          <table:table-cell office:value-type="float" office:value="383.6353951989449">
            <text:p>383.635395198944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94.6331509002613">
            <text:p>294.6331509002613</text:p>
          </table:table-cell>
          <table:table-cell office:value-type="string" office:string-value="28">
            <text:p>28</text:p>
          </table:table-cell>
          <table:table-cell office:value-type="float" office:value="0.1008575848112251">
            <text:p>0.100857584811225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4249999999999">
            <text:p>0.0174249999999999</text:p>
          </table:table-cell>
          <table:table-cell office:value-type="float" office:value="0.7833006956452909">
            <text:p>0.7833006956452909</text:p>
          </table:table-cell>
          <table:table-cell office:value-type="float" office:value="0.2313404388527521">
            <text:p>0.2313404388527521</text:p>
          </table:table-cell>
          <table:table-cell office:value-type="float" office:value="0.9728954243942248">
            <text:p>0.9728954243942248</text:p>
          </table:table-cell>
          <table:table-cell office:value-type="float" office:value="0.9947745327623668">
            <text:p>0.9947745327623668</text:p>
          </table:table-cell>
          <table:table-cell office:value-type="float" office:value="30.46863050928889">
            <text:p>30.46863050928889</text:p>
          </table:table-cell>
          <table:table-cell office:value-type="float" office:value="8.99862133717948">
            <text:p>8.99862133717948</text:p>
          </table:table-cell>
          <table:table-cell office:value-type="float" office:value="37.84343787110443">
            <text:p>37.84343787110443</text:p>
          </table:table-cell>
          <table:table-cell office:value-type="float" office:value="38.69448584341912">
            <text:p>38.69448584341912</text:p>
          </table:table-cell>
          <table:table-cell office:value-type="float" office:value="9.032717807042456">
            <text:p>9.032717807042456</text:p>
          </table:table-cell>
          <table:table-cell office:value-type="float" office:value="264.8997075164072">
            <text:p>264.8997075164072</text:p>
          </table:table-cell>
          <table:table-cell office:value-type="float" office:value="47.828932983982206">
            <text:p>47.828932983982206</text:p>
          </table:table-cell>
          <table:table-cell office:value-type="float" office:value="61.89333574303025">
            <text:p>61.89333574303025</text:p>
          </table:table-cell>
          <table:table-cell office:value-type="float" office:value="0.0049843561299109">
            <text:p>0.0049843561299109</text:p>
          </table:table-cell>
          <table:table-cell office:value-type="float" office:value="1.41187478117e-05">
            <text:p>1.41187478117e-05</text:p>
          </table:table-cell>
          <table:table-cell office:value-type="float" office:value="0.0002269923599103">
            <text:p>0.0002269923599103</text:p>
          </table:table-cell>
          <table:table-cell office:value-type="float" office:value="0.9947745327623668">
            <text:p>0.9947745327623668</text:p>
          </table:table-cell>
          <table:table-cell office:value-type="float" office:value="1.9223166286227729">
            <text:p>1.9223166286227729</text:p>
          </table:table-cell>
          <table:table-cell office:value-type="float" office:value="0.0054451774685537">
            <text:p>0.0054451774685537</text:p>
          </table:table-cell>
          <table:table-cell office:value-type="float" office:value="0.0875441434466074">
            <text:p>0.0875441434466074</text:p>
          </table:table-cell>
          <table:table-cell office:value-type="float" office:value="383.65469405046207">
            <text:p>383.6546940504620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80.6030008573917">
            <text:p>280.6030008573917</text:p>
          </table:table-cell>
          <table:table-cell office:value-type="string" office:string-value="29">
            <text:p>29</text:p>
          </table:table-cell>
          <table:table-cell office:value-type="float" office:value="0.0994600138899366">
            <text:p>0.099460013889936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1249999999999">
            <text:p>0.0151249999999999</text:p>
          </table:table-cell>
          <table:table-cell office:value-type="float" office:value="0.7832914140244173">
            <text:p>0.7832914140244173</text:p>
          </table:table-cell>
          <table:table-cell office:value-type="float" office:value="0.231349546985385">
            <text:p>0.231349546985385</text:p>
          </table:table-cell>
          <table:table-cell office:value-type="float" office:value="0.9729379453444043">
            <text:p>0.9729379453444043</text:p>
          </table:table-cell>
          <table:table-cell office:value-type="float" office:value="0.9948255232178363">
            <text:p>0.9948255232178363</text:p>
          </table:table-cell>
          <table:table-cell office:value-type="float" office:value="30.04607448090917">
            <text:p>30.04607448090917</text:p>
          </table:table-cell>
          <table:table-cell office:value-type="float" office:value="8.874277944824744">
            <text:p>8.874277944824744</text:p>
          </table:table-cell>
          <table:table-cell office:value-type="float" office:value="37.32067714227419">
            <text:p>37.32067714227419</text:p>
          </table:table-cell>
          <table:table-cell office:value-type="float" office:value="38.16025712900355">
            <text:p>38.16025712900355</text:p>
          </table:table-cell>
          <table:table-cell office:value-type="float" office:value="8.907478341333038">
            <text:p>8.907478341333038</text:p>
          </table:table-cell>
          <table:table-cell office:value-type="float" office:value="269.06262298158356">
            <text:p>269.06262298158356</text:p>
          </table:table-cell>
          <table:table-cell office:value-type="float" office:value="47.169789384643806">
            <text:p>47.169789384643806</text:p>
          </table:table-cell>
          <table:table-cell office:value-type="float" office:value="58.53446883186261">
            <text:p>58.53446883186261</text:p>
          </table:table-cell>
          <table:table-cell office:value-type="float" office:value="0.0049410577488939">
            <text:p>0.0049410577488939</text:p>
          </table:table-cell>
          <table:table-cell office:value-type="float" office:value="1.37630574167e-05">
            <text:p>1.37630574167e-05</text:p>
          </table:table-cell>
          <table:table-cell office:value-type="float" office:value="0.0002196559758529">
            <text:p>0.0002196559758529</text:p>
          </table:table-cell>
          <table:table-cell office:value-type="float" office:value="0.9948255232178363">
            <text:p>0.9948255232178363</text:p>
          </table:table-cell>
          <table:table-cell office:value-type="float" office:value="1.9056177420159388">
            <text:p>1.9056177420159388</text:p>
          </table:table-cell>
          <table:table-cell office:value-type="float" office:value="0.0053079983539347">
            <text:p>0.0053079983539347</text:p>
          </table:table-cell>
          <table:table-cell office:value-type="float" office:value="0.084714720207203">
            <text:p>0.084714720207203</text:p>
          </table:table-cell>
          <table:table-cell office:value-type="float" office:value="383.6743595394229">
            <text:p>383.674359539422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67.2409531975159">
            <text:p>267.2409531975159</text:p>
          </table:table-cell>
          <table:table-cell office:value-type="string" office:string-value="30">
            <text:p>30</text:p>
          </table:table-cell>
          <table:table-cell office:value-type="float" office:value="0.0979721105223943">
            <text:p>0.097972110522394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019">
            <text:p>0.018019</text:p>
          </table:table-cell>
          <table:table-cell office:value-type="float" office:value="0.7832820129628312">
            <text:p>0.7832820129628312</text:p>
          </table:table-cell>
          <table:table-cell office:value-type="float" office:value="0.2313587723261937">
            <text:p>0.2313587723261937</text:p>
          </table:table-cell>
          <table:table-cell office:value-type="float" office:value="0.9729809825667708">
            <text:p>0.9729809825667708</text:p>
          </table:table-cell>
          <table:table-cell office:value-type="float" office:value="0.9948768310066076">
            <text:p>0.9948768310066076</text:p>
          </table:table-cell>
          <table:table-cell office:value-type="float" office:value="29.596235559118856">
            <text:p>29.596235559118856</text:p>
          </table:table-cell>
          <table:table-cell office:value-type="float" office:value="8.741868970709412">
            <text:p>8.741868970709412</text:p>
          </table:table-cell>
          <table:table-cell office:value-type="float" office:value="36.76399288892586">
            <text:p>36.76399288892586</text:p>
          </table:table-cell>
          <table:table-cell office:value-type="float" office:value="37.59132541727148">
            <text:p>37.59132541727148</text:p>
          </table:table-cell>
          <table:table-cell office:value-type="float" office:value="8.774150443360957">
            <text:p>8.774150443360957</text:p>
          </table:table-cell>
          <table:table-cell office:value-type="float" office:value="273.13997859396613">
            <text:p>273.13997859396613</text:p>
          </table:table-cell>
          <table:table-cell office:value-type="float" office:value="46.4677703176416">
            <text:p>46.4677703176416</text:p>
          </table:table-cell>
          <table:table-cell office:value-type="float" office:value="55.31224805934971">
            <text:p>55.31224805934971</text:p>
          </table:table-cell>
          <table:table-cell office:value-type="float" office:value="0.0048972269094146">
            <text:p>0.0048972269094146</text:p>
          </table:table-cell>
          <table:table-cell office:value-type="float" office:value="1.34165014457e-05">
            <text:p>1.34165014457e-05</text:p>
          </table:table-cell>
          <table:table-cell office:value-type="float" office:value="0.0002125255825319">
            <text:p>0.0002125255825319</text:p>
          </table:table-cell>
          <table:table-cell office:value-type="float" office:value="0.9948768310066076">
            <text:p>0.9948768310066076</text:p>
          </table:table-cell>
          <table:table-cell office:value-type="float" office:value="1.8887135021539407">
            <text:p>1.8887135021539407</text:p>
          </table:table-cell>
          <table:table-cell office:value-type="float" office:value="0.0051743421125763">
            <text:p>0.0051743421125763</text:p>
          </table:table-cell>
          <table:table-cell office:value-type="float" office:value="0.0819647414150896">
            <text:p>0.0819647414150896</text:p>
          </table:table-cell>
          <table:table-cell office:value-type="float" office:value="383.6941474143184">
            <text:p>383.69414741431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54.5151935214437">
            <text:p>254.5151935214437</text:p>
          </table:table-cell>
          <table:table-cell office:value-type="string" office:string-value="31">
            <text:p>31</text:p>
          </table:table-cell>
          <table:table-cell office:value-type="float" office:value="0.0964002407591515">
            <text:p>0.09640024075915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825">
            <text:p>0.018825</text:p>
          </table:table-cell>
          <table:table-cell office:value-type="float" office:value="0.7832723652482816">
            <text:p>0.7832723652482816</text:p>
          </table:table-cell>
          <table:table-cell office:value-type="float" office:value="0.2313682397096303">
            <text:p>0.2313682397096303</text:p>
          </table:table-cell>
          <table:table-cell office:value-type="float" office:value="0.9730251079212522">
            <text:p>0.9730251079212522</text:p>
          </table:table-cell>
          <table:table-cell office:value-type="float" office:value="0.9949290459025588">
            <text:p>0.9949290459025588</text:p>
          </table:table-cell>
          <table:table-cell office:value-type="float" office:value="29.12103328899616">
            <text:p>29.12103328899616</text:p>
          </table:table-cell>
          <table:table-cell office:value-type="float" office:value="8.601965943819401">
            <text:p>8.601965943819401</text:p>
          </table:table-cell>
          <table:table-cell office:value-type="float" office:value="36.1757899499264">
            <text:p>36.1757899499264</text:p>
          </table:table-cell>
          <table:table-cell office:value-type="float" office:value="36.990149469570056">
            <text:p>36.990149469570056</text:p>
          </table:table-cell>
          <table:table-cell office:value-type="float" office:value="8.633303085381916">
            <text:p>8.633303085381916</text:p>
          </table:table-cell>
          <table:table-cell office:value-type="float" office:value="277.1292372219338">
            <text:p>277.1292372219338</text:p>
          </table:table-cell>
          <table:table-cell office:value-type="float" office:value="45.72592973169381">
            <text:p>45.72592973169381</text:p>
          </table:table-cell>
          <table:table-cell office:value-type="float" office:value="52.225815094230406">
            <text:p>52.225815094230406</text:p>
          </table:table-cell>
          <table:table-cell office:value-type="float" office:value="0.0048522789112798">
            <text:p>0.0048522789112798</text:p>
          </table:table-cell>
          <table:table-cell office:value-type="float" office:value="1.30788140779e-05">
            <text:p>1.30788140779e-05</text:p>
          </table:table-cell>
          <table:table-cell office:value-type="float" office:value="0.0002055963720833">
            <text:p>0.0002055963720833</text:p>
          </table:table-cell>
          <table:table-cell office:value-type="float" office:value="0.9949290459025588">
            <text:p>0.9949290459025588</text:p>
          </table:table-cell>
          <table:table-cell office:value-type="float" office:value="1.8713784077132871">
            <text:p>1.8713784077132871</text:p>
          </table:table-cell>
          <table:table-cell office:value-type="float" office:value="0.0050441062254472">
            <text:p>0.0050441062254472</text:p>
          </table:table-cell>
          <table:table-cell office:value-type="float" office:value="0.0792923528214026">
            <text:p>0.0792923528214026</text:p>
          </table:table-cell>
          <table:table-cell office:value-type="float" office:value="383.7142851332399">
            <text:p>383.714285133239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42.3954224013749">
            <text:p>242.3954224013749</text:p>
          </table:table-cell>
          <table:table-cell office:value-type="string" office:string-value="32">
            <text:p>32</text:p>
          </table:table-cell>
          <table:table-cell office:value-type="float" office:value="0.0947509578450047">
            <text:p>0.09475095784500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8649999999999">
            <text:p>0.0188649999999999</text:p>
          </table:table-cell>
          <table:table-cell office:value-type="float" office:value="0.783262626170899">
            <text:p>0.783262626170899</text:p>
          </table:table-cell>
          <table:table-cell office:value-type="float" office:value="0.2313777967481833">
            <text:p>0.2313777967481833</text:p>
          </table:table-cell>
          <table:table-cell office:value-type="float" office:value="0.9730696247691624">
            <text:p>0.9730696247691624</text:p>
          </table:table-cell>
          <table:table-cell office:value-type="float" office:value="0.9949814575303164">
            <text:p>0.9949814575303164</text:p>
          </table:table-cell>
          <table:table-cell office:value-type="float" office:value="28.62245434077584">
            <text:p>28.62245434077584</text:p>
          </table:table-cell>
          <table:table-cell office:value-type="float" office:value="8.455146717863714">
            <text:p>8.455146717863714</text:p>
          </table:table-cell>
          <table:table-cell office:value-type="float" office:value="35.558495930679484">
            <text:p>35.558495930679484</text:p>
          </table:table-cell>
          <table:table-cell office:value-type="float" office:value="36.359211312434475">
            <text:p>36.359211312434475</text:p>
          </table:table-cell>
          <table:table-cell office:value-type="float" office:value="8.485525135295518">
            <text:p>8.485525135295518</text:p>
          </table:table-cell>
          <table:table-cell office:value-type="float" office:value="281.0278938706642">
            <text:p>281.0278938706642</text:p>
          </table:table-cell>
          <table:table-cell office:value-type="float" office:value="44.94730833688927">
            <text:p>44.94730833688927</text:p>
          </table:table-cell>
          <table:table-cell office:value-type="float" office:value="49.27377138286828">
            <text:p>49.27377138286828</text:p>
          </table:table-cell>
          <table:table-cell office:value-type="float" office:value="0.0048069263555688">
            <text:p>0.0048069263555688</text:p>
          </table:table-cell>
          <table:table-cell office:value-type="float" office:value="1.27498190393e-05">
            <text:p>1.27498190393e-05</text:p>
          </table:table-cell>
          <table:table-cell office:value-type="float" office:value="0.0001988662950751">
            <text:p>0.0001988662950751</text:p>
          </table:table-cell>
          <table:table-cell office:value-type="float" office:value="0.9949814575303164">
            <text:p>0.9949814575303164</text:p>
          </table:table-cell>
          <table:table-cell office:value-type="float" office:value="1.8538872875522563">
            <text:p>1.8538872875522563</text:p>
          </table:table-cell>
          <table:table-cell office:value-type="float" office:value="0.0049172227089006">
            <text:p>0.0049172227089006</text:p>
          </table:table-cell>
          <table:table-cell office:value-type="float" office:value="0.0766967640216333">
            <text:p>0.0766967640216333</text:p>
          </table:table-cell>
          <table:table-cell office:value-type="float" office:value="383.7344987257172">
            <text:p>383.734498725717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30.8527832394047">
            <text:p>230.8527832394047</text:p>
          </table:table-cell>
          <table:table-cell office:value-type="string" office:string-value="33">
            <text:p>33</text:p>
          </table:table-cell>
          <table:table-cell office:value-type="float" office:value="0.0930309489065078">
            <text:p>0.09303094890650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2">
            <text:p>0.0182</text:p>
          </table:table-cell>
          <table:table-cell office:value-type="float" office:value="0.7832526064466517">
            <text:p>0.7832526064466517</text:p>
          </table:table-cell>
          <table:table-cell office:value-type="float" office:value="0.2313876291878654">
            <text:p>0.2313876291878654</text:p>
          </table:table-cell>
          <table:table-cell office:value-type="float" office:value="0.9731153835962658">
            <text:p>0.9731153835962658</text:p>
          </table:table-cell>
          <table:table-cell office:value-type="float" office:value="0.9950349411269676">
            <text:p>0.9950349411269676</text:p>
          </table:table-cell>
          <table:table-cell office:value-type="float" office:value="28.102512997574127">
            <text:p>28.102512997574127</text:p>
          </table:table-cell>
          <table:table-cell office:value-type="float" office:value="8.302013683975845">
            <text:p>8.302013683975845</text:p>
          </table:table-cell>
          <table:table-cell office:value-type="float" office:value="34.91464629746627">
            <text:p>34.91464629746627</text:p>
          </table:table-cell>
          <table:table-cell office:value-type="float" office:value="35.701103495741265">
            <text:p>35.701103495741265</text:p>
          </table:table-cell>
          <table:table-cell office:value-type="float" office:value="8.331413660202688">
            <text:p>8.331413660202688</text:p>
          </table:table-cell>
          <table:table-cell office:value-type="float" office:value="284.8342077243483">
            <text:p>284.8342077243483</text:p>
          </table:table-cell>
          <table:table-cell office:value-type="float" office:value="44.135134837150666">
            <text:p>44.135134837150666</text:p>
          </table:table-cell>
          <table:table-cell office:value-type="float" office:value="46.45436952273595">
            <text:p>46.45436952273595</text:p>
          </table:table-cell>
          <table:table-cell office:value-type="float" office:value="0.004760299569639">
            <text:p>0.004760299569639</text:p>
          </table:table-cell>
          <table:table-cell office:value-type="float" office:value="1.24292534961e-05">
            <text:p>1.24292534961e-05</text:p>
          </table:table-cell>
          <table:table-cell office:value-type="float" office:value="0.0001923300498972">
            <text:p>0.0001923300498972</text:p>
          </table:table-cell>
          <table:table-cell office:value-type="float" office:value="0.9950349411269676">
            <text:p>0.9950349411269676</text:p>
          </table:table-cell>
          <table:table-cell office:value-type="float" office:value="1.835904735022705">
            <text:p>1.835904735022705</text:p>
          </table:table-cell>
          <table:table-cell office:value-type="float" office:value="0.0047935901958597">
            <text:p>0.0047935901958597</text:p>
          </table:table-cell>
          <table:table-cell office:value-type="float" office:value="0.0741759303438806">
            <text:p>0.0741759303438806</text:p>
          </table:table-cell>
          <table:table-cell office:value-type="float" office:value="383.7551257444376">
            <text:p>383.75512574443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19.8597935613378">
            <text:p>219.8597935613378</text:p>
          </table:table-cell>
          <table:table-cell office:value-type="string" office:string-value="34">
            <text:p>34</text:p>
          </table:table-cell>
          <table:table-cell office:value-type="float" office:value="0.0912469810964527">
            <text:p>0.09124698109645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9029999999999">
            <text:p>0.0179029999999999</text:p>
          </table:table-cell>
          <table:table-cell office:value-type="float" office:value="0.7832425361955146">
            <text:p>0.7832425361955146</text:p>
          </table:table-cell>
          <table:table-cell office:value-type="float" office:value="0.2313975112100091">
            <text:p>0.2313975112100091</text:p>
          </table:table-cell>
          <table:table-cell office:value-type="float" office:value="0.9731613517485872">
            <text:p>0.9731613517485872</text:p>
          </table:table-cell>
          <table:table-cell office:value-type="float" office:value="0.9950884420608725">
            <text:p>0.9950884420608725</text:p>
          </table:table-cell>
          <table:table-cell office:value-type="float" office:value="27.56326291057448">
            <text:p>27.56326291057448</text:p>
          </table:table-cell>
          <table:table-cell office:value-type="float" office:value="8.143161464793042">
            <text:p>8.143161464793042</text:p>
          </table:table-cell>
          <table:table-cell office:value-type="float" office:value="34.24673833848142">
            <text:p>34.24673833848142</text:p>
          </table:table-cell>
          <table:table-cell office:value-type="float" office:value="35.018379467775965">
            <text:p>35.018379467775965</text:p>
          </table:table-cell>
          <table:table-cell office:value-type="float" office:value="8.17157739247424">
            <text:p>8.17157739247424</text:p>
          </table:table-cell>
          <table:table-cell office:value-type="float" office:value="288.5462847630048">
            <text:p>288.5462847630048</text:p>
          </table:table-cell>
          <table:table-cell office:value-type="float" office:value="43.292527075237096">
            <text:p>43.292527075237096</text:p>
          </table:table-cell>
          <table:table-cell office:value-type="float" office:value="43.76537021890071">
            <text:p>43.76537021890071</text:p>
          </table:table-cell>
          <table:table-cell office:value-type="float" office:value="0.0047134547966448">
            <text:p>0.0047134547966448</text:p>
          </table:table-cell>
          <table:table-cell office:value-type="float" office:value="1.21169645264e-05">
            <text:p>1.21169645264e-05</text:p>
          </table:table-cell>
          <table:table-cell office:value-type="float" office:value="0.000185986177956">
            <text:p>0.000185986177956</text:p>
          </table:table-cell>
          <table:table-cell office:value-type="float" office:value="0.9950884420608725">
            <text:p>0.9950884420608725</text:p>
          </table:table-cell>
          <table:table-cell office:value-type="float" office:value="1.8178381114220257">
            <text:p>1.8178381114220257</text:p>
          </table:table-cell>
          <table:table-cell office:value-type="float" office:value="0.0046731497089164">
            <text:p>0.0046731497089164</text:p>
          </table:table-cell>
          <table:table-cell office:value-type="float" office:value="0.0717292892523158">
            <text:p>0.0717292892523158</text:p>
          </table:table-cell>
          <table:table-cell office:value-type="float" office:value="383.7757594496168">
            <text:p>383.77575944961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09.3902795822265">
            <text:p>209.3902795822265</text:p>
          </table:table-cell>
          <table:table-cell office:value-type="string" office:string-value="35">
            <text:p>35</text:p>
          </table:table-cell>
          <table:table-cell office:value-type="float" office:value="0.0894058516880091">
            <text:p>0.089405851688009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175">
            <text:p>0.019175</text:p>
          </table:table-cell>
          <table:table-cell office:value-type="float" office:value="0.78323234704222">
            <text:p>0.78323234704222</text:p>
          </table:table-cell>
          <table:table-cell office:value-type="float" office:value="0.2314075099118404">
            <text:p>0.2314075099118404</text:p>
          </table:table-cell>
          <table:table-cell office:value-type="float" office:value="0.973207836791308">
            <text:p>0.973207836791308</text:p>
          </table:table-cell>
          <table:table-cell office:value-type="float" office:value="0.9951422792017288">
            <text:p>0.9951422792017288</text:p>
          </table:table-cell>
          <table:table-cell office:value-type="float" office:value="27.00675581879773">
            <text:p>27.00675581879773</text:p>
          </table:table-cell>
          <table:table-cell office:value-type="float" office:value="7.979198175899915">
            <text:p>7.979198175899915</text:p>
          </table:table-cell>
          <table:table-cell office:value-type="float" office:value="33.557330092939104">
            <text:p>33.557330092939104</text:p>
          </table:table-cell>
          <table:table-cell office:value-type="float" office:value="34.31365499759448">
            <text:p>34.31365499759448</text:p>
          </table:table-cell>
          <table:table-cell office:value-type="float" office:value="8.006624510333062">
            <text:p>8.006624510333062</text:p>
          </table:table-cell>
          <table:table-cell office:value-type="float" office:value="292.16292785097113">
            <text:p>292.16292785097113</text:p>
          </table:table-cell>
          <table:table-cell office:value-type="float" office:value="42.42272460341948">
            <text:p>42.42272460341948</text:p>
          </table:table-cell>
          <table:table-cell office:value-type="float" office:value="41.2042458550072">
            <text:p>41.2042458550072</text:p>
          </table:table-cell>
          <table:table-cell office:value-type="float" office:value="0.0046660776091735">
            <text:p>0.0046660776091735</text:p>
          </table:table-cell>
          <table:table-cell office:value-type="float" office:value="1.18127283691e-05">
            <text:p>1.18127283691e-05</text:p>
          </table:table-cell>
          <table:table-cell office:value-type="float" office:value="0.0001798304607284">
            <text:p>0.0001798304607284</text:p>
          </table:table-cell>
          <table:table-cell office:value-type="float" office:value="0.9951422792017288">
            <text:p>0.9951422792017288</text:p>
          </table:table-cell>
          <table:table-cell office:value-type="float" office:value="1.799566151529979">
            <text:p>1.799566151529979</text:p>
          </table:table-cell>
          <table:table-cell office:value-type="float" office:value="0.0045558149501366">
            <text:p>0.0045558149501366</text:p>
          </table:table-cell>
          <table:table-cell office:value-type="float" office:value="0.0693552137891402">
            <text:p>0.0693552137891402</text:p>
          </table:table-cell>
          <table:table-cell office:value-type="float" office:value="383.7965228197308">
            <text:p>383.796522819730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99.4193138878348">
            <text:p>199.4193138878348</text:p>
          </table:table-cell>
          <table:table-cell office:value-type="string" office:string-value="36">
            <text:p>36</text:p>
          </table:table-cell>
          <table:table-cell office:value-type="float" office:value="0.0875143393507468">
            <text:p>0.08751433935074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808">
            <text:p>0.017808</text:p>
          </table:table-cell>
          <table:table-cell office:value-type="float" office:value="0.7832219219950523">
            <text:p>0.7832219219950523</text:p>
          </table:table-cell>
          <table:table-cell office:value-type="float" office:value="0.2314177400983134">
            <text:p>0.2314177400983134</text:p>
          </table:table-cell>
          <table:table-cell office:value-type="float" office:value="0.9732553645636708">
            <text:p>0.9732553645636708</text:p>
          </table:table-cell>
          <table:table-cell office:value-type="float" office:value="0.9951969949906092">
            <text:p>0.9951969949906092</text:p>
          </table:table-cell>
          <table:table-cell office:value-type="float" office:value="26.43503630121722">
            <text:p>26.43503630121722</text:p>
          </table:table-cell>
          <table:table-cell office:value-type="float" office:value="7.810731784245453">
            <text:p>7.810731784245453</text:p>
          </table:table-cell>
          <table:table-cell office:value-type="float" office:value="32.84897954217064">
            <text:p>32.84897954217064</text:p>
          </table:table-cell>
          <table:table-cell office:value-type="float" office:value="33.589545888126">
            <text:p>33.589545888126</text:p>
          </table:table-cell>
          <table:table-cell office:value-type="float" office:value="7.837161076411204">
            <text:p>7.837161076411204</text:p>
          </table:table-cell>
          <table:table-cell office:value-type="float" office:value="295.6833341896237">
            <text:p>295.6833341896237</text:p>
          </table:table-cell>
          <table:table-cell office:value-type="float" office:value="41.52897445986476">
            <text:p>41.52897445986476</text:p>
          </table:table-cell>
          <table:table-cell office:value-type="float" office:value="38.76815533212864">
            <text:p>38.76815533212864</text:p>
          </table:table-cell>
          <table:table-cell office:value-type="float" office:value="0.0046176303441155">
            <text:p>0.0046176303441155</text:p>
          </table:table-cell>
          <table:table-cell office:value-type="float" office:value="1.15163146447e-05">
            <text:p>1.15163146447e-05</text:p>
          </table:table-cell>
          <table:table-cell office:value-type="float" office:value="0.0001738583506304">
            <text:p>0.0001738583506304</text:p>
          </table:table-cell>
          <table:table-cell office:value-type="float" office:value="0.9951969949906092">
            <text:p>0.9951969949906092</text:p>
          </table:table-cell>
          <table:table-cell office:value-type="float" office:value="1.780881494815045">
            <text:p>1.780881494815045</text:p>
          </table:table-cell>
          <table:table-cell office:value-type="float" office:value="0.0044414970690316">
            <text:p>0.0044414970690316</text:p>
          </table:table-cell>
          <table:table-cell office:value-type="float" office:value="0.0670519500876419">
            <text:p>0.0670519500876419</text:p>
          </table:table-cell>
          <table:table-cell office:value-type="float" office:value="383.8176250580282">
            <text:p>383.817625058028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89.9231560836521">
            <text:p>189.9231560836521</text:p>
          </table:table-cell>
          <table:table-cell office:value-type="string" office:string-value="37">
            <text:p>37</text:p>
          </table:table-cell>
          <table:table-cell office:value-type="float" office:value="0.0855791581270558">
            <text:p>0.085579158127055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698">
            <text:p>0.016698</text:p>
          </table:table-cell>
          <table:table-cell office:value-type="float" office:value="0.7832114477378502">
            <text:p>0.7832114477378502</text:p>
          </table:table-cell>
          <table:table-cell office:value-type="float" office:value="0.231428018575007">
            <text:p>0.231428018575007</text:p>
          </table:table-cell>
          <table:table-cell office:value-type="float" office:value="0.973303097383372">
            <text:p>0.973303097383372</text:p>
          </table:table-cell>
          <table:table-cell office:value-type="float" office:value="0.995251734790482">
            <text:p>0.995251734790482</text:p>
          </table:table-cell>
          <table:table-cell office:value-type="float" office:value="25.850139694301">
            <text:p>25.850139694301</text:p>
          </table:table-cell>
          <table:table-cell office:value-type="float" office:value="7.6383544017625375">
            <text:p>7.6383544017625375</text:p>
          </table:table-cell>
          <table:table-cell office:value-type="float" office:value="32.12417426344535">
            <text:p>32.12417426344535</text:p>
          </table:table-cell>
          <table:table-cell office:value-type="float" office:value="32.848595931070484">
            <text:p>32.848595931070484</text:p>
          </table:table-cell>
          <table:table-cell office:value-type="float" office:value="7.66379041144024">
            <text:p>7.66379041144024</text:p>
          </table:table-cell>
          <table:table-cell office:value-type="float" office:value="299.106636509121">
            <text:p>299.106636509121</text:p>
          </table:table-cell>
          <table:table-cell office:value-type="float" office:value="40.614389425160326">
            <text:p>40.614389425160326</text:p>
          </table:table-cell>
          <table:table-cell office:value-type="float" office:value="36.4539202109236">
            <text:p>36.4539202109236</text:p>
          </table:table-cell>
          <table:table-cell office:value-type="float" office:value="0.0045689698311526">
            <text:p>0.0045689698311526</text:p>
          </table:table-cell>
          <table:table-cell office:value-type="float" office:value="1.12275679094e-05">
            <text:p>1.12275679094e-05</text:p>
          </table:table-cell>
          <table:table-cell office:value-type="float" office:value="0.000168067810456">
            <text:p>0.000168067810456</text:p>
          </table:table-cell>
          <table:table-cell office:value-type="float" office:value="0.995251734790482">
            <text:p>0.995251734790482</text:p>
          </table:table-cell>
          <table:table-cell office:value-type="float" office:value="1.7621145947806327">
            <text:p>1.7621145947806327</text:p>
          </table:table-cell>
          <table:table-cell office:value-type="float" office:value="0.0043301361156206">
            <text:p>0.0043301361156206</text:p>
          </table:table-cell>
          <table:table-cell office:value-type="float" office:value="0.0648187124585983">
            <text:p>0.0648187124585983</text:p>
          </table:table-cell>
          <table:table-cell office:value-type="float" office:value="383.8387365566452">
            <text:p>383.838736556645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80.8791962701449">
            <text:p>180.8791962701449</text:p>
          </table:table-cell>
          <table:table-cell office:value-type="string" office:string-value="38">
            <text:p>38</text:p>
          </table:table-cell>
          <table:table-cell office:value-type="float" office:value="0.083606916339628">
            <text:p>0.0836069163396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17">
            <text:p>0.015417</text:p>
          </table:table-cell>
          <table:table-cell office:value-type="float" office:value="0.7832007589879154">
            <text:p>0.7832007589879154</text:p>
          </table:table-cell>
          <table:table-cell office:value-type="float" office:value="0.2314385075352234">
            <text:p>0.2314385075352234</text:p>
          </table:table-cell>
          <table:table-cell office:value-type="float" office:value="0.973351777876176">
            <text:p>0.973351777876176</text:p>
          </table:table-cell>
          <table:table-cell office:value-type="float" office:value="0.9953072631477116">
            <text:p>0.9953072631477116</text:p>
          </table:table-cell>
          <table:table-cell office:value-type="float" office:value="25.25405739875048">
            <text:p>25.25405739875048</text:p>
          </table:table-cell>
          <table:table-cell office:value-type="float" office:value="7.462660482005304">
            <text:p>7.462660482005304</text:p>
          </table:table-cell>
          <table:table-cell office:value-type="float" office:value="31.38541604508335">
            <text:p>31.38541604508335</text:p>
          </table:table-cell>
          <table:table-cell office:value-type="float" office:value="32.09336362927784">
            <text:p>32.09336362927784</text:p>
          </table:table-cell>
          <table:table-cell office:value-type="float" office:value="7.487102826202262">
            <text:p>7.487102826202262</text:p>
          </table:table-cell>
          <table:table-cell office:value-type="float" office:value="302.43271061071584">
            <text:p>302.43271061071584</text:p>
          </table:table-cell>
          <table:table-cell office:value-type="float" office:value="39.682153274927074">
            <text:p>39.682153274927074</text:p>
          </table:table-cell>
          <table:table-cell office:value-type="float" office:value="34.25818546633286">
            <text:p>34.25818546633286</text:p>
          </table:table-cell>
          <table:table-cell office:value-type="float" office:value="0.0045193366869744">
            <text:p>0.0045193366869744</text:p>
          </table:table-cell>
          <table:table-cell office:value-type="float" office:value="1.09462557893e-05">
            <text:p>1.09462557893e-05</text:p>
          </table:table-cell>
          <table:table-cell office:value-type="float" office:value="0.0001624539095244">
            <text:p>0.0001624539095244</text:p>
          </table:table-cell>
          <table:table-cell office:value-type="float" office:value="0.9953072631477116">
            <text:p>0.9953072631477116</text:p>
          </table:table-cell>
          <table:table-cell office:value-type="float" office:value="1.7429725800654408">
            <text:p>1.7429725800654408</text:p>
          </table:table-cell>
          <table:table-cell office:value-type="float" office:value="0.0042216424702823">
            <text:p>0.0042216424702823</text:p>
          </table:table-cell>
          <table:table-cell office:value-type="float" office:value="0.062653599286278">
            <text:p>0.062653599286278</text:p>
          </table:table-cell>
          <table:table-cell office:value-type="float" office:value="383.860152178178">
            <text:p>383.86015217817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72.2659012096618">
            <text:p>172.2659012096618</text:p>
          </table:table-cell>
          <table:table-cell office:value-type="string" office:string-value="39">
            <text:p>39</text:p>
          </table:table-cell>
          <table:table-cell office:value-type="float" office:value="0.0816040773445574">
            <text:p>0.081604077344557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94">
            <text:p>0.015494</text:p>
          </table:table-cell>
          <table:table-cell office:value-type="float" office:value="0.7831898290567121">
            <text:p>0.7831898290567121</text:p>
          </table:table-cell>
          <table:table-cell office:value-type="float" office:value="0.2314492331686471">
            <text:p>0.2314492331686471</text:p>
          </table:table-cell>
          <table:table-cell office:value-type="float" office:value="0.9734015263614288">
            <text:p>0.9734015263614288</text:p>
          </table:table-cell>
          <table:table-cell office:value-type="float" office:value="0.9953637069563858">
            <text:p>0.9953637069563858</text:p>
          </table:table-cell>
          <table:table-cell office:value-type="float" office:value="24.64874179740714">
            <text:p>24.64874179740714</text:p>
          </table:table-cell>
          <table:table-cell office:value-type="float" office:value="7.284226857814263">
            <text:p>7.284226857814263</text:p>
          </table:table-cell>
          <table:table-cell office:value-type="float" office:value="30.63513084354352">
            <text:p>30.63513084354352</text:p>
          </table:table-cell>
          <table:table-cell office:value-type="float" office:value="31.326329961189263">
            <text:p>31.326329961189263</text:p>
          </table:table-cell>
          <table:table-cell office:value-type="float" office:value="7.307677067027641">
            <text:p>7.307677067027641</text:p>
          </table:table-cell>
          <table:table-cell office:value-type="float" office:value="305.66154578348863">
            <text:p>305.66154578348863</text:p>
          </table:table-cell>
          <table:table-cell office:value-type="float" office:value="38.73533339588468">
            <text:p>38.73533339588468</text:p>
          </table:table-cell>
          <table:table-cell office:value-type="float" office:value="32.17736461546836">
            <text:p>32.17736461546836</text:p>
          </table:table-cell>
          <table:table-cell office:value-type="float" office:value="0.0044686079675689">
            <text:p>0.0044686079675689</text:p>
          </table:table-cell>
          <table:table-cell office:value-type="float" office:value="1.06721830826e-05">
            <text:p>1.06721830826e-05</text:p>
          </table:table-cell>
          <table:table-cell office:value-type="float" office:value="0.0001570128929625">
            <text:p>0.0001570128929625</text:p>
          </table:table-cell>
          <table:table-cell office:value-type="float" office:value="0.9953637069563858">
            <text:p>0.9953637069563858</text:p>
          </table:table-cell>
          <table:table-cell office:value-type="float" office:value="1.7234080348523295">
            <text:p>1.7234080348523295</text:p>
          </table:table-cell>
          <table:table-cell office:value-type="float" office:value="0.0041159408494733">
            <text:p>0.0041159408494733</text:p>
          </table:table-cell>
          <table:table-cell office:value-type="float" office:value="0.0605551624288663">
            <text:p>0.0605551624288663</text:p>
          </table:table-cell>
          <table:table-cell office:value-type="float" office:value="383.8819208618693">
            <text:p>383.881920861869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64.0627630568207">
            <text:p>164.0627630568207</text:p>
          </table:table-cell>
          <table:table-cell office:value-type="string" office:string-value="40">
            <text:p>40</text:p>
          </table:table-cell>
          <table:table-cell office:value-type="float" office:value="0.0795769250303739">
            <text:p>0.07957692503037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3289999999999">
            <text:p>0.0163289999999999</text:p>
          </table:table-cell>
          <table:table-cell office:value-type="float" office:value="0.7831786792996372">
            <text:p>0.7831786792996372</text:p>
          </table:table-cell>
          <table:table-cell office:value-type="float" office:value="0.2314601745190477">
            <text:p>0.2314601745190477</text:p>
          </table:table-cell>
          <table:table-cell office:value-type="float" office:value="0.9734522474233542">
            <text:p>0.9734522474233542</text:p>
          </table:table-cell>
          <table:table-cell office:value-type="float" office:value="0.9954209721087254">
            <text:p>0.9954209721087254</text:p>
          </table:table-cell>
          <table:table-cell office:value-type="float" office:value="24.03609253068776">
            <text:p>24.03609253068776</text:p>
          </table:table-cell>
          <table:table-cell office:value-type="float" office:value="7.10361290335952">
            <text:p>7.10361290335952</text:p>
          </table:table-cell>
          <table:table-cell office:value-type="float" office:value="29.875670663299346">
            <text:p>29.875670663299346</text:p>
          </table:table-cell>
          <table:table-cell office:value-type="float" office:value="30.549900329243517">
            <text:p>30.549900329243517</text:p>
          </table:table-cell>
          <table:table-cell office:value-type="float" office:value="7.126076249436551">
            <text:p>7.126076249436551</text:p>
          </table:table-cell>
          <table:table-cell office:value-type="float" office:value="308.79333682474993">
            <text:p>308.79333682474993</text:p>
          </table:table-cell>
          <table:table-cell office:value-type="float" office:value="37.77689679135256">
            <text:p>37.77689679135256</text:p>
          </table:table-cell>
          <table:table-cell office:value-type="float" office:value="30.207696447633165">
            <text:p>30.207696447633165</text:p>
          </table:table-cell>
          <table:table-cell office:value-type="float" office:value="0.0044168813609538">
            <text:p>0.0044168813609538</text:p>
          </table:table-cell>
          <table:table-cell office:value-type="float" office:value="1.04051688316e-05">
            <text:p>1.04051688316e-05</text:p>
          </table:table-cell>
          <table:table-cell office:value-type="float" office:value="0.000151741361489">
            <text:p>0.000151741361489</text:p>
          </table:table-cell>
          <table:table-cell office:value-type="float" office:value="0.9954209721087254">
            <text:p>0.9954209721087254</text:p>
          </table:table-cell>
          <table:table-cell office:value-type="float" office:value="1.7034586344790759">
            <text:p>1.7034586344790759</text:p>
          </table:table-cell>
          <table:table-cell office:value-type="float" office:value="0.0040129614632883">
            <text:p>0.0040129614632883</text:p>
          </table:table-cell>
          <table:table-cell office:value-type="float" office:value="0.0585220908855009">
            <text:p>0.0585220908855009</text:p>
          </table:table-cell>
          <table:table-cell office:value-type="float" office:value="383.90400631317215">
            <text:p>383.9040063131721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56.2502505303054">
            <text:p>156.2502505303054</text:p>
          </table:table-cell>
          <table:table-cell office:value-type="string" office:string-value="41">
            <text:p>41</text:p>
          </table:table-cell>
          <table:table-cell office:value-type="float" office:value="0.0775315329486807">
            <text:p>0.07753153294868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0909999999999">
            <text:p>0.0180909999999999</text:p>
          </table:table-cell>
          <table:table-cell office:value-type="float" office:value="0.7831675079613857">
            <text:p>0.7831675079613857</text:p>
          </table:table-cell>
          <table:table-cell office:value-type="float" office:value="0.2314711370472384">
            <text:p>0.2314711370472384</text:p>
          </table:table-cell>
          <table:table-cell office:value-type="float" office:value="0.9735030513998264">
            <text:p>0.9735030513998264</text:p>
          </table:table-cell>
          <table:table-cell office:value-type="float" office:value="0.9954781509634372">
            <text:p>0.9954781509634372</text:p>
          </table:table-cell>
          <table:table-cell office:value-type="float" office:value="23.417950836310137">
            <text:p>23.417950836310137</text:p>
          </table:table-cell>
          <table:table-cell office:value-type="float" office:value="6.92135418322832">
            <text:p>6.92135418322832</text:p>
          </table:table-cell>
          <table:table-cell office:value-type="float" office:value="29.109285516736566">
            <text:p>29.109285516736566</text:p>
          </table:table-cell>
          <table:table-cell office:value-type="float" office:value="29.76637585305965">
            <text:p>29.76637585305965</text:p>
          </table:table-cell>
          <table:table-cell office:value-type="float" office:value="6.942846176868396">
            <text:p>6.942846176868396</text:p>
          </table:table-cell>
          <table:table-cell office:value-type="float" office:value="311.8282917620541">
            <text:p>311.8282917620541</text:p>
          </table:table-cell>
          <table:table-cell office:value-type="float" office:value="36.8096555510808">
            <text:p>36.8096555510808</text:p>
          </table:table-cell>
          <table:table-cell office:value-type="float" office:value="28.34526499206553">
            <text:p>28.34526499206553</text:p>
          </table:table-cell>
          <table:table-cell office:value-type="float" office:value="0.0043650668415244">
            <text:p>0.0043650668415244</text:p>
          </table:table-cell>
          <table:table-cell office:value-type="float" office:value="1.01450705727e-05">
            <text:p>1.01450705727e-05</text:p>
          </table:table-cell>
          <table:table-cell office:value-type="float" office:value="0.0001466371244654">
            <text:p>0.0001466371244654</text:p>
          </table:table-cell>
          <table:table-cell office:value-type="float" office:value="0.9954781509634372">
            <text:p>0.9954781509634372</text:p>
          </table:table-cell>
          <table:table-cell office:value-type="float" office:value="1.68347532877075">
            <text:p>1.68347532877075</text:p>
          </table:table-cell>
          <table:table-cell office:value-type="float" office:value="0.0039126493677919">
            <text:p>0.0039126493677919</text:p>
          </table:table-cell>
          <table:table-cell office:value-type="float" office:value="0.0565535397926087">
            <text:p>0.0565535397926087</text:p>
          </table:table-cell>
          <table:table-cell office:value-type="float" office:value="383.9260584820688">
            <text:p>383.92605848206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48.8097624098147">
            <text:p>148.8097624098147</text:p>
          </table:table-cell>
          <table:table-cell office:value-type="string" office:string-value="42">
            <text:p>42</text:p>
          </table:table-cell>
          <table:table-cell office:value-type="float" office:value="0.0754737385789192">
            <text:p>0.07547373857891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651">
            <text:p>0.018651</text:p>
          </table:table-cell>
          <table:table-cell office:value-type="float" office:value="0.7831562132820443">
            <text:p>0.7831562132820443</text:p>
          </table:table-cell>
          <table:table-cell office:value-type="float" office:value="0.2314822206110782">
            <text:p>0.2314822206110782</text:p>
          </table:table-cell>
          <table:table-cell office:value-type="float" office:value="0.9735543956239148">
            <text:p>0.9735543956239148</text:p>
          </table:table-cell>
          <table:table-cell office:value-type="float" office:value="0.9955357157610312">
            <text:p>0.9955357157610312</text:p>
          </table:table-cell>
          <table:table-cell office:value-type="float" office:value="22.796077190762727">
            <text:p>22.796077190762727</text:p>
          </table:table-cell>
          <table:table-cell office:value-type="float" office:value="6.737974467730999">
            <text:p>6.737974467730999</text:p>
          </table:table-cell>
          <table:table-cell office:value-type="float" office:value="28.338179249120635">
            <text:p>28.338179249120635</text:p>
          </table:table-cell>
          <table:table-cell office:value-type="float" office:value="28.978010565149678">
            <text:p>28.978010565149678</text:p>
          </table:table-cell>
          <table:table-cell office:value-type="float" office:value="6.758508724351826">
            <text:p>6.758508724351826</text:p>
          </table:table-cell>
          <table:table-cell office:value-type="float" office:value="314.7672423825662">
            <text:p>314.7672423825662</text:p>
          </table:table-cell>
          <table:table-cell office:value-type="float" office:value="35.836408494778915">
            <text:p>35.836408494778915</text:p>
          </table:table-cell>
          <table:table-cell office:value-type="float" office:value="26.586099895859995">
            <text:p>26.586099895859995</text:p>
          </table:table-cell>
          <table:table-cell office:value-type="float" office:value="0.0043126967829122">
            <text:p>0.0043126967829122</text:p>
          </table:table-cell>
          <table:table-cell office:value-type="float" office:value="9.8916873722e-06">
            <text:p>9.8916873722e-06</text:p>
          </table:table-cell>
          <table:table-cell office:value-type="float" office:value="0.0001416957686842">
            <text:p>0.0001416957686842</text:p>
          </table:table-cell>
          <table:table-cell office:value-type="float" office:value="0.9955357157610312">
            <text:p>0.9955357157610312</text:p>
          </table:table-cell>
          <table:table-cell office:value-type="float" office:value="1.6632777682657636">
            <text:p>1.6632777682657636</text:p>
          </table:table-cell>
          <table:table-cell office:value-type="float" office:value="0.0038149270688613">
            <text:p>0.0038149270688613</text:p>
          </table:table-cell>
          <table:table-cell office:value-type="float" office:value="0.0546478071084663">
            <text:p>0.0546478071084663</text:p>
          </table:table-cell>
          <table:table-cell office:value-type="float" office:value="383.9482594975569">
            <text:p>383.948259497556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41.7235832474425">
            <text:p>141.7235832474425</text:p>
          </table:table-cell>
          <table:table-cell office:value-type="string" office:string-value="43">
            <text:p>43</text:p>
          </table:table-cell>
          <table:table-cell office:value-type="float" office:value="0.0734091201363907">
            <text:p>0.07340912013639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0619999999999">
            <text:p>0.0190619999999999</text:p>
          </table:table-cell>
          <table:table-cell office:value-type="float" office:value="0.7831447788475167">
            <text:p>0.7831447788475167</text:p>
          </table:table-cell>
          <table:table-cell office:value-type="float" office:value="0.2314934413178576">
            <text:p>0.2314934413178576</text:p>
          </table:table-cell>
          <table:table-cell office:value-type="float" office:value="0.9736063542090267">
            <text:p>0.9736063542090267</text:p>
          </table:table-cell>
          <table:table-cell office:value-type="float" office:value="0.9955937461578044">
            <text:p>0.9955937461578044</text:p>
          </table:table-cell>
          <table:table-cell office:value-type="float" office:value="22.17215640385634">
            <text:p>22.17215640385634</text:p>
          </table:table-cell>
          <table:table-cell office:value-type="float" office:value="6.553971789124128">
            <text:p>6.553971789124128</text:p>
          </table:table-cell>
          <table:table-cell office:value-type="float" office:value="27.564446503848835">
            <text:p>27.564446503848835</text:p>
          </table:table-cell>
          <table:table-cell office:value-type="float" office:value="28.18694684652954">
            <text:p>28.18694684652954</text:p>
          </table:table-cell>
          <table:table-cell office:value-type="float" office:value="6.573563338903648">
            <text:p>6.573563338903648</text:p>
          </table:table-cell>
          <table:table-cell office:value-type="float" office:value="317.6111232484861">
            <text:p>317.6111232484861</text:p>
          </table:table-cell>
          <table:table-cell office:value-type="float" office:value="34.85980395660615">
            <text:p>34.85980395660615</text:p>
          </table:table-cell>
          <table:table-cell office:value-type="float" office:value="24.9261495366846">
            <text:p>24.9261495366846</text:p>
          </table:table-cell>
          <table:table-cell office:value-type="float" office:value="0.0042596954802951">
            <text:p>0.0042596954802951</text:p>
          </table:table-cell>
          <table:table-cell office:value-type="float" office:value="9.6448405047e-06">
            <text:p>9.6448405047e-06</text:p>
          </table:table-cell>
          <table:table-cell office:value-type="float" office:value="0.0001369135213957">
            <text:p>0.0001369135213957</text:p>
          </table:table-cell>
          <table:table-cell office:value-type="float" office:value="0.9955937461578044">
            <text:p>0.9955937461578044</text:p>
          </table:table-cell>
          <table:table-cell office:value-type="float" office:value="1.6428367558854287">
            <text:p>1.6428367558854287</text:p>
          </table:table-cell>
          <table:table-cell office:value-type="float" office:value="0.0037197256374477">
            <text:p>0.0037197256374477</text:p>
          </table:table-cell>
          <table:table-cell office:value-type="float" office:value="0.0528034377967089">
            <text:p>0.0528034377967089</text:p>
          </table:table-cell>
          <table:table-cell office:value-type="float" office:value="383.9706400806804">
            <text:p>383.97064008068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34.9748411880405">
            <text:p>134.9748411880405</text:p>
          </table:table-cell>
          <table:table-cell office:value-type="string" office:string-value="44">
            <text:p>44</text:p>
          </table:table-cell>
          <table:table-cell office:value-type="float" office:value="0.0713429782374841">
            <text:p>0.071342978237484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116">
            <text:p>0.019116</text:p>
          </table:table-cell>
          <table:table-cell office:value-type="float" office:value="0.7831331524935408">
            <text:p>0.7831331524935408</text:p>
          </table:table-cell>
          <table:table-cell office:value-type="float" office:value="0.2315048503568059">
            <text:p>0.2315048503568059</text:p>
          </table:table-cell>
          <table:table-cell office:value-type="float" office:value="0.9736591617670052">
            <text:p>0.9736591617670052</text:p>
          </table:table-cell>
          <table:table-cell office:value-type="float" office:value="0.9956524861867168">
            <text:p>0.9956524861867168</text:p>
          </table:table-cell>
          <table:table-cell office:value-type="float" office:value="21.547788414803755">
            <text:p>21.547788414803755</text:p>
          </table:table-cell>
          <table:table-cell office:value-type="float" office:value="6.369820402323477">
            <text:p>6.369820402323477</text:p>
          </table:table-cell>
          <table:table-cell office:value-type="float" office:value="26.790082298378568">
            <text:p>26.790082298378568</text:p>
          </table:table-cell>
          <table:table-cell office:value-type="float" office:value="27.395225241982896">
            <text:p>27.395225241982896</text:p>
          </table:table-cell>
          <table:table-cell office:value-type="float" office:value="6.388484313847054">
            <text:p>6.388484313847054</text:p>
          </table:table-cell>
          <table:table-cell office:value-type="float" office:value="320.3611131379744">
            <text:p>320.3611131379744</text:p>
          </table:table-cell>
          <table:table-cell office:value-type="float" office:value="33.88236989214012">
            <text:p>33.88236989214012</text:p>
          </table:table-cell>
          <table:table-cell office:value-type="float" office:value="23.36132700366944">
            <text:p>23.36132700366944</text:p>
          </table:table-cell>
          <table:table-cell office:value-type="float" office:value="0.0042058230799365">
            <text:p>0.0042058230799365</text:p>
          </table:table-cell>
          <table:table-cell office:value-type="float" office:value="9.404348909e-06">
            <text:p>9.404348909e-06</text:p>
          </table:table-cell>
          <table:table-cell office:value-type="float" office:value="0.0001322863844376">
            <text:p>0.0001322863844376</text:p>
          </table:table-cell>
          <table:table-cell office:value-type="float" office:value="0.9956524861867168">
            <text:p>0.9956524861867168</text:p>
          </table:table-cell>
          <table:table-cell office:value-type="float" office:value="1.6220597872391311">
            <text:p>1.6220597872391311</text:p>
          </table:table-cell>
          <table:table-cell office:value-type="float" office:value="0.0036269752437554">
            <text:p>0.0036269752437554</text:p>
          </table:table-cell>
          <table:table-cell office:value-type="float" office:value="0.0510188898860607">
            <text:p>0.0510188898860607</text:p>
          </table:table-cell>
          <table:table-cell office:value-type="float" office:value="383.9932943476311">
            <text:p>383.993294347631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8.5474677981338">
            <text:p>128.5474677981338</text:p>
          </table:table-cell>
          <table:table-cell office:value-type="string" office:string-value="45">
            <text:p>45</text:p>
          </table:table-cell>
          <table:table-cell office:value-type="float" office:value="0.0692803207361315">
            <text:p>0.06928032073613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7489999999999">
            <text:p>0.0187489999999999</text:p>
          </table:table-cell>
          <table:table-cell office:value-type="float" office:value="0.7831215004886956">
            <text:p>0.7831215004886956</text:p>
          </table:table-cell>
          <table:table-cell office:value-type="float" office:value="0.231516284567168">
            <text:p>0.231516284567168</text:p>
          </table:table-cell>
          <table:table-cell office:value-type="float" office:value="0.9737120721365552">
            <text:p>0.9737120721365552</text:p>
          </table:table-cell>
          <table:table-cell office:value-type="float" office:value="0.9957111753854124">
            <text:p>0.9957111753854124</text:p>
          </table:table-cell>
          <table:table-cell office:value-type="float" office:value="20.92449064959729">
            <text:p>20.92449064959729</text:p>
          </table:table-cell>
          <table:table-cell office:value-type="float" office:value="6.185962623465399">
            <text:p>6.185962623465399</text:p>
          </table:table-cell>
          <table:table-cell office:value-type="float" office:value="26.01694518169528">
            <text:p>26.01694518169528</text:p>
          </table:table-cell>
          <table:table-cell office:value-type="float" office:value="26.60474672965812">
            <text:p>26.60474672965812</text:p>
          </table:table-cell>
          <table:table-cell office:value-type="float" office:value="6.203721481153849">
            <text:p>6.203721481153849</text:p>
          </table:table-cell>
          <table:table-cell office:value-type="float" office:value="323.0182684823235">
            <text:p>323.0182684823235</text:p>
          </table:table-cell>
          <table:table-cell office:value-type="float" office:value="32.90642986518495">
            <text:p>32.90642986518495</text:p>
          </table:table-cell>
          <table:table-cell office:value-type="float" office:value="21.887509182229877">
            <text:p>21.887509182229877</text:p>
          </table:table-cell>
          <table:table-cell office:value-type="float" office:value="0.0041518427794513">
            <text:p>0.0041518427794513</text:p>
          </table:table-cell>
          <table:table-cell office:value-type="float" office:value="9.1700754288e-06">
            <text:p>9.1700754288e-06</text:p>
          </table:table-cell>
          <table:table-cell office:value-type="float" office:value="0.0001278117597074">
            <text:p>0.0001278117597074</text:p>
          </table:table-cell>
          <table:table-cell office:value-type="float" office:value="0.9957111753854124">
            <text:p>0.9957111753854124</text:p>
          </table:table-cell>
          <table:table-cell office:value-type="float" office:value="1.6012412047510036">
            <text:p>1.6012412047510036</text:p>
          </table:table-cell>
          <table:table-cell office:value-type="float" office:value="0.0035366229906285">
            <text:p>0.0035366229906285</text:p>
          </table:table-cell>
          <table:table-cell office:value-type="float" office:value="0.0492931613663688">
            <text:p>0.0492931613663688</text:p>
          </table:table-cell>
          <table:table-cell office:value-type="float" office:value="384.015929010892">
            <text:p>384.0159290108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2.4261598077465">
            <text:p>122.4261598077465</text:p>
          </table:table-cell>
          <table:table-cell office:value-type="string" office:string-value="46">
            <text:p>46</text:p>
          </table:table-cell>
          <table:table-cell office:value-type="float" office:value="0.0672258525244613">
            <text:p>0.067225852524461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7669999999999">
            <text:p>0.0187669999999999</text:p>
          </table:table-cell>
          <table:table-cell office:value-type="float" office:value="0.7831097728340864">
            <text:p>0.7831097728340864</text:p>
          </table:table-cell>
          <table:table-cell office:value-type="float" office:value="0.2315277930132797">
            <text:p>0.2315277930132797</text:p>
          </table:table-cell>
          <table:table-cell office:value-type="float" office:value="0.973765310172064">
            <text:p>0.973765310172064</text:p>
          </table:table-cell>
          <table:table-cell office:value-type="float" office:value="0.995770047847208">
            <text:p>0.995770047847208</text:p>
          </table:table-cell>
          <table:table-cell office:value-type="float" office:value="20.3036828069247">
            <text:p>20.3036828069247</text:p>
          </table:table-cell>
          <table:table-cell office:value-type="float" office:value="6.002819826033377">
            <text:p>6.002819826033377</text:p>
          </table:table-cell>
          <table:table-cell office:value-type="float" office:value="25.24680788309996">
            <text:p>25.24680788309996</text:p>
          </table:table-cell>
          <table:table-cell office:value-type="float" office:value="25.817324596725967">
            <text:p>25.817324596725967</text:p>
          </table:table-cell>
          <table:table-cell office:value-type="float" office:value="6.019695711708775">
            <text:p>6.019695711708775</text:p>
          </table:table-cell>
          <table:table-cell office:value-type="float" office:value="325.5840967410937">
            <text:p>325.5840967410937</text:p>
          </table:table-cell>
          <table:table-cell office:value-type="float" office:value="31.93423125474403">
            <text:p>31.93423125474403</text:p>
          </table:table-cell>
          <table:table-cell office:value-type="float" office:value="20.500610645686265">
            <text:p>20.500610645686265</text:p>
          </table:table-cell>
          <table:table-cell office:value-type="float" office:value="0.0040975246964353">
            <text:p>0.0040975246964353</text:p>
          </table:table-cell>
          <table:table-cell office:value-type="float" office:value="8.9418460073e-06">
            <text:p>8.9418460073e-06</text:p>
          </table:table-cell>
          <table:table-cell office:value-type="float" office:value="0.0001234856103492">
            <text:p>0.0001234856103492</text:p>
          </table:table-cell>
          <table:table-cell office:value-type="float" office:value="0.995770047847208">
            <text:p>0.995770047847208</text:p>
          </table:table-cell>
          <table:table-cell office:value-type="float" office:value="1.5802923496742087">
            <text:p>1.5802923496742087</text:p>
          </table:table-cell>
          <table:table-cell office:value-type="float" office:value="0.0034486017496705">
            <text:p>0.0034486017496705</text:p>
          </table:table-cell>
          <table:table-cell office:value-type="float" office:value="0.0476246953433952">
            <text:p>0.0476246953433952</text:p>
          </table:table-cell>
          <table:table-cell office:value-type="float" office:value="384.0386343532328">
            <text:p>384.038634353232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6.5963426740443">
            <text:p>116.5963426740443</text:p>
          </table:table-cell>
          <table:table-cell office:value-type="string" office:string-value="47">
            <text:p>47</text:p>
          </table:table-cell>
          <table:table-cell office:value-type="float" office:value="0.0651839675033633">
            <text:p>0.065183967503363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9689999999999">
            <text:p>0.0189689999999999</text:p>
          </table:table-cell>
          <table:table-cell office:value-type="float" office:value="0.7830979795714155">
            <text:p>0.7830979795714155</text:p>
          </table:table-cell>
          <table:table-cell office:value-type="float" office:value="0.2315393658411344">
            <text:p>0.2315393658411344</text:p>
          </table:table-cell>
          <table:table-cell office:value-type="float" office:value="0.973818831130748">
            <text:p>0.973818831130748</text:p>
          </table:table-cell>
          <table:table-cell office:value-type="float" office:value="0.9958290615380182">
            <text:p>0.9958290615380182</text:p>
          </table:table-cell>
          <table:table-cell office:value-type="float" office:value="19.686692242427146">
            <text:p>19.686692242427146</text:p>
          </table:table-cell>
          <table:table-cell office:value-type="float" office:value="5.820784060528236">
            <text:p>5.820784060528236</text:p>
          </table:table-cell>
          <table:table-cell office:value-type="float" office:value="24.481319232675684">
            <text:p>24.481319232675684</text:p>
          </table:table-cell>
          <table:table-cell office:value-type="float" office:value="25.03464543644138">
            <text:p>25.03464543644138</text:p>
          </table:table-cell>
          <table:table-cell office:value-type="float" office:value="5.8368005043368285">
            <text:p>5.8368005043368285</text:p>
          </table:table-cell>
          <table:table-cell office:value-type="float" office:value="328.06016437690596">
            <text:p>328.06016437690596</text:p>
          </table:table-cell>
          <table:table-cell office:value-type="float" office:value="30.967856265033866">
            <text:p>30.967856265033866</text:p>
          </table:table-cell>
          <table:table-cell office:value-type="float" office:value="19.196573017090802">
            <text:p>19.196573017090802</text:p>
          </table:table-cell>
          <table:table-cell office:value-type="float" office:value="0.0040429146668169">
            <text:p>0.0040429146668169</text:p>
          </table:table-cell>
          <table:table-cell office:value-type="float" office:value="8.7195015902e-06">
            <text:p>8.7195015902e-06</text:p>
          </table:table-cell>
          <table:table-cell office:value-type="float" office:value="0.0001193042935746">
            <text:p>0.0001193042935746</text:p>
          </table:table-cell>
          <table:table-cell office:value-type="float" office:value="0.9958290615380182">
            <text:p>0.9958290615380182</text:p>
          </table:table-cell>
          <table:table-cell office:value-type="float" office:value="1.5592308995512907">
            <text:p>1.5592308995512907</text:p>
          </table:table-cell>
          <table:table-cell office:value-type="float" office:value="0.0033628501782967">
            <text:p>0.0033628501782967</text:p>
          </table:table-cell>
          <table:table-cell office:value-type="float" office:value="0.0460120869029357">
            <text:p>0.0460120869029357</text:p>
          </table:table-cell>
          <table:table-cell office:value-type="float" office:value="384.0613941633674">
            <text:p>384.061394163367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1.0441358800422">
            <text:p>111.0441358800422</text:p>
          </table:table-cell>
          <table:table-cell office:value-type="string" office:string-value="48">
            <text:p>48</text:p>
          </table:table-cell>
          <table:table-cell office:value-type="float" office:value="0.0631587444760271">
            <text:p>0.06315874447602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667">
            <text:p>0.016667</text:p>
          </table:table-cell>
          <table:table-cell office:value-type="float" office:value="0.7830860986109431">
            <text:p>0.7830860986109431</text:p>
          </table:table-cell>
          <table:table-cell office:value-type="float" office:value="0.2315510247275793">
            <text:p>0.2315510247275793</text:p>
          </table:table-cell>
          <table:table-cell office:value-type="float" office:value="0.9738727345216776">
            <text:p>0.9738727345216776</text:p>
          </table:table-cell>
          <table:table-cell office:value-type="float" office:value="0.995888322145522">
            <text:p>0.995888322145522</text:p>
          </table:table-cell>
          <table:table-cell office:value-type="float" office:value="19.074750252204847">
            <text:p>19.074750252204847</text:p>
          </table:table-cell>
          <table:table-cell office:value-type="float" office:value="5.640220117756237">
            <text:p>5.640220117756237</text:p>
          </table:table-cell>
          <table:table-cell office:value-type="float" office:value="23.72201373691095">
            <text:p>23.72201373691095</text:p>
          </table:table-cell>
          <table:table-cell office:value-type="float" office:value="24.258278952607245">
            <text:p>24.258278952607245</text:p>
          </table:table-cell>
          <table:table-cell office:value-type="float" office:value="5.655400885997502">
            <text:p>5.655400885997502</text:p>
          </table:table-cell>
          <table:table-cell office:value-type="float" office:value="330.4482065418582">
            <text:p>330.4482065418582</text:p>
          </table:table-cell>
          <table:table-cell office:value-type="float" office:value="30.009247562704463">
            <text:p>30.009247562704463</text:p>
          </table:table-cell>
          <table:table-cell office:value-type="float" office:value="17.971394211303338">
            <text:p>17.971394211303338</text:p>
          </table:table-cell>
          <table:table-cell office:value-type="float" office:value="0.003987910993601">
            <text:p>0.003987910993601</text:p>
          </table:table-cell>
          <table:table-cell office:value-type="float" office:value="8.5028814877e-06">
            <text:p>8.5028814877e-06</text:p>
          </table:table-cell>
          <table:table-cell office:value-type="float" office:value="0.0001152639793889">
            <text:p>0.0001152639793889</text:p>
          </table:table-cell>
          <table:table-cell office:value-type="float" office:value="0.995888322145522">
            <text:p>0.995888322145522</text:p>
          </table:table-cell>
          <table:table-cell office:value-type="float" office:value="1.5380176329021262">
            <text:p>1.5380176329021262</text:p>
          </table:table-cell>
          <table:table-cell office:value-type="float" office:value="0.0032793063033864">
            <text:p>0.0032793063033864</text:p>
          </table:table-cell>
          <table:table-cell office:value-type="float" office:value="0.0444538589309521">
            <text:p>0.0444538589309521</text:p>
          </table:table-cell>
          <table:table-cell office:value-type="float" office:value="384.08424920186354">
            <text:p>384.0842492018635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5.7563198857544">
            <text:p>105.7563198857544</text:p>
          </table:table-cell>
          <table:table-cell office:value-type="string" office:string-value="49">
            <text:p>49</text:p>
          </table:table-cell>
          <table:table-cell office:value-type="float" office:value="0.06115394596459">
            <text:p>0.0611539459645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2789999999999">
            <text:p>0.0162789999999999</text:p>
          </table:table-cell>
          <table:table-cell office:value-type="float" office:value="0.7830740183983941">
            <text:p>0.7830740183983941</text:p>
          </table:table-cell>
          <table:table-cell office:value-type="float" office:value="0.2315628791417629">
            <text:p>0.2315628791417629</text:p>
          </table:table-cell>
          <table:table-cell office:value-type="float" office:value="0.9739275215288216">
            <text:p>0.9739275215288216</text:p>
          </table:table-cell>
          <table:table-cell office:value-type="float" office:value="0.9959483466514228">
            <text:p>0.9959483466514228</text:p>
          </table:table-cell>
          <table:table-cell office:value-type="float" office:value="18.46899049421175">
            <text:p>18.46899049421175</text:p>
          </table:table-cell>
          <table:table-cell office:value-type="float" office:value="5.461466621544462">
            <text:p>5.461466621544462</text:p>
          </table:table-cell>
          <table:table-cell office:value-type="float" office:value="22.970316617012024">
            <text:p>22.970316617012024</text:p>
          </table:table-cell>
          <table:table-cell office:value-type="float" office:value="23.48968311405893">
            <text:p>23.48968311405893</text:p>
          </table:table-cell>
          <table:table-cell office:value-type="float" office:value="5.47583294483051">
            <text:p>5.47583294483051</text:p>
          </table:table-cell>
          <table:table-cell office:value-type="float" office:value="332.7501938716372">
            <text:p>332.7501938716372</text:p>
          </table:table-cell>
          <table:table-cell office:value-type="float" office:value="29.060222827595688">
            <text:p>29.060222827595688</text:p>
          </table:table-cell>
          <table:table-cell office:value-type="float" office:value="16.8211492089909">
            <text:p>16.8211492089909</text:p>
          </table:table-cell>
          <table:table-cell office:value-type="float" office:value="0.0039320011753367">
            <text:p>0.0039320011753367</text:p>
          </table:table-cell>
          <table:table-cell office:value-type="float" office:value="8.291814699e-06">
            <text:p>8.291814699e-06</text:p>
          </table:table-cell>
          <table:table-cell office:value-type="float" office:value="0.0001113603585413">
            <text:p>0.0001113603585413</text:p>
          </table:table-cell>
          <table:table-cell office:value-type="float" office:value="0.9959483466514228">
            <text:p>0.9959483466514228</text:p>
          </table:table-cell>
          <table:table-cell office:value-type="float" office:value="1.5164548932921296">
            <text:p>1.5164548932921296</text:p>
          </table:table-cell>
          <table:table-cell office:value-type="float" office:value="0.0031979041749726">
            <text:p>0.0031979041749726</text:p>
          </table:table-cell>
          <table:table-cell office:value-type="float" office:value="0.042948349478628">
            <text:p>0.042948349478628</text:p>
          </table:table-cell>
          <table:table-cell office:value-type="float" office:value="384.1073988530543">
            <text:p>384.107398853054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0.7203046530994">
            <text:p>100.7203046530994</text:p>
          </table:table-cell>
          <table:table-cell office:value-type="string" office:string-value="50">
            <text:p>50</text:p>
          </table:table-cell>
          <table:table-cell office:value-type="float" office:value="0.0591730190035471">
            <text:p>0.05917301900354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347">
            <text:p>0.016347</text:p>
          </table:table-cell>
          <table:table-cell office:value-type="float" office:value="0.783061866798323">
            <text:p>0.783061866798323</text:p>
          </table:table-cell>
          <table:table-cell office:value-type="float" office:value="0.2315748036091225">
            <text:p>0.2315748036091225</text:p>
          </table:table-cell>
          <table:table-cell office:value-type="float" office:value="0.9739826183412824">
            <text:p>0.9739826183412824</text:p>
          </table:table-cell>
          <table:table-cell office:value-type="float" office:value="0.9960085511933952">
            <text:p>0.9960085511933952</text:p>
          </table:table-cell>
          <table:table-cell office:value-type="float" office:value="17.870457079394715">
            <text:p>17.870457079394715</text:p>
          </table:table-cell>
          <table:table-cell office:value-type="float" office:value="5.284828394832196">
            <text:p>5.284828394832196</text:p>
          </table:table-cell>
          <table:table-cell office:value-type="float" office:value="22.227508853559268">
            <text:p>22.227508853559268</text:p>
          </table:table-cell>
          <table:table-cell office:value-type="float" office:value="22.730168355134367">
            <text:p>22.730168355134367</text:p>
          </table:table-cell>
          <table:table-cell office:value-type="float" office:value="5.2984062205587295">
            <text:p>5.2984062205587295</text:p>
          </table:table-cell>
          <table:table-cell office:value-type="float" office:value="334.96785085322244">
            <text:p>334.96785085322244</text:p>
          </table:table-cell>
          <table:table-cell office:value-type="float" office:value="28.122382913096065">
            <text:p>28.122382913096065</text:p>
          </table:table-cell>
          <table:table-cell office:value-type="float" office:value="15.741977951879583">
            <text:p>15.741977951879583</text:p>
          </table:table-cell>
          <table:table-cell office:value-type="float" office:value="0.0038757721252969">
            <text:p>0.0038757721252969</text:p>
          </table:table-cell>
          <table:table-cell office:value-type="float" office:value="8.0861735675e-06">
            <text:p>8.0861735675e-06</text:p>
          </table:table-cell>
          <table:table-cell office:value-type="float" office:value="0.0001075905077402">
            <text:p>0.0001075905077402</text:p>
          </table:table-cell>
          <table:table-cell office:value-type="float" office:value="0.9960085511933952">
            <text:p>0.9960085511933952</text:p>
          </table:table-cell>
          <table:table-cell office:value-type="float" office:value="1.4947690355632919">
            <text:p>1.4947690355632919</text:p>
          </table:table-cell>
          <table:table-cell office:value-type="float" office:value="0.003118594559797">
            <text:p>0.003118594559797</text:p>
          </table:table-cell>
          <table:table-cell office:value-type="float" office:value="0.0414944311201743">
            <text:p>0.0414944311201743</text:p>
          </table:table-cell>
          <table:table-cell office:value-type="float" office:value="384.1306179387568">
            <text:p>384.13061793875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5.92409966961851">
            <text:p>95.92409966961851</text:p>
          </table:table-cell>
          <table:table-cell office:value-type="string" office:string-value="51">
            <text:p>51</text:p>
          </table:table-cell>
          <table:table-cell office:value-type="float" office:value="0.0572190996906396">
            <text:p>0.05721909969063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417">
            <text:p>0.016417</text:p>
          </table:table-cell>
          <table:table-cell office:value-type="float" office:value="0.783049643198086">
            <text:p>0.783049643198086</text:p>
          </table:table-cell>
          <table:table-cell office:value-type="float" office:value="0.2315867987308503">
            <text:p>0.2315867987308503</text:p>
          </table:table-cell>
          <table:table-cell office:value-type="float" office:value="0.9740380325891056">
            <text:p>0.9740380325891056</text:p>
          </table:table-cell>
          <table:table-cell office:value-type="float" office:value="0.9960689471532268">
            <text:p>0.9960689471532268</text:p>
          </table:table-cell>
          <table:table-cell office:value-type="float" office:value="17.28009691984526">
            <text:p>17.28009691984526</text:p>
          </table:table-cell>
          <table:table-cell office:value-type="float" office:value="5.110585723635221">
            <text:p>5.110585723635221</text:p>
          </table:table-cell>
          <table:table-cell office:value-type="float" office:value="21.494769524462104">
            <text:p>21.494769524462104</text:p>
          </table:table-cell>
          <table:table-cell office:value-type="float" office:value="21.980940921394264">
            <text:p>21.980940921394264</text:p>
          </table:table-cell>
          <table:table-cell office:value-type="float" office:value="5.123401606167433">
            <text:p>5.123401606167433</text:p>
          </table:table-cell>
          <table:table-cell office:value-type="float" office:value="337.1031591092255">
            <text:p>337.1031591092255</text:p>
          </table:table-cell>
          <table:table-cell office:value-type="float" office:value="27.197219803504968">
            <text:p>27.197219803504968</text:p>
          </table:table-cell>
          <table:table-cell office:value-type="float" office:value="14.730130329687142">
            <text:p>14.730130329687142</text:p>
          </table:table-cell>
          <table:table-cell office:value-type="float" office:value="0.0038192171268014">
            <text:p>0.0038192171268014</text:p>
          </table:table-cell>
          <table:table-cell office:value-type="float" office:value="7.8847917991e-06">
            <text:p>7.8847917991e-06</text:p>
          </table:table-cell>
          <table:table-cell office:value-type="float" office:value="0.0001039509281726">
            <text:p>0.0001039509281726</text:p>
          </table:table-cell>
          <table:table-cell office:value-type="float" office:value="0.9960689471532268">
            <text:p>0.9960689471532268</text:p>
          </table:table-cell>
          <table:table-cell office:value-type="float" office:value="1.472957469293513">
            <text:p>1.472957469293513</text:p>
          </table:table-cell>
          <table:table-cell office:value-type="float" office:value="0.0030409276531836">
            <text:p>0.0030409276531836</text:p>
          </table:table-cell>
          <table:table-cell office:value-type="float" office:value="0.0400907544683319">
            <text:p>0.0400907544683319</text:p>
          </table:table-cell>
          <table:table-cell office:value-type="float" office:value="384.153910848585">
            <text:p>384.1539108485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1.35628539963668">
            <text:p>91.35628539963668</text:p>
          </table:table-cell>
          <table:table-cell office:value-type="string" office:string-value="52">
            <text:p>52</text:p>
          </table:table-cell>
          <table:table-cell office:value-type="float" office:value="0.0552950187423924">
            <text:p>0.055295018742392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5609999999999">
            <text:p>0.0165609999999999</text:p>
          </table:table-cell>
          <table:table-cell office:value-type="float" office:value="0.7830374482962259">
            <text:p>0.7830374482962259</text:p>
          </table:table-cell>
          <table:table-cell office:value-type="float" office:value="0.2315987656906196">
            <text:p>0.2315987656906196</text:p>
          </table:table-cell>
          <table:table-cell office:value-type="float" office:value="0.9740932986091556">
            <text:p>0.9740932986091556</text:p>
          </table:table-cell>
          <table:table-cell office:value-type="float" office:value="0.996129061994456">
            <text:p>0.996129061994456</text:p>
          </table:table-cell>
          <table:table-cell office:value-type="float" office:value="16.698766803275237">
            <text:p>16.698766803275237</text:p>
          </table:table-cell>
          <table:table-cell office:value-type="float" office:value="4.938989557407456">
            <text:p>4.938989557407456</text:p>
          </table:table-cell>
          <table:table-cell office:value-type="float" office:value="20.773153153147657">
            <text:p>20.773153153147657</text:p>
          </table:table-cell>
          <table:table-cell office:value-type="float" office:value="21.243079687190097">
            <text:p>21.243079687190097</text:p>
          </table:table-cell>
          <table:table-cell office:value-type="float" office:value="4.951072631673749">
            <text:p>4.951072631673749</text:p>
          </table:table-cell>
          <table:table-cell office:value-type="float" office:value="339.1580168859285">
            <text:p>339.1580168859285</text:p>
          </table:table-cell>
          <table:table-cell office:value-type="float" office:value="26.286049897216223">
            <text:p>26.286049897216223</text:p>
          </table:table-cell>
          <table:table-cell office:value-type="float" office:value="13.781955924583391">
            <text:p>13.781955924583391</text:p>
          </table:table-cell>
          <table:table-cell office:value-type="float" office:value="0.0037628094089015">
            <text:p>0.0037628094089015</text:p>
          </table:table-cell>
          <table:table-cell office:value-type="float" office:value="7.6906042886e-06">
            <text:p>7.6906042886e-06</text:p>
          </table:table-cell>
          <table:table-cell office:value-type="float" office:value="0.0001004379923539">
            <text:p>0.0001004379923539</text:p>
          </table:table-cell>
          <table:table-cell office:value-type="float" office:value="0.996129061994456">
            <text:p>0.996129061994456</text:p>
          </table:table-cell>
          <table:table-cell office:value-type="float" office:value="1.4512027047310423">
            <text:p>1.4512027047310423</text:p>
          </table:table-cell>
          <table:table-cell office:value-type="float" office:value="0.0029660353560202">
            <text:p>0.0029660353560202</text:p>
          </table:table-cell>
          <table:table-cell office:value-type="float" office:value="0.0387359205111401">
            <text:p>0.0387359205111401</text:p>
          </table:table-cell>
          <table:table-cell office:value-type="float" office:value="384.1770953394018">
            <text:p>384.177095339401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7.00598609489207">
            <text:p>87.00598609489207</text:p>
          </table:table-cell>
          <table:table-cell office:value-type="string" office:string-value="53">
            <text:p>53</text:p>
          </table:table-cell>
          <table:table-cell office:value-type="float" office:value="0.05340331011852">
            <text:p>0.0534033101185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863">
            <text:p>0.017863</text:p>
          </table:table-cell>
          <table:table-cell office:value-type="float" office:value="0.7830250850445613">
            <text:p>0.7830250850445613</text:p>
          </table:table-cell>
          <table:table-cell office:value-type="float" office:value="0.231610897853468">
            <text:p>0.231610897853468</text:p>
          </table:table-cell>
          <table:table-cell office:value-type="float" office:value="0.9741493151864016">
            <text:p>0.9741493151864016</text:p>
          </table:table-cell>
          <table:table-cell office:value-type="float" office:value="0.9961898191731526">
            <text:p>0.9961898191731526</text:p>
          </table:table-cell>
          <table:table-cell office:value-type="float" office:value="16.127227415247514">
            <text:p>16.127227415247514</text:p>
          </table:table-cell>
          <table:table-cell office:value-type="float" office:value="4.770270701250872">
            <text:p>4.770270701250872</text:p>
          </table:table-cell>
          <table:table-cell office:value-type="float" office:value="20.06363249719473">
            <text:p>20.06363249719473</text:p>
          </table:table-cell>
          <table:table-cell office:value-type="float" office:value="20.517579921012928">
            <text:p>20.517579921012928</text:p>
          </table:table-cell>
          <table:table-cell office:value-type="float" office:value="4.7816453163329244">
            <text:p>4.7816453163329244</text:p>
          </table:table-cell>
          <table:table-cell office:value-type="float" office:value="341.1348032842197">
            <text:p>341.1348032842197</text:p>
          </table:table-cell>
          <table:table-cell office:value-type="float" office:value="25.39013487925739">
            <text:p>25.39013487925739</text:p>
          </table:table-cell>
          <table:table-cell office:value-type="float" office:value="12.89394408069982">
            <text:p>12.89394408069982</text:p>
          </table:table-cell>
          <table:table-cell office:value-type="float" office:value="0.0037056328954399">
            <text:p>0.0037056328954399</text:p>
          </table:table-cell>
          <table:table-cell office:value-type="float" office:value="7.5003809774e-06">
            <text:p>7.5003809774e-06</text:p>
          </table:table-cell>
          <table:table-cell office:value-type="float" office:value="9.704755043e-05">
            <text:p>9.704755043e-05</text:p>
          </table:table-cell>
          <table:table-cell office:value-type="float" office:value="0.9961898191731526">
            <text:p>0.9961898191731526</text:p>
          </table:table-cell>
          <table:table-cell office:value-type="float" office:value="1.4291514387843076">
            <text:p>1.4291514387843076</text:p>
          </table:table-cell>
          <table:table-cell office:value-type="float" office:value="0.0028926719315657">
            <text:p>0.0028926719315657</text:p>
          </table:table-cell>
          <table:table-cell office:value-type="float" office:value="0.037428328774358">
            <text:p>0.037428328774358</text:p>
          </table:table-cell>
          <table:table-cell office:value-type="float" office:value="384.2005275605098">
            <text:p>384.200527560509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2.8628438998972">
            <text:p>82.8628438998972</text:p>
          </table:table-cell>
          <table:table-cell office:value-type="string" office:string-value="54">
            <text:p>54</text:p>
          </table:table-cell>
          <table:table-cell office:value-type="float" office:value="0.0515462189867756">
            <text:p>0.05154621898677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5429999999999">
            <text:p>0.0165429999999999</text:p>
          </table:table-cell>
          <table:table-cell office:value-type="float" office:value="0.7830128515202514">
            <text:p>0.7830128515202514</text:p>
          </table:table-cell>
          <table:table-cell office:value-type="float" office:value="0.2316229027137722">
            <text:p>0.2316229027137722</text:p>
          </table:table-cell>
          <table:table-cell office:value-type="float" office:value="0.9742047396104202">
            <text:p>0.9742047396104202</text:p>
          </table:table-cell>
          <table:table-cell office:value-type="float" office:value="0.9962498477636244">
            <text:p>0.9962498477636244</text:p>
          </table:table-cell>
          <table:table-cell office:value-type="float" office:value="15.566162592642485">
            <text:p>15.566162592642485</text:p>
          </table:table-cell>
          <table:table-cell office:value-type="float" office:value="4.604623994130116">
            <text:p>4.604623994130116</text:p>
          </table:table-cell>
          <table:table-cell office:value-type="float" office:value="19.36702487814343">
            <text:p>19.36702487814343</text:p>
          </table:table-cell>
          <table:table-cell office:value-type="float" office:value="19.80527788665908">
            <text:p>19.80527788665908</text:p>
          </table:table-cell>
          <table:table-cell office:value-type="float" office:value="4.615322242179905">
            <text:p>4.615322242179905</text:p>
          </table:table-cell>
          <table:table-cell office:value-type="float" office:value="343.03521692660047">
            <text:p>343.03521692660047</text:p>
          </table:table-cell>
          <table:table-cell office:value-type="float" office:value="24.51046563974795">
            <text:p>24.51046563974795</text:p>
          </table:table-cell>
          <table:table-cell office:value-type="float" office:value="12.062673978468666">
            <text:p>12.062673978468666</text:p>
          </table:table-cell>
          <table:table-cell office:value-type="float" office:value="0.0036490598319151">
            <text:p>0.0036490598319151</text:p>
          </table:table-cell>
          <table:table-cell office:value-type="float" office:value="7.3150518065e-06">
            <text:p>7.3150518065e-06</text:p>
          </table:table-cell>
          <table:table-cell office:value-type="float" office:value="9.37773526539e-05">
            <text:p>9.37773526539e-05</text:p>
          </table:table-cell>
          <table:table-cell office:value-type="float" office:value="0.9962498477636244">
            <text:p>0.9962498477636244</text:p>
          </table:table-cell>
          <table:table-cell office:value-type="float" office:value="1.4073329053746977">
            <text:p>1.4073329053746977</text:p>
          </table:table-cell>
          <table:table-cell office:value-type="float" office:value="0.0028211960302386">
            <text:p>0.0028211960302386</text:p>
          </table:table-cell>
          <table:table-cell office:value-type="float" office:value="0.0361671115980385">
            <text:p>0.0361671115980385</text:p>
          </table:table-cell>
          <table:table-cell office:value-type="float" office:value="384.223678786997">
            <text:p>384.22367878699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8.91699419037828">
            <text:p>78.91699419037828</text:p>
          </table:table-cell>
          <table:table-cell office:value-type="string" office:string-value="55">
            <text:p>55</text:p>
          </table:table-cell>
          <table:table-cell office:value-type="float" office:value="0.0497257142227573">
            <text:p>0.04972571422275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9879999999999">
            <text:p>0.0169879999999999</text:p>
          </table:table-cell>
          <table:table-cell office:value-type="float" office:value="0.7830006202638417">
            <text:p>0.7830006202638417</text:p>
          </table:table-cell>
          <table:table-cell office:value-type="float" office:value="0.2316349053485666">
            <text:p>0.2316349053485666</text:p>
          </table:table-cell>
          <table:table-cell office:value-type="float" office:value="0.9742601443931844">
            <text:p>0.9742601443931844</text:p>
          </table:table-cell>
          <table:table-cell office:value-type="float" office:value="0.9963097376310996">
            <text:p>0.9963097376310996</text:p>
          </table:table-cell>
          <table:table-cell office:value-type="float" office:value="15.01616368320364">
            <text:p>15.01616368320364</text:p>
          </table:table-cell>
          <table:table-cell office:value-type="float" office:value="4.442228477782576">
            <text:p>4.442228477782576</text:p>
          </table:table-cell>
          <table:table-cell office:value-type="float" office:value="18.684084558323885">
            <text:p>18.684084558323885</text:p>
          </table:table-cell>
          <table:table-cell office:value-type="float" office:value="19.10694539986068">
            <text:p>19.10694539986068</text:p>
          </table:table-cell>
          <table:table-cell office:value-type="float" office:value="4.4522787462556845">
            <text:p>4.4522787462556845</text:p>
          </table:table-cell>
          <table:table-cell office:value-type="float" office:value="344.8616009499545">
            <text:p>344.8616009499545</text:p>
          </table:table-cell>
          <table:table-cell office:value-type="float" office:value="23.64801525179224">
            <text:p>23.64801525179224</text:p>
          </table:table-cell>
          <table:table-cell office:value-type="float" office:value="11.284881564183824">
            <text:p>11.284881564183824</text:p>
          </table:table-cell>
          <table:table-cell office:value-type="float" office:value="0.0035925047492942">
            <text:p>0.0035925047492942</text:p>
          </table:table-cell>
          <table:table-cell office:value-type="float" office:value="7.1344657193e-06">
            <text:p>7.1344657193e-06</text:p>
          </table:table-cell>
          <table:table-cell office:value-type="float" office:value="9.06231538866e-05">
            <text:p>9.06231538866e-05</text:p>
          </table:table-cell>
          <table:table-cell office:value-type="float" office:value="0.9963097376310996">
            <text:p>0.9963097376310996</text:p>
          </table:table-cell>
          <table:table-cell office:value-type="float" office:value="1.3855213066603287">
            <text:p>1.3855213066603287</text:p>
          </table:table-cell>
          <table:table-cell office:value-type="float" office:value="0.0027515493939686">
            <text:p>0.0027515493939686</text:p>
          </table:table-cell>
          <table:table-cell office:value-type="float" office:value="0.0349506317594595">
            <text:p>0.0349506317594595</text:p>
          </table:table-cell>
          <table:table-cell office:value-type="float" office:value="384.24677651218633">
            <text:p>384.2467765121863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5.15904208607455">
            <text:p>75.15904208607455</text:p>
          </table:table-cell>
          <table:table-cell office:value-type="string" office:string-value="56">
            <text:p>56</text:p>
          </table:table-cell>
          <table:table-cell office:value-type="float" office:value="0.047943499294794">
            <text:p>0.04794349929479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659">
            <text:p>0.017659</text:p>
          </table:table-cell>
          <table:table-cell office:value-type="float" office:value="0.7829883638873587">
            <text:p>0.7829883638873587</text:p>
          </table:table-cell>
          <table:table-cell office:value-type="float" office:value="0.2316469326339006">
            <text:p>0.2316469326339006</text:p>
          </table:table-cell>
          <table:table-cell office:value-type="float" office:value="0.9743156527191602">
            <text:p>0.9743156527191602</text:p>
          </table:table-cell>
          <table:table-cell office:value-type="float" office:value="0.9963696185158836">
            <text:p>0.9963696185158836</text:p>
          </table:table-cell>
          <table:table-cell office:value-type="float" office:value="14.477744063056372">
            <text:p>14.477744063056372</text:p>
          </table:table-cell>
          <table:table-cell office:value-type="float" office:value="4.283237348528648">
            <text:p>4.283237348528648</text:p>
          </table:table-cell>
          <table:table-cell office:value-type="float" office:value="18.01545630469548">
            <text:p>18.01545630469548</text:p>
          </table:table-cell>
          <table:table-cell office:value-type="float" office:value="18.42324227841692">
            <text:p>18.42324227841692</text:p>
          </table:table-cell>
          <table:table-cell office:value-type="float" office:value="4.292667050185281">
            <text:p>4.292667050185281</text:p>
          </table:table-cell>
          <table:table-cell office:value-type="float" office:value="346.61617157787424">
            <text:p>346.61617157787424</text:p>
          </table:table-cell>
          <table:table-cell office:value-type="float" office:value="22.803604164385447">
            <text:p>22.803604164385447</text:p>
          </table:table-cell>
          <table:table-cell office:value-type="float" office:value="10.55742798057588">
            <text:p>10.55742798057588</text:p>
          </table:table-cell>
          <table:table-cell office:value-type="float" office:value="0.0035358417120304">
            <text:p>0.0035358417120304</text:p>
          </table:table-cell>
          <table:table-cell office:value-type="float" office:value="6.9584906788e-06">
            <text:p>6.9584906788e-06</text:p>
          </table:table-cell>
          <table:table-cell office:value-type="float" office:value="8.75812814069e-05">
            <text:p>8.75812814069e-05</text:p>
          </table:table-cell>
          <table:table-cell office:value-type="float" office:value="0.9963696185158836">
            <text:p>0.9963696185158836</text:p>
          </table:table-cell>
          <table:table-cell office:value-type="float" office:value="1.3636680730787931">
            <text:p>1.3636680730787931</text:p>
          </table:table-cell>
          <table:table-cell office:value-type="float" office:value="0.0026836811000972">
            <text:p>0.0026836811000972</text:p>
          </table:table-cell>
          <table:table-cell office:value-type="float" office:value="0.0337774728002209">
            <text:p>0.0337774728002209</text:p>
          </table:table-cell>
          <table:table-cell office:value-type="float" office:value="384.2698707730209">
            <text:p>384.269870773020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1.58004008197575">
            <text:p>71.58004008197575</text:p>
          </table:table-cell>
          <table:table-cell office:value-type="string" office:string-value="57">
            <text:p>57</text:p>
          </table:table-cell>
          <table:table-cell office:value-type="float" office:value="0.0462010251672206">
            <text:p>0.046201025167220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2989999999999">
            <text:p>0.0172989999999999</text:p>
          </table:table-cell>
          <table:table-cell office:value-type="float" office:value="0.7829760511055708">
            <text:p>0.7829760511055708</text:p>
          </table:table-cell>
          <table:table-cell office:value-type="float" office:value="0.2316590152702343">
            <text:p>0.2316590152702343</text:p>
          </table:table-cell>
          <table:table-cell office:value-type="float" office:value="0.974371405259772">
            <text:p>0.974371405259772</text:p>
          </table:table-cell>
          <table:table-cell office:value-type="float" office:value="0.9964296380055871">
            <text:p>0.9964296380055871</text:p>
          </table:table-cell>
          <table:table-cell office:value-type="float" office:value="13.951340831829363">
            <text:p>13.951340831829363</text:p>
          </table:table-cell>
          <table:table-cell office:value-type="float" office:value="4.127781270241213">
            <text:p>4.127781270241213</text:p>
          </table:table-cell>
          <table:table-cell office:value-type="float" office:value="17.36169012113849">
            <text:p>17.36169012113849</text:p>
          </table:table-cell>
          <table:table-cell office:value-type="float" office:value="17.754731418825884">
            <text:p>17.754731418825884</text:p>
          </table:table-cell>
          <table:table-cell office:value-type="float" office:value="4.136616764842887">
            <text:p>4.136616764842887</text:p>
          </table:table-cell>
          <table:table-cell office:value-type="float" office:value="348.30115942910527">
            <text:p>348.30115942910527</text:p>
          </table:table-cell>
          <table:table-cell office:value-type="float" office:value="21.977933648495863">
            <text:p>21.977933648495863</text:p>
          </table:table-cell>
          <table:table-cell office:value-type="float" office:value="9.877308647170713">
            <text:p>9.877308647170713</text:p>
          </table:table-cell>
          <table:table-cell office:value-type="float" office:value="0.003478926897753">
            <text:p>0.003478926897753</text:p>
          </table:table-cell>
          <table:table-cell office:value-type="float" office:value="6.7869979063e-06">
            <text:p>6.7869979063e-06</text:p>
          </table:table-cell>
          <table:table-cell office:value-type="float" office:value="8.46480987534e-05">
            <text:p>8.46480987534e-05</text:p>
          </table:table-cell>
          <table:table-cell office:value-type="float" office:value="0.9964296380055871">
            <text:p>0.9964296380055871</text:p>
          </table:table-cell>
          <table:table-cell office:value-type="float" office:value="1.3417177366564332">
            <text:p>1.3417177366564332</text:p>
          </table:table-cell>
          <table:table-cell office:value-type="float" office:value="0.002617541482523">
            <text:p>0.002617541482523</text:p>
          </table:table-cell>
          <table:table-cell office:value-type="float" office:value="0.0326462322462294">
            <text:p>0.0326462322462294</text:p>
          </table:table-cell>
          <table:table-cell office:value-type="float" office:value="384.2930184896148">
            <text:p>384.293018489614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8.17146674473881">
            <text:p>68.17146674473881</text:p>
          </table:table-cell>
          <table:table-cell office:value-type="string" office:string-value="58">
            <text:p>58</text:p>
          </table:table-cell>
          <table:table-cell office:value-type="float" office:value="0.0444995034255808">
            <text:p>0.044499503425580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381">
            <text:p>0.017381</text:p>
          </table:table-cell>
          <table:table-cell office:value-type="float" office:value="0.7829637716484437">
            <text:p>0.7829637716484437</text:p>
          </table:table-cell>
          <table:table-cell office:value-type="float" office:value="0.2316710652047984">
            <text:p>0.2316710652047984</text:p>
          </table:table-cell>
          <table:table-cell office:value-type="float" office:value="0.9744269993253272">
            <text:p>0.9744269993253272</text:p>
          </table:table-cell>
          <table:table-cell office:value-type="float" office:value="0.9964893873615144">
            <text:p>0.9964893873615144</text:p>
          </table:table-cell>
          <table:table-cell office:value-type="float" office:value="13.43732093420746">
            <text:p>13.43732093420746</text:p>
          </table:table-cell>
          <table:table-cell office:value-type="float" office:value="3.9759674292112153">
            <text:p>3.9759674292112153</text:p>
          </table:table-cell>
          <table:table-cell office:value-type="float" office:value="16.723236490653793">
            <text:p>16.723236490653793</text:p>
          </table:table-cell>
          <table:table-cell office:value-type="float" office:value="17.10187391853006">
            <text:p>17.10187391853006</text:p>
          </table:table-cell>
          <table:table-cell office:value-type="float" office:value="3.9842367020258145">
            <text:p>3.9842367020258145</text:p>
          </table:table-cell>
          <table:table-cell office:value-type="float" office:value="349.9186142385216">
            <text:p>349.9186142385216</text:p>
          </table:table-cell>
          <table:table-cell office:value-type="float" office:value="21.17156238486921">
            <text:p>21.17156238486921</text:p>
          </table:table-cell>
          <table:table-cell office:value-type="float" office:value="9.24164869829862">
            <text:p>9.24164869829862</text:p>
          </table:table-cell>
          <table:table-cell office:value-type="float" office:value="0.0034221721881819">
            <text:p>0.0034221721881819</text:p>
          </table:table-cell>
          <table:table-cell office:value-type="float" office:value="6.6198784574e-06">
            <text:p>6.6198784574e-06</text:p>
          </table:table-cell>
          <table:table-cell office:value-type="float" office:value="8.18205718462e-05">
            <text:p>8.18205718462e-05</text:p>
          </table:table-cell>
          <table:table-cell office:value-type="float" office:value="0.9964893873615144">
            <text:p>0.9964893873615144</text:p>
          </table:table-cell>
          <table:table-cell office:value-type="float" office:value="1.3198291478161408">
            <text:p>1.3198291478161408</text:p>
          </table:table-cell>
          <table:table-cell office:value-type="float" office:value="0.0025530885246855">
            <text:p>0.0025530885246855</text:p>
          </table:table-cell>
          <table:table-cell office:value-type="float" office:value="0.0315557399439421">
            <text:p>0.0315557399439421</text:p>
          </table:table-cell>
          <table:table-cell office:value-type="float" office:value="384.3160620237153">
            <text:p>384.316062023715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4.92520642356077">
            <text:p>64.92520642356077</text:p>
          </table:table-cell>
          <table:table-cell office:value-type="string" office:string-value="59">
            <text:p>59</text:p>
          </table:table-cell>
          <table:table-cell office:value-type="float" office:value="0.0428399203871807">
            <text:p>0.04283992038718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566">
            <text:p>0.020566</text:p>
          </table:table-cell>
          <table:table-cell office:value-type="float" office:value="0.7829515499628975">
            <text:p>0.7829515499628975</text:p>
          </table:table-cell>
          <table:table-cell office:value-type="float" office:value="0.2316830584476242">
            <text:p>0.2316830584476242</text:p>
          </table:table-cell>
          <table:table-cell office:value-type="float" office:value="0.9744823253332416">
            <text:p>0.9744823253332416</text:p>
          </table:table-cell>
          <table:table-cell office:value-type="float" office:value="0.9965487578942828">
            <text:p>0.9965487578942828</text:p>
          </table:table-cell>
          <table:table-cell office:value-type="float" office:value="12.935981955945843">
            <text:p>12.935981955945843</text:p>
          </table:table-cell>
          <table:table-cell office:value-type="float" office:value="3.827884195029484">
            <text:p>3.827884195029484</text:p>
          </table:table-cell>
          <table:table-cell office:value-type="float" office:value="16.100467235164587">
            <text:p>16.100467235164587</text:p>
          </table:table-cell>
          <table:table-cell office:value-type="float" office:value="16.465050424833542">
            <text:p>16.465050424833542</text:p>
          </table:table-cell>
          <table:table-cell office:value-type="float" office:value="3.8356151144138178">
            <text:p>3.8356151144138178</text:p>
          </table:table-cell>
          <table:table-cell office:value-type="float" office:value="351.47067289992367">
            <text:p>351.47067289992367</text:p>
          </table:table-cell>
          <table:table-cell office:value-type="float" office:value="20.384958987500784">
            <text:p>20.384958987500784</text:p>
          </table:table-cell>
          <table:table-cell office:value-type="float" office:value="8.647712455249925">
            <text:p>8.647712455249925</text:p>
          </table:table-cell>
          <table:table-cell office:value-type="float" office:value="0.0033656896963042">
            <text:p>0.0033656896963042</text:p>
          </table:table-cell>
          <table:table-cell office:value-type="float" office:value="6.4570172482e-06">
            <text:p>6.4570172482e-06</text:p>
          </table:table-cell>
          <table:table-cell office:value-type="float" office:value="7.90953921646e-05">
            <text:p>7.90953921646e-05</text:p>
          </table:table-cell>
          <table:table-cell office:value-type="float" office:value="0.9965487578942828">
            <text:p>0.9965487578942828</text:p>
          </table:table-cell>
          <table:table-cell office:value-type="float" office:value="1.2980455451736568">
            <text:p>1.2980455451736568</text:p>
          </table:table-cell>
          <table:table-cell office:value-type="float" office:value="0.0024902778421189">
            <text:p>0.0024902778421189</text:p>
          </table:table-cell>
          <table:table-cell office:value-type="float" office:value="0.0305047198961456">
            <text:p>0.0305047198961456</text:p>
          </table:table-cell>
          <table:table-cell office:value-type="float" office:value="384.33895945708815">
            <text:p>384.3389594570881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1.83352992720073">
            <text:p>61.83352992720073</text:p>
          </table:table-cell>
          <table:table-cell office:value-type="string" office:string-value="60">
            <text:p>60</text:p>
          </table:table-cell>
          <table:table-cell office:value-type="float" office:value="0.0412230510942951">
            <text:p>0.041223051094295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75169999999999">
            <text:p>0.0275169999999999</text:p>
          </table:table-cell>
          <table:table-cell office:value-type="float" office:value="0.7829393635755366">
            <text:p>0.7829393635755366</text:p>
          </table:table-cell>
          <table:table-cell office:value-type="float" office:value="0.2316950170520437">
            <text:p>0.2316950170520437</text:p>
          </table:table-cell>
          <table:table-cell office:value-type="float" office:value="0.9745374843608968">
            <text:p>0.9745374843608968</text:p>
          </table:table-cell>
          <table:table-cell office:value-type="float" office:value="0.99660785652263">
            <text:p>0.99660785652263</text:p>
          </table:table-cell>
          <table:table-cell office:value-type="float" office:value="12.447556864627808">
            <text:p>12.447556864627808</text:p>
          </table:table-cell>
          <table:table-cell office:value-type="float" office:value="3.68360186520112">
            <text:p>3.68360186520112</text:p>
          </table:table-cell>
          <table:table-cell office:value-type="float" office:value="15.49367846048177">
            <text:p>15.49367846048177</text:p>
          </table:table-cell>
          <table:table-cell office:value-type="float" office:value="15.844564142422792">
            <text:p>15.844564142422792</text:p>
          </table:table-cell>
          <table:table-cell office:value-type="float" office:value="3.690821100271664">
            <text:p>3.690821100271664</text:p>
          </table:table-cell>
          <table:table-cell office:value-type="float" office:value="352.9595272780474">
            <text:p>352.9595272780474</text:p>
          </table:table-cell>
          <table:table-cell office:value-type="float" office:value="19.618502972505887">
            <text:p>19.618502972505887</text:p>
          </table:table-cell>
          <table:table-cell office:value-type="float" office:value="8.092900674257905">
            <text:p>8.092900674257905</text:p>
          </table:table-cell>
          <table:table-cell office:value-type="float" office:value="0.003309376086819">
            <text:p>0.003309376086819</text:p>
          </table:table-cell>
          <table:table-cell office:value-type="float" office:value="6.2982962258e-06">
            <text:p>6.2982962258e-06</text:p>
          </table:table-cell>
          <table:table-cell office:value-type="float" office:value="7.6469094325e-05">
            <text:p>7.6469094325e-05</text:p>
          </table:table-cell>
          <table:table-cell office:value-type="float" office:value="0.99660785652263">
            <text:p>0.99660785652263</text:p>
          </table:table-cell>
          <table:table-cell office:value-type="float" office:value="1.276327075403494">
            <text:p>1.276327075403494</text:p>
          </table:table-cell>
          <table:table-cell office:value-type="float" office:value="0.0024290639054293">
            <text:p>0.0024290639054293</text:p>
          </table:table-cell>
          <table:table-cell office:value-type="float" office:value="0.0294918356083288">
            <text:p>0.0294918356083288</text:p>
          </table:table-cell>
          <table:table-cell office:value-type="float" office:value="384.3617520250828">
            <text:p>384.361752025082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8.88907612114355">
            <text:p>58.88907612114355</text:p>
          </table:table-cell>
          <table:table-cell office:value-type="string" office:string-value="61">
            <text:p>61</text:p>
          </table:table-cell>
          <table:table-cell office:value-type="float" office:value="0.0396494733162571">
            <text:p>0.03964947331625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36929999999999">
            <text:p>0.0236929999999999</text:p>
          </table:table-cell>
          <table:table-cell office:value-type="float" office:value="0.7829272164110981">
            <text:p>0.7829272164110981</text:p>
          </table:table-cell>
          <table:table-cell office:value-type="float" office:value="0.2317069371666795">
            <text:p>0.2317069371666795</text:p>
          </table:table-cell>
          <table:table-cell office:value-type="float" office:value="0.974592458951134">
            <text:p>0.974592458951134</text:p>
          </table:table-cell>
          <table:table-cell office:value-type="float" office:value="0.9966666687555514">
            <text:p>0.9966666687555514</text:p>
          </table:table-cell>
          <table:table-cell office:value-type="float" office:value="11.972219510320079">
            <text:p>11.972219510320079</text:p>
          </table:table-cell>
          <table:table-cell office:value-type="float" office:value="3.543172667492041">
            <text:p>3.543172667492041</text:p>
          </table:table-cell>
          <table:table-cell office:value-type="float" office:value="14.903090104788175">
            <text:p>14.903090104788175</text:p>
          </table:table-cell>
          <table:table-cell office:value-type="float" office:value="15.240640364577047">
            <text:p>15.240640364577047</text:p>
          </table:table-cell>
          <table:table-cell office:value-type="float" office:value="3.549906232258046">
            <text:p>3.549906232258046</text:p>
          </table:table-cell>
          <table:table-cell office:value-type="float" office:value="354.3873085232094">
            <text:p>354.3873085232094</text:p>
          </table:table-cell>
          <table:table-cell office:value-type="float" office:value="18.872473965383875">
            <text:p>18.872473965383875</text:p>
          </table:table-cell>
          <table:table-cell office:value-type="float" office:value="7.574745418102131">
            <text:p>7.574745418102131</text:p>
          </table:table-cell>
          <table:table-cell office:value-type="float" office:value="0.0032532492501908">
            <text:p>0.0032532492501908</text:p>
          </table:table-cell>
          <table:table-cell office:value-type="float" office:value="6.1436041074e-06">
            <text:p>6.1436041074e-06</text:p>
          </table:table-cell>
          <table:table-cell office:value-type="float" office:value="7.39383901503e-05">
            <text:p>7.39383901503e-05</text:p>
          </table:table-cell>
          <table:table-cell office:value-type="float" office:value="0.9966666687555514">
            <text:p>0.9966666687555514</text:p>
          </table:table-cell>
          <table:table-cell office:value-type="float" office:value="1.254680638321117">
            <text:p>1.254680638321117</text:p>
          </table:table-cell>
          <table:table-cell office:value-type="float" office:value="0.0023694037961075">
            <text:p>0.0023694037961075</text:p>
          </table:table-cell>
          <table:table-cell office:value-type="float" office:value="0.0285158189292862">
            <text:p>0.0285158189292862</text:p>
          </table:table-cell>
          <table:table-cell office:value-type="float" office:value="384.3844341389535">
            <text:p>384.384434138953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6.08483440108909">
            <text:p>56.08483440108909</text:p>
          </table:table-cell>
          <table:table-cell office:value-type="string" office:string-value="62">
            <text:p>62</text:p>
          </table:table-cell>
          <table:table-cell office:value-type="float" office:value="0.0381195815562049">
            <text:p>0.03811958155620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4369999999999">
            <text:p>0.0224369999999999</text:p>
          </table:table-cell>
          <table:table-cell office:value-type="float" office:value="0.7829151902033743">
            <text:p>0.7829151902033743</text:p>
          </table:table-cell>
          <table:table-cell office:value-type="float" office:value="0.231718738585474">
            <text:p>0.231718738585474</text:p>
          </table:table-cell>
          <table:table-cell office:value-type="float" office:value="0.974646882281643">
            <text:p>0.974646882281643</text:p>
          </table:table-cell>
          <table:table-cell office:value-type="float" office:value="0.9967248224092846">
            <text:p>0.9967248224092846</text:p>
          </table:table-cell>
          <table:table-cell office:value-type="float" office:value="11.51008953377932">
            <text:p>11.51008953377932</text:p>
          </table:table-cell>
          <table:table-cell office:value-type="float" office:value="3.4066313454467405">
            <text:p>3.4066313454467405</text:p>
          </table:table-cell>
          <table:table-cell office:value-type="float" office:value="14.328848155272688">
            <text:p>14.328848155272688</text:p>
          </table:table-cell>
          <table:table-cell office:value-type="float" office:value="14.653428736631138">
            <text:p>14.653428736631138</text:p>
          </table:table-cell>
          <table:table-cell office:value-type="float" office:value="3.4129060111777845">
            <text:p>3.4129060111777845</text:p>
          </table:table-cell>
          <table:table-cell office:value-type="float" office:value="355.75600258172454">
            <text:p>355.75600258172454</text:p>
          </table:table-cell>
          <table:table-cell office:value-type="float" office:value="18.147047554514835">
            <text:p>18.147047554514835</text:p>
          </table:table-cell>
          <table:table-cell office:value-type="float" office:value="7.09090611117169">
            <text:p>7.09090611117169</text:p>
          </table:table-cell>
          <table:table-cell office:value-type="float" office:value="0.0031976843780597">
            <text:p>0.0031976843780597</text:p>
          </table:table-cell>
          <table:table-cell office:value-type="float" office:value="5.9928423132e-06">
            <text:p>5.9928423132e-06</text:p>
          </table:table-cell>
          <table:table-cell office:value-type="float" office:value="7.15003703424e-05">
            <text:p>7.15003703424e-05</text:p>
          </table:table-cell>
          <table:table-cell office:value-type="float" office:value="0.9967248224092846">
            <text:p>0.9967248224092846</text:p>
          </table:table-cell>
          <table:table-cell office:value-type="float" office:value="1.2332509340863167">
            <text:p>1.2332509340863167</text:p>
          </table:table-cell>
          <table:table-cell office:value-type="float" office:value="0.0023112594949686">
            <text:p>0.0023112594949686</text:p>
          </table:table-cell>
          <table:table-cell office:value-type="float" office:value="0.0275755478299632">
            <text:p>0.0275755478299632</text:p>
          </table:table-cell>
          <table:table-cell office:value-type="float" office:value="384.4068622585888">
            <text:p>384.40686225858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3.41412800103723">
            <text:p>53.41412800103723</text:p>
          </table:table-cell>
          <table:table-cell office:value-type="string" office:string-value="63">
            <text:p>63</text:p>
          </table:table-cell>
          <table:table-cell office:value-type="float" office:value="0.0366336014332521">
            <text:p>0.036633601433252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37309999999999">
            <text:p>0.0237309999999999</text:p>
          </table:table-cell>
          <table:table-cell office:value-type="float" office:value="0.7829031591157318">
            <text:p>0.7829031591157318</text:p>
          </table:table-cell>
          <table:table-cell office:value-type="float" office:value="0.2317305447929736">
            <text:p>0.2317305447929736</text:p>
          </table:table-cell>
          <table:table-cell office:value-type="float" office:value="0.9747013194995332">
            <text:p>0.9747013194995332</text:p>
          </table:table-cell>
          <table:table-cell office:value-type="float" office:value="0.9967828992695495">
            <text:p>0.9967828992695495</text:p>
          </table:table-cell>
          <table:table-cell office:value-type="float" office:value="11.061232459109252">
            <text:p>11.061232459109252</text:p>
          </table:table-cell>
          <table:table-cell office:value-type="float" office:value="3.274000614234595">
            <text:p>3.274000614234595</text:p>
          </table:table-cell>
          <table:table-cell office:value-type="float" office:value="13.771049136348044">
            <text:p>13.771049136348044</text:p>
          </table:table-cell>
          <table:table-cell office:value-type="float" office:value="14.083028318008761">
            <text:p>14.083028318008761</text:p>
          </table:table-cell>
          <table:table-cell office:value-type="float" office:value="3.2798398994468227">
            <text:p>3.2798398994468227</text:p>
          </table:table-cell>
          <table:table-cell office:value-type="float" office:value="357.06787910578686">
            <text:p>357.06787910578686</text:p>
          </table:table-cell>
          <table:table-cell office:value-type="float" office:value="17.442365252597025">
            <text:p>17.442365252597025</text:p>
          </table:table-cell>
          <table:table-cell office:value-type="float" office:value="6.639176503456497">
            <text:p>6.639176503456497</text:p>
          </table:table-cell>
          <table:table-cell office:value-type="float" office:value="0.0031421035161052">
            <text:p>0.0031421035161052</text:p>
          </table:table-cell>
          <table:table-cell office:value-type="float" office:value="5.8458894829e-06">
            <text:p>5.8458894829e-06</text:p>
          </table:table-cell>
          <table:table-cell office:value-type="float" office:value="6.91513248621e-05">
            <text:p>6.91513248621e-05</text:p>
          </table:table-cell>
          <table:table-cell office:value-type="float" office:value="0.9967828992695495">
            <text:p>0.9967828992695495</text:p>
          </table:table-cell>
          <table:table-cell office:value-type="float" office:value="1.2118150630563007">
            <text:p>1.2118150630563007</text:p>
          </table:table-cell>
          <table:table-cell office:value-type="float" office:value="0.0022545841968745">
            <text:p>0.0022545841968745</text:p>
          </table:table-cell>
          <table:table-cell office:value-type="float" office:value="0.0266695914595978">
            <text:p>0.0266695914595978</text:p>
          </table:table-cell>
          <table:table-cell office:value-type="float" office:value="384.42926076128725">
            <text:p>384.429260761287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0.87059809622593">
            <text:p>50.87059809622593</text:p>
          </table:table-cell>
          <table:table-cell office:value-type="string" office:string-value="64">
            <text:p>64</text:p>
          </table:table-cell>
          <table:table-cell office:value-type="float" office:value="0.0351916026884222">
            <text:p>0.035191602688422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21">
            <text:p>0.02221</text:p>
          </table:table-cell>
          <table:table-cell office:value-type="float" office:value="0.7828911846594905">
            <text:p>0.7828911846594905</text:p>
          </table:table-cell>
          <table:table-cell office:value-type="float" office:value="0.2317422954276029">
            <text:p>0.2317422954276029</text:p>
          </table:table-cell>
          <table:table-cell office:value-type="float" office:value="0.9747554945658125">
            <text:p>0.9747554945658125</text:p>
          </table:table-cell>
          <table:table-cell office:value-type="float" office:value="0.9968406199511441">
            <text:p>0.9968406199511441</text:p>
          </table:table-cell>
          <table:table-cell office:value-type="float" office:value="10.625669575737536">
            <text:p>10.625669575737536</text:p>
          </table:table-cell>
          <table:table-cell office:value-type="float" office:value="3.1452864793817548">
            <text:p>3.1452864793817548</text:p>
          </table:table-cell>
          <table:table-cell office:value-type="float" office:value="13.229718261415591">
            <text:p>13.229718261415591</text:p>
          </table:table-cell>
          <table:table-cell office:value-type="float" office:value="13.52946521154294">
            <text:p>13.52946521154294</text:p>
          </table:table-cell>
          <table:table-cell office:value-type="float" office:value="3.1507142418668304">
            <text:p>3.1507142418668304</text:p>
          </table:table-cell>
          <table:table-cell office:value-type="float" office:value="358.3248879246235">
            <text:p>358.3248879246235</text:p>
          </table:table-cell>
          <table:table-cell office:value-type="float" office:value="16.758452800841592">
            <text:p>16.758452800841592</text:p>
          </table:table-cell>
          <table:table-cell office:value-type="float" office:value="6.217466929225901">
            <text:p>6.217466929225901</text:p>
          </table:table-cell>
          <table:table-cell office:value-type="float" office:value="0.0030867890068405">
            <text:p>0.0030867890068405</text:p>
          </table:table-cell>
          <table:table-cell office:value-type="float" office:value="5.702650655e-06">
            <text:p>5.702650655e-06</text:p>
          </table:table-cell>
          <table:table-cell office:value-type="float" office:value="6.68883913601e-05">
            <text:p>6.68883913601e-05</text:p>
          </table:table-cell>
          <table:table-cell office:value-type="float" office:value="0.9968406199511441">
            <text:p>0.9968406199511441</text:p>
          </table:table-cell>
          <table:table-cell office:value-type="float" office:value="1.1904819162681997">
            <text:p>1.1904819162681997</text:p>
          </table:table-cell>
          <table:table-cell office:value-type="float" office:value="0.0021993412781453">
            <text:p>0.0021993412781453</text:p>
          </table:table-cell>
          <table:table-cell office:value-type="float" office:value="0.0257968458958704">
            <text:p>0.0257968458958704</text:p>
          </table:table-cell>
          <table:table-cell office:value-type="float" office:value="384.4515218965578">
            <text:p>384.451521896557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8.44818866307231">
            <text:p>48.44818866307231</text:p>
          </table:table-cell>
          <table:table-cell office:value-type="string" office:string-value="65">
            <text:p>65</text:p>
          </table:table-cell>
          <table:table-cell office:value-type="float" office:value="0.0337935130192616">
            <text:p>0.033793513019261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18959999999999">
            <text:p>0.0218959999999999</text:p>
          </table:table-cell>
          <table:table-cell office:value-type="float" office:value="0.7828791752460217">
            <text:p>0.7828791752460217</text:p>
          </table:table-cell>
          <table:table-cell office:value-type="float" office:value="0.2317540803660536">
            <text:p>0.2317540803660536</text:p>
          </table:table-cell>
          <table:table-cell office:value-type="float" office:value="0.9748098188430347">
            <text:p>0.9748098188430347</text:p>
          </table:table-cell>
          <table:table-cell office:value-type="float" office:value="0.9968984086497388">
            <text:p>0.9968984086497388</text:p>
          </table:table-cell>
          <table:table-cell office:value-type="float" office:value="10.203377155649104">
            <text:p>10.203377155649104</text:p>
          </table:table-cell>
          <table:table-cell office:value-type="float" office:value="3.020484340501653">
            <text:p>3.020484340501653</text:p>
          </table:table-cell>
          <table:table-cell office:value-type="float" office:value="12.704836903548747">
            <text:p>12.704836903548747</text:p>
          </table:table-cell>
          <table:table-cell office:value-type="float" office:value="12.992720678926222">
            <text:p>12.992720678926222</text:p>
          </table:table-cell>
          <table:table-cell office:value-type="float" office:value="3.0255220407590664">
            <text:p>3.0255220407590664</text:p>
          </table:table-cell>
          <table:table-cell office:value-type="float" office:value="359.52917394472104">
            <text:p>359.52917394472104</text:p>
          </table:table-cell>
          <table:table-cell office:value-type="float" office:value="16.0953013058502">
            <text:p>16.0953013058502</text:p>
          </table:table-cell>
          <table:table-cell office:value-type="float" office:value="5.82381197261454">
            <text:p>5.82381197261454</text:p>
          </table:table-cell>
          <table:table-cell office:value-type="float" office:value="0.0030313201715939">
            <text:p>0.0030313201715939</text:p>
          </table:table-cell>
          <table:table-cell office:value-type="float" office:value="5.5630153773e-06">
            <text:p>5.5630153773e-06</text:p>
          </table:table-cell>
          <table:table-cell office:value-type="float" office:value="6.47081632898e-05">
            <text:p>6.47081632898e-05</text:p>
          </table:table-cell>
          <table:table-cell office:value-type="float" office:value="0.9968984086497388">
            <text:p>0.9968984086497388</text:p>
          </table:table-cell>
          <table:table-cell office:value-type="float" office:value="1.1690892505786232">
            <text:p>1.1690892505786232</text:p>
          </table:table-cell>
          <table:table-cell office:value-type="float" office:value="0.0021454881405754">
            <text:p>0.0021454881405754</text:p>
          </table:table-cell>
          <table:table-cell office:value-type="float" office:value="0.0249559973359966">
            <text:p>0.0249559973359966</text:p>
          </table:table-cell>
          <table:table-cell office:value-type="float" office:value="384.4738092639449">
            <text:p>384.473809263944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6.14113206006886">
            <text:p>46.14113206006886</text:p>
          </table:table-cell>
          <table:table-cell office:value-type="string" office:string-value="66">
            <text:p>66</text:p>
          </table:table-cell>
          <table:table-cell office:value-type="float" office:value="0.032439130051289">
            <text:p>0.03243913005128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3609999999999">
            <text:p>0.0223609999999999</text:p>
          </table:table-cell>
          <table:table-cell office:value-type="float" office:value="0.7828674712414895">
            <text:p>0.7828674712414895</text:p>
          </table:table-cell>
          <table:table-cell office:value-type="float" office:value="0.2317655656041459">
            <text:p>0.2317655656041459</text:p>
          </table:table-cell>
          <table:table-cell office:value-type="float" office:value="0.9748627642431232">
            <text:p>0.9748627642431232</text:p>
          </table:table-cell>
          <table:table-cell office:value-type="float" office:value="0.996954704257786">
            <text:p>0.996954704257786</text:p>
          </table:table-cell>
          <table:table-cell office:value-type="float" office:value="9.794297800930094">
            <text:p>9.794297800930094</text:p>
          </table:table-cell>
          <table:table-cell office:value-type="float" office:value="2.8995724728838415">
            <text:p>2.8995724728838415</text:p>
          </table:table-cell>
          <table:table-cell office:value-type="float" office:value="12.196312375699375">
            <text:p>12.196312375699375</text:p>
          </table:table-cell>
          <table:table-cell office:value-type="float" office:value="12.472700203080628">
            <text:p>12.472700203080628</text:p>
          </table:table-cell>
          <table:table-cell office:value-type="float" office:value="2.9042463074723073">
            <text:p>2.9042463074723073</text:p>
          </table:table-cell>
          <table:table-cell office:value-type="float" office:value="360.68217520611057">
            <text:p>360.68217520611057</text:p>
          </table:table-cell>
          <table:table-cell office:value-type="float" office:value="15.452750133380643">
            <text:p>15.452750133380643</text:p>
          </table:table-cell>
          <table:table-cell office:value-type="float" office:value="5.456349144136813">
            <text:p>5.456349144136813</text:p>
          </table:table-cell>
          <table:table-cell office:value-type="float" office:value="0.0029772598469909">
            <text:p>0.0029772598469909</text:p>
          </table:table-cell>
          <table:table-cell office:value-type="float" office:value="5.4269263796e-06">
            <text:p>5.4269263796e-06</text:p>
          </table:table-cell>
          <table:table-cell office:value-type="float" office:value="6.26089688433e-05">
            <text:p>6.26089688433e-05</text:p>
          </table:table-cell>
          <table:table-cell office:value-type="float" office:value="0.996954704257786">
            <text:p>0.996954704257786</text:p>
          </table:table-cell>
          <table:table-cell office:value-type="float" office:value="1.1482398051889926">
            <text:p>1.1482398051889926</text:p>
          </table:table-cell>
          <table:table-cell office:value-type="float" office:value="0.002093002696834">
            <text:p>0.002093002696834</text:p>
          </table:table-cell>
          <table:table-cell office:value-type="float" office:value="0.024146401013818">
            <text:p>0.024146401013818</text:p>
          </table:table-cell>
          <table:table-cell office:value-type="float" office:value="384.4955207911004">
            <text:p>384.49552079110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3.94393529530368">
            <text:p>43.94393529530368</text:p>
          </table:table-cell>
          <table:table-cell office:value-type="string" office:string-value="67">
            <text:p>67</text:p>
          </table:table-cell>
          <table:table-cell office:value-type="float" office:value="0.0311281351916424">
            <text:p>0.031128135191642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5699999999999">
            <text:p>0.0225699999999999</text:p>
          </table:table-cell>
          <table:table-cell office:value-type="float" office:value="0.7828558627468515">
            <text:p>0.7828558627468515</text:p>
          </table:table-cell>
          <table:table-cell office:value-type="float" office:value="0.2317769571175757">
            <text:p>0.2317769571175757</text:p>
          </table:table-cell>
          <table:table-cell office:value-type="float" office:value="0.9749152733232764">
            <text:p>0.9749152733232764</text:p>
          </table:table-cell>
          <table:table-cell office:value-type="float" office:value="0.99701047458482">
            <text:p>0.99701047458482</text:p>
          </table:table-cell>
          <table:table-cell office:value-type="float" office:value="9.398331730392126">
            <text:p>9.398331730392126</text:p>
          </table:table-cell>
          <table:table-cell office:value-type="float" office:value="2.7825259209385766">
            <text:p>2.7825259209385766</text:p>
          </table:table-cell>
          <table:table-cell office:value-type="float" office:value="11.70404104220258">
            <text:p>11.70404104220258</text:p>
          </table:table-cell>
          <table:table-cell office:value-type="float" office:value="11.969298085021604">
            <text:p>11.969298085021604</text:p>
          </table:table-cell>
          <table:table-cell office:value-type="float" office:value="2.786857499881173">
            <text:p>2.786857499881173</text:p>
          </table:table-cell>
          <table:table-cell office:value-type="float" office:value="361.786130454718">
            <text:p>361.786130454718</text:p>
          </table:table-cell>
          <table:table-cell office:value-type="float" office:value="14.83069905953996">
            <text:p>14.83069905953996</text:p>
          </table:table-cell>
          <table:table-cell office:value-type="float" office:value="5.113342718988381">
            <text:p>5.113342718988381</text:p>
          </table:table-cell>
          <table:table-cell office:value-type="float" office:value="0.0029236440882303">
            <text:p>0.0029236440882303</text:p>
          </table:table-cell>
          <table:table-cell office:value-type="float" office:value="5.2942643862e-06">
            <text:p>5.2942643862e-06</text:p>
          </table:table-cell>
          <table:table-cell office:value-type="float" office:value="6.05870625633e-05">
            <text:p>6.05870625633e-05</text:p>
          </table:table-cell>
          <table:table-cell office:value-type="float" office:value="0.99701047458482">
            <text:p>0.99701047458482</text:p>
          </table:table-cell>
          <table:table-cell office:value-type="float" office:value="1.1275618155077856">
            <text:p>1.1275618155077856</text:p>
          </table:table-cell>
          <table:table-cell office:value-type="float" office:value="0.0020418389458337">
            <text:p>0.0020418389458337</text:p>
          </table:table-cell>
          <table:table-cell office:value-type="float" office:value="0.0233666124188263">
            <text:p>0.0233666124188263</text:p>
          </table:table-cell>
          <table:table-cell office:value-type="float" office:value="384.5170297331276">
            <text:p>384.51702973312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1.85136694790826">
            <text:p>41.85136694790826</text:p>
          </table:table-cell>
          <table:table-cell office:value-type="string" office:string-value="68">
            <text:p>68</text:p>
          </table:table-cell>
          <table:table-cell office:value-type="float" office:value="0.0298601041588397">
            <text:p>0.02986010415883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16749999999999">
            <text:p>0.0216749999999999</text:p>
          </table:table-cell>
          <table:table-cell office:value-type="float" office:value="0.7828444496956628">
            <text:p>0.7828444496956628</text:p>
          </table:table-cell>
          <table:table-cell office:value-type="float" office:value="0.2317881568407049">
            <text:p>0.2317881568407049</text:p>
          </table:table-cell>
          <table:table-cell office:value-type="float" office:value="0.974966897510694">
            <text:p>0.974966897510694</text:p>
          </table:table-cell>
          <table:table-cell office:value-type="float" office:value="0.9970652633994096">
            <text:p>0.9970652633994096</text:p>
          </table:table-cell>
          <table:table-cell office:value-type="float" office:value="9.015351268373">
            <text:p>9.015351268373</text:p>
          </table:table-cell>
          <table:table-cell office:value-type="float" office:value="2.669306341227889">
            <text:p>2.669306341227889</text:p>
          </table:table-cell>
          <table:table-cell office:value-type="float" office:value="11.227861498554129">
            <text:p>11.227861498554129</text:p>
          </table:table-cell>
          <table:table-cell office:value-type="float" office:value="11.482349514687156">
            <text:p>11.482349514687156</text:p>
          </table:table-cell>
          <table:table-cell office:value-type="float" office:value="2.6733177993677053">
            <text:p>2.6733177993677053</text:p>
          </table:table-cell>
          <table:table-cell office:value-type="float" office:value="362.8427549372248">
            <text:p>362.8427549372248</text:p>
          </table:table-cell>
          <table:table-cell office:value-type="float" office:value="14.22893315618578">
            <text:p>14.22893315618578</text:p>
          </table:table-cell>
          <table:table-cell office:value-type="float" office:value="4.793154242472154">
            <text:p>4.793154242472154</text:p>
          </table:table-cell>
          <table:table-cell office:value-type="float" office:value="0.0028709316871075">
            <text:p>0.0028709316871075</text:p>
          </table:table-cell>
          <table:table-cell office:value-type="float" office:value="5.1649488784e-06">
            <text:p>5.1649488784e-06</text:p>
          </table:table-cell>
          <table:table-cell office:value-type="float" office:value="5.86399646044e-05">
            <text:p>5.86399646044e-05</text:p>
          </table:table-cell>
          <table:table-cell office:value-type="float" office:value="0.9970652633994096">
            <text:p>0.9970652633994096</text:p>
          </table:table-cell>
          <table:table-cell office:value-type="float" office:value="1.1072322237667507">
            <text:p>1.1072322237667507</text:p>
          </table:table-cell>
          <table:table-cell office:value-type="float" office:value="0.0019919658339437">
            <text:p>0.0019919658339437</text:p>
          </table:table-cell>
          <table:table-cell office:value-type="float" office:value="0.0226156751489879">
            <text:p>0.0226156751489879</text:p>
          </table:table-cell>
          <table:table-cell office:value-type="float" office:value="384.53816013525034">
            <text:p>384.5381601352503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9.85844471229358">
            <text:p>39.85844471229358</text:p>
          </table:table-cell>
          <table:table-cell office:value-type="string" office:string-value="69">
            <text:p>69</text:p>
          </table:table-cell>
          <table:table-cell office:value-type="float" office:value="0.0286345188468977">
            <text:p>0.028634518846897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854">
            <text:p>0.020854</text:p>
          </table:table-cell>
          <table:table-cell office:value-type="float" office:value="0.7828332393400725">
            <text:p>0.7828332393400725</text:p>
          </table:table-cell>
          <table:table-cell office:value-type="float" office:value="0.2317991576569383">
            <text:p>0.2317991576569383</text:p>
          </table:table-cell>
          <table:table-cell office:value-type="float" office:value="0.9750176043610908">
            <text:p>0.9750176043610908</text:p>
          </table:table-cell>
          <table:table-cell office:value-type="float" office:value="0.9971190403467524">
            <text:p>0.9971190403467524</text:p>
          </table:table-cell>
          <table:table-cell office:value-type="float" office:value="8.645199216764334">
            <text:p>8.645199216764334</text:p>
          </table:table-cell>
          <table:table-cell office:value-type="float" office:value="2.5598681756432864">
            <text:p>2.5598681756432864</text:p>
          </table:table-cell>
          <table:table-cell office:value-type="float" office:value="10.767582424910524">
            <text:p>10.767582424910524</text:p>
          </table:table-cell>
          <table:table-cell office:value-type="float" office:value="11.011659078111508">
            <text:p>11.011659078111508</text:p>
          </table:table-cell>
          <table:table-cell office:value-type="float" office:value="2.5635806365781515">
            <text:p>2.5635806365781515</text:p>
          </table:table-cell>
          <table:table-cell office:value-type="float" office:value="363.85385832267735">
            <text:p>363.85385832267735</text:p>
          </table:table-cell>
          <table:table-cell office:value-type="float" office:value="13.64721215933582">
            <text:p>13.64721215933582</text:p>
          </table:table-cell>
          <table:table-cell office:value-type="float" office:value="4.494249171940717">
            <text:p>4.494249171940717</text:p>
          </table:table-cell>
          <table:table-cell office:value-type="float" office:value="0.0028191558511998">
            <text:p>0.0028191558511998</text:p>
          </table:table-cell>
          <table:table-cell office:value-type="float" office:value="5.038891115e-06">
            <text:p>5.038891115e-06</text:p>
          </table:table-cell>
          <table:table-cell office:value-type="float" office:value="5.67649109325e-05">
            <text:p>5.67649109325e-05</text:p>
          </table:table-cell>
          <table:table-cell office:value-type="float" office:value="0.9971190403467524">
            <text:p>0.9971190403467524</text:p>
          </table:table-cell>
          <table:table-cell office:value-type="float" office:value="1.0872638371322463">
            <text:p>1.0872638371322463</text:p>
          </table:table-cell>
          <table:table-cell office:value-type="float" office:value="0.0019433491363247">
            <text:p>0.0019433491363247</text:p>
          </table:table-cell>
          <table:table-cell office:value-type="float" office:value="0.0218925231993521">
            <text:p>0.0218925231993521</text:p>
          </table:table-cell>
          <table:table-cell office:value-type="float" office:value="384.5589002905321">
            <text:p>384.558900290532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7.9604235355177">
            <text:p>37.9604235355177</text:p>
          </table:table-cell>
          <table:table-cell office:value-type="string" office:string-value="70">
            <text:p>70</text:p>
          </table:table-cell>
          <table:table-cell office:value-type="float" office:value="0.0274507781180896">
            <text:p>0.02745077811808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779999999999">
            <text:p>0.0181779999999999</text:p>
          </table:table-cell>
          <table:table-cell office:value-type="float" office:value="0.7828220428732785">
            <text:p>0.7828220428732785</text:p>
          </table:table-cell>
          <table:table-cell office:value-type="float" office:value="0.2318101448439792">
            <text:p>0.2318101448439792</text:p>
          </table:table-cell>
          <table:table-cell office:value-type="float" office:value="0.9750682417145892">
            <text:p>0.9750682417145892</text:p>
          </table:table-cell>
          <table:table-cell office:value-type="float" office:value="0.9971726759881808">
            <text:p>0.9971726759881808</text:p>
          </table:table-cell>
          <table:table-cell office:value-type="float" office:value="8.287691248589907">
            <text:p>8.287691248589907</text:p>
          </table:table-cell>
          <table:table-cell office:value-type="float" office:value="2.4541604650097986">
            <text:p>2.4541604650097986</text:p>
          </table:table-cell>
          <table:table-cell office:value-type="float" office:value="10.32299052793036">
            <text:p>10.32299052793036</text:p>
          </table:table-cell>
          <table:table-cell office:value-type="float" office:value="10.557008882615262">
            <text:p>10.557008882615262</text:p>
          </table:table-cell>
          <table:table-cell office:value-type="float" office:value="2.4575914028710537">
            <text:p>2.4575914028710537</text:p>
          </table:table-cell>
          <table:table-cell office:value-type="float" office:value="364.821507219761">
            <text:p>364.821507219761</text:p>
          </table:table-cell>
          <table:table-cell office:value-type="float" office:value="13.085293755727871">
            <text:p>13.085293755727871</text:p>
          </table:table-cell>
          <table:table-cell office:value-type="float" office:value="4.215193570001652">
            <text:p>4.215193570001652</text:p>
          </table:table-cell>
          <table:table-cell office:value-type="float" office:value="0.0027674495016071">
            <text:p>0.0027674495016071</text:p>
          </table:table-cell>
          <table:table-cell office:value-type="float" office:value="4.9159840665e-06">
            <text:p>4.9159840665e-06</text:p>
          </table:table-cell>
          <table:table-cell office:value-type="float" office:value="5.49585261454e-05">
            <text:p>5.49585261454e-05</text:p>
          </table:table-cell>
          <table:table-cell office:value-type="float" office:value="0.9971726759881808">
            <text:p>0.9971726759881808</text:p>
          </table:table-cell>
          <table:table-cell office:value-type="float" office:value="1.067322249284819">
            <text:p>1.067322249284819</text:p>
          </table:table-cell>
          <table:table-cell office:value-type="float" office:value="0.0018959475749456">
            <text:p>0.0018959475749456</text:p>
          </table:table-cell>
          <table:table-cell office:value-type="float" office:value="0.0211958547785173">
            <text:p>0.0211958547785173</text:p>
          </table:table-cell>
          <table:table-cell office:value-type="float" office:value="384.5795859483617">
            <text:p>384.579585948361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6.15278431954066">
            <text:p>36.15278431954066</text:p>
          </table:table-cell>
          <table:table-cell office:value-type="string" office:string-value="71">
            <text:p>71</text:p>
          </table:table-cell>
          <table:table-cell office:value-type="float" office:value="0.0263082070314678">
            <text:p>0.02630820703146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4599999999999">
            <text:p>0.0174599999999999</text:p>
          </table:table-cell>
          <table:table-cell office:value-type="float" office:value="0.7828110771194497">
            <text:p>0.7828110771194497</text:p>
          </table:table-cell>
          <table:table-cell office:value-type="float" office:value="0.2318209056304467">
            <text:p>0.2318209056304467</text:p>
          </table:table-cell>
          <table:table-cell office:value-type="float" office:value="0.9751178361594935">
            <text:p>0.9751178361594935</text:p>
          </table:table-cell>
          <table:table-cell office:value-type="float" office:value="0.9972251766847076">
            <text:p>0.9972251766847076</text:p>
          </table:table-cell>
          <table:table-cell office:value-type="float" office:value="7.942625233545013">
            <text:p>7.942625233545013</text:p>
          </table:table-cell>
          <table:table-cell office:value-type="float" office:value="2.352121257020336">
            <text:p>2.352121257020336</text:p>
          </table:table-cell>
          <table:table-cell office:value-type="float" office:value="9.89382465008015">
            <text:p>9.89382465008015</text:p>
          </table:table-cell>
          <table:table-cell office:value-type="float" office:value="10.11813205429863">
            <text:p>10.11813205429863</text:p>
          </table:table-cell>
          <table:table-cell office:value-type="float" office:value="2.35529020280501">
            <text:p>2.35529020280501</text:p>
          </table:table-cell>
          <table:table-cell office:value-type="float" office:value="365.74708580769567">
            <text:p>365.74708580769567</text:p>
          </table:table-cell>
          <table:table-cell office:value-type="float" office:value="12.54282158305393">
            <text:p>12.54282158305393</text:p>
          </table:table-cell>
          <table:table-cell office:value-type="float" office:value="3.9546362984366334">
            <text:p>3.9546362984366334</text:p>
          </table:table-cell>
          <table:table-cell office:value-type="float" office:value="0.0027168081918548">
            <text:p>0.0027168081918548</text:p>
          </table:table-cell>
          <table:table-cell office:value-type="float" office:value="4.7961667693e-06">
            <text:p>4.7961667693e-06</text:p>
          </table:table-cell>
          <table:table-cell office:value-type="float" office:value="5.32189566682e-05">
            <text:p>5.32189566682e-05</text:p>
          </table:table-cell>
          <table:table-cell office:value-type="float" office:value="0.9972251766847076">
            <text:p>0.9972251766847076</text:p>
          </table:table-cell>
          <table:table-cell office:value-type="float" office:value="1.0477914153526504">
            <text:p>1.0477914153526504</text:p>
          </table:table-cell>
          <table:table-cell office:value-type="float" office:value="0.0018497376379444">
            <text:p>0.0018497376379444</text:p>
          </table:table-cell>
          <table:table-cell office:value-type="float" office:value="0.0205249550182287">
            <text:p>0.0205249550182287</text:p>
          </table:table-cell>
          <table:table-cell office:value-type="float" office:value="384.5998338919912">
            <text:p>384.59983389199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4.4312231614673">
            <text:p>34.4312231614673</text:p>
          </table:table-cell>
          <table:table-cell office:value-type="string" office:string-value="72">
            <text:p>72</text:p>
          </table:table-cell>
          <table:table-cell office:value-type="float" office:value="0.0252060674911353">
            <text:p>0.025206067491135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635">
            <text:p>0.017635</text:p>
          </table:table-cell>
          <table:table-cell office:value-type="float" office:value="0.7828000802567582">
            <text:p>0.7828000802567582</text:p>
          </table:table-cell>
          <table:table-cell office:value-type="float" office:value="0.2318316969443028">
            <text:p>0.2318316969443028</text:p>
          </table:table-cell>
          <table:table-cell office:value-type="float" office:value="0.9751675633576656">
            <text:p>0.9751675633576656</text:p>
          </table:table-cell>
          <table:table-cell office:value-type="float" office:value="0.997277748342934">
            <text:p>0.997277748342934</text:p>
          </table:table-cell>
          <table:table-cell office:value-type="float" office:value="7.609774965990802">
            <text:p>7.609774965990802</text:p>
          </table:table-cell>
          <table:table-cell office:value-type="float" office:value="2.2536878677264167">
            <text:p>2.2536878677264167</text:p>
          </table:table-cell>
          <table:table-cell office:value-type="float" office:value="9.47982236901584">
            <text:p>9.47982236901584</text:p>
          </table:table-cell>
          <table:table-cell office:value-type="float" office:value="9.69476043102924">
            <text:p>9.69476043102924</text:p>
          </table:table-cell>
          <table:table-cell office:value-type="float" office:value="2.256610012198645">
            <text:p>2.256610012198645</text:p>
          </table:table-cell>
          <table:table-cell office:value-type="float" office:value="366.6326756144912">
            <text:p>366.6326756144912</text:p>
          </table:table-cell>
          <table:table-cell office:value-type="float" office:value="12.019500408314183">
            <text:p>12.019500408314183</text:p>
          </table:table-cell>
          <table:table-cell office:value-type="float" office:value="3.7113231684153">
            <text:p>3.7113231684153</text:p>
          </table:table-cell>
          <table:table-cell office:value-type="float" office:value="0.0026660295706256">
            <text:p>0.0026660295706256</text:p>
          </table:table-cell>
          <table:table-cell office:value-type="float" office:value="4.6793307547e-06">
            <text:p>4.6793307547e-06</text:p>
          </table:table-cell>
          <table:table-cell office:value-type="float" office:value="5.15427556856e-05">
            <text:p>5.15427556856e-05</text:p>
          </table:table-cell>
          <table:table-cell office:value-type="float" office:value="0.997277748342934">
            <text:p>0.997277748342934</text:p>
          </table:table-cell>
          <table:table-cell office:value-type="float" office:value="1.028207624503203">
            <text:p>1.028207624503203</text:p>
          </table:table-cell>
          <table:table-cell office:value-type="float" office:value="0.0018046774921913">
            <text:p>0.0018046774921913</text:p>
          </table:table-cell>
          <table:table-cell office:value-type="float" office:value="0.019878494585281">
            <text:p>0.019878494585281</text:p>
          </table:table-cell>
          <table:table-cell office:value-type="float" office:value="384.62010920341936">
            <text:p>384.6201092034193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2.79164110615933">
            <text:p>32.79164110615933</text:p>
          </table:table-cell>
          <table:table-cell office:value-type="string" office:string-value="73">
            <text:p>73</text:p>
          </table:table-cell>
          <table:table-cell office:value-type="float" office:value="0.0241435659670569">
            <text:p>0.024143565967056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878">
            <text:p>0.017878</text:p>
          </table:table-cell>
          <table:table-cell office:value-type="float" office:value="0.7827891245344519">
            <text:p>0.7827891245344519</text:p>
          </table:table-cell>
          <table:table-cell office:value-type="float" office:value="0.231842447886753">
            <text:p>0.231842447886753</text:p>
          </table:table-cell>
          <table:table-cell office:value-type="float" office:value="0.975217099024765">
            <text:p>0.975217099024765</text:p>
          </table:table-cell>
          <table:table-cell office:value-type="float" office:value="0.9973300615571344">
            <text:p>0.9973300615571344</text:p>
          </table:table-cell>
          <table:table-cell office:value-type="float" office:value="7.288901078580073">
            <text:p>7.288901078580073</text:p>
          </table:table-cell>
          <table:table-cell office:value-type="float" office:value="2.1587891495904707">
            <text:p>2.1587891495904707</text:p>
          </table:table-cell>
          <table:table-cell office:value-type="float" office:value="9.080684365867802">
            <text:p>9.080684365867802</text:p>
          </table:table-cell>
          <table:table-cell office:value-type="float" office:value="9.286588090639968">
            <text:p>9.286588090639968</text:p>
          </table:table-cell>
          <table:table-cell office:value-type="float" office:value="2.161479897769016">
            <text:p>2.161479897769016</text:p>
          </table:table-cell>
          <table:table-cell office:value-type="float" office:value="367.4797851467405">
            <text:p>367.4797851467405</text:p>
          </table:table-cell>
          <table:table-cell office:value-type="float" office:value="11.514944423812777">
            <text:p>11.514944423812777</text:p>
          </table:table-cell>
          <table:table-cell office:value-type="float" office:value="3.4840753724177023">
            <text:p>3.4840753724177023</text:p>
          </table:table-cell>
          <table:table-cell office:value-type="float" office:value="0.0026154453146398">
            <text:p>0.0026154453146398</text:p>
          </table:table-cell>
          <table:table-cell office:value-type="float" office:value="4.5654037701e-06">
            <text:p>4.5654037701e-06</text:p>
          </table:table-cell>
          <table:table-cell office:value-type="float" office:value="4.99277244555e-05">
            <text:p>4.99277244555e-05</text:p>
          </table:table-cell>
          <table:table-cell office:value-type="float" office:value="0.9973300615571344">
            <text:p>0.9973300615571344</text:p>
          </table:table-cell>
          <table:table-cell office:value-type="float" office:value="1.0086987944971564">
            <text:p>1.0086987944971564</text:p>
          </table:table-cell>
          <table:table-cell office:value-type="float" office:value="0.0017607392720313">
            <text:p>0.0017607392720313</text:p>
          </table:table-cell>
          <table:table-cell office:value-type="float" office:value="0.0192556254907743">
            <text:p>0.0192556254907743</text:p>
          </table:table-cell>
          <table:table-cell office:value-type="float" office:value="384.6402848407401">
            <text:p>384.640284840740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1.23013438681841">
            <text:p>31.23013438681841</text:p>
          </table:table-cell>
          <table:table-cell office:value-type="string" office:string-value="74">
            <text:p>74</text:p>
          </table:table-cell>
          <table:table-cell office:value-type="float" office:value="0.0231198621943946">
            <text:p>0.02311986219439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5839999999999">
            <text:p>0.0175839999999999</text:p>
          </table:table-cell>
          <table:table-cell office:value-type="float" office:value="0.7827782656894107">
            <text:p>0.7827782656894107</text:p>
          </table:table-cell>
          <table:table-cell office:value-type="float" office:value="0.2318531037627279">
            <text:p>0.2318531037627279</text:p>
          </table:table-cell>
          <table:table-cell office:value-type="float" office:value="0.9752661930036274">
            <text:p>0.9752661930036274</text:p>
          </table:table-cell>
          <table:table-cell office:value-type="float" office:value="0.997381862726904">
            <text:p>0.997381862726904</text:p>
          </table:table-cell>
          <table:table-cell office:value-type="float" office:value="6.979749844303078">
            <text:p>6.979749844303078</text:p>
          </table:table-cell>
          <table:table-cell office:value-type="float" office:value="2.0673500221213126">
            <text:p>2.0673500221213126</text:p>
          </table:table-cell>
          <table:table-cell office:value-type="float" office:value="8.696094867651878">
            <text:p>8.696094867651878</text:p>
          </table:table-cell>
          <table:table-cell office:value-type="float" office:value="8.893292272170703">
            <text:p>8.893292272170703</text:p>
          </table:table-cell>
          <table:table-cell office:value-type="float" office:value="2.069824668213669">
            <text:p>2.069824668213669</text:p>
          </table:table-cell>
          <table:table-cell office:value-type="float" office:value="368.28989648182034">
            <text:p>368.28989648182034</text:p>
          </table:table-cell>
          <table:table-cell office:value-type="float" office:value="11.028749281413967">
            <text:p>11.028749281413967</text:p>
          </table:table-cell>
          <table:table-cell office:value-type="float" office:value="3.2717925664370946">
            <text:p>3.2717925664370946</text:p>
          </table:table-cell>
          <table:table-cell office:value-type="float" office:value="0.0025653112865087">
            <text:p>0.0025653112865087</text:p>
          </table:table-cell>
          <table:table-cell office:value-type="float" office:value="4.4543159327e-06">
            <text:p>4.4543159327e-06</text:p>
          </table:table-cell>
          <table:table-cell office:value-type="float" office:value="4.83716706545e-05">
            <text:p>4.83716706545e-05</text:p>
          </table:table-cell>
          <table:table-cell office:value-type="float" office:value="0.997381862726904">
            <text:p>0.997381862726904</text:p>
          </table:table-cell>
          <table:table-cell office:value-type="float" office:value="0.989363603867818">
            <text:p>0.989363603867818</text:p>
          </table:table-cell>
          <table:table-cell office:value-type="float" office:value="0.0017178960257956">
            <text:p>0.0017178960257956</text:p>
          </table:table-cell>
          <table:table-cell office:value-type="float" office:value="0.01865550222133">
            <text:p>0.01865550222133</text:p>
          </table:table-cell>
          <table:table-cell office:value-type="float" office:value="384.660262997885">
            <text:p>384.6602629978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9.74298513030325">
            <text:p>29.74298513030325</text:p>
          </table:table-cell>
          <table:table-cell office:value-type="string" office:string-value="75">
            <text:p>75</text:p>
          </table:table-cell>
          <table:table-cell office:value-type="float" office:value="0.0221340768600701">
            <text:p>0.022134076860070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9419999999999">
            <text:p>0.0179419999999999</text:p>
          </table:table-cell>
          <table:table-cell office:value-type="float" office:value="0.7827674830220019">
            <text:p>0.7827674830220019</text:p>
          </table:table-cell>
          <table:table-cell office:value-type="float" office:value="0.2318636848849516">
            <text:p>0.2318636848849516</text:p>
          </table:table-cell>
          <table:table-cell office:value-type="float" office:value="0.9753149383347256">
            <text:p>0.9753149383347256</text:p>
          </table:table-cell>
          <table:table-cell office:value-type="float" office:value="0.9974332494358488">
            <text:p>0.9974332494358488</text:p>
          </table:table-cell>
          <table:table-cell office:value-type="float" office:value="6.68205502849144">
            <text:p>6.68205502849144</text:p>
          </table:table-cell>
          <table:table-cell office:value-type="float" office:value="1.9792926189634488">
            <text:p>1.9792926189634488</text:p>
          </table:table-cell>
          <table:table-cell office:value-type="float" office:value="8.325726642223318">
            <text:p>8.325726642223318</text:p>
          </table:table-cell>
          <table:table-cell office:value-type="float" office:value="8.514538486251904">
            <text:p>8.514538486251904</text:p>
          </table:table-cell>
          <table:table-cell office:value-type="float" office:value="1.9815654250640315">
            <text:p>1.9815654250640315</text:p>
          </table:table-cell>
          <table:table-cell office:value-type="float" office:value="369.0645606260501">
            <text:p>369.0645606260501</text:p>
          </table:table-cell>
          <table:table-cell office:value-type="float" office:value="10.560506019056955">
            <text:p>10.560506019056955</text:p>
          </table:table-cell>
          <table:table-cell office:value-type="float" office:value="3.073449239752809">
            <text:p>3.073449239752809</text:p>
          </table:table-cell>
          <table:table-cell office:value-type="float" office:value="0.0025155323542213">
            <text:p>0.0025155323542213</text:p>
          </table:table-cell>
          <table:table-cell office:value-type="float" office:value="4.3459902565e-06">
            <text:p>4.3459902565e-06</text:p>
          </table:table-cell>
          <table:table-cell office:value-type="float" office:value="4.68722196732e-05">
            <text:p>4.68722196732e-05</text:p>
          </table:table-cell>
          <table:table-cell office:value-type="float" office:value="0.9974332494358488">
            <text:p>0.9974332494358488</text:p>
          </table:table-cell>
          <table:table-cell office:value-type="float" office:value="0.970165363052531">
            <text:p>0.970165363052531</text:p>
          </table:table-cell>
          <table:table-cell office:value-type="float" office:value="0.0016761180622462">
            <text:p>0.0016761180622462</text:p>
          </table:table-cell>
          <table:table-cell office:value-type="float" office:value="0.0180772089613843">
            <text:p>0.0180772089613843</text:p>
          </table:table-cell>
          <table:table-cell office:value-type="float" office:value="384.68008130992393">
            <text:p>384.6800813099239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8.32665250505071">
            <text:p>28.32665250505071</text:p>
          </table:table-cell>
          <table:table-cell office:value-type="string" office:string-value="76">
            <text:p>76</text:p>
          </table:table-cell>
          <table:table-cell office:value-type="float" office:value="0.0211852987987018">
            <text:p>0.02118529879870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2909999999999">
            <text:p>0.0192909999999999</text:p>
          </table:table-cell>
          <table:table-cell office:value-type="float" office:value="0.7827565276138077">
            <text:p>0.7827565276138077</text:p>
          </table:table-cell>
          <table:table-cell office:value-type="float" office:value="0.2318744355191608">
            <text:p>0.2318744355191608</text:p>
          </table:table-cell>
          <table:table-cell office:value-type="float" office:value="0.9753644527363826">
            <text:p>0.9753644527363826</text:p>
          </table:table-cell>
          <table:table-cell office:value-type="float" office:value="0.9974853678903984">
            <text:p>0.9974853678903984</text:p>
          </table:table-cell>
          <table:table-cell office:value-type="float" office:value="6.395538969510308">
            <text:p>6.395538969510308</text:p>
          </table:table-cell>
          <table:table-cell office:value-type="float" office:value="1.8945380026618623">
            <text:p>1.8945380026618623</text:p>
          </table:table-cell>
          <table:table-cell office:value-type="float" office:value="7.96924860654537">
            <text:p>7.96924860654537</text:p>
          </table:table-cell>
          <table:table-cell office:value-type="float" office:value="8.149988300074364">
            <text:p>8.149988300074364</text:p>
          </table:table-cell>
          <table:table-cell office:value-type="float" office:value="1.8966198854774732">
            <text:p>1.8966198854774732</text:p>
          </table:table-cell>
          <table:table-cell office:value-type="float" office:value="369.8056398330205">
            <text:p>369.8056398330205</text:p>
          </table:table-cell>
          <table:table-cell office:value-type="float" office:value="10.109829848327252">
            <text:p>10.109829848327252</text:p>
          </table:table-cell>
          <table:table-cell office:value-type="float" office:value="2.888092267464727">
            <text:p>2.888092267464727</text:p>
          </table:table-cell>
          <table:table-cell office:value-type="float" office:value="0.0024649654247016">
            <text:p>0.0024649654247016</text:p>
          </table:table-cell>
          <table:table-cell office:value-type="float" office:value="4.2403302404e-06">
            <text:p>4.2403302404e-06</text:p>
          </table:table-cell>
          <table:table-cell office:value-type="float" office:value="4.54263546595e-05">
            <text:p>4.54263546595e-05</text:p>
          </table:table-cell>
          <table:table-cell office:value-type="float" office:value="0.9974853678903984">
            <text:p>0.9974853678903984</text:p>
          </table:table-cell>
          <table:table-cell office:value-type="float" office:value="0.9506632153446848">
            <text:p>0.9506632153446848</text:p>
          </table:table-cell>
          <table:table-cell office:value-type="float" office:value="0.0016353681638498">
            <text:p>0.0016353681638498</text:p>
          </table:table-cell>
          <table:table-cell office:value-type="float" office:value="0.0175195822015444">
            <text:p>0.0175195822015444</text:p>
          </table:table-cell>
          <table:table-cell office:value-type="float" office:value="384.70018183429">
            <text:p>384.7001818342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6.97776429052448">
            <text:p>26.97776429052448</text:p>
          </table:table-cell>
          <table:table-cell office:value-type="string" office:string-value="77">
            <text:p>77</text:p>
          </table:table-cell>
          <table:table-cell office:value-type="float" office:value="0.0202725903920771">
            <text:p>0.02027259039207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19179999999999">
            <text:p>0.0219179999999999</text:p>
          </table:table-cell>
          <table:table-cell office:value-type="float" office:value="0.7827458379054085">
            <text:p>0.7827458379054085</text:p>
          </table:table-cell>
          <table:table-cell office:value-type="float" office:value="0.2318849254199263">
            <text:p>0.2318849254199263</text:p>
          </table:table-cell>
          <table:table-cell office:value-type="float" office:value="0.975412767745972">
            <text:p>0.975412767745972</text:p>
          </table:table-cell>
          <table:table-cell office:value-type="float" office:value="0.9975362056578452">
            <text:p>0.9975362056578452</text:p>
          </table:table-cell>
          <table:table-cell office:value-type="float" office:value="6.119921766343905">
            <text:p>6.119921766343905</text:p>
          </table:table-cell>
          <table:table-cell office:value-type="float" office:value="1.812999231221636">
            <text:p>1.812999231221636</text:p>
          </table:table-cell>
          <table:table-cell office:value-type="float" office:value="7.626293925078282">
            <text:p>7.626293925078282</text:p>
          </table:table-cell>
          <table:table-cell office:value-type="float" office:value="7.799266686690835">
            <text:p>7.799266686690835</text:p>
          </table:table-cell>
          <table:table-cell office:value-type="float" office:value="1.8149050886737192">
            <text:p>1.8149050886737192</text:p>
          </table:table-cell>
          <table:table-cell office:value-type="float" office:value="370.5138573336308">
            <text:p>370.5138573336308</text:p>
          </table:table-cell>
          <table:table-cell office:value-type="float" office:value="9.67620279342228">
            <text:p>9.67620279342228</text:p>
          </table:table-cell>
          <table:table-cell office:value-type="float" office:value="2.7148232203344156">
            <text:p>2.7148232203344156</text:p>
          </table:table-cell>
          <table:table-cell office:value-type="float" office:value="0.0024156237086309">
            <text:p>0.0024156237086309</text:p>
          </table:table-cell>
          <table:table-cell office:value-type="float" office:value="4.1373085562e-06">
            <text:p>4.1373085562e-06</text:p>
          </table:table-cell>
          <table:table-cell office:value-type="float" office:value="4.40333249676e-05">
            <text:p>4.40333249676e-05</text:p>
          </table:table-cell>
          <table:table-cell office:value-type="float" office:value="0.9975362056578452">
            <text:p>0.9975362056578452</text:p>
          </table:table-cell>
          <table:table-cell office:value-type="float" office:value="0.9316335957076828">
            <text:p>0.9316335957076828</text:p>
          </table:table-cell>
          <table:table-cell office:value-type="float" office:value="0.0015956357909014">
            <text:p>0.0015956357909014</text:p>
          </table:table-cell>
          <table:table-cell office:value-type="float" office:value="0.016982332440257">
            <text:p>0.016982332440257</text:p>
          </table:table-cell>
          <table:table-cell office:value-type="float" office:value="384.7197884360612">
            <text:p>384.71978843606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5.69310884811856">
            <text:p>25.69310884811856</text:p>
          </table:table-cell>
          <table:table-cell office:value-type="string" office:string-value="78">
            <text:p>78</text:p>
          </table:table-cell>
          <table:table-cell office:value-type="float" office:value="0.0193949952203463">
            <text:p>0.019394995220346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3102">
            <text:p>0.023102</text:p>
          </table:table-cell>
          <table:table-cell office:value-type="float" office:value="0.7827350663895786">
            <text:p>0.7827350663895786</text:p>
          </table:table-cell>
          <table:table-cell office:value-type="float" office:value="0.2318954955990118">
            <text:p>0.2318954955990118</text:p>
          </table:table-cell>
          <table:table-cell office:value-type="float" office:value="0.9754614437333547">
            <text:p>0.9754614437333547</text:p>
          </table:table-cell>
          <table:table-cell office:value-type="float" office:value="0.9975873618190976">
            <text:p>0.9975873618190976</text:p>
          </table:table-cell>
          <table:table-cell office:value-type="float" office:value="5.854911371221837">
            <text:p>5.854911371221837</text:p>
          </table:table-cell>
          <table:table-cell office:value-type="float" office:value="1.7345940311329007">
            <text:p>1.7345940311329007</text:p>
          </table:table-cell>
          <table:table-cell office:value-type="float" office:value="7.2965177418796285">
            <text:p>7.2965177418796285</text:p>
          </table:table-cell>
          <table:table-cell office:value-type="float" office:value="7.462021109444946">
            <text:p>7.462021109444946</text:p>
          </table:table-cell>
          <table:table-cell office:value-type="float" office:value="1.7363344867436115">
            <text:p>1.7363344867436115</text:p>
          </table:table-cell>
          <table:table-cell office:value-type="float" office:value="371.1911318946796">
            <text:p>371.1911318946796</text:p>
          </table:table-cell>
          <table:table-cell office:value-type="float" office:value="9.259235107415655">
            <text:p>9.259235107415655</text:p>
          </table:table-cell>
          <table:table-cell office:value-type="float" office:value="2.5528163439325553">
            <text:p>2.5528163439325553</text:p>
          </table:table-cell>
          <table:table-cell office:value-type="float" office:value="0.0023659114028947">
            <text:p>0.0023659114028947</text:p>
          </table:table-cell>
          <table:table-cell office:value-type="float" office:value="4.0368233262e-06">
            <text:p>4.0368233262e-06</text:p>
          </table:table-cell>
          <table:table-cell office:value-type="float" office:value="4.26899546813e-05">
            <text:p>4.26899546813e-05</text:p>
          </table:table-cell>
          <table:table-cell office:value-type="float" office:value="0.9975873618190976">
            <text:p>0.9975873618190976</text:p>
          </table:table-cell>
          <table:table-cell office:value-type="float" office:value="0.9124610507544264">
            <text:p>0.9124610507544264</text:p>
          </table:table-cell>
          <table:table-cell office:value-type="float" office:value="0.0015568816522454">
            <text:p>0.0015568816522454</text:p>
          </table:table-cell>
          <table:table-cell office:value-type="float" office:value="0.0164642348219655">
            <text:p>0.0164642348219655</text:p>
          </table:table-cell>
          <table:table-cell office:value-type="float" office:value="384.73951783277136">
            <text:p>384.7395178327713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4.46962747439862">
            <text:p>24.46962747439862</text:p>
          </table:table-cell>
          <table:table-cell office:value-type="string" office:string-value="79">
            <text:p>79</text:p>
          </table:table-cell>
          <table:table-cell office:value-type="float" office:value="0.0185515419580213">
            <text:p>0.018551541958021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31839999999999">
            <text:p>0.0231839999999999</text:p>
          </table:table-cell>
          <table:table-cell office:value-type="float" office:value="0.7827243855459168">
            <text:p>0.7827243855459168</text:p>
          </table:table-cell>
          <table:table-cell office:value-type="float" office:value="0.2319059768007359">
            <text:p>0.2319059768007359</text:p>
          </table:table-cell>
          <table:table-cell office:value-type="float" office:value="0.9755097063742174">
            <text:p>0.9755097063742174</text:p>
          </table:table-cell>
          <table:table-cell office:value-type="float" office:value="0.9976380459472888">
            <text:p>0.9976380459472888</text:p>
          </table:table-cell>
          <table:table-cell office:value-type="float" office:value="5.600215446475911">
            <text:p>5.600215446475911</text:p>
          </table:table-cell>
          <table:table-cell office:value-type="float" office:value="1.6592346647073755">
            <text:p>1.6592346647073755</text:p>
          </table:table-cell>
          <table:table-cell office:value-type="float" office:value="6.979550690775807">
            <text:p>6.979550690775807</text:p>
          </table:table-cell>
          <table:table-cell office:value-type="float" office:value="7.137873941424946">
            <text:p>7.137873941424946</text:p>
          </table:table-cell>
          <table:table-cell office:value-type="float" office:value="1.6608214349959447">
            <text:p>1.6608214349959447</text:p>
          </table:table-cell>
          <table:table-cell office:value-type="float" office:value="371.83850846897445">
            <text:p>371.83850846897445</text:p>
          </table:table-cell>
          <table:table-cell office:value-type="float" office:value="8.858439644630703">
            <text:p>8.858439644630703</text:p>
          </table:table-cell>
          <table:table-cell office:value-type="float" office:value="2.401295631889762">
            <text:p>2.401295631889762</text:p>
          </table:table-cell>
          <table:table-cell office:value-type="float" office:value="0.0023166204465429">
            <text:p>0.0023166204465429</text:p>
          </table:table-cell>
          <table:table-cell office:value-type="float" office:value="3.9388248556e-06">
            <text:p>3.9388248556e-06</text:p>
          </table:table-cell>
          <table:table-cell office:value-type="float" office:value="4.13947813123e-05">
            <text:p>4.13947813123e-05</text:p>
          </table:table-cell>
          <table:table-cell office:value-type="float" office:value="0.9976380459472888">
            <text:p>0.9976380459472888</text:p>
          </table:table-cell>
          <table:table-cell office:value-type="float" office:value="0.8934510076182022">
            <text:p>0.8934510076182022</text:p>
          </table:table-cell>
          <table:table-cell office:value-type="float" office:value="0.0015190865820869">
            <text:p>0.0015190865820869</text:p>
          </table:table-cell>
          <table:table-cell office:value-type="float" office:value="0.015964725308744">
            <text:p>0.015964725308744</text:p>
          </table:table-cell>
          <table:table-cell office:value-type="float" office:value="384.7590651804909">
            <text:p>384.759065180490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3.30440711847488">
            <text:p>23.30440711847488</text:p>
          </table:table-cell>
          <table:table-cell office:value-type="string" office:string-value="80">
            <text:p>80</text:p>
          </table:table-cell>
          <table:table-cell office:value-type="float" office:value="0.0177412496563777">
            <text:p>0.017741249656377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3419999999999">
            <text:p>0.0203419999999999</text:p>
          </table:table-cell>
          <table:table-cell office:value-type="float" office:value="0.7827142233882299">
            <text:p>0.7827142233882299</text:p>
          </table:table-cell>
          <table:table-cell office:value-type="float" office:value="0.2319159490115502">
            <text:p>0.2319159490115502</text:p>
          </table:table-cell>
          <table:table-cell office:value-type="float" office:value="0.9755556340204096">
            <text:p>0.9755556340204096</text:p>
          </table:table-cell>
          <table:table-cell office:value-type="float" office:value="0.9976862933819208">
            <text:p>0.9976862933819208</text:p>
          </table:table-cell>
          <table:table-cell office:value-type="float" office:value="5.35554029204974">
            <text:p>5.35554029204974</text:p>
          </table:table-cell>
          <table:table-cell office:value-type="float" office:value="1.5868310197862028">
            <text:p>1.5868310197862028</text:p>
          </table:table-cell>
          <table:table-cell office:value-type="float" office:value="6.675012857842235">
            <text:p>6.675012857842235</text:p>
          </table:table-cell>
          <table:table-cell office:value-type="float" office:value="6.826436754787843">
            <text:p>6.826436754787843</text:p>
          </table:table-cell>
          <table:table-cell office:value-type="float" office:value="1.588278879227334">
            <text:p>1.588278879227334</text:p>
          </table:table-cell>
          <table:table-cell office:value-type="float" office:value="372.45657388929186">
            <text:p>372.45657388929186</text:p>
          </table:table-cell>
          <table:table-cell office:value-type="float" office:value="8.473283817807165">
            <text:p>8.473283817807165</text:p>
          </table:table-cell>
          <table:table-cell office:value-type="float" office:value="2.259536182279064">
            <text:p>2.259536182279064</text:p>
          </table:table-cell>
          <table:table-cell office:value-type="float" office:value="0.002269716171902">
            <text:p>0.002269716171902</text:p>
          </table:table-cell>
          <table:table-cell office:value-type="float" office:value="3.8432880901e-06">
            <text:p>3.8432880901e-06</text:p>
          </table:table-cell>
          <table:table-cell office:value-type="float" office:value="4.01471580869e-05">
            <text:p>4.01471580869e-05</text:p>
          </table:table-cell>
          <table:table-cell office:value-type="float" office:value="0.9976862933819208">
            <text:p>0.9976862933819208</text:p>
          </table:table-cell>
          <table:table-cell office:value-type="float" office:value="0.8753614360174755">
            <text:p>0.8753614360174755</text:p>
          </table:table-cell>
          <table:table-cell office:value-type="float" office:value="0.0014822409177223">
            <text:p>0.0014822409177223</text:p>
          </table:table-cell>
          <table:table-cell office:value-type="float" office:value="0.0154835544594049">
            <text:p>0.0154835544594049</text:p>
          </table:table-cell>
          <table:table-cell office:value-type="float" office:value="384.77767276860544">
            <text:p>384.7776727686054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2.19467344616655">
            <text:p>22.19467344616655</text:p>
          </table:table-cell>
          <table:table-cell office:value-type="string" office:string-value="81">
            <text:p>81</text:p>
          </table:table-cell>
          <table:table-cell office:value-type="float" office:value="0.0169631325466225">
            <text:p>0.016963132546622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381">
            <text:p>0.018381</text:p>
          </table:table-cell>
          <table:table-cell office:value-type="float" office:value="0.7827049213532064">
            <text:p>0.7827049213532064</text:p>
          </table:table-cell>
          <table:table-cell office:value-type="float" office:value="0.2319250771767603">
            <text:p>0.2319250771767603</text:p>
          </table:table-cell>
          <table:table-cell office:value-type="float" office:value="0.9755976937486928">
            <text:p>0.9755976937486928</text:p>
          </table:table-cell>
          <table:table-cell office:value-type="float" office:value="0.9977305372852564">
            <text:p>0.9977305372852564</text:p>
          </table:table-cell>
          <table:table-cell office:value-type="float" office:value="5.120589695744457">
            <text:p>5.120589695744457</text:p>
          </table:table-cell>
          <table:table-cell office:value-type="float" office:value="1.5172935904412683">
            <text:p>1.5172935904412683</text:p>
          </table:table-cell>
          <table:table-cell office:value-type="float" office:value="6.382527260930897">
            <text:p>6.382527260930897</text:p>
          </table:table-cell>
          <table:table-cell office:value-type="float" office:value="6.52732411535071">
            <text:p>6.52732411535071</text:p>
          </table:table-cell>
          <table:table-cell office:value-type="float" office:value="1.518619021358594">
            <text:p>1.518619021358594</text:p>
          </table:table-cell>
          <table:table-cell office:value-type="float" office:value="373.0460016049876">
            <text:p>373.0460016049876</text:p>
          </table:table-cell>
          <table:table-cell office:value-type="float" office:value="8.103250461721506">
            <text:p>8.103250461721506</text:p>
          </table:table-cell>
          <table:table-cell office:value-type="float" office:value="2.126865226737203">
            <text:p>2.126865226737203</text:p>
          </table:table-cell>
          <table:table-cell office:value-type="float" office:value="0.002226766354252">
            <text:p>0.002226766354252</text:p>
          </table:table-cell>
          <table:table-cell office:value-type="float" office:value="3.7501796052e-06">
            <text:p>3.7501796052e-06</text:p>
          </table:table-cell>
          <table:table-cell office:value-type="float" office:value="3.89461808862e-05">
            <text:p>3.89461808862e-05</text:p>
          </table:table-cell>
          <table:table-cell office:value-type="float" office:value="0.9977305372852564">
            <text:p>0.9977305372852564</text:p>
          </table:table-cell>
          <table:table-cell office:value-type="float" office:value="0.8587969798443718">
            <text:p>0.8587969798443718</text:p>
          </table:table-cell>
          <table:table-cell office:value-type="float" office:value="0.0014463317683451">
            <text:p>0.0014463317683451</text:p>
          </table:table-cell>
          <table:table-cell office:value-type="float" office:value="0.0150203735824155">
            <text:p>0.0150203735824155</text:p>
          </table:table-cell>
          <table:table-cell office:value-type="float" office:value="384.7947363148049">
            <text:p>384.794736314804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1.13778423444433">
            <text:p>21.13778423444433</text:p>
          </table:table-cell>
          <table:table-cell office:value-type="string" office:string-value="82">
            <text:p>82</text:p>
          </table:table-cell>
          <table:table-cell office:value-type="float" office:value="0.0162162050819103">
            <text:p>0.01621620508191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0939999999999">
            <text:p>0.0180939999999999</text:p>
          </table:table-cell>
          <table:table-cell office:value-type="float" office:value="0.7826956094739078">
            <text:p>0.7826956094739078</text:p>
          </table:table-cell>
          <table:table-cell office:value-type="float" office:value="0.2319342150022402">
            <text:p>0.2319342150022402</text:p>
          </table:table-cell>
          <table:table-cell office:value-type="float" office:value="0.975639791716492">
            <text:p>0.975639791716492</text:p>
          </table:table-cell>
          <table:table-cell office:value-type="float" office:value="0.9977747771207768">
            <text:p>0.9977747771207768</text:p>
          </table:table-cell>
          <table:table-cell office:value-type="float" office:value="4.8950595963651375">
            <text:p>4.8950595963651375</text:p>
          </table:table-cell>
          <table:table-cell office:value-type="float" office:value="1.4505406586287732">
            <text:p>1.4505406586287732</text:p>
          </table:table-cell>
          <table:table-cell office:value-type="float" office:value="6.101752542406087">
            <text:p>6.101752542406087</text:p>
          </table:table-cell>
          <table:table-cell office:value-type="float" office:value="6.240187039044538">
            <text:p>6.240187039044538</text:p>
          </table:table-cell>
          <table:table-cell office:value-type="float" office:value="1.4517517573147967">
            <text:p>1.4517517573147967</text:p>
          </table:table-cell>
          <table:table-cell office:value-type="float" office:value="373.609356706708">
            <text:p>373.609356706708</text:p>
          </table:table-cell>
          <table:table-cell office:value-type="float" office:value="7.748019715031834">
            <text:p>7.748019715031834</text:p>
          </table:table-cell>
          <table:table-cell office:value-type="float" office:value="2.0026701131153994">
            <text:p>2.0026701131153994</text:p>
          </table:table-cell>
          <table:table-cell office:value-type="float" office:value="0.0021837761007141">
            <text:p>0.0021837761007141</text:p>
          </table:table-cell>
          <table:table-cell office:value-type="float" office:value="3.6593578879e-06">
            <text:p>3.6593578879e-06</text:p>
          </table:table-cell>
          <table:table-cell office:value-type="float" office:value="3.77874206211e-05">
            <text:p>3.77874206211e-05</text:p>
          </table:table-cell>
          <table:table-cell office:value-type="float" office:value="0.9977747771207768">
            <text:p>0.9977747771207768</text:p>
          </table:table-cell>
          <table:table-cell office:value-type="float" office:value="0.8422169287624399">
            <text:p>0.8422169287624399</text:p>
          </table:table-cell>
          <table:table-cell office:value-type="float" office:value="0.0014113045566368">
            <text:p>0.0014113045566368</text:p>
          </table:table-cell>
          <table:table-cell office:value-type="float" office:value="0.0145734745109415">
            <text:p>0.0145734745109415</text:p>
          </table:table-cell>
          <table:table-cell office:value-type="float" office:value="384.81179829217">
            <text:p>384.8117982921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0.13122308042317">
            <text:p>20.13122308042317</text:p>
          </table:table-cell>
          <table:table-cell office:value-type="string" office:string-value="83">
            <text:p>83</text:p>
          </table:table-cell>
          <table:table-cell office:value-type="float" office:value="0.0154994834760497">
            <text:p>0.01549948347604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384">
            <text:p>0.017384</text:p>
          </table:table-cell>
          <table:table-cell office:value-type="float" office:value="0.7826862681634243">
            <text:p>0.7826862681634243</text:p>
          </table:table-cell>
          <table:table-cell office:value-type="float" office:value="0.2319433817087893">
            <text:p>0.2319433817087893</text:p>
          </table:table-cell>
          <table:table-cell office:value-type="float" office:value="0.9756820159588332">
            <text:p>0.9756820159588332</text:p>
          </table:table-cell>
          <table:table-cell office:value-type="float" office:value="0.9978191047237004">
            <text:p>0.9978191047237004</text:p>
          </table:table-cell>
          <table:table-cell office:value-type="float" office:value="4.678652584956893">
            <text:p>4.678652584956893</text:p>
          </table:table-cell>
          <table:table-cell office:value-type="float" office:value="1.3864846574373335">
            <text:p>1.3864846574373335</text:p>
          </table:table-cell>
          <table:table-cell office:value-type="float" office:value="5.83232052451009">
            <text:p>5.83232052451009</text:p>
          </table:table-cell>
          <table:table-cell office:value-type="float" office:value="5.964649085500684">
            <text:p>5.964649085500684</text:p>
          </table:table-cell>
          <table:table-cell office:value-type="float" office:value="1.3875889385139915">
            <text:p>1.3875889385139915</text:p>
          </table:table-cell>
          <table:table-cell office:value-type="float" office:value="374.14780397317855">
            <text:p>374.14780397317855</text:p>
          </table:table-cell>
          <table:table-cell office:value-type="float" office:value="7.407129787626885">
            <text:p>7.407129787626885</text:p>
          </table:table-cell>
          <table:table-cell office:value-type="float" office:value="1.8863714194700971">
            <text:p>1.8863714194700971</text:p>
          </table:table-cell>
          <table:table-cell office:value-type="float" office:value="0.0021406553963577">
            <text:p>0.0021406553963577</text:p>
          </table:table-cell>
          <table:table-cell office:value-type="float" office:value="3.5707620602e-06">
            <text:p>3.5707620602e-06</text:p>
          </table:table-cell>
          <table:table-cell office:value-type="float" office:value="3.66691178815e-05">
            <text:p>3.66691178815e-05</text:p>
          </table:table-cell>
          <table:table-cell office:value-type="float" office:value="0.9978191047237004">
            <text:p>0.9978191047237004</text:p>
          </table:table-cell>
          <table:table-cell office:value-type="float" office:value="0.8255865667133016">
            <text:p>0.8255865667133016</text:p>
          </table:table-cell>
          <table:table-cell office:value-type="float" office:value="0.0013771358037751">
            <text:p>0.0013771358037751</text:p>
          </table:table-cell>
          <table:table-cell office:value-type="float" office:value="0.0141421786933899">
            <text:p>0.0141421786933899</text:p>
          </table:table-cell>
          <table:table-cell office:value-type="float" office:value="384.8288941187896">
            <text:p>384.82889411878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9.17259340992683">
            <text:p>19.17259340992683</text:p>
          </table:table-cell>
          <table:table-cell office:value-type="string" office:string-value="84">
            <text:p>84</text:p>
          </table:table-cell>
          <table:table-cell office:value-type="float" office:value="0.0148119897081083">
            <text:p>0.014811989708108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4699999999999">
            <text:p>0.0174699999999999</text:p>
          </table:table-cell>
          <table:table-cell office:value-type="float" office:value="0.7826769420907183">
            <text:p>0.7826769420907183</text:p>
          </table:table-cell>
          <table:table-cell office:value-type="float" office:value="0.2319525334623795">
            <text:p>0.2319525334623795</text:p>
          </table:table-cell>
          <table:table-cell office:value-type="float" office:value="0.9757241660022664">
            <text:p>0.9757241660022664</text:p>
          </table:table-cell>
          <table:table-cell office:value-type="float" office:value="0.9978633166089488">
            <text:p>0.9978633166089488</text:p>
          </table:table-cell>
          <table:table-cell office:value-type="float" office:value="4.471073394126633">
            <text:p>4.471073394126633</text:p>
          </table:table-cell>
          <table:table-cell office:value-type="float" office:value="1.32503814191029">
            <text:p>1.32503814191029</text:p>
          </table:table-cell>
          <table:table-cell office:value-type="float" office:value="5.573863396263794">
            <text:p>5.573863396263794</text:p>
          </table:table-cell>
          <table:table-cell office:value-type="float" office:value="5.700334181236308">
            <text:p>5.700334181236308</text:p>
          </table:table-cell>
          <table:table-cell office:value-type="float" office:value="1.3260430488740607">
            <text:p>1.3260430488740607</text:p>
          </table:table-cell>
          <table:table-cell office:value-type="float" office:value="374.66236104820206">
            <text:p>374.66236104820206</text:p>
          </table:table-cell>
          <table:table-cell office:value-type="float" office:value="7.080111341860869">
            <text:p>7.080111341860869</text:p>
          </table:table-cell>
          <table:table-cell office:value-type="float" office:value="1.7774298776362876">
            <text:p>1.7774298776362876</text:p>
          </table:table-cell>
          <table:table-cell office:value-type="float" office:value="0.0020976092889051">
            <text:p>0.0020976092889051</text:p>
          </table:table-cell>
          <table:table-cell office:value-type="float" office:value="3.484339741e-06">
            <text:p>3.484339741e-06</text:p>
          </table:table-cell>
          <table:table-cell office:value-type="float" office:value="3.5589762405e-05">
            <text:p>3.5589762405e-05</text:p>
          </table:table-cell>
          <table:table-cell office:value-type="float" office:value="0.9978633166089488">
            <text:p>0.9978633166089488</text:p>
          </table:table-cell>
          <table:table-cell office:value-type="float" office:value="0.8089849744520385">
            <text:p>0.8089849744520385</text:p>
          </table:table-cell>
          <table:table-cell office:value-type="float" office:value="0.0013438053079371">
            <text:p>0.0013438053079371</text:p>
          </table:table-cell>
          <table:table-cell office:value-type="float" office:value="0.0137259036667481">
            <text:p>0.0137259036667481</text:p>
          </table:table-cell>
          <table:table-cell office:value-type="float" office:value="384.8459453165733">
            <text:p>384.845945316573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8.25961277135888">
            <text:p>18.25961277135888</text:p>
          </table:table-cell>
          <table:table-cell office:value-type="string" office:string-value="85">
            <text:p>85</text:p>
          </table:table-cell>
          <table:table-cell office:value-type="float" office:value="0.0141527544356746">
            <text:p>0.01415275443567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6">
            <text:p>0.0176</text:p>
          </table:table-cell>
          <table:table-cell office:value-type="float" office:value="0.7826676587945867">
            <text:p>0.7826676587945867</text:p>
          </table:table-cell>
          <table:table-cell office:value-type="float" office:value="0.2319616432389571">
            <text:p>0.2319616432389571</text:p>
          </table:table-cell>
          <table:table-cell office:value-type="float" office:value="0.9757661182895924">
            <text:p>0.9757661182895924</text:p>
          </table:table-cell>
          <table:table-cell office:value-type="float" office:value="0.9979072879465564">
            <text:p>0.9979072879465564</text:p>
          </table:table-cell>
          <table:table-cell office:value-type="float" office:value="4.2720292493010925">
            <text:p>4.2720292493010925</text:p>
          </table:table-cell>
          <table:table-cell office:value-type="float" office:value="1.2661145679111887">
            <text:p>1.2661145679111887</text:p>
          </table:table-cell>
          <table:table-cell office:value-type="float" office:value="5.326017181072973">
            <text:p>5.326017181072973</text:p>
          </table:table-cell>
          <table:table-cell office:value-type="float" office:value="5.446870168066157">
            <text:p>5.446870168066157</text:p>
          </table:table-cell>
          <table:table-cell office:value-type="float" office:value="1.2670273108652323">
            <text:p>1.2670273108652323</text:p>
          </table:table-cell>
          <table:table-cell office:value-type="float" office:value="375.1540298901636">
            <text:p>375.1540298901636</text:p>
          </table:table-cell>
          <table:table-cell office:value-type="float" office:value="6.766502062545909">
            <text:p>6.766502062545909</text:p>
          </table:table-cell>
          <table:table-cell office:value-type="float" office:value="1.675344478773618">
            <text:p>1.675344478773618</text:p>
          </table:table-cell>
          <table:table-cell office:value-type="float" office:value="0.0020547641629128">
            <text:p>0.0020547641629128</text:p>
          </table:table-cell>
          <table:table-cell office:value-type="float" office:value="3.4000375715e-06">
            <text:p>3.4000375715e-06</text:p>
          </table:table-cell>
          <table:table-cell office:value-type="float" office:value="3.45478529593e-05">
            <text:p>3.45478529593e-05</text:p>
          </table:table-cell>
          <table:table-cell office:value-type="float" office:value="0.9979072879465564">
            <text:p>0.9979072879465564</text:p>
          </table:table-cell>
          <table:table-cell office:value-type="float" office:value="0.7924608947105936">
            <text:p>0.7924608947105936</text:p>
          </table:table-cell>
          <table:table-cell office:value-type="float" office:value="0.0013112924902266">
            <text:p>0.0013112924902266</text:p>
          </table:table-cell>
          <table:table-cell office:value-type="float" office:value="0.0133240704508171">
            <text:p>0.0133240704508171</text:p>
          </table:table-cell>
          <table:table-cell office:value-type="float" office:value="384.8629037423484">
            <text:p>384.86290374234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7.39010740129418">
            <text:p>17.39010740129418</text:p>
          </table:table-cell>
          <table:table-cell office:value-type="string" office:string-value="86">
            <text:p>86</text:p>
          </table:table-cell>
          <table:table-cell office:value-type="float" office:value="0.0135208195398602">
            <text:p>0.013520819539860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62">
            <text:p>0.018162</text:p>
          </table:table-cell>
          <table:table-cell office:value-type="float" office:value="0.7826583678246682">
            <text:p>0.7826583678246682</text:p>
          </table:table-cell>
          <table:table-cell office:value-type="float" office:value="0.2319707605458865">
            <text:p>0.2319707605458865</text:p>
          </table:table-cell>
          <table:table-cell office:value-type="float" office:value="0.9758080994250896">
            <text:p>0.9758080994250896</text:p>
          </table:table-cell>
          <table:table-cell office:value-type="float" office:value="0.9979512521863264">
            <text:p>0.9979512521863264</text:p>
          </table:table-cell>
          <table:table-cell office:value-type="float" office:value="4.081230345107105">
            <text:p>4.081230345107105</text:p>
          </table:table-cell>
          <table:table-cell office:value-type="float" office:value="1.2096288061786018">
            <text:p>1.2096288061786018</text:p>
          </table:table-cell>
          <table:table-cell office:value-type="float" office:value="5.088424004772323">
            <text:p>5.088424004772323</text:p>
          </table:table-cell>
          <table:table-cell office:value-type="float" office:value="5.2038911238892895">
            <text:p>5.2038911238892895</text:p>
          </table:table-cell>
          <table:table-cell office:value-type="float" office:value="1.2104558275490875">
            <text:p>1.2104558275490875</text:p>
          </table:table-cell>
          <table:table-cell office:value-type="float" office:value="375.62389637859087">
            <text:p>375.62389637859087</text:p>
          </table:table-cell>
          <table:table-cell office:value-type="float" office:value="6.46585690892755">
            <text:p>6.46585690892755</text:p>
          </table:table-cell>
          <table:table-cell office:value-type="float" office:value="1.5796503156330655">
            <text:p>1.5796503156330655</text:p>
          </table:table-cell>
          <table:table-cell office:value-type="float" office:value="0.0020118882845966">
            <text:p>0.0020118882845966</text:p>
          </table:table-cell>
          <table:table-cell office:value-type="float" office:value="3.3177972846e-06">
            <text:p>3.3177972846e-06</text:p>
          </table:table-cell>
          <table:table-cell office:value-type="float" office:value="3.35417317922e-05">
            <text:p>3.35417317922e-05</text:p>
          </table:table-cell>
          <table:table-cell office:value-type="float" office:value="0.9979512521863264">
            <text:p>0.9979512521863264</text:p>
          </table:table-cell>
          <table:table-cell office:value-type="float" office:value="0.7759249547203866">
            <text:p>0.7759249547203866</text:p>
          </table:table-cell>
          <table:table-cell office:value-type="float" office:value="0.0012795748787712">
            <text:p>0.0012795748787712</text:p>
          </table:table-cell>
          <table:table-cell office:value-type="float" office:value="0.0129360397003223">
            <text:p>0.0129360397003223</text:p>
          </table:table-cell>
          <table:table-cell office:value-type="float" office:value="384.8798594307005">
            <text:p>384.879859430700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6.5620070488516">
            <text:p>16.5620070488516</text:p>
          </table:table-cell>
          <table:table-cell office:value-type="string" office:string-value="87">
            <text:p>87</text:p>
          </table:table-cell>
          <table:table-cell office:value-type="float" office:value="0.0129152400640617">
            <text:p>0.012915240064061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929">
            <text:p>0.018929</text:p>
          </table:table-cell>
          <table:table-cell office:value-type="float" office:value="0.782649222382715">
            <text:p>0.782649222382715</text:p>
          </table:table-cell>
          <table:table-cell office:value-type="float" office:value="0.2319797350449995">
            <text:p>0.2319797350449995</text:p>
          </table:table-cell>
          <table:table-cell office:value-type="float" office:value="0.97584942163712">
            <text:p>0.97584942163712</text:p>
          </table:table-cell>
          <table:table-cell office:value-type="float" office:value="0.9979945069849582">
            <text:p>0.9979945069849582</text:p>
          </table:table-cell>
          <table:table-cell office:value-type="float" office:value="3.898391927051572">
            <text:p>3.898391927051572</text:p>
          </table:table-cell>
          <table:table-cell office:value-type="float" office:value="1.155495847278518">
            <text:p>1.155495847278518</text:p>
          </table:table-cell>
          <table:table-cell office:value-type="float" office:value="4.860726106321768">
            <text:p>4.860726106321768</text:p>
          </table:table-cell>
          <table:table-cell office:value-type="float" office:value="4.971031233414407">
            <text:p>4.971031233414407</text:p>
          </table:table-cell>
          <table:table-cell office:value-type="float" office:value="1.1562441949793216">
            <text:p>1.1562441949793216</text:p>
          </table:table-cell>
          <table:table-cell office:value-type="float" office:value="376.07267760106">
            <text:p>376.07267760106</text:p>
          </table:table-cell>
          <table:table-cell office:value-type="float" office:value="6.177705997150114">
            <text:p>6.177705997150114</text:p>
          </table:table-cell>
          <table:table-cell office:value-type="float" office:value="1.489913715699512">
            <text:p>1.489913715699512</text:p>
          </table:table-cell>
          <table:table-cell office:value-type="float" office:value="0.0019696850730189">
            <text:p>0.0019696850730189</text:p>
          </table:table-cell>
          <table:table-cell office:value-type="float" office:value="3.2375790843e-06">
            <text:p>3.2375790843e-06</text:p>
          </table:table-cell>
          <table:table-cell office:value-type="float" office:value="3.25703629384e-05">
            <text:p>3.25703629384e-05</text:p>
          </table:table-cell>
          <table:table-cell office:value-type="float" office:value="0.9979945069849582">
            <text:p>0.9979945069849582</text:p>
          </table:table-cell>
          <table:table-cell office:value-type="float" office:value="0.7596484421112295">
            <text:p>0.7596484421112295</text:p>
          </table:table-cell>
          <table:table-cell office:value-type="float" office:value="0.0012486371254798">
            <text:p>0.0012486371254798</text:p>
          </table:table-cell>
          <table:table-cell office:value-type="float" office:value="0.0125614118744784">
            <text:p>0.0125614118744784</text:p>
          </table:table-cell>
          <table:table-cell office:value-type="float" office:value="384.8965415088889">
            <text:p>384.896541508888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5.77334004652533">
            <text:p>15.77334004652533</text:p>
          </table:table-cell>
          <table:table-cell office:value-type="string" office:string-value="88">
            <text:p>88</text:p>
          </table:table-cell>
          <table:table-cell office:value-type="float" office:value="0.0123350865507557">
            <text:p>0.012335086550755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58">
            <text:p>0.01958</text:p>
          </table:table-cell>
          <table:table-cell office:value-type="float" office:value="0.7826400570607575">
            <text:p>0.7826400570607575</text:p>
          </table:table-cell>
          <table:table-cell office:value-type="float" office:value="0.231988729052528">
            <text:p>0.231988729052528</text:p>
          </table:table-cell>
          <table:table-cell office:value-type="float" office:value="0.9758908276759736">
            <text:p>0.9758908276759736</text:p>
          </table:table-cell>
          <table:table-cell office:value-type="float" office:value="0.9980378138690796">
            <text:p>0.9980378138690796</text:p>
          </table:table-cell>
          <table:table-cell office:value-type="float" office:value="3.723232279148261">
            <text:p>3.723232279148261</text:p>
          </table:table-cell>
          <table:table-cell office:value-type="float" office:value="1.10363367759478">
            <text:p>1.10363367759478</text:p>
          </table:table-cell>
          <table:table-cell office:value-type="float" office:value="4.642578919578387">
            <text:p>4.642578919578387</text:p>
          </table:table-cell>
          <table:table-cell office:value-type="float" office:value="4.7479381752619">
            <text:p>4.7479381752619</text:p>
          </table:table-cell>
          <table:table-cell office:value-type="float" office:value="1.10430891449247">
            <text:p>1.10430891449247</text:p>
          </table:table-cell>
          <table:table-cell office:value-type="float" office:value="376.50156537541466">
            <text:p>376.50156537541466</text:p>
          </table:table-cell>
          <table:table-cell office:value-type="float" office:value="5.901635087236599">
            <text:p>5.901635087236599</text:p>
          </table:table-cell>
          <table:table-cell office:value-type="float" office:value="1.405734297744295">
            <text:p>1.405734297744295</text:p>
          </table:table-cell>
          <table:table-cell office:value-type="float" office:value="0.0019273949199785">
            <text:p>0.0019273949199785</text:p>
          </table:table-cell>
          <table:table-cell office:value-type="float" office:value="3.1593180685e-06">
            <text:p>3.1593180685e-06</text:p>
          </table:table-cell>
          <table:table-cell office:value-type="float" office:value="3.16318928732e-05">
            <text:p>3.16318928732e-05</text:p>
          </table:table-cell>
          <table:table-cell office:value-type="float" office:value="0.9980378138690796">
            <text:p>0.9980378138690796</text:p>
          </table:table-cell>
          <table:table-cell office:value-type="float" office:value="0.7433383987881115">
            <text:p>0.7433383987881115</text:p>
          </table:table-cell>
          <table:table-cell office:value-type="float" office:value="0.0012184541995123">
            <text:p>0.0012184541995123</text:p>
          </table:table-cell>
          <table:table-cell office:value-type="float" office:value="0.012199472124427">
            <text:p>0.012199472124427</text:p>
          </table:table-cell>
          <table:table-cell office:value-type="float" office:value="384.913243674888">
            <text:p>384.91324367488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5.02222861573841">
            <text:p>15.02222861573841</text:p>
          </table:table-cell>
          <table:table-cell office:value-type="string" office:string-value="89">
            <text:p>89</text:p>
          </table:table-cell>
          <table:table-cell office:value-type="float" office:value="0.0117794462229133">
            <text:p>0.011779446222913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1189999999999">
            <text:p>0.0221189999999999</text:p>
          </table:table-cell>
          <table:table-cell office:value-type="float" office:value="0.7826309089365197">
            <text:p>0.7826309089365197</text:p>
          </table:table-cell>
          <table:table-cell office:value-type="float" office:value="0.2319977061837893">
            <text:p>0.2319977061837893</text:p>
          </table:table-cell>
          <table:table-cell office:value-type="float" office:value="0.9759321511530952">
            <text:p>0.9759321511530952</text:p>
          </table:table-cell>
          <table:table-cell office:value-type="float" office:value="0.9980810039338276">
            <text:p>0.9980810039338276</text:p>
          </table:table-cell>
          <table:table-cell office:value-type="float" office:value="3.5554758034517056">
            <text:p>3.5554758034517056</text:p>
          </table:table-cell>
          <table:table-cell office:value-type="float" office:value="1.0539607129925748">
            <text:p>1.0539607129925748</text:p>
          </table:table-cell>
          <table:table-cell office:value-type="float" office:value="4.4336392923076495">
            <text:p>4.4336392923076495</text:p>
          </table:table-cell>
          <table:table-cell office:value-type="float" office:value="4.534261065913699">
            <text:p>4.534261065913699</text:p>
          </table:table-cell>
          <table:table-cell office:value-type="float" office:value="1.0545682968509635">
            <text:p>1.0545682968509635</text:p>
          </table:table-cell>
          <table:table-cell office:value-type="float" office:value="376.91138717153734">
            <text:p>376.91138717153734</text:p>
          </table:table-cell>
          <table:table-cell office:value-type="float" office:value="5.637206876025408">
            <text:p>5.637206876025408</text:p>
          </table:table-cell>
          <table:table-cell office:value-type="float" office:value="1.3267384427454667">
            <text:p>1.3267384427454667</text:p>
          </table:table-cell>
          <table:table-cell office:value-type="float" office:value="0.0018851880140433">
            <text:p>0.0018851880140433</text:p>
          </table:table-cell>
          <table:table-cell office:value-type="float" office:value="3.0829676654e-06">
            <text:p>3.0829676654e-06</text:p>
          </table:table-cell>
          <table:table-cell office:value-type="float" office:value="3.07250844636e-05">
            <text:p>3.07250844636e-05</text:p>
          </table:table-cell>
          <table:table-cell office:value-type="float" office:value="0.9980810039338276">
            <text:p>0.9980810039338276</text:p>
          </table:table-cell>
          <table:table-cell office:value-type="float" office:value="0.7270604613761025">
            <text:p>0.7270604613761025</text:p>
          </table:table-cell>
          <table:table-cell office:value-type="float" office:value="0.0011890081395164">
            <text:p>0.0011890081395164</text:p>
          </table:table-cell>
          <table:table-cell office:value-type="float" office:value="0.0118497433251026">
            <text:p>0.0118497433251026</text:p>
          </table:table-cell>
          <table:table-cell office:value-type="float" office:value="384.9299007871593">
            <text:p>384.929900787159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4.30688439594134">
            <text:p>14.30688439594134</text:p>
          </table:table-cell>
          <table:table-cell office:value-type="string" office:string-value="90">
            <text:p>90</text:p>
          </table:table-cell>
          <table:table-cell office:value-type="float" office:value="0.0112474245132747">
            <text:p>0.01124742451327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18649999999999">
            <text:p>0.0218649999999999</text:p>
          </table:table-cell>
          <table:table-cell office:value-type="float" office:value="0.7826218594948338">
            <text:p>0.7826218594948338</text:p>
          </table:table-cell>
          <table:table-cell office:value-type="float" office:value="0.2320065864770324">
            <text:p>0.2320065864770324</text:p>
          </table:table-cell>
          <table:table-cell office:value-type="float" office:value="0.9759730262971285">
            <text:p>0.9759730262971285</text:p>
          </table:table-cell>
          <table:table-cell office:value-type="float" office:value="0.9981237041875582">
            <text:p>0.9981237041875582</text:p>
          </table:table-cell>
          <table:table-cell office:value-type="float" office:value="3.3948525723285083">
            <text:p>3.3948525723285083</text:p>
          </table:table-cell>
          <table:table-cell office:value-type="float" office:value="1.0063968279739943">
            <text:p>1.0063968279739943</text:p>
          </table:table-cell>
          <table:table-cell office:value-type="float" office:value="4.233570144573654">
            <text:p>4.233570144573654</text:p>
          </table:table-cell>
          <table:table-cell office:value-type="float" office:value="4.329655226919405">
            <text:p>4.329655226919405</text:p>
          </table:table-cell>
          <table:table-cell office:value-type="float" office:value="1.006942332277632">
            <text:p>1.006942332277632</text:p>
          </table:table-cell>
          <table:table-cell office:value-type="float" office:value="377.30286155082047">
            <text:p>377.30286155082047</text:p>
          </table:table-cell>
          <table:table-cell office:value-type="float" office:value="5.383986360817793">
            <text:p>5.383986360817793</text:p>
          </table:table-cell>
          <table:table-cell office:value-type="float" office:value="1.2525787500997458">
            <text:p>1.2525787500997458</text:p>
          </table:table-cell>
          <table:table-cell office:value-type="float" office:value="0.0018434384571309">
            <text:p>0.0018434384571309</text:p>
          </table:table-cell>
          <table:table-cell office:value-type="float" office:value="3.0084860171e-06">
            <text:p>3.0084860171e-06</text:p>
          </table:table-cell>
          <table:table-cell office:value-type="float" office:value="2.98488692936e-05">
            <text:p>2.98488692936e-05</text:p>
          </table:table-cell>
          <table:table-cell office:value-type="float" office:value="0.9981237041875582">
            <text:p>0.9981237041875582</text:p>
          </table:table-cell>
          <table:table-cell office:value-type="float" office:value="0.710958909761703">
            <text:p>0.710958909761703</text:p>
          </table:table-cell>
          <table:table-cell office:value-type="float" office:value="0.0011602828022485">
            <text:p>0.0011602828022485</text:p>
          </table:table-cell>
          <table:table-cell office:value-type="float" office:value="0.011511813420498">
            <text:p>0.011511813420498</text:p>
          </table:table-cell>
          <table:table-cell office:value-type="float" office:value="384.9463689940156">
            <text:p>384.946368994015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3.6256041866108">
            <text:p>13.6256041866108</text:p>
          </table:table-cell>
          <table:table-cell office:value-type="string" office:string-value="91">
            <text:p>91</text:p>
          </table:table-cell>
          <table:table-cell office:value-type="float" office:value="0.0107381455526173">
            <text:p>0.01073814555261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1978">
            <text:p>0.021978</text:p>
          </table:table-cell>
          <table:table-cell office:value-type="float" office:value="0.782614005144947">
            <text:p>0.782614005144947</text:p>
          </table:table-cell>
          <table:table-cell office:value-type="float" office:value="0.232014294016641">
            <text:p>0.232014294016641</text:p>
          </table:table-cell>
          <table:table-cell office:value-type="float" office:value="0.976008530449256">
            <text:p>0.976008530449256</text:p>
          </table:table-cell>
          <table:table-cell office:value-type="float" office:value="0.9981608784074946">
            <text:p>0.9981608784074946</text:p>
          </table:table-cell>
          <table:table-cell office:value-type="float" office:value="3.2411024545000164">
            <text:p>3.2411024545000164</text:p>
          </table:table-cell>
          <table:table-cell office:value-type="float" office:value="0.9608594950676228">
            <text:p>0.9608594950676228</text:p>
          </table:table-cell>
          <table:table-cell office:value-type="float" office:value="4.042022788828265">
            <text:p>4.042022788828265</text:p>
          </table:table-cell>
          <table:table-cell office:value-type="float" office:value="4.13376409280236">
            <text:p>4.13376409280236</text:p>
          </table:table-cell>
          <table:table-cell office:value-type="float" office:value="0.9613538980396906">
            <text:p>0.9613538980396906</text:p>
          </table:table-cell>
          <table:table-cell office:value-type="float" office:value="377.6750249605567">
            <text:p>377.6750249605567</text:p>
          </table:table-cell>
          <table:table-cell office:value-type="float" office:value="5.1414011825519275">
            <text:p>5.1414011825519275</text:p>
          </table:table-cell>
          <table:table-cell office:value-type="float" office:value="1.1829259342701623">
            <text:p>1.1829259342701623</text:p>
          </table:table-cell>
          <table:table-cell office:value-type="float" office:value="0.001807180785542">
            <text:p>0.001807180785542</text:p>
          </table:table-cell>
          <table:table-cell office:value-type="float" office:value="2.9359117022e-06">
            <text:p>2.9359117022e-06</text:p>
          </table:table-cell>
          <table:table-cell office:value-type="float" office:value="2.9004895261e-05">
            <text:p>2.9004895261e-05</text:p>
          </table:table-cell>
          <table:table-cell office:value-type="float" office:value="0.9981608784074946">
            <text:p>0.9981608784074946</text:p>
          </table:table-cell>
          <table:table-cell office:value-type="float" office:value="0.6969754135600199">
            <text:p>0.6969754135600199</text:p>
          </table:table-cell>
          <table:table-cell office:value-type="float" office:value="0.0011322930661897">
            <text:p>0.0011322930661897</text:p>
          </table:table-cell>
          <table:table-cell office:value-type="float" office:value="0.0111863179553218">
            <text:p>0.0111863179553218</text:p>
          </table:table-cell>
          <table:table-cell office:value-type="float" office:value="384.9607059754185">
            <text:p>384.960705975418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.97676589201029">
            <text:p>12.97676589201029</text:p>
          </table:table-cell>
          <table:table-cell office:value-type="string" office:string-value="92">
            <text:p>92</text:p>
          </table:table-cell>
          <table:table-cell office:value-type="float" office:value="0.0102507555612025">
            <text:p>0.010250755561202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2349999999999">
            <text:p>0.0202349999999999</text:p>
          </table:table-cell>
          <table:table-cell office:value-type="float" office:value="0.7826060253308502">
            <text:p>0.7826060253308502</text:p>
          </table:table-cell>
          <table:table-cell office:value-type="float" office:value="0.232022124675334">
            <text:p>0.232022124675334</text:p>
          </table:table-cell>
          <table:table-cell office:value-type="float" office:value="0.976044592836308">
            <text:p>0.976044592836308</text:p>
          </table:table-cell>
          <table:table-cell office:value-type="float" office:value="0.9981985953852984">
            <text:p>0.9981985953852984</text:p>
          </table:table-cell>
          <table:table-cell office:value-type="float" office:value="3.093961623614956">
            <text:p>3.093961623614956</text:p>
          </table:table-cell>
          <table:table-cell office:value-type="float" office:value="0.917278332059361">
            <text:p>0.917278332059361</text:p>
          </table:table-cell>
          <table:table-cell office:value-type="float" office:value="3.8587033774698702">
            <text:p>3.8587033774698702</text:p>
          </table:table-cell>
          <table:table-cell office:value-type="float" office:value="3.946287208257611">
            <text:p>3.946287208257611</text:p>
          </table:table-cell>
          <table:table-cell office:value-type="float" office:value="0.9177248145641316">
            <text:p>0.9177248145641316</text:p>
          </table:table-cell>
          <table:table-cell office:value-type="float" office:value="378.03079650009465">
            <text:p>378.03079650009465</text:p>
          </table:table-cell>
          <table:table-cell office:value-type="float" office:value="4.909241191405302">
            <text:p>4.909241191405302</text:p>
          </table:table-cell>
          <table:table-cell office:value-type="float" office:value="1.1174897761839435">
            <text:p>1.1174897761839435</text:p>
          </table:table-cell>
          <table:table-cell office:value-type="float" office:value="0.0017703510618036">
            <text:p>0.0017703510618036</text:p>
          </table:table-cell>
          <table:table-cell office:value-type="float" office:value="2.8650933262e-06">
            <text:p>2.8650933262e-06</text:p>
          </table:table-cell>
          <table:table-cell office:value-type="float" office:value="2.81884595716e-05">
            <text:p>2.81884595716e-05</text:p>
          </table:table-cell>
          <table:table-cell office:value-type="float" office:value="0.9981985953852984">
            <text:p>0.9981985953852984</text:p>
          </table:table-cell>
          <table:table-cell office:value-type="float" office:value="0.682771294005824">
            <text:p>0.682771294005824</text:p>
          </table:table-cell>
          <table:table-cell office:value-type="float" office:value="0.0011049805431163">
            <text:p>0.0011049805431163</text:p>
          </table:table-cell>
          <table:table-cell office:value-type="float" office:value="0.0108714432029955">
            <text:p>0.0108714432029955</text:p>
          </table:table-cell>
          <table:table-cell office:value-type="float" office:value="384.9752522822481">
            <text:p>384.975252282248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2.35882465905742">
            <text:p>12.35882465905742</text:p>
          </table:table-cell>
          <table:table-cell office:value-type="string" office:string-value="93">
            <text:p>93</text:p>
          </table:table-cell>
          <table:table-cell office:value-type="float" office:value="0.0097844208185905">
            <text:p>0.00978442081859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195">
            <text:p>0.019195</text:p>
          </table:table-cell>
          <table:table-cell office:value-type="float" office:value="0.7825980352764454">
            <text:p>0.7825980352764454</text:p>
          </table:table-cell>
          <table:table-cell office:value-type="float" office:value="0.2320299653829275">
            <text:p>0.2320299653829275</text:p>
          </table:table-cell>
          <table:table-cell office:value-type="float" office:value="0.9760806962009118">
            <text:p>0.9760806962009118</text:p>
          </table:table-cell>
          <table:table-cell office:value-type="float" office:value="0.998236326935668">
            <text:p>0.998236326935668</text:p>
          </table:table-cell>
          <table:table-cell office:value-type="float" office:value="2.953178745845556">
            <text:p>2.953178745845556</text:p>
          </table:table-cell>
          <table:table-cell office:value-type="float" office:value="0.8755784339863466">
            <text:p>0.8755784339863466</text:p>
          </table:table-cell>
          <table:table-cell office:value-type="float" office:value="3.683296707015672">
            <text:p>3.683296707015672</text:p>
          </table:table-cell>
          <table:table-cell office:value-type="float" office:value="3.7669022552503697">
            <text:p>3.7669022552503697</text:p>
          </table:table-cell>
          <table:table-cell office:value-type="float" office:value="0.8759805813628643">
            <text:p>0.8759805813628643</text:p>
          </table:table-cell>
          <table:table-cell office:value-type="float" office:value="378.37073797791993">
            <text:p>378.37073797791993</text:p>
          </table:table-cell>
          <table:table-cell office:value-type="float" office:value="4.687094531812128">
            <text:p>4.687094531812128</text:p>
          </table:table-cell>
          <table:table-cell office:value-type="float" office:value="1.055991118184149">
            <text:p>1.055991118184149</text:p>
          </table:table-cell>
          <table:table-cell office:value-type="float" office:value="0.001733478315716">
            <text:p>0.001733478315716</text:p>
          </table:table-cell>
          <table:table-cell office:value-type="float" office:value="2.7959959131e-06">
            <text:p>2.7959959131e-06</text:p>
          </table:table-cell>
          <table:table-cell office:value-type="float" office:value="2.73987527028e-05">
            <text:p>2.73987527028e-05</text:p>
          </table:table-cell>
          <table:table-cell office:value-type="float" office:value="0.998236326935668">
            <text:p>0.998236326935668</text:p>
          </table:table-cell>
          <table:table-cell office:value-type="float" office:value="0.6685505820221971">
            <text:p>0.6685505820221971</text:p>
          </table:table-cell>
          <table:table-cell office:value-type="float" office:value="0.001078331743814">
            <text:p>0.001078331743814</text:p>
          </table:table-cell>
          <table:table-cell office:value-type="float" office:value="0.0105668769549105">
            <text:p>0.0105668769549105</text:p>
          </table:table-cell>
          <table:table-cell office:value-type="float" office:value="384.9898042092792">
            <text:p>384.98980420927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.7703091991023">
            <text:p>11.7703091991023</text:p>
          </table:table-cell>
          <table:table-cell office:value-type="string" office:string-value="94">
            <text:p>94</text:p>
          </table:table-cell>
          <table:table-cell office:value-type="float" office:value="0.0093383293550644">
            <text:p>0.00933832935506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26309999999999">
            <text:p>0.0226309999999999</text:p>
          </table:table-cell>
          <table:table-cell office:value-type="float" office:value="0.7825901215263736">
            <text:p>0.7825901215263736</text:p>
          </table:table-cell>
          <table:table-cell office:value-type="float" office:value="0.2320377312124372">
            <text:p>0.2320377312124372</text:p>
          </table:table-cell>
          <table:table-cell office:value-type="float" office:value="0.9761164520527276">
            <text:p>0.9761164520527276</text:p>
          </table:table-cell>
          <table:table-cell office:value-type="float" office:value="0.9982736766080508">
            <text:p>0.9982736766080508</text:p>
          </table:table-cell>
          <table:table-cell office:value-type="float" office:value="2.8185088738450257">
            <text:p>2.8185088738450257</text:p>
          </table:table-cell>
          <table:table-cell office:value-type="float" office:value="0.8356870173796094">
            <text:p>0.8356870173796094</text:p>
          </table:table-cell>
          <table:table-cell office:value-type="float" office:value="3.5154965624288406">
            <text:p>3.5154965624288406</text:p>
          </table:table-cell>
          <table:table-cell office:value-type="float" office:value="3.5952961053966868">
            <text:p>3.5952961053966868</text:p>
          </table:table-cell>
          <table:table-cell office:value-type="float" office:value="0.8360485910980407">
            <text:p>0.8360485910980407</text:p>
          </table:table-cell>
          <table:table-cell office:value-type="float" office:value="378.6954251234859">
            <text:p>378.6954251234859</text:p>
          </table:table-cell>
          <table:table-cell office:value-type="float" office:value="4.4745643864489715">
            <text:p>4.4745643864489715</text:p>
          </table:table-cell>
          <table:table-cell office:value-type="float" office:value="0.9981707563940992">
            <text:p>0.9981707563940992</text:p>
          </table:table-cell>
          <table:table-cell office:value-type="float" office:value="0.0016969598841914">
            <text:p>0.0016969598841914</text:p>
          </table:table-cell>
          <table:table-cell office:value-type="float" office:value="2.7285829021e-06">
            <text:p>2.7285829021e-06</text:p>
          </table:table-cell>
          <table:table-cell office:value-type="float" office:value="2.66349248553e-05">
            <text:p>2.66349248553e-05</text:p>
          </table:table-cell>
          <table:table-cell office:value-type="float" office:value="0.9982736766080508">
            <text:p>0.9982736766080508</text:p>
          </table:table-cell>
          <table:table-cell office:value-type="float" office:value="0.6544665185361341">
            <text:p>0.6544665185361341</text:p>
          </table:table-cell>
          <table:table-cell office:value-type="float" office:value="0.0010523325678764">
            <text:p>0.0010523325678764</text:p>
          </table:table-cell>
          <table:table-cell office:value-type="float" office:value="0.0102722914689546">
            <text:p>0.0102722914689546</text:p>
          </table:table-cell>
          <table:table-cell office:value-type="float" office:value="385.00420885742705">
            <text:p>385.0042088574270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1.20981828485933">
            <text:p>11.20981828485933</text:p>
          </table:table-cell>
          <table:table-cell office:value-type="string" office:string-value="95">
            <text:p>95</text:p>
          </table:table-cell>
          <table:table-cell office:value-type="float" office:value="0.0089116915040391">
            <text:p>0.008911691504039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829">
            <text:p>0.017829</text:p>
          </table:table-cell>
          <table:table-cell office:value-type="float" office:value="0.7825821772281927">
            <text:p>0.7825821772281927</text:p>
          </table:table-cell>
          <table:table-cell office:value-type="float" office:value="0.2320455270190633">
            <text:p>0.2320455270190633</text:p>
          </table:table-cell>
          <table:table-cell office:value-type="float" office:value="0.976152340229238">
            <text:p>0.976152340229238</text:p>
          </table:table-cell>
          <table:table-cell office:value-type="float" office:value="0.998311136471694">
            <text:p>0.998311136471694</text:p>
          </table:table-cell>
          <table:table-cell office:value-type="float" office:value="2.6897130796363373">
            <text:p>2.6897130796363373</text:p>
          </table:table-cell>
          <table:table-cell office:value-type="float" office:value="0.7975339935607684">
            <text:p>0.7975339935607684</text:p>
          </table:table-cell>
          <table:table-cell office:value-type="float" office:value="3.355008321977939">
            <text:p>3.355008321977939</text:p>
          </table:table-cell>
          <table:table-cell office:value-type="float" office:value="3.4311674855988494">
            <text:p>3.4311674855988494</text:p>
          </table:table-cell>
          <table:table-cell office:value-type="float" office:value="0.7978580232325461">
            <text:p>0.7978580232325461</text:p>
          </table:table-cell>
          <table:table-cell office:value-type="float" office:value="379.0057174988149">
            <text:p>379.0057174988149</text:p>
          </table:table-cell>
          <table:table-cell office:value-type="float" office:value="4.27129164782512">
            <text:p>4.27129164782512</text:p>
          </table:table-cell>
          <table:table-cell office:value-type="float" office:value="0.943788833165626">
            <text:p>0.943788833165626</text:p>
          </table:table-cell>
          <table:table-cell office:value-type="float" office:value="0.0016603050448023">
            <text:p>0.0016603050448023</text:p>
          </table:table-cell>
          <table:table-cell office:value-type="float" office:value="2.6628043665e-06">
            <text:p>2.6628043665e-06</text:p>
          </table:table-cell>
          <table:table-cell office:value-type="float" office:value="2.5895679137e-05">
            <text:p>2.5895679137e-05</text:p>
          </table:table-cell>
          <table:table-cell office:value-type="float" office:value="0.998311136471694">
            <text:p>0.998311136471694</text:p>
          </table:table-cell>
          <table:table-cell office:value-type="float" office:value="0.6403298466289036">
            <text:p>0.6403298466289036</text:p>
          </table:table-cell>
          <table:table-cell office:value-type="float" office:value="0.0010269637600592">
            <text:p>0.0010269637600592</text:p>
          </table:table-cell>
          <table:table-cell office:value-type="float" office:value="0.0099871865727754">
            <text:p>0.0099871865727754</text:p>
          </table:table-cell>
          <table:table-cell office:value-type="float" office:value="385.01865600303825">
            <text:p>385.018656003038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.67601741415175">
            <text:p>10.67601741415175</text:p>
          </table:table-cell>
          <table:table-cell office:value-type="string" office:string-value="96">
            <text:p>96</text:p>
          </table:table-cell>
          <table:table-cell office:value-type="float" office:value="0.0085037399360586">
            <text:p>0.00850373993605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6829999999999">
            <text:p>0.0196829999999999</text:p>
          </table:table-cell>
          <table:table-cell office:value-type="float" office:value="0.7825743356474437">
            <text:p>0.7825743356474437</text:p>
          </table:table-cell>
          <table:table-cell office:value-type="float" office:value="0.2320532220282096">
            <text:p>0.2320532220282096</text:p>
          </table:table-cell>
          <table:table-cell office:value-type="float" office:value="0.9761877624689292">
            <text:p>0.9761877624689292</text:p>
          </table:table-cell>
          <table:table-cell office:value-type="float" office:value="0.9983480953300204">
            <text:p>0.9983480953300204</text:p>
          </table:table-cell>
          <table:table-cell office:value-type="float" office:value="2.5665600447099544">
            <text:p>2.5665600447099544</text:p>
          </table:table-cell>
          <table:table-cell office:value-type="float" office:value="0.7610504213776363">
            <text:p>0.7610504213776363</text:p>
          </table:table-cell>
          <table:table-cell office:value-type="float" office:value="3.2015418768042623">
            <text:p>3.2015418768042623</text:p>
          </table:table-cell>
          <table:table-cell office:value-type="float" office:value="3.274219732833996">
            <text:p>3.274219732833996</text:p>
          </table:table-cell>
          <table:table-cell office:value-type="float" office:value="0.7613403087631035">
            <text:p>0.7613403087631035</text:p>
          </table:table-cell>
          <table:table-cell office:value-type="float" office:value="379.3020542113484">
            <text:p>379.3020542113484</text:p>
          </table:table-cell>
          <table:table-cell office:value-type="float" office:value="4.076894341419627">
            <text:p>4.076894341419627</text:p>
          </table:table-cell>
          <table:table-cell office:value-type="float" office:value="0.8926210643978225">
            <text:p>0.8926210643978225</text:p>
          </table:table-cell>
          <table:table-cell office:value-type="float" office:value="0.0016241256723001">
            <text:p>0.0016241256723001</text:p>
          </table:table-cell>
          <table:table-cell office:value-type="float" office:value="2.5986292146e-06">
            <text:p>2.5986292146e-06</text:p>
          </table:table-cell>
          <table:table-cell office:value-type="float" office:value="2.51803684647e-05">
            <text:p>2.51803684647e-05</text:p>
          </table:table-cell>
          <table:table-cell office:value-type="float" office:value="0.9983480953300204">
            <text:p>0.9983480953300204</text:p>
          </table:table-cell>
          <table:table-cell office:value-type="float" office:value="0.626376548036015">
            <text:p>0.626376548036015</text:p>
          </table:table-cell>
          <table:table-cell office:value-type="float" office:value="0.0010022133292295">
            <text:p>0.0010022133292295</text:p>
          </table:table-cell>
          <table:table-cell office:value-type="float" office:value="0.0097113127058087">
            <text:p>0.0097113127058087</text:p>
          </table:table-cell>
          <table:table-cell office:value-type="float" office:value="385.03290992592895">
            <text:p>385.0329099259289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0.16763563252547">
            <text:p>10.16763563252547</text:p>
          </table:table-cell>
          <table:table-cell office:value-type="string" office:string-value="97">
            <text:p>97</text:p>
          </table:table-cell>
          <table:table-cell office:value-type="float" office:value="0.0081137301335089">
            <text:p>0.008113730133508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5709999999999">
            <text:p>0.0205709999999999</text:p>
          </table:table-cell>
          <table:table-cell office:value-type="float" office:value="0.7825665297727372">
            <text:p>0.7825665297727372</text:p>
          </table:table-cell>
          <table:table-cell office:value-type="float" office:value="0.2320608819987159">
            <text:p>0.2320608819987159</text:p>
          </table:table-cell>
          <table:table-cell office:value-type="float" office:value="0.9762230197271594">
            <text:p>0.9762230197271594</text:p>
          </table:table-cell>
          <table:table-cell office:value-type="float" office:value="0.9983848621116264">
            <text:p>0.9983848621116264</text:p>
          </table:table-cell>
          <table:table-cell office:value-type="float" office:value="2.448824636660502">
            <text:p>2.448824636660502</text:p>
          </table:table-cell>
          <table:table-cell office:value-type="float" office:value="0.7261700870450628">
            <text:p>0.7261700870450628</text:p>
          </table:table-cell>
          <table:table-cell office:value-type="float" office:value="3.054818843679944">
            <text:p>3.054818843679944</text:p>
          </table:table-cell>
          <table:table-cell office:value-type="float" office:value="3.124168175091588">
            <text:p>3.124168175091588</text:p>
          </table:table-cell>
          <table:table-cell office:value-type="float" office:value="0.7264287150334963">
            <text:p>0.7264287150334963</text:p>
          </table:table-cell>
          <table:table-cell office:value-type="float" office:value="379.5851720392412">
            <text:p>379.5851720392412</text:p>
          </table:table-cell>
          <table:table-cell office:value-type="float" office:value="3.891029083623777">
            <text:p>3.891029083623777</text:p>
          </table:table-cell>
          <table:table-cell office:value-type="float" office:value="0.8444599326924835">
            <text:p>0.8444599326924835</text:p>
          </table:table-cell>
          <table:table-cell office:value-type="float" office:value="0.0015881139910096">
            <text:p>0.0015881139910096</text:p>
          </table:table-cell>
          <table:table-cell office:value-type="float" office:value="2.5360126838e-06">
            <text:p>2.5360126838e-06</text:p>
          </table:table-cell>
          <table:table-cell office:value-type="float" office:value="2.448788468e-05">
            <text:p>2.448788468e-05</text:p>
          </table:table-cell>
          <table:table-cell office:value-type="float" office:value="0.9983848621116264">
            <text:p>0.9983848621116264</text:p>
          </table:table-cell>
          <table:table-cell office:value-type="float" office:value="0.6124879229126976">
            <text:p>0.6124879229126976</text:p>
          </table:table-cell>
          <table:table-cell office:value-type="float" office:value="0.0009780640117823">
            <text:p>0.0009780640117823</text:p>
          </table:table-cell>
          <table:table-cell office:value-type="float" office:value="0.0094442424845407">
            <text:p>0.0094442424845407</text:p>
          </table:table-cell>
          <table:table-cell office:value-type="float" office:value="385.047089770591">
            <text:p>385.04708977059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.683462507167114">
            <text:p>9.683462507167114</text:p>
          </table:table-cell>
          <table:table-cell office:value-type="string" office:string-value="98">
            <text:p>98</text:p>
          </table:table-cell>
          <table:table-cell office:value-type="float" office:value="0.0077409402543697">
            <text:p>0.00774094025436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055">
            <text:p>0.018055</text:p>
          </table:table-cell>
          <table:table-cell office:value-type="float" office:value="0.7825588515225462">
            <text:p>0.7825588515225462</text:p>
          </table:table-cell>
          <table:table-cell office:value-type="float" office:value="0.2320684167302117">
            <text:p>0.2320684167302117</text:p>
          </table:table-cell>
          <table:table-cell office:value-type="float" office:value="0.9762576993851496">
            <text:p>0.9762576993851496</text:p>
          </table:table-cell>
          <table:table-cell office:value-type="float" office:value="0.9984210155087188">
            <text:p>0.9984210155087188</text:p>
          </table:table-cell>
          <table:table-cell office:value-type="float" office:value="2.3362890930193903">
            <text:p>2.3362890930193903</text:p>
          </table:table-cell>
          <table:table-cell office:value-type="float" office:value="0.6928282898930977">
            <text:p>0.6928282898930977</text:p>
          </table:table-cell>
          <table:table-cell office:value-type="float" office:value="2.914567013857379">
            <text:p>2.914567013857379</text:p>
          </table:table-cell>
          <table:table-cell office:value-type="float" office:value="2.9807344511356018">
            <text:p>2.9807344511356018</text:p>
          </table:table-cell>
          <table:table-cell office:value-type="float" office:value="0.693058691274378">
            <text:p>0.693058691274378</text:p>
          </table:table-cell>
          <table:table-cell office:value-type="float" office:value="379.8555212347466">
            <text:p>379.8555212347466</text:p>
          </table:table-cell>
          <table:table-cell office:value-type="float" office:value="3.7133414754296896">
            <text:p>3.7133414754296896</text:p>
          </table:table-cell>
          <table:table-cell office:value-type="float" office:value="0.7991116497969135">
            <text:p>0.7991116497969135</text:p>
          </table:table-cell>
          <table:table-cell office:value-type="float" office:value="0.0015526920144265">
            <text:p>0.0015526920144265</text:p>
          </table:table-cell>
          <table:table-cell office:value-type="float" office:value="2.4749224525e-06">
            <text:p>2.4749224525e-06</text:p>
          </table:table-cell>
          <table:table-cell office:value-type="float" office:value="2.38175544019e-05">
            <text:p>2.38175544019e-05</text:p>
          </table:table-cell>
          <table:table-cell office:value-type="float" office:value="0.9984210155087188">
            <text:p>0.9984210155087188</text:p>
          </table:table-cell>
          <table:table-cell office:value-type="float" office:value="0.5988267292038828">
            <text:p>0.5988267292038828</text:p>
          </table:table-cell>
          <table:table-cell office:value-type="float" office:value="0.0009545033422591">
            <text:p>0.0009545033422591</text:p>
          </table:table-cell>
          <table:table-cell office:value-type="float" office:value="0.0091857162062001">
            <text:p>0.0091857162062001</text:p>
          </table:table-cell>
          <table:table-cell office:value-type="float" office:value="385.0610330512477">
            <text:p>385.061033051247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9.22234524492106">
            <text:p>9.22234524492106</text:p>
          </table:table-cell>
          <table:table-cell office:value-type="string" office:string-value="99">
            <text:p>99</text:p>
          </table:table-cell>
          <table:table-cell office:value-type="float" office:value="0.0073846712598172">
            <text:p>0.00738467125981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734">
            <text:p>0.019734</text:p>
          </table:table-cell>
          <table:table-cell office:value-type="float" office:value="0.782551322652829">
            <text:p>0.782551322652829</text:p>
          </table:table-cell>
          <table:table-cell office:value-type="float" office:value="0.2320758048733922">
            <text:p>0.2320758048733922</text:p>
          </table:table-cell>
          <table:table-cell office:value-type="float" office:value="0.97629170384425">
            <text:p>0.97629170384425</text:p>
          </table:table-cell>
          <table:table-cell office:value-type="float" office:value="0.9984564565326646">
            <text:p>0.9984564565326646</text:p>
          </table:table-cell>
          <table:table-cell office:value-type="float" office:value="2.2287422932199865">
            <text:p>2.2287422932199865</text:p>
          </table:table-cell>
          <table:table-cell office:value-type="float" office:value="0.6609626060064375">
            <text:p>0.6609626060064375</text:p>
          </table:table-cell>
          <table:table-cell office:value-type="float" office:value="2.78052384283401">
            <text:p>2.78052384283401</text:p>
          </table:table-cell>
          <table:table-cell office:value-type="float" office:value="2.843650081721408">
            <text:p>2.843650081721408</text:p>
          </table:table-cell>
          <table:table-cell office:value-type="float" office:value="0.6611676562548181">
            <text:p>0.6611676562548181</text:p>
          </table:table-cell>
          <table:table-cell office:value-type="float" office:value="380.1136400293327">
            <text:p>380.1136400293327</text:p>
          </table:table-cell>
          <table:table-cell office:value-type="float" office:value="3.5434976263200624">
            <text:p>3.5434976263200624</text:p>
          </table:table-cell>
          <table:table-cell office:value-type="float" office:value="0.7563962790452279">
            <text:p>0.7563962790452279</text:p>
          </table:table-cell>
          <table:table-cell office:value-type="float" office:value="0.0015179595774288">
            <text:p>0.0015179595774288</text:p>
          </table:table-cell>
          <table:table-cell office:value-type="float" office:value="2.4153220397e-06">
            <text:p>2.4153220397e-06</text:p>
          </table:table-cell>
          <table:table-cell office:value-type="float" office:value="2.31685678666e-05">
            <text:p>2.31685678666e-05</text:p>
          </table:table-cell>
          <table:table-cell office:value-type="float" office:value="0.9984564565326646">
            <text:p>0.9984564565326646</text:p>
          </table:table-cell>
          <table:table-cell office:value-type="float" office:value="0.5854314702269808">
            <text:p>0.5854314702269808</text:p>
          </table:table-cell>
          <table:table-cell office:value-type="float" office:value="0.0009315172510628">
            <text:p>0.0009315172510628</text:p>
          </table:table-cell>
          <table:table-cell office:value-type="float" office:value="0.0089354215691349">
            <text:p>0.0089354215691349</text:p>
          </table:table-cell>
          <table:table-cell office:value-type="float" office:value="385.0747015909528">
            <text:p>385.074701590952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.783185947543867">
            <text:p>8.783185947543867</text:p>
          </table:table-cell>
          <table:table-cell office:value-type="string" office:string-value="100">
            <text:p>100</text:p>
          </table:table-cell>
          <table:table-cell office:value-type="float" office:value="0.0070442464667475">
            <text:p>0.007044246466747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9729999999999">
            <text:p>0.0209729999999999</text:p>
          </table:table-cell>
          <table:table-cell office:value-type="float" office:value="0.78254456919599">
            <text:p>0.78254456919599</text:p>
          </table:table-cell>
          <table:table-cell office:value-type="float" office:value="0.2320824320973931">
            <text:p>0.2320824320973931</text:p>
          </table:table-cell>
          <table:table-cell office:value-type="float" office:value="0.976322222392168">
            <text:p>0.976322222392168</text:p>
          </table:table-cell>
          <table:table-cell office:value-type="float" office:value="0.9984883098899484">
            <text:p>0.9984883098899484</text:p>
          </table:table-cell>
          <table:table-cell office:value-type="float" office:value="2.125981507070196">
            <text:p>2.125981507070196</text:p>
          </table:table-cell>
          <table:table-cell office:value-type="float" office:value="0.6305109998550875">
            <text:p>0.6305109998550875</text:p>
          </table:table-cell>
          <table:table-cell office:value-type="float" office:value="2.6524278251397275">
            <text:p>2.6524278251397275</text:p>
          </table:table-cell>
          <table:table-cell office:value-type="float" office:value="2.712647643868772">
            <text:p>2.712647643868772</text:p>
          </table:table-cell>
          <table:table-cell office:value-type="float" office:value="0.6306955069694938">
            <text:p>0.6306955069694938</text:p>
          </table:table-cell>
          <table:table-cell office:value-type="float" office:value="380.35905297799246">
            <text:p>380.35905297799246</text:p>
          </table:table-cell>
          <table:table-cell office:value-type="float" office:value="3.3810941608537095">
            <text:p>3.3810941608537095</text:p>
          </table:table-cell>
          <table:table-cell office:value-type="float" office:value="0.7161438294406508">
            <text:p>0.7161438294406508</text:p>
          </table:table-cell>
          <table:table-cell office:value-type="float" office:value="0.0014867912822554">
            <text:p>0.0014867912822554</text:p>
          </table:table-cell>
          <table:table-cell office:value-type="float" office:value="2.357216911e-06">
            <text:p>2.357216911e-06</text:p>
          </table:table-cell>
          <table:table-cell office:value-type="float" office:value="2.25416108851e-05">
            <text:p>2.25416108851e-05</text:p>
          </table:table-cell>
          <table:table-cell office:value-type="float" office:value="0.9984883098899484">
            <text:p>0.9984883098899484</text:p>
          </table:table-cell>
          <table:table-cell office:value-type="float" office:value="0.5734107938274726">
            <text:p>0.5734107938274726</text:p>
          </table:table-cell>
          <table:table-cell office:value-type="float" office:value="0.0009091078461005">
            <text:p>0.0009091078461005</text:p>
          </table:table-cell>
          <table:table-cell office:value-type="float" office:value="0.0086936230700593">
            <text:p>0.0086936230700593</text:p>
          </table:table-cell>
          <table:table-cell office:value-type="float" office:value="385.0869864752564">
            <text:p>385.08698647525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8.364938997660825">
            <text:p>8.364938997660825</text:p>
          </table:table-cell>
          <table:table-cell office:value-type="string" office:string-value="101">
            <text:p>101</text:p>
          </table:table-cell>
          <table:table-cell office:value-type="float" office:value="0.0067190123989068">
            <text:p>0.006719012398906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01339999999999">
            <text:p>0.0201339999999999</text:p>
          </table:table-cell>
          <table:table-cell office:value-type="float" office:value="0.7825378406909221">
            <text:p>0.7825378406909221</text:p>
          </table:table-cell>
          <table:table-cell office:value-type="float" office:value="0.2320890348360111">
            <text:p>0.2320890348360111</text:p>
          </table:table-cell>
          <table:table-cell office:value-type="float" office:value="0.9763526245749536">
            <text:p>0.9763526245749536</text:p>
          </table:table-cell>
          <table:table-cell office:value-type="float" office:value="0.99852002438945">
            <text:p>0.99852002438945</text:p>
          </table:table-cell>
          <table:table-cell office:value-type="float" office:value="2.027807140447521">
            <text:p>2.027807140447521</text:p>
          </table:table-cell>
          <table:table-cell office:value-type="float" office:value="0.6014173086435081">
            <text:p>0.6014173086435081</text:p>
          </table:table-cell>
          <table:table-cell office:value-type="float" office:value="2.530043559247825">
            <text:p>2.530043559247825</text:p>
          </table:table-cell>
          <table:table-cell office:value-type="float" office:value="2.5874864192497165">
            <text:p>2.5874864192497165</text:p>
          </table:table-cell>
          <table:table-cell office:value-type="float" office:value="0.6015830894902408">
            <text:p>0.6015830894902408</text:p>
          </table:table-cell>
          <table:table-cell office:value-type="float" office:value="380.5935105018604">
            <text:p>380.5935105018604</text:p>
          </table:table-cell>
          <table:table-cell office:value-type="float" office:value="3.2259223279778984">
            <text:p>3.2259223279778984</text:p>
          </table:table-cell>
          <table:table-cell office:value-type="float" office:value="0.6782018869506318">
            <text:p>0.6782018869506318</text:p>
          </table:table-cell>
          <table:table-cell office:value-type="float" office:value="0.0014557410309591">
            <text:p>0.0014557410309591</text:p>
          </table:table-cell>
          <table:table-cell office:value-type="float" office:value="2.3005187662e-06">
            <text:p>2.3005187662e-06</text:p>
          </table:table-cell>
          <table:table-cell office:value-type="float" office:value="2.19340608246e-05">
            <text:p>2.19340608246e-05</text:p>
          </table:table-cell>
          <table:table-cell office:value-type="float" office:value="0.99852002438945">
            <text:p>0.99852002438945</text:p>
          </table:table-cell>
          <table:table-cell office:value-type="float" office:value="0.5614356434100093">
            <text:p>0.5614356434100093</text:p>
          </table:table-cell>
          <table:table-cell office:value-type="float" office:value="0.0008872410725671">
            <text:p>0.0008872410725671</text:p>
          </table:table-cell>
          <table:table-cell office:value-type="float" office:value="0.0084593092382328">
            <text:p>0.0084593092382328</text:p>
          </table:table-cell>
          <table:table-cell office:value-type="float" office:value="385.0992178062792">
            <text:p>385.09921780627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.966608569200786">
            <text:p>7.966608569200786</text:p>
          </table:table-cell>
          <table:table-cell office:value-type="string" office:string-value="102">
            <text:p>102</text:p>
          </table:table-cell>
          <table:table-cell office:value-type="float" office:value="0.006408337462186">
            <text:p>0.0064083374621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799">
            <text:p>0.019799</text:p>
          </table:table-cell>
          <table:table-cell office:value-type="float" office:value="0.7825310543966165">
            <text:p>0.7825310543966165</text:p>
          </table:table-cell>
          <table:table-cell office:value-type="float" office:value="0.2320956942836942">
            <text:p>0.2320956942836942</text:p>
          </table:table-cell>
          <table:table-cell office:value-type="float" office:value="0.9763832819668395">
            <text:p>0.9763832819668395</text:p>
          </table:table-cell>
          <table:table-cell office:value-type="float" office:value="0.9985519810093222">
            <text:p>0.9985519810093222</text:p>
          </table:table-cell>
          <table:table-cell office:value-type="float" office:value="1.9340282468750107">
            <text:p>1.9340282468750107</text:p>
          </table:table-cell>
          <table:table-cell office:value-type="float" office:value="0.5736253228555227">
            <text:p>0.5736253228555227</text:p>
          </table:table-cell>
          <table:table-cell office:value-type="float" office:value="2.413134707550286">
            <text:p>2.413134707550286</text:p>
          </table:table-cell>
          <table:table-cell office:value-type="float" office:value="2.467924725024662">
            <text:p>2.467924725024662</text:p>
          </table:table-cell>
          <table:table-cell office:value-type="float" office:value="0.5737738031348673">
            <text:p>0.5737738031348673</text:p>
          </table:table-cell>
          <table:table-cell office:value-type="float" office:value="380.81764991514495">
            <text:p>380.81764991514495</text:p>
          </table:table-cell>
          <table:table-cell office:value-type="float" office:value="3.077693178265545">
            <text:p>3.077693178265545</text:p>
          </table:table-cell>
          <table:table-cell office:value-type="float" office:value="0.6424256193198907">
            <text:p>0.6424256193198907</text:p>
          </table:table-cell>
          <table:table-cell office:value-type="float" office:value="0.0014244288231448">
            <text:p>0.0014244288231448</text:p>
          </table:table-cell>
          <table:table-cell office:value-type="float" office:value="2.2451875864e-06">
            <text:p>2.2451875864e-06</text:p>
          </table:table-cell>
          <table:table-cell office:value-type="float" office:value="2.13449799464e-05">
            <text:p>2.13449799464e-05</text:p>
          </table:table-cell>
          <table:table-cell office:value-type="float" office:value="0.9985519810093222">
            <text:p>0.9985519810093222</text:p>
          </table:table-cell>
          <table:table-cell office:value-type="float" office:value="0.5493594642222794">
            <text:p>0.5493594642222794</text:p>
          </table:table-cell>
          <table:table-cell office:value-type="float" office:value="0.0008659014964572">
            <text:p>0.0008659014964572</text:p>
          </table:table-cell>
          <table:table-cell office:value-type="float" office:value="0.0082321184159419">
            <text:p>0.0082321184159419</text:p>
          </table:table-cell>
          <table:table-cell office:value-type="float" office:value="385.11154251586527">
            <text:p>385.1115425158652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.5872462563817">
            <text:p>7.5872462563817</text:p>
          </table:table-cell>
          <table:table-cell office:value-type="string" office:string-value="103">
            <text:p>103</text:p>
          </table:table-cell>
          <table:table-cell office:value-type="float" office:value="0.006111611908246">
            <text:p>0.00611161190824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119999999999">
            <text:p>0.0181119999999999</text:p>
          </table:table-cell>
          <table:table-cell office:value-type="float" office:value="0.7825243524870403">
            <text:p>0.7825243524870403</text:p>
          </table:table-cell>
          <table:table-cell office:value-type="float" office:value="0.2321022709239325">
            <text:p>0.2321022709239325</text:p>
          </table:table-cell>
          <table:table-cell office:value-type="float" office:value="0.9764135563070924">
            <text:p>0.9764135563070924</text:p>
          </table:table-cell>
          <table:table-cell office:value-type="float" office:value="0.998583527363978">
            <text:p>0.998583527363978</text:p>
          </table:table-cell>
          <table:table-cell office:value-type="float" office:value="1.8444610482449255">
            <text:p>1.8444610482449255</text:p>
          </table:table-cell>
          <table:table-cell office:value-type="float" office:value="0.5470802238521701">
            <text:p>0.5470802238521701</text:p>
          </table:table-cell>
          <table:table-cell office:value-type="float" office:value="2.3014705751493687">
            <text:p>2.3014705751493687</text:p>
          </table:table-cell>
          <table:table-cell office:value-type="float" office:value="2.3537266460629187">
            <text:p>2.3537266460629187</text:p>
          </table:table-cell>
          <table:table-cell office:value-type="float" office:value="0.5472131687569532">
            <text:p>0.5472131687569532</text:p>
          </table:table-cell>
          <table:table-cell office:value-type="float" office:value="381.03171778473046">
            <text:p>381.03171778473046</text:p>
          </table:table-cell>
          <table:table-cell office:value-type="float" office:value="2.936098787141163">
            <text:p>2.936098787141163</text:p>
          </table:table-cell>
          <table:table-cell office:value-type="float" office:value="0.608679257836889">
            <text:p>0.608679257836889</text:p>
          </table:table-cell>
          <table:table-cell office:value-type="float" office:value="0.0013935074413662">
            <text:p>0.0013935074413662</text:p>
          </table:table-cell>
          <table:table-cell office:value-type="float" office:value="2.1911990085e-06">
            <text:p>2.1911990085e-06</text:p>
          </table:table-cell>
          <table:table-cell office:value-type="float" office:value="2.07739956471e-05">
            <text:p>2.07739956471e-05</text:p>
          </table:table-cell>
          <table:table-cell office:value-type="float" office:value="0.998583527363978">
            <text:p>0.998583527363978</text:p>
          </table:table-cell>
          <table:table-cell office:value-type="float" office:value="0.5374340149117168">
            <text:p>0.5374340149117168</text:p>
          </table:table-cell>
          <table:table-cell office:value-type="float" office:value="0.0008450797216253">
            <text:p>0.0008450797216253</text:p>
          </table:table-cell>
          <table:table-cell office:value-type="float" office:value="0.0080119069012362">
            <text:p>0.0080119069012362</text:p>
          </table:table-cell>
          <table:table-cell office:value-type="float" office:value="385.1237089984654">
            <text:p>385.123708998465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7.225948815601619">
            <text:p>7.225948815601619</text:p>
          </table:table-cell>
          <table:table-cell office:value-type="string" office:string-value="104">
            <text:p>104</text:p>
          </table:table-cell>
          <table:table-cell office:value-type="float" office:value="0.005828247715145">
            <text:p>0.00582824771514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1289999999999">
            <text:p>0.0171289999999999</text:p>
          </table:table-cell>
          <table:table-cell office:value-type="float" office:value="0.7825176412463953">
            <text:p>0.7825176412463953</text:p>
          </table:table-cell>
          <table:table-cell office:value-type="float" office:value="0.2321088567208272">
            <text:p>0.2321088567208272</text:p>
          </table:table-cell>
          <table:table-cell office:value-type="float" office:value="0.9764438684437422">
            <text:p>0.9764438684437422</text:p>
          </table:table-cell>
          <table:table-cell office:value-type="float" office:value="0.9986150947862392">
            <text:p>0.9986150947862392</text:p>
          </table:table-cell>
          <table:table-cell office:value-type="float" office:value="1.7589277355008026">
            <text:p>1.7589277355008026</text:p>
          </table:table-cell>
          <table:table-cell office:value-type="float" office:value="0.5217297147337961">
            <text:p>0.5217297147337961</text:p>
          </table:table-cell>
          <table:table-cell office:value-type="float" office:value="2.1948312879307967">
            <text:p>2.1948312879307967</text:p>
          </table:table-cell>
          <table:table-cell office:value-type="float" office:value="2.2446673336482688">
            <text:p>2.2446673336482688</text:p>
          </table:table-cell>
          <table:table-cell office:value-type="float" office:value="0.5218484795964745">
            <text:p>0.5218484795964745</text:p>
          </table:table-cell>
          <table:table-cell office:value-type="float" office:value="381.2363256619022">
            <text:p>381.2363256619022</text:p>
          </table:table-cell>
          <table:table-cell office:value-type="float" office:value="2.800872281799825">
            <text:p>2.800872281799825</text:p>
          </table:table-cell>
          <table:table-cell office:value-type="float" office:value="0.5768371829104523">
            <text:p>0.5768371829104523</text:p>
          </table:table-cell>
          <table:table-cell office:value-type="float" office:value="0.0013625464914015">
            <text:p>0.0013625464914015</text:p>
          </table:table-cell>
          <table:table-cell office:value-type="float" office:value="2.1385140512e-06">
            <text:p>2.1385140512e-06</text:p>
          </table:table-cell>
          <table:table-cell office:value-type="float" office:value="2.0220208308e-05">
            <text:p>2.0220208308e-05</text:p>
          </table:table-cell>
          <table:table-cell office:value-type="float" office:value="0.9986150947862392">
            <text:p>0.9986150947862392</text:p>
          </table:table-cell>
          <table:table-cell office:value-type="float" office:value="0.525493305338836">
            <text:p>0.525493305338836</text:p>
          </table:table-cell>
          <table:table-cell office:value-type="float" office:value="0.0008247607141275">
            <text:p>0.0008247607141275</text:p>
          </table:table-cell>
          <table:table-cell office:value-type="float" office:value="0.0077983277381666">
            <text:p>0.0077983277381666</text:p>
          </table:table-cell>
          <table:table-cell office:value-type="float" office:value="385.1358836062089">
            <text:p>385.135883606208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.881856014858684">
            <text:p>6.881856014858684</text:p>
          </table:table-cell>
          <table:table-cell office:value-type="string" office:string-value="105">
            <text:p>105</text:p>
          </table:table-cell>
          <table:table-cell office:value-type="float" office:value="0.0055576780326823">
            <text:p>0.005557678032682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8319999999999">
            <text:p>0.0168319999999999</text:p>
          </table:table-cell>
          <table:table-cell office:value-type="float" office:value="0.7825109389133521">
            <text:p>0.7825109389133521</text:p>
          </table:table-cell>
          <table:table-cell office:value-type="float" office:value="0.2321154337766173">
            <text:p>0.2321154337766173</text:p>
          </table:table-cell>
          <table:table-cell office:value-type="float" office:value="0.97647413656519">
            <text:p>0.97647413656519</text:p>
          </table:table-cell>
          <table:table-cell office:value-type="float" office:value="0.9986466002274516">
            <text:p>0.9986466002274516</text:p>
          </table:table-cell>
          <table:table-cell office:value-type="float" office:value="1.677257176763166">
            <text:p>1.677257176763166</text:p>
          </table:table-cell>
          <table:table-cell office:value-type="float" office:value="0.4975231115362544">
            <text:p>0.4975231115362544</text:p>
          </table:table-cell>
          <table:table-cell office:value-type="float" office:value="2.0930036527693003">
            <text:p>2.0930036527693003</text:p>
          </table:table-cell>
          <table:table-cell office:value-type="float" office:value="2.140528769613918">
            <text:p>2.140528769613918</text:p>
          </table:table-cell>
          <table:table-cell office:value-type="float" office:value="0.4976290064294942">
            <text:p>0.4976290064294942</text:p>
          </table:table-cell>
          <table:table-cell office:value-type="float" office:value="381.431881162764">
            <text:p>381.431881162764</text:p>
          </table:table-cell>
          <table:table-cell office:value-type="float" office:value="2.6717422500576085">
            <text:p>2.6717422500576085</text:p>
          </table:table-cell>
          <table:table-cell office:value-type="float" office:value="0.5467818904701927">
            <text:p>0.5467818904701927</text:p>
          </table:table-cell>
          <table:table-cell office:value-type="float" office:value="0.0013316296612">
            <text:p>0.0013316296612</text:p>
          </table:table-cell>
          <table:table-cell office:value-type="float" office:value="2.087101889e-06">
            <text:p>2.087101889e-06</text:p>
          </table:table-cell>
          <table:table-cell office:value-type="float" office:value="1.96830094594e-05">
            <text:p>1.96830094594e-05</text:p>
          </table:table-cell>
          <table:table-cell office:value-type="float" office:value="0.9986466002274516">
            <text:p>0.9986466002274516</text:p>
          </table:table-cell>
          <table:table-cell office:value-type="float" office:value="0.5135696114350194">
            <text:p>0.5135696114350194</text:p>
          </table:table-cell>
          <table:table-cell office:value-type="float" office:value="0.0008049325855541">
            <text:p>0.0008049325855541</text:p>
          </table:table-cell>
          <table:table-cell office:value-type="float" office:value="0.0075911462582167">
            <text:p>0.0075911462582167</text:p>
          </table:table-cell>
          <table:table-cell office:value-type="float" office:value="385.14803430972125">
            <text:p>385.148034309721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.554148585579699">
            <text:p>6.554148585579699</text:p>
          </table:table-cell>
          <table:table-cell office:value-type="string" office:string-value="106">
            <text:p>106</text:p>
          </table:table-cell>
          <table:table-cell office:value-type="float" office:value="0.0052993567977763">
            <text:p>0.005299356797776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7269999999999">
            <text:p>0.0177269999999999</text:p>
          </table:table-cell>
          <table:table-cell office:value-type="float" office:value="0.7825043112958313">
            <text:p>0.7825043112958313</text:p>
          </table:table-cell>
          <table:table-cell office:value-type="float" office:value="0.2321219375134367">
            <text:p>0.2321219375134367</text:p>
          </table:table-cell>
          <table:table-cell office:value-type="float" office:value="0.9765040652816156">
            <text:p>0.9765040652816156</text:p>
          </table:table-cell>
          <table:table-cell office:value-type="float" office:value="0.998677742062208">
            <text:p>0.998677742062208</text:p>
          </table:table-cell>
          <table:table-cell office:value-type="float" office:value="1.5992846090143304">
            <text:p>1.5992846090143304</text:p>
          </table:table-cell>
          <table:table-cell office:value-type="float" office:value="0.4744114974460246">
            <text:p>0.4744114974460246</text:p>
          </table:table-cell>
          <table:table-cell office:value-type="float" office:value="1.9957818758322443">
            <text:p>1.9957818758322443</text:p>
          </table:table-cell>
          <table:table-cell office:value-type="float" office:value="2.041100501542733">
            <text:p>2.041100501542733</text:p>
          </table:table-cell>
          <table:table-cell office:value-type="float" office:value="0.4745059071271188">
            <text:p>0.4745059071271188</text:p>
          </table:table-cell>
          <table:table-cell office:value-type="float" office:value="381.6186940177409">
            <text:p>381.6186940177409</text:p>
          </table:table-cell>
          <table:table-cell office:value-type="float" office:value="2.5484411937864704">
            <text:p>2.5484411937864704</text:p>
          </table:table-cell>
          <table:table-cell office:value-type="float" office:value="0.5184036624771724">
            <text:p>0.5184036624771724</text:p>
          </table:table-cell>
          <table:table-cell office:value-type="float" office:value="0.0013010590705387">
            <text:p>0.0013010590705387</text:p>
          </table:table-cell>
          <table:table-cell office:value-type="float" office:value="2.0369353523e-06">
            <text:p>2.0369353523e-06</text:p>
          </table:table-cell>
          <table:table-cell office:value-type="float" office:value="1.91619319009e-05">
            <text:p>1.91619319009e-05</text:p>
          </table:table-cell>
          <table:table-cell office:value-type="float" office:value="0.998677742062208">
            <text:p>0.998677742062208</text:p>
          </table:table-cell>
          <table:table-cell office:value-type="float" office:value="0.5017794517346952">
            <text:p>0.5017794517346952</text:p>
          </table:table-cell>
          <table:table-cell office:value-type="float" office:value="0.0007855848573293">
            <text:p>0.0007855848573293</text:p>
          </table:table-cell>
          <table:table-cell office:value-type="float" office:value="0.007390182276255">
            <text:p>0.007390182276255</text:p>
          </table:table-cell>
          <table:table-cell office:value-type="float" office:value="385.1600447811318">
            <text:p>385.160044781131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6.242046271980666">
            <text:p>6.242046271980666</text:p>
          </table:table-cell>
          <table:table-cell office:value-type="string" office:string-value="107">
            <text:p>107</text:p>
          </table:table-cell>
          <table:table-cell office:value-type="float" office:value="0.0050527581532318">
            <text:p>0.00505275815323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956">
            <text:p>0.015956</text:p>
          </table:table-cell>
          <table:table-cell office:value-type="float" office:value="0.7824982190467172">
            <text:p>0.7824982190467172</text:p>
          </table:table-cell>
          <table:table-cell office:value-type="float" office:value="0.2321279158887355">
            <text:p>0.2321279158887355</text:p>
          </table:table-cell>
          <table:table-cell office:value-type="float" office:value="0.9765315864155164">
            <text:p>0.9765315864155164</text:p>
          </table:table-cell>
          <table:table-cell office:value-type="float" office:value="0.9987064046405532">
            <text:p>0.9987064046405532</text:p>
          </table:table-cell>
          <table:table-cell office:value-type="float" office:value="1.5248521173800622">
            <text:p>1.5248521173800622</text:p>
          </table:table-cell>
          <table:table-cell office:value-type="float" office:value="0.4523470283129513">
            <text:p>0.4523470283129513</text:p>
          </table:table-cell>
          <table:table-cell office:value-type="float" office:value="1.902964404249092">
            <text:p>1.902964404249092</text:p>
          </table:table-cell>
          <table:table-cell office:value-type="float" office:value="1.9461764112542432">
            <text:p>1.9461764112542432</text:p>
          </table:table-cell>
          <table:table-cell office:value-type="float" office:value="0.4524323643912886">
            <text:p>0.4524323643912886</text:p>
          </table:table-cell>
          <table:table-cell office:value-type="float" office:value="381.7964060139332">
            <text:p>381.7964060139332</text:p>
          </table:table-cell>
          <table:table-cell office:value-type="float" office:value="2.4306617596931965">
            <text:p>2.4306617596931965</text:p>
          </table:table-cell>
          <table:table-cell office:value-type="float" office:value="0.4915989397045816">
            <text:p>0.4915989397045816</text:p>
          </table:table-cell>
          <table:table-cell office:value-type="float" office:value="0.0012729499143039">
            <text:p>0.0012729499143039</text:p>
          </table:table-cell>
          <table:table-cell office:value-type="float" office:value="1.9880115006e-06">
            <text:p>1.9880115006e-06</text:p>
          </table:table-cell>
          <table:table-cell office:value-type="float" office:value="1.8657433642e-05">
            <text:p>1.8657433642e-05</text:p>
          </table:table-cell>
          <table:table-cell office:value-type="float" office:value="0.9987064046405532">
            <text:p>0.9987064046405532</text:p>
          </table:table-cell>
          <table:table-cell office:value-type="float" office:value="0.490938593449598">
            <text:p>0.490938593449598</text:p>
          </table:table-cell>
          <table:table-cell office:value-type="float" office:value="0.000766716395462">
            <text:p>0.000766716395462</text:p>
          </table:table-cell>
          <table:table-cell office:value-type="float" office:value="0.0071956124327271">
            <text:p>0.0071956124327271</text:p>
          </table:table-cell>
          <table:table-cell office:value-type="float" office:value="385.17109907772226">
            <text:p>385.1710990777222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94480597331492">
            <text:p>5.94480597331492</text:p>
          </table:table-cell>
          <table:table-cell office:value-type="string" office:string-value="108">
            <text:p>108</text:p>
          </table:table-cell>
          <table:table-cell office:value-type="float" office:value="0.004817376479884">
            <text:p>0.00481737647988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8639999999999">
            <text:p>0.0158639999999999</text:p>
          </table:table-cell>
          <table:table-cell office:value-type="float" office:value="0.7824922419654493">
            <text:p>0.7824922419654493</text:p>
          </table:table-cell>
          <table:table-cell office:value-type="float" office:value="0.2321337812488584">
            <text:p>0.2321337812488584</text:p>
          </table:table-cell>
          <table:table-cell office:value-type="float" office:value="0.9765585866755946">
            <text:p>0.9765585866755946</text:p>
          </table:table-cell>
          <table:table-cell office:value-type="float" office:value="0.9987345191296128">
            <text:p>0.9987345191296128</text:p>
          </table:table-cell>
          <table:table-cell office:value-type="float" office:value="1.453806098036239">
            <text:p>1.453806098036239</text:p>
          </table:table-cell>
          <table:table-cell office:value-type="float" office:value="0.4312854347183444">
            <text:p>0.4312854347183444</text:p>
          </table:table-cell>
          <table:table-cell office:value-type="float" office:value="1.81436537291742">
            <text:p>1.81436537291742</text:p>
          </table:table-cell>
          <table:table-cell office:value-type="float" office:value="1.855566427831796">
            <text:p>1.855566427831796</text:p>
          </table:table-cell>
          <table:table-cell office:value-type="float" office:value="0.4313628500216462">
            <text:p>0.4313628500216462</text:p>
          </table:table-cell>
          <table:table-cell office:value-type="float" office:value="381.9660877172564">
            <text:p>381.9660877172564</text:p>
          </table:table-cell>
          <table:table-cell office:value-type="float" office:value="2.3182175718170286">
            <text:p>2.3182175718170286</text:p>
          </table:table-cell>
          <table:table-cell office:value-type="float" office:value="0.4662738536228108">
            <text:p>0.4662738536228108</text:p>
          </table:table-cell>
          <table:table-cell office:value-type="float" office:value="0.0012453726249734">
            <text:p>0.0012453726249734</text:p>
          </table:table-cell>
          <table:table-cell office:value-type="float" office:value="1.9402743295e-06">
            <text:p>1.9402743295e-06</text:p>
          </table:table-cell>
          <table:table-cell office:value-type="float" office:value="1.81679710841e-05">
            <text:p>1.81679710841e-05</text:p>
          </table:table-cell>
          <table:table-cell office:value-type="float" office:value="0.9987345191296128">
            <text:p>0.9987345191296128</text:p>
          </table:table-cell>
          <table:table-cell office:value-type="float" office:value="0.4803028602735237">
            <text:p>0.4803028602735237</text:p>
          </table:table-cell>
          <table:table-cell office:value-type="float" office:value="0.0007483056006792">
            <text:p>0.0007483056006792</text:p>
          </table:table-cell>
          <table:table-cell office:value-type="float" office:value="0.0070068414080107">
            <text:p>0.0070068414080107</text:p>
          </table:table-cell>
          <table:table-cell office:value-type="float" office:value="385.1819419927178">
            <text:p>385.181941992717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661719974585638">
            <text:p>5.661719974585638</text:p>
          </table:table-cell>
          <table:table-cell office:value-type="string" office:string-value="109">
            <text:p>109</text:p>
          </table:table-cell>
          <table:table-cell office:value-type="float" office:value="0.0045927253894973">
            <text:p>0.00459272538949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1969999999999">
            <text:p>0.0161969999999999</text:p>
          </table:table-cell>
          <table:table-cell office:value-type="float" office:value="0.7824863179434522">
            <text:p>0.7824863179434522</text:p>
          </table:table-cell>
          <table:table-cell office:value-type="float" office:value="0.2321395945414724">
            <text:p>0.2321395945414724</text:p>
          </table:table-cell>
          <table:table-cell office:value-type="float" office:value="0.976585344993714">
            <text:p>0.976585344993714</text:p>
          </table:table-cell>
          <table:table-cell office:value-type="float" office:value="0.9987623714993832">
            <text:p>0.9987623714993832</text:p>
          </table:table-cell>
          <table:table-cell office:value-type="float" office:value="1.3859995490531447">
            <text:p>1.3859995490531447</text:p>
          </table:table-cell>
          <table:table-cell office:value-type="float" office:value="0.4111833855414609">
            <text:p>0.4111833855414609</text:p>
          </table:table-cell>
          <table:table-cell office:value-type="float" office:value="1.7298025751180155">
            <text:p>1.7298025751180155</text:p>
          </table:table-cell>
          <table:table-cell office:value-type="float" office:value="1.7690842188111366">
            <text:p>1.7690842188111366</text:p>
          </table:table-cell>
          <table:table-cell office:value-type="float" office:value="0.4112537878904803">
            <text:p>0.4112537878904803</text:p>
          </table:table-cell>
          <table:table-cell office:value-type="float" office:value="382.12820489390253">
            <text:p>382.12820489390253</text:p>
          </table:table-cell>
          <table:table-cell office:value-type="float" office:value="2.210885515678033">
            <text:p>2.210885515678033</text:p>
          </table:table-cell>
          <table:table-cell office:value-type="float" office:value="0.442339618695993">
            <text:p>0.442339618695993</text:p>
          </table:table-cell>
          <table:table-cell office:value-type="float" office:value="0.0012180419484808">
            <text:p>0.0012180419484808</text:p>
          </table:table-cell>
          <table:table-cell office:value-type="float" office:value="1.8936911523e-06">
            <text:p>1.8936911523e-06</text:p>
          </table:table-cell>
          <table:table-cell office:value-type="float" office:value="1.76928609836e-05">
            <text:p>1.76928609836e-05</text:p>
          </table:table-cell>
          <table:table-cell office:value-type="float" office:value="0.9987623714993832">
            <text:p>0.9987623714993832</text:p>
          </table:table-cell>
          <table:table-cell office:value-type="float" office:value="0.4697622382706103">
            <text:p>0.4697622382706103</text:p>
          </table:table-cell>
          <table:table-cell office:value-type="float" office:value="0.0007303398667174">
            <text:p>0.0007303398667174</text:p>
          </table:table-cell>
          <table:table-cell office:value-type="float" office:value="0.006823605695557">
            <text:p>0.006823605695557</text:p>
          </table:table-cell>
          <table:table-cell office:value-type="float" office:value="385.1926838161672">
            <text:p>385.192683816167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392114261510131">
            <text:p>5.392114261510131</text:p>
          </table:table-cell>
          <table:table-cell office:value-type="string" office:string-value="110">
            <text:p>110</text:p>
          </table:table-cell>
          <table:table-cell office:value-type="float" office:value="0.0043783373314585">
            <text:p>0.00437833733145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111">
            <text:p>0.016111</text:p>
          </table:table-cell>
          <table:table-cell office:value-type="float" office:value="0.7824804861270125">
            <text:p>0.7824804861270125</text:p>
          </table:table-cell>
          <table:table-cell office:value-type="float" office:value="0.2321453173519972">
            <text:p>0.2321453173519972</text:p>
          </table:table-cell>
          <table:table-cell office:value-type="float" office:value="0.9766116856837566">
            <text:p>0.9766116856837566</text:p>
          </table:table-cell>
          <table:table-cell office:value-type="float" office:value="0.9987897825108564">
            <text:p>0.9987897825108564</text:p>
          </table:table-cell>
          <table:table-cell office:value-type="float" office:value="1.321291352126646">
            <text:p>1.321291352126646</text:p>
          </table:table-cell>
          <table:table-cell office:value-type="float" office:value="0.3919990411161524">
            <text:p>0.3919990411161524</text:p>
          </table:table-cell>
          <table:table-cell office:value-type="float" office:value="1.6491000063997985">
            <text:p>1.6491000063997985</text:p>
          </table:table-cell>
          <table:table-cell office:value-type="float" office:value="1.6865497934089506">
            <text:p>1.6865497934089506</text:p>
          </table:table-cell>
          <table:table-cell office:value-type="float" office:value="0.3920633445303193">
            <text:p>0.3920633445303193</text:p>
          </table:table-cell>
          <table:table-cell office:value-type="float" office:value="382.2830403236173">
            <text:p>382.2830403236173</text:p>
          </table:table-cell>
          <table:table-cell office:value-type="float" office:value="2.1084387360158194">
            <text:p>2.1084387360158194</text:p>
          </table:table-cell>
          <table:table-cell office:value-type="float" office:value="0.4197130167986182">
            <text:p>0.4197130167986182</text:p>
          </table:table-cell>
          <table:table-cell office:value-type="float" office:value="0.0011911375800072">
            <text:p>0.0011911375800072</text:p>
          </table:table-cell>
          <table:table-cell office:value-type="float" office:value="1.8482359951e-06">
            <text:p>1.8482359951e-06</text:p>
          </table:table-cell>
          <table:table-cell office:value-type="float" office:value="1.72316731411e-05">
            <text:p>1.72316731411e-05</text:p>
          </table:table-cell>
          <table:table-cell office:value-type="float" office:value="0.9987897825108564">
            <text:p>0.9987897825108564</text:p>
          </table:table-cell>
          <table:table-cell office:value-type="float" office:value="0.4593860304813836">
            <text:p>0.4593860304813836</text:p>
          </table:table-cell>
          <table:table-cell office:value-type="float" office:value="0.0007128091762304">
            <text:p>0.0007128091762304</text:p>
          </table:table-cell>
          <table:table-cell office:value-type="float" office:value="0.0066457393803513">
            <text:p>0.0066457393803513</text:p>
          </table:table-cell>
          <table:table-cell office:value-type="float" office:value="385.2032554209621">
            <text:p>385.203255420962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5.135346915723934">
            <text:p>5.135346915723934</text:p>
          </table:table-cell>
          <table:table-cell office:value-type="string" office:string-value="111">
            <text:p>111</text:p>
          </table:table-cell>
          <table:table-cell office:value-type="float" office:value="0.0041737631346947">
            <text:p>0.00417376313469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979999999999">
            <text:p>0.0181979999999999</text:p>
          </table:table-cell>
          <table:table-cell office:value-type="float" office:value="0.7824747224416833">
            <text:p>0.7824747224416833</text:p>
          </table:table-cell>
          <table:table-cell office:value-type="float" office:value="0.2321509733048904">
            <text:p>0.2321509733048904</text:p>
          </table:table-cell>
          <table:table-cell office:value-type="float" office:value="0.9766377169088206">
            <text:p>0.9766377169088206</text:p>
          </table:table-cell>
          <table:table-cell office:value-type="float" office:value="0.9988168633465816">
            <text:p>0.9988168633465816</text:p>
          </table:table-cell>
          <table:table-cell office:value-type="float" office:value="1.2595458268684188">
            <text:p>1.2595458268684188</text:p>
          </table:table-cell>
          <table:table-cell office:value-type="float" office:value="0.3736923139410537">
            <text:p>0.3736923139410537</text:p>
          </table:table-cell>
          <table:table-cell office:value-type="float" office:value="1.5720890725469847">
            <text:p>1.5720890725469847</text:p>
          </table:table-cell>
          <table:table-cell office:value-type="float" office:value="1.60779073873246">
            <text:p>1.60779073873246</text:p>
          </table:table-cell>
          <table:table-cell office:value-type="float" office:value="0.3737512990596176">
            <text:p>0.3737512990596176</text:p>
          </table:table-cell>
          <table:table-cell office:value-type="float" office:value="382.4309649970365">
            <text:p>382.4309649970365</text:p>
          </table:table-cell>
          <table:table-cell office:value-type="float" office:value="2.0106669201482488">
            <text:p>2.0106669201482488</text:p>
          </table:table-cell>
          <table:table-cell office:value-type="float" office:value="0.3983164706317509">
            <text:p>0.3983164706317509</text:p>
          </table:table-cell>
          <table:table-cell office:value-type="float" office:value="0.0011645489146268">
            <text:p>0.0011645489146268</text:p>
          </table:table-cell>
          <table:table-cell office:value-type="float" office:value="1.803879962e-06">
            <text:p>1.803879962e-06</text:p>
          </table:table-cell>
          <table:table-cell office:value-type="float" office:value="1.67838588295e-05">
            <text:p>1.67838588295e-05</text:p>
          </table:table-cell>
          <table:table-cell office:value-type="float" office:value="0.9988168633465816">
            <text:p>0.9988168633465816</text:p>
          </table:table-cell>
          <table:table-cell office:value-type="float" office:value="0.4491315799041203">
            <text:p>0.4491315799041203</text:p>
          </table:table-cell>
          <table:table-cell office:value-type="float" office:value="0.0006957023849796">
            <text:p>0.0006957023849796</text:p>
          </table:table-cell>
          <table:table-cell office:value-type="float" office:value="0.0064730308347839">
            <text:p>0.0064730308347839</text:p>
          </table:table-cell>
          <table:table-cell office:value-type="float" office:value="385.21369968687605">
            <text:p>385.2136996868760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890806586403746">
            <text:p>4.890806586403746</text:p>
          </table:table-cell>
          <table:table-cell office:value-type="string" office:string-value="112">
            <text:p>112</text:p>
          </table:table-cell>
          <table:table-cell office:value-type="float" office:value="0.0039785714401307">
            <text:p>0.003978571440130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323">
            <text:p>0.016323</text:p>
          </table:table-cell>
          <table:table-cell office:value-type="float" office:value="0.7824690481733512">
            <text:p>0.7824690481733512</text:p>
          </table:table-cell>
          <table:table-cell office:value-type="float" office:value="0.2321565415121321">
            <text:p>0.2321565415121321</text:p>
          </table:table-cell>
          <table:table-cell office:value-type="float" office:value="0.9766633431712952">
            <text:p>0.9766633431712952</text:p>
          </table:table-cell>
          <table:table-cell office:value-type="float" office:value="0.9988435167746104">
            <text:p>0.9988435167746104</text:p>
          </table:table-cell>
          <table:table-cell office:value-type="float" office:value="1.2006327510570431">
            <text:p>1.2006327510570431</text:p>
          </table:table-cell>
          <table:table-cell office:value-type="float" office:value="0.356224629922803">
            <text:p>0.356224629922803</text:p>
          </table:table-cell>
          <table:table-cell office:value-type="float" office:value="1.4986075159212375">
            <text:p>1.4986075159212375</text:p>
          </table:table-cell>
          <table:table-cell office:value-type="float" office:value="1.532641121358333">
            <text:p>1.532641121358333</text:p>
          </table:table-cell>
          <table:table-cell office:value-type="float" office:value="0.3562790478906844">
            <text:p>0.3562790478906844</text:p>
          </table:table-cell>
          <table:table-cell office:value-type="float" office:value="382.5722601144423">
            <text:p>382.5722601144423</text:p>
          </table:table-cell>
          <table:table-cell office:value-type="float" office:value="1.9173626086404891">
            <text:p>1.9173626086404891</text:p>
          </table:table-cell>
          <table:table-cell office:value-type="float" office:value="0.3780773434905796">
            <text:p>0.3780773434905796</text:p>
          </table:table-cell>
          <table:table-cell office:value-type="float" office:value="0.0011383736363151">
            <text:p>0.0011383736363151</text:p>
          </table:table-cell>
          <table:table-cell office:value-type="float" office:value="1.7605973986e-06">
            <text:p>1.7605973986e-06</text:p>
          </table:table-cell>
          <table:table-cell office:value-type="float" office:value="1.63489916757e-05">
            <text:p>1.63489916757e-05</text:p>
          </table:table-cell>
          <table:table-cell office:value-type="float" office:value="0.9988435167746104">
            <text:p>0.9988435167746104</text:p>
          </table:table-cell>
          <table:table-cell office:value-type="float" office:value="0.4390365603176805">
            <text:p>0.4390365603176805</text:p>
          </table:table-cell>
          <table:table-cell office:value-type="float" office:value="0.0006790095987405">
            <text:p>0.0006790095987405</text:p>
          </table:table-cell>
          <table:table-cell office:value-type="float" office:value="0.0063053156196043">
            <text:p>0.0063053156196043</text:p>
          </table:table-cell>
          <table:table-cell office:value-type="float" office:value="385.223979114464">
            <text:p>385.2239791144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657911034670234">
            <text:p>4.657911034670234</text:p>
          </table:table-cell>
          <table:table-cell office:value-type="string" office:string-value="113">
            <text:p>113</text:p>
          </table:table-cell>
          <table:table-cell office:value-type="float" office:value="0.003792348217762">
            <text:p>0.0037923482177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715">
            <text:p>0.016715</text:p>
          </table:table-cell>
          <table:table-cell office:value-type="float" office:value="0.782463378325537">
            <text:p>0.782463378325537</text:p>
          </table:table-cell>
          <table:table-cell office:value-type="float" office:value="0.2321621053814826">
            <text:p>0.2321621053814826</text:p>
          </table:table-cell>
          <table:table-cell office:value-type="float" office:value="0.9766889461605192">
            <text:p>0.9766889461605192</text:p>
          </table:table-cell>
          <table:table-cell office:value-type="float" office:value="0.998870133813238">
            <text:p>0.998870133813238</text:p>
          </table:table-cell>
          <table:table-cell office:value-type="float" office:value="1.1444269756397452">
            <text:p>1.1444269756397452</text:p>
          </table:table-cell>
          <table:table-cell office:value-type="float" office:value="0.339559119927715">
            <text:p>0.339559119927715</text:p>
          </table:table-cell>
          <table:table-cell office:value-type="float" office:value="1.4285003078191647">
            <text:p>1.4285003078191647</text:p>
          </table:table-cell>
          <table:table-cell office:value-type="float" office:value="1.4609424005798783">
            <text:p>1.4609424005798783</text:p>
          </table:table-cell>
          <table:table-cell office:value-type="float" office:value="0.339609492367868">
            <text:p>0.339609492367868</text:p>
          </table:table-cell>
          <table:table-cell office:value-type="float" office:value="382.7073676013882">
            <text:p>382.7073676013882</text:p>
          </table:table-cell>
          <table:table-cell office:value-type="float" office:value="1.8283394381069948">
            <text:p>1.8283394381069948</text:p>
          </table:table-cell>
          <table:table-cell office:value-type="float" office:value="0.3589279758883666">
            <text:p>0.3589279758883666</text:p>
          </table:table-cell>
          <table:table-cell office:value-type="float" office:value="0.0011122213971216">
            <text:p>0.0011122213971216</text:p>
          </table:table-cell>
          <table:table-cell office:value-type="float" office:value="1.7183576208e-06">
            <text:p>1.7183576208e-06</text:p>
          </table:table-cell>
          <table:table-cell office:value-type="float" office:value="1.59264320196e-05">
            <text:p>1.59264320196e-05</text:p>
          </table:table-cell>
          <table:table-cell office:value-type="float" office:value="0.998870133813238">
            <text:p>0.998870133813238</text:p>
          </table:table-cell>
          <table:table-cell office:value-type="float" office:value="0.428950426227902">
            <text:p>0.428950426227902</text:p>
          </table:table-cell>
          <table:table-cell office:value-type="float" office:value="0.0006627189836362">
            <text:p>0.0006627189836362</text:p>
          </table:table-cell>
          <table:table-cell office:value-type="float" office:value="0.0061423470370152">
            <text:p>0.0061423470370152</text:p>
          </table:table-cell>
          <table:table-cell office:value-type="float" office:value="385.23424450775144">
            <text:p>385.2342445077514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436105747304985">
            <text:p>4.436105747304985</text:p>
          </table:table-cell>
          <table:table-cell office:value-type="string" office:string-value="114">
            <text:p>114</text:p>
          </table:table-cell>
          <table:table-cell office:value-type="float" office:value="0.0036146960790828">
            <text:p>0.00361469607908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8779999999999">
            <text:p>0.0158779999999999</text:p>
          </table:table-cell>
          <table:table-cell office:value-type="float" office:value="0.7824580137067709">
            <text:p>0.7824580137067709</text:p>
          </table:table-cell>
          <table:table-cell office:value-type="float" office:value="0.2321673697270006">
            <text:p>0.2321673697270006</text:p>
          </table:table-cell>
          <table:table-cell office:value-type="float" office:value="0.9767131753740916">
            <text:p>0.9767131753740916</text:p>
          </table:table-cell>
          <table:table-cell office:value-type="float" office:value="0.9988953330358012">
            <text:p>0.9988953330358012</text:p>
          </table:table-cell>
          <table:table-cell office:value-type="float" office:value="1.0908089400667431">
            <text:p>1.0908089400667431</text:p>
          </table:table-cell>
          <table:table-cell office:value-type="float" office:value="0.323659848903918">
            <text:p>0.323659848903918</text:p>
          </table:table-cell>
          <table:table-cell office:value-type="float" office:value="1.3616161441453412">
            <text:p>1.3616161441453412</text:p>
          </table:table-cell>
          <table:table-cell office:value-type="float" office:value="1.3925398428786904">
            <text:p>1.3925398428786904</text:p>
          </table:table-cell>
          <table:table-cell office:value-type="float" office:value="0.3237071860065336">
            <text:p>0.3237071860065336</text:p>
          </table:table-cell>
          <table:table-cell office:value-type="float" office:value="382.83607941217616">
            <text:p>382.83607941217616</text:p>
          </table:table-cell>
          <table:table-cell office:value-type="float" office:value="1.7433723596808164">
            <text:p>1.7433723596808164</text:p>
          </table:table-cell>
          <table:table-cell office:value-type="float" office:value="0.3408041340540362">
            <text:p>0.3408041340540362</text:p>
          </table:table-cell>
          <table:table-cell office:value-type="float" office:value="0.0010874734074975">
            <text:p>0.0010874734074975</text:p>
          </table:table-cell>
          <table:table-cell office:value-type="float" office:value="1.6771509487e-06">
            <text:p>1.6771509487e-06</text:p>
          </table:table-cell>
          <table:table-cell office:value-type="float" office:value="1.55164057523e-05">
            <text:p>1.55164057523e-05</text:p>
          </table:table-cell>
          <table:table-cell office:value-type="float" office:value="0.9988953330358012">
            <text:p>0.9988953330358012</text:p>
          </table:table-cell>
          <table:table-cell office:value-type="float" office:value="0.4194058690695981">
            <text:p>0.4194058690695981</text:p>
          </table:table-cell>
          <table:table-cell office:value-type="float" office:value="0.0006468268063878">
            <text:p>0.0006468268063878</text:p>
          </table:table-cell>
          <table:table-cell office:value-type="float" office:value="0.0059842122065162">
            <text:p>0.0059842122065162</text:p>
          </table:table-cell>
          <table:table-cell office:value-type="float" office:value="385.2439630919175">
            <text:p>385.243963091917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224862616480937">
            <text:p>4.224862616480937</text:p>
          </table:table-cell>
          <table:table-cell office:value-type="string" office:string-value="115">
            <text:p>115</text:p>
          </table:table-cell>
          <table:table-cell office:value-type="float" office:value="0.0034452340019976">
            <text:p>0.003445234001997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0229999999999">
            <text:p>0.0160229999999999</text:p>
          </table:table-cell>
          <table:table-cell office:value-type="float" office:value="0.7824528117532987">
            <text:p>0.7824528117532987</text:p>
          </table:table-cell>
          <table:table-cell office:value-type="float" office:value="0.2321724744476977">
            <text:p>0.2321724744476977</text:p>
          </table:table-cell>
          <table:table-cell office:value-type="float" office:value="0.9767366709668572">
            <text:p>0.9767366709668572</text:p>
          </table:table-cell>
          <table:table-cell office:value-type="float" office:value="0.9989197698938108">
            <text:p>0.9989197698938108</text:p>
          </table:table-cell>
          <table:table-cell office:value-type="float" office:value="1.0396633584557464">
            <text:p>1.0396633584557464</text:p>
          </table:table-cell>
          <table:table-cell office:value-type="float" office:value="0.3084929990658402">
            <text:p>0.3084929990658402</text:p>
          </table:table-cell>
          <table:table-cell office:value-type="float" office:value="1.2978128679591991">
            <text:p>1.2978128679591991</text:p>
          </table:table-cell>
          <table:table-cell office:value-type="float" office:value="1.3272880705336187">
            <text:p>1.3272880705336187</text:p>
          </table:table-cell>
          <table:table-cell office:value-type="float" office:value="0.3085379544120704">
            <text:p>0.3085379544120704</text:p>
          </table:table-cell>
          <table:table-cell office:value-type="float" office:value="382.9589051090724">
            <text:p>382.9589051090724</text:p>
          </table:table-cell>
          <table:table-cell office:value-type="float" office:value="1.6622978207692267">
            <text:p>1.6622978207692267</text:p>
          </table:table-cell>
          <table:table-cell office:value-type="float" office:value="0.3236467706922562">
            <text:p>0.3236467706922562</text:p>
          </table:table-cell>
          <table:table-cell office:value-type="float" office:value="0.0010634749798128">
            <text:p>0.0010634749798128</text:p>
          </table:table-cell>
          <table:table-cell office:value-type="float" office:value="1.6369445787e-06">
            <text:p>1.6369445787e-06</text:p>
          </table:table-cell>
          <table:table-cell office:value-type="float" office:value="1.51181817975e-05">
            <text:p>1.51181817975e-05</text:p>
          </table:table-cell>
          <table:table-cell office:value-type="float" office:value="0.9989197698938108">
            <text:p>0.9989197698938108</text:p>
          </table:table-cell>
          <table:table-cell office:value-type="float" office:value="0.4101503954644221">
            <text:p>0.4101503954644221</text:p>
          </table:table-cell>
          <table:table-cell office:value-type="float" office:value="0.0006313204156883">
            <text:p>0.0006313204156883</text:p>
          </table:table-cell>
          <table:table-cell office:value-type="float" office:value="0.005830629173864">
            <text:p>0.005830629173864</text:p>
          </table:table-cell>
          <table:table-cell office:value-type="float" office:value="385.253387654946">
            <text:p>385.2533876549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4.023678682362798">
            <text:p>4.023678682362798</text:p>
          </table:table-cell>
          <table:table-cell office:value-type="string" office:string-value="116">
            <text:p>116</text:p>
          </table:table-cell>
          <table:table-cell office:value-type="float" office:value="0.0032835966371481">
            <text:p>0.003283596637148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762">
            <text:p>0.015762</text:p>
          </table:table-cell>
          <table:table-cell office:value-type="float" office:value="0.7824476801086925">
            <text:p>0.7824476801086925</text:p>
          </table:table-cell>
          <table:table-cell office:value-type="float" office:value="0.2321775101737131">
            <text:p>0.2321775101737131</text:p>
          </table:table-cell>
          <table:table-cell office:value-type="float" office:value="0.9767598476702448">
            <text:p>0.9767598476702448</text:p>
          </table:table-cell>
          <table:table-cell office:value-type="float" office:value="0.9989438691572448">
            <text:p>0.9989438691572448</text:p>
          </table:table-cell>
          <table:table-cell office:value-type="float" office:value="0.990879782415137">
            <text:p>0.990879782415137</text:p>
          </table:table-cell>
          <table:table-cell office:value-type="float" office:value="0.294026050062106">
            <text:p>0.294026050062106</text:p>
          </table:table-cell>
          <table:table-cell office:value-type="float" office:value="1.2369537413631115">
            <text:p>1.2369537413631115</text:p>
          </table:table-cell>
          <table:table-cell office:value-type="float" office:value="1.2650472470925656">
            <text:p>1.2650472470925656</text:p>
          </table:table-cell>
          <table:table-cell office:value-type="float" office:value="0.2940690564516766">
            <text:p>0.2940690564516766</text:p>
          </table:table-cell>
          <table:table-cell office:value-type="float" office:value="383.07625917676665">
            <text:p>383.07625917676665</text:p>
          </table:table-cell>
          <table:table-cell office:value-type="float" office:value="1.5849533274633003">
            <text:p>1.5849533274633003</text:p>
          </table:table-cell>
          <table:table-cell office:value-type="float" office:value="0.3074004571930089">
            <text:p>0.3074004571930089</text:p>
          </table:table-cell>
          <table:table-cell office:value-type="float" office:value="0.0010398019724967">
            <text:p>0.0010398019724967</text:p>
          </table:table-cell>
          <table:table-cell office:value-type="float" office:value="1.59770932e-06">
            <text:p>1.59770932e-06</text:p>
          </table:table-cell>
          <table:table-cell office:value-type="float" office:value="1.47311609384e-05">
            <text:p>1.47311609384e-05</text:p>
          </table:table-cell>
          <table:table-cell office:value-type="float" office:value="0.9989438691572448">
            <text:p>0.9989438691572448</text:p>
          </table:table-cell>
          <table:table-cell office:value-type="float" office:value="0.4010204267328241">
            <text:p>0.4010204267328241</text:p>
          </table:table-cell>
          <table:table-cell office:value-type="float" office:value="0.0006161885534581">
            <text:p>0.0006161885534581</text:p>
          </table:table-cell>
          <table:table-cell office:value-type="float" office:value="0.0056813668391201">
            <text:p>0.0056813668391201</text:p>
          </table:table-cell>
          <table:table-cell office:value-type="float" office:value="385.26268201787457">
            <text:p>385.2626820178745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832074935583617">
            <text:p>3.832074935583617</text:p>
          </table:table-cell>
          <table:table-cell office:value-type="string" office:string-value="117">
            <text:p>117</text:p>
          </table:table-cell>
          <table:table-cell office:value-type="float" office:value="0.0031294337695875">
            <text:p>0.003129433769587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7939999999999">
            <text:p>0.0157939999999999</text:p>
          </table:table-cell>
          <table:table-cell office:value-type="float" office:value="0.7824426293522782">
            <text:p>0.7824426293522782</text:p>
          </table:table-cell>
          <table:table-cell office:value-type="float" office:value="0.2321824665234656">
            <text:p>0.2321824665234656</text:p>
          </table:table-cell>
          <table:table-cell office:value-type="float" office:value="0.9767826580519768">
            <text:p>0.9767826580519768</text:p>
          </table:table-cell>
          <table:table-cell office:value-type="float" office:value="0.998967582679795">
            <text:p>0.998967582679795</text:p>
          </table:table-cell>
          <table:table-cell office:value-type="float" office:value="0.9443524826173832">
            <text:p>0.9443524826173832</text:p>
          </table:table-cell>
          <table:table-cell office:value-type="float" office:value="0.2802276875726618">
            <text:p>0.2802276875726618</text:p>
          </table:table-cell>
          <table:table-cell office:value-type="float" office:value="1.178907045073189">
            <text:p>1.178907045073189</text:p>
          </table:table-cell>
          <table:table-cell office:value-type="float" office:value="1.2056826678000627">
            <text:p>1.2056826678000627</text:p>
          </table:table-cell>
          <table:table-cell office:value-type="float" office:value="0.2802691485905199">
            <text:p>0.2802691485905199</text:p>
          </table:table-cell>
          <table:table-cell office:value-type="float" office:value="383.1883742828336">
            <text:p>383.1883742828336</text:p>
          </table:table-cell>
          <table:table-cell office:value-type="float" office:value="1.5111711486881647">
            <text:p>1.5111711486881647</text:p>
          </table:table-cell>
          <table:table-cell office:value-type="float" office:value="0.2920130320042063">
            <text:p>0.2920130320042063</text:p>
          </table:table-cell>
          <table:table-cell office:value-type="float" office:value="0.0010165029106965">
            <text:p>0.0010165029106965</text:p>
          </table:table-cell>
          <table:table-cell office:value-type="float" office:value="1.5594222202e-06">
            <text:p>1.5594222202e-06</text:p>
          </table:table-cell>
          <table:table-cell office:value-type="float" office:value="1.43549872883e-05">
            <text:p>1.43549872883e-05</text:p>
          </table:table-cell>
          <table:table-cell office:value-type="float" office:value="0.998967582679795">
            <text:p>0.998967582679795</text:p>
          </table:table-cell>
          <table:table-cell office:value-type="float" office:value="0.3920346775683378">
            <text:p>0.3920346775683378</text:p>
          </table:table-cell>
          <table:table-cell office:value-type="float" office:value="0.0006014223676717">
            <text:p>0.0006014223676717</text:p>
          </table:table-cell>
          <table:table-cell office:value-type="float" office:value="0.0055362879474789">
            <text:p>0.0055362879474789</text:p>
          </table:table-cell>
          <table:table-cell office:value-type="float" office:value="385.27182761211657">
            <text:p>385.2718276121165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649595176746302">
            <text:p>3.649595176746302</text:p>
          </table:table-cell>
          <table:table-cell office:value-type="string" office:string-value="118">
            <text:p>118</text:p>
          </table:table-cell>
          <table:table-cell office:value-type="float" office:value="0.002982409835574">
            <text:p>0.00298240983557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2269999999999">
            <text:p>0.0162269999999999</text:p>
          </table:table-cell>
          <table:table-cell office:value-type="float" office:value="0.7824376422417192">
            <text:p>0.7824376422417192</text:p>
          </table:table-cell>
          <table:table-cell office:value-type="float" office:value="0.2321873604170046">
            <text:p>0.2321873604170046</text:p>
          </table:table-cell>
          <table:table-cell office:value-type="float" office:value="0.9768051795930166">
            <text:p>0.9768051795930166</text:p>
          </table:table-cell>
          <table:table-cell office:value-type="float" office:value="0.9989909901120552">
            <text:p>0.9989909901120552</text:p>
          </table:table-cell>
          <table:table-cell office:value-type="float" office:value="0.8999801204912194">
            <text:p>0.8999801204912194</text:p>
          </table:table-cell>
          <table:table-cell office:value-type="float" office:value="0.2670679391215672">
            <text:p>0.2670679391215672</text:p>
          </table:table-cell>
          <table:table-cell office:value-type="float" office:value="1.12354671575858">
            <text:p>1.12354671575858</text:p>
          </table:table-cell>
          <table:table-cell office:value-type="float" office:value="1.1490654118771793">
            <text:p>1.1490654118771793</text:p>
          </table:table-cell>
          <table:table-cell office:value-type="float" office:value="0.2671081891012858">
            <text:p>0.2671081891012858</text:p>
          </table:table-cell>
          <table:table-cell office:value-type="float" office:value="383.2955175095482">
            <text:p>383.2955175095482</text:p>
          </table:table-cell>
          <table:table-cell office:value-type="float" office:value="1.4407937897714436">
            <text:p>1.4407937897714436</text:p>
          </table:table-cell>
          <table:table-cell office:value-type="float" office:value="0.2774356680954058">
            <text:p>0.2774356680954058</text:p>
          </table:table-cell>
          <table:table-cell office:value-type="float" office:value="0.000993498567306">
            <text:p>0.000993498567306</text:p>
          </table:table-cell>
          <table:table-cell office:value-type="float" office:value="1.5220594097e-06">
            <text:p>1.5220594097e-06</text:p>
          </table:table-cell>
          <table:table-cell office:value-type="float" office:value="1.3989261229e-05">
            <text:p>1.3989261229e-05</text:p>
          </table:table-cell>
          <table:table-cell office:value-type="float" office:value="0.9989909901120552">
            <text:p>0.9989909901120552</text:p>
          </table:table-cell>
          <table:table-cell office:value-type="float" office:value="0.3831625924529116">
            <text:p>0.3831625924529116</text:p>
          </table:table-cell>
          <table:table-cell office:value-type="float" office:value="0.0005870126525616">
            <text:p>0.0005870126525616</text:p>
          </table:table-cell>
          <table:table-cell office:value-type="float" office:value="0.0053952383782215">
            <text:p>0.0053952383782215</text:p>
          </table:table-cell>
          <table:table-cell office:value-type="float" office:value="385.28085515651634">
            <text:p>385.2808551565163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475804930234573">
            <text:p>3.475804930234573</text:p>
          </table:table-cell>
          <table:table-cell office:value-type="string" office:string-value="119">
            <text:p>119</text:p>
          </table:table-cell>
          <table:table-cell office:value-type="float" office:value="0.0028422033912767">
            <text:p>0.002842203391276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7739999999999">
            <text:p>0.0157739999999999</text:p>
          </table:table-cell>
          <table:table-cell office:value-type="float" office:value="0.7824327358484383">
            <text:p>0.7824327358484383</text:p>
          </table:table-cell>
          <table:table-cell office:value-type="float" office:value="0.2321921751019999">
            <text:p>0.2321921751019999</text:p>
          </table:table-cell>
          <table:table-cell office:value-type="float" office:value="0.9768273357114688">
            <text:p>0.9768273357114688</text:p>
          </table:table-cell>
          <table:table-cell office:value-type="float" office:value="0.9990140134495556">
            <text:p>0.9990140134495556</text:p>
          </table:table-cell>
          <table:table-cell office:value-type="float" office:value="0.8576656635740625">
            <text:p>0.8576656635740625</text:p>
          </table:table-cell>
          <table:table-cell office:value-type="float" office:value="0.2545180522382142">
            <text:p>0.2545180522382142</text:p>
          </table:table-cell>
          <table:table-cell office:value-type="float" office:value="1.0707518061240031">
            <text:p>1.0707518061240031</text:p>
          </table:table-cell>
          <table:table-cell office:value-type="float" office:value="1.0950717902106943">
            <text:p>1.0950717902106943</text:p>
          </table:table-cell>
          <table:table-cell office:value-type="float" office:value="0.2545574122997181">
            <text:p>0.2545574122997181</text:p>
          </table:table-cell>
          <table:table-cell office:value-type="float" office:value="383.3978882428993">
            <text:p>383.3978882428993</text:p>
          </table:table-cell>
          <table:table-cell office:value-type="float" office:value="1.37366639863948">
            <text:p>1.37366639863948</text:p>
          </table:table-cell>
          <table:table-cell office:value-type="float" office:value="0.263622513251724">
            <text:p>0.263622513251724</text:p>
          </table:table-cell>
          <table:table-cell office:value-type="float" office:value="0.0009708672792632">
            <text:p>0.0009708672792632</text:p>
          </table:table-cell>
          <table:table-cell office:value-type="float" office:value="1.485599278e-06">
            <text:p>1.485599278e-06</text:p>
          </table:table-cell>
          <table:table-cell office:value-type="float" office:value="1.36336719029e-05">
            <text:p>1.36336719029e-05</text:p>
          </table:table-cell>
          <table:table-cell office:value-type="float" office:value="0.9990140134495556">
            <text:p>0.9990140134495556</text:p>
          </table:table-cell>
          <table:table-cell office:value-type="float" office:value="0.3744343835934422">
            <text:p>0.3744343835934422</text:p>
          </table:table-cell>
          <table:table-cell office:value-type="float" office:value="0.000572951073548">
            <text:p>0.000572951073548</text:p>
          </table:table-cell>
          <table:table-cell office:value-type="float" office:value="0.0052580982428263">
            <text:p>0.0052580982428263</text:p>
          </table:table-cell>
          <table:table-cell office:value-type="float" office:value="385.28973456709014">
            <text:p>385.2897345670901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310290409747212">
            <text:p>3.310290409747212</text:p>
          </table:table-cell>
          <table:table-cell office:value-type="string" office:string-value="120">
            <text:p>120</text:p>
          </table:table-cell>
          <table:table-cell office:value-type="float" office:value="0.0027085066098462">
            <text:p>0.00270850660984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9049999999999">
            <text:p>0.0169049999999999</text:p>
          </table:table-cell>
          <table:table-cell office:value-type="float" office:value="0.782427954597031">
            <text:p>0.782427954597031</text:p>
          </table:table-cell>
          <table:table-cell office:value-type="float" office:value="0.232196866984222">
            <text:p>0.232196866984222</text:p>
          </table:table-cell>
          <table:table-cell office:value-type="float" office:value="0.9768489270150212">
            <text:p>0.9768489270150212</text:p>
          </table:table-cell>
          <table:table-cell office:value-type="float" office:value="0.999036449012712">
            <text:p>0.999036449012712</text:p>
          </table:table-cell>
          <table:table-cell office:value-type="float" office:value="0.8173162169626262">
            <text:p>0.8173162169626262</text:p>
          </table:table-cell>
          <table:table-cell office:value-type="float" office:value="0.2425504658915961">
            <text:p>0.2425504658915961</text:p>
          </table:table-cell>
          <table:table-cell office:value-type="float" office:value="1.020406370811623">
            <text:p>1.020406370811623</text:p>
          </table:table-cell>
          <table:table-cell office:value-type="float" office:value="1.0435832287400533">
            <text:p>1.0435832287400533</text:p>
          </table:table-cell>
          <table:table-cell office:value-type="float" office:value="0.242589278707109">
            <text:p>0.242589278707109</text:p>
          </table:table-cell>
          <table:table-cell office:value-type="float" office:value="383.4956300745827">
            <text:p>383.4956300745827</text:p>
          </table:table-cell>
          <table:table-cell office:value-type="float" office:value="1.3096374313367187">
            <text:p>1.3096374313367187</text:p>
          </table:table-cell>
          <table:table-cell office:value-type="float" office:value="0.2505305061061469">
            <text:p>0.2505305061061469</text:p>
          </table:table-cell>
          <table:table-cell office:value-type="float" office:value="0.0009488129850139">
            <text:p>0.0009488129850139</text:p>
          </table:table-cell>
          <table:table-cell office:value-type="float" office:value="1.4500219046e-06">
            <text:p>1.4500219046e-06</text:p>
          </table:table-cell>
          <table:table-cell office:value-type="float" office:value="1.32879803693e-05">
            <text:p>1.32879803693e-05</text:p>
          </table:table-cell>
          <table:table-cell office:value-type="float" office:value="0.999036449012712">
            <text:p>0.999036449012712</text:p>
          </table:table-cell>
          <table:table-cell office:value-type="float" office:value="0.3659287039303203">
            <text:p>0.3659287039303203</text:p>
          </table:table-cell>
          <table:table-cell office:value-type="float" office:value="0.0005592299479643">
            <text:p>0.0005592299479643</text:p>
          </table:table-cell>
          <table:table-cell office:value-type="float" office:value="0.0051247753890548">
            <text:p>0.0051247753890548</text:p>
          </table:table-cell>
          <table:table-cell office:value-type="float" office:value="385.29838729073265">
            <text:p>385.2983872907326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152657533092583">
            <text:p>3.152657533092583</text:p>
          </table:table-cell>
          <table:table-cell office:value-type="string" office:string-value="121">
            <text:p>121</text:p>
          </table:table-cell>
          <table:table-cell office:value-type="float" office:value="0.0025810247701462">
            <text:p>0.00258102477014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754">
            <text:p>0.015754</text:p>
          </table:table-cell>
          <table:table-cell office:value-type="float" office:value="0.782423439619724">
            <text:p>0.782423439619724</text:p>
          </table:table-cell>
          <table:table-cell office:value-type="float" office:value="0.2322012975694297">
            <text:p>0.2322012975694297</text:p>
          </table:table-cell>
          <table:table-cell office:value-type="float" office:value="0.976869319915726">
            <text:p>0.976869319915726</text:p>
          </table:table-cell>
          <table:table-cell office:value-type="float" office:value="0.9990576488376998">
            <text:p>0.9990576488376998</text:p>
          </table:table-cell>
          <table:table-cell office:value-type="float" office:value="0.7788429315511252">
            <text:p>0.7788429315511252</text:p>
          </table:table-cell>
          <table:table-cell office:value-type="float" office:value="0.2311387033558788">
            <text:p>0.2311387033558788</text:p>
          </table:table-cell>
          <table:table-cell office:value-type="float" office:value="0.9723989931018656">
            <text:p>0.9723989931018656</text:p>
          </table:table-cell>
          <table:table-cell office:value-type="float" office:value="0.9944857843056282">
            <text:p>0.9944857843056282</text:p>
          </table:table-cell>
          <table:table-cell office:value-type="float" office:value="0.2311774472596201">
            <text:p>0.2311774472596201</text:p>
          </table:table-cell>
          <table:table-cell office:value-type="float" office:value="383.58871646201686">
            <text:p>383.58871646201686</text:p>
          </table:table-cell>
          <table:table-cell office:value-type="float" office:value="1.2485504570311228">
            <text:p>1.2485504570311228</text:p>
          </table:table-cell>
          <table:table-cell office:value-type="float" office:value="0.2381190609282148">
            <text:p>0.2381190609282148</text:p>
          </table:table-cell>
          <table:table-cell office:value-type="float" office:value="0.0009279836871431">
            <text:p>0.0009279836871431</text:p>
          </table:table-cell>
          <table:table-cell office:value-type="float" office:value="1.4153118486e-06">
            <text:p>1.4153118486e-06</text:p>
          </table:table-cell>
          <table:table-cell office:value-type="float" office:value="1.29521633083e-05">
            <text:p>1.29521633083e-05</text:p>
          </table:table-cell>
          <table:table-cell office:value-type="float" office:value="0.9990576488376998">
            <text:p>0.9990576488376998</text:p>
          </table:table-cell>
          <table:table-cell office:value-type="float" office:value="0.3578954686205167">
            <text:p>0.3578954686205167</text:p>
          </table:table-cell>
          <table:table-cell office:value-type="float" office:value="0.0005458433206496">
            <text:p>0.0005458433206496</text:p>
          </table:table-cell>
          <table:table-cell office:value-type="float" office:value="0.0049952608231204">
            <text:p>0.0049952608231204</text:p>
          </table:table-cell>
          <table:table-cell office:value-type="float" office:value="385.3065634272357">
            <text:p>385.306563427235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3.002530983897698">
            <text:p>3.002530983897698</text:p>
          </table:table-cell>
          <table:table-cell office:value-type="string" office:string-value="122">
            <text:p>122</text:p>
          </table:table-cell>
          <table:table-cell office:value-type="float" office:value="0.002459475882125">
            <text:p>0.00245947588212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479">
            <text:p>0.016479</text:p>
          </table:table-cell>
          <table:table-cell office:value-type="float" office:value="0.7824189252544865">
            <text:p>0.7824189252544865</text:p>
          </table:table-cell>
          <table:table-cell office:value-type="float" office:value="0.2322057275540087">
            <text:p>0.2322057275540087</text:p>
          </table:table-cell>
          <table:table-cell office:value-type="float" office:value="0.9768897072340138">
            <text:p>0.9768897072340138</text:p>
          </table:table-cell>
          <table:table-cell office:value-type="float" office:value="0.999078833742394">
            <text:p>0.999078833742394</text:p>
          </table:table-cell>
          <table:table-cell office:value-type="float" office:value="0.7421603915260955">
            <text:p>0.7421603915260955</text:p>
          </table:table-cell>
          <table:table-cell office:value-type="float" office:value="0.2202578287840268">
            <text:p>0.2202578287840268</text:p>
          </table:table-cell>
          <table:table-cell office:value-type="float" office:value="0.926624886230602">
            <text:p>0.926624886230602</text:p>
          </table:table-cell>
          <table:table-cell office:value-type="float" office:value="0.9476722948317235">
            <text:p>0.9476722948317235</text:p>
          </table:table-cell>
          <table:table-cell office:value-type="float" office:value="0.2202965980772">
            <text:p>0.2202965980772</text:p>
          </table:table-cell>
          <table:table-cell office:value-type="float" office:value="383.6777841404056">
            <text:p>383.6777841404056</text:p>
          </table:table-cell>
          <table:table-cell office:value-type="float" office:value="1.1903022445465534">
            <text:p>1.1903022445465534</text:p>
          </table:table-cell>
          <table:table-cell office:value-type="float" office:value="0.2263508263998398">
            <text:p>0.2263508263998398</text:p>
          </table:table-cell>
          <table:table-cell office:value-type="float" office:value="0.0009071594672754">
            <text:p>0.0009071594672754</text:p>
          </table:table-cell>
          <table:table-cell office:value-type="float" office:value="1.3814377688e-06">
            <text:p>1.3814377688e-06</text:p>
          </table:table-cell>
          <table:table-cell office:value-type="float" office:value="1.26253525615e-05">
            <text:p>1.26253525615e-05</text:p>
          </table:table-cell>
          <table:table-cell office:value-type="float" office:value="0.999078833742394">
            <text:p>0.999078833742394</text:p>
          </table:table-cell>
          <table:table-cell office:value-type="float" office:value="0.349864191744137">
            <text:p>0.349864191744137</text:p>
          </table:table-cell>
          <table:table-cell office:value-type="float" office:value="0.0005327791043273">
            <text:p>0.0005327791043273</text:p>
          </table:table-cell>
          <table:table-cell office:value-type="float" office:value="0.0048692197224029">
            <text:p>0.0048692197224029</text:p>
          </table:table-cell>
          <table:table-cell office:value-type="float" office:value="385.3147338094292">
            <text:p>385.31473380942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859553317997808">
            <text:p>2.859553317997808</text:p>
          </table:table-cell>
          <table:table-cell office:value-type="string" office:string-value="123">
            <text:p>123</text:p>
          </table:table-cell>
          <table:table-cell office:value-type="float" office:value="0.0023435900503297">
            <text:p>0.00234359005032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9699999999999">
            <text:p>0.0169699999999999</text:p>
          </table:table-cell>
          <table:table-cell office:value-type="float" office:value="0.7824144316785943">
            <text:p>0.7824144316785943</text:p>
          </table:table-cell>
          <table:table-cell office:value-type="float" office:value="0.2322101371378282">
            <text:p>0.2322101371378282</text:p>
          </table:table-cell>
          <table:table-cell office:value-type="float" office:value="0.976909998454136">
            <text:p>0.976909998454136</text:p>
          </table:table-cell>
          <table:table-cell office:value-type="float" office:value="0.999099911407453">
            <text:p>0.999099911407453</text:p>
          </table:table-cell>
          <table:table-cell office:value-type="float" office:value="0.707187142080588">
            <text:p>0.707187142080588</text:p>
          </table:table-cell>
          <table:table-cell office:value-type="float" office:value="0.2098836838839138">
            <text:p>0.2098836838839138</text:p>
          </table:table-cell>
          <table:table-cell office:value-type="float" office:value="0.8829824219813571">
            <text:p>0.8829824219813571</text:p>
          </table:table-cell>
          <table:table-cell office:value-type="float" office:value="0.9030388274988352">
            <text:p>0.9030388274988352</text:p>
          </table:table-cell>
          <table:table-cell office:value-type="float" office:value="0.2099225836963157">
            <text:p>0.2099225836963157</text:p>
          </table:table-cell>
          <table:table-cell office:value-type="float" office:value="383.7629881244858">
            <text:p>383.7629881244858</text:p>
          </table:table-cell>
          <table:table-cell office:value-type="float" office:value="1.1347619365157466">
            <text:p>1.1347619365157466</text:p>
          </table:table-cell>
          <table:table-cell office:value-type="float" office:value="0.2151901878145352">
            <text:p>0.2151901878145352</text:p>
          </table:table-cell>
          <table:table-cell office:value-type="float" office:value="0.0008864329152853">
            <text:p>0.0008864329152853</text:p>
          </table:table-cell>
          <table:table-cell office:value-type="float" office:value="1.3483770797e-06">
            <text:p>1.3483770797e-06</text:p>
          </table:table-cell>
          <table:table-cell office:value-type="float" office:value="1.23073001818e-05">
            <text:p>1.23073001818e-05</text:p>
          </table:table-cell>
          <table:table-cell office:value-type="float" office:value="0.999099911407453">
            <text:p>0.999099911407453</text:p>
          </table:table-cell>
          <table:table-cell office:value-type="float" office:value="0.341870582438097">
            <text:p>0.341870582438097</text:p>
          </table:table-cell>
          <table:table-cell office:value-type="float" office:value="0.0005200285883462">
            <text:p>0.0005200285883462</text:p>
          </table:table-cell>
          <table:table-cell office:value-type="float" office:value="0.0047465564611412">
            <text:p>0.0047465564611412</text:p>
          </table:table-cell>
          <table:table-cell office:value-type="float" office:value="385.3228628325125">
            <text:p>385.32286283251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723384112378864">
            <text:p>2.723384112378864</text:p>
          </table:table-cell>
          <table:table-cell office:value-type="string" office:string-value="124">
            <text:p>124</text:p>
          </table:table-cell>
          <table:table-cell office:value-type="float" office:value="0.0022331090698067">
            <text:p>0.002233109069806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03">
            <text:p>0.018103</text:p>
          </table:table-cell>
          <table:table-cell office:value-type="float" office:value="0.7824100232976637">
            <text:p>0.7824100232976637</text:p>
          </table:table-cell>
          <table:table-cell office:value-type="float" office:value="0.2322144631191152">
            <text:p>0.2322144631191152</text:p>
          </table:table-cell>
          <table:table-cell office:value-type="float" office:value="0.976929904458086">
            <text:p>0.976929904458086</text:p>
          </table:table-cell>
          <table:table-cell office:value-type="float" office:value="0.999120586293691">
            <text:p>0.999120586293691</text:p>
          </table:table-cell>
          <table:table-cell office:value-type="float" office:value="0.6738452925794345">
            <text:p>0.6738452925794345</text:p>
          </table:table-cell>
          <table:table-cell office:value-type="float" office:value="0.1999931214865658">
            <text:p>0.1999931214865658</text:p>
          </table:table-cell>
          <table:table-cell office:value-type="float" office:value="0.8413742126213934">
            <text:p>0.8413742126213934</text:p>
          </table:table-cell>
          <table:table-cell office:value-type="float" office:value="0.8604857858998479">
            <text:p>0.8604857858998479</text:p>
          </table:table-cell>
          <table:table-cell office:value-type="float" office:value="0.200032311486295">
            <text:p>0.200032311486295</text:p>
          </table:table-cell>
          <table:table-cell office:value-type="float" office:value="383.84440137048415">
            <text:p>383.84440137048415</text:p>
          </table:table-cell>
          <table:table-cell office:value-type="float" office:value="1.08179922791696">
            <text:p>1.08179922791696</text:p>
          </table:table-cell>
          <table:table-cell office:value-type="float" office:value="0.2046036060004177">
            <text:p>0.2046036060004177</text:p>
          </table:table-cell>
          <table:table-cell office:value-type="float" office:value="0.000866099731195">
            <text:p>0.000866099731195</text:p>
          </table:table-cell>
          <table:table-cell office:value-type="float" office:value="1.3161153039e-06">
            <text:p>1.3161153039e-06</text:p>
          </table:table-cell>
          <table:table-cell office:value-type="float" office:value="1.19978598099e-05">
            <text:p>1.19978598099e-05</text:p>
          </table:table-cell>
          <table:table-cell office:value-type="float" office:value="0.999120586293691">
            <text:p>0.999120586293691</text:p>
          </table:table-cell>
          <table:table-cell office:value-type="float" office:value="0.3340286833299766">
            <text:p>0.3340286833299766</text:p>
          </table:table-cell>
          <table:table-cell office:value-type="float" office:value="0.0005075861892817">
            <text:p>0.0005075861892817</text:p>
          </table:table-cell>
          <table:table-cell office:value-type="float" office:value="0.0046272145929176">
            <text:p>0.0046272145929176</text:p>
          </table:table-cell>
          <table:table-cell office:value-type="float" office:value="385.3308365158878">
            <text:p>385.330836515887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593699154646537">
            <text:p>2.593699154646537</text:p>
          </table:table-cell>
          <table:table-cell office:value-type="string" office:string-value="125">
            <text:p>125</text:p>
          </table:table-cell>
          <table:table-cell office:value-type="float" office:value="0.0021277859949503">
            <text:p>0.00212778599495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9139999999999">
            <text:p>0.0179139999999999</text:p>
          </table:table-cell>
          <table:table-cell office:value-type="float" office:value="0.7824057046760805">
            <text:p>0.7824057046760805</text:p>
          </table:table-cell>
          <table:table-cell office:value-type="float" office:value="0.2322187010187997">
            <text:p>0.2322187010187997</text:p>
          </table:table-cell>
          <table:table-cell office:value-type="float" office:value="0.9769494013188996">
            <text:p>0.9769494013188996</text:p>
          </table:table-cell>
          <table:table-cell office:value-type="float" office:value="0.9991408343318416">
            <text:p>0.9991408343318416</text:p>
          </table:table-cell>
          <table:table-cell office:value-type="float" office:value="0.6420602923734353">
            <text:p>0.6420602923734353</text:p>
          </table:table-cell>
          <table:table-cell office:value-type="float" office:value="0.1905640592593037">
            <text:p>0.1905640592593037</text:p>
          </table:table-cell>
          <table:table-cell office:value-type="float" office:value="0.8017073680521716">
            <text:p>0.8017073680521716</text:p>
          </table:table-cell>
          <table:table-cell office:value-type="float" office:value="0.8199181733713556">
            <text:p>0.8199181733713556</text:p>
          </table:table-cell>
          <table:table-cell office:value-type="float" office:value="0.1906035083655076">
            <text:p>0.1906035083655076</text:p>
          </table:table-cell>
          <table:table-cell office:value-type="float" office:value="383.9221874549504">
            <text:p>383.9221874549504</text:p>
          </table:table-cell>
          <table:table-cell office:value-type="float" office:value="1.0312950846056312">
            <text:p>1.0312950846056312</text:p>
          </table:table-cell>
          <table:table-cell office:value-type="float" office:value="0.1945595288398071">
            <text:p>0.1945595288398071</text:p>
          </table:table-cell>
          <table:table-cell office:value-type="float" office:value="0.0008461836209608">
            <text:p>0.0008461836209608</text:p>
          </table:table-cell>
          <table:table-cell office:value-type="float" office:value="1.2854083211e-06">
            <text:p>1.2854083211e-06</text:p>
          </table:table-cell>
          <table:table-cell office:value-type="float" office:value="1.16966388764e-05">
            <text:p>1.16966388764e-05</text:p>
          </table:table-cell>
          <table:table-cell office:value-type="float" office:value="0.9991408343318416">
            <text:p>0.9991408343318416</text:p>
          </table:table-cell>
          <table:table-cell office:value-type="float" office:value="0.326347637095988">
            <text:p>0.326347637095988</text:p>
          </table:table-cell>
          <table:table-cell office:value-type="float" office:value="0.0004957434272238">
            <text:p>0.0004957434272238</text:p>
          </table:table-cell>
          <table:table-cell office:value-type="float" office:value="0.0045110427154832">
            <text:p>0.0045110427154832</text:p>
          </table:table-cell>
          <table:table-cell office:value-type="float" office:value="385.3386455767613">
            <text:p>385.338645576761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47018967109194">
            <text:p>2.47018967109194</text:p>
          </table:table-cell>
          <table:table-cell office:value-type="string" office:string-value="126">
            <text:p>126</text:p>
          </table:table-cell>
          <table:table-cell office:value-type="float" office:value="0.0020273846889139">
            <text:p>0.00202738468891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689">
            <text:p>0.015689</text:p>
          </table:table-cell>
          <table:table-cell office:value-type="float" office:value="0.7824014665072216">
            <text:p>0.7824014665072216</text:p>
          </table:table-cell>
          <table:table-cell office:value-type="float" office:value="0.232222859969549">
            <text:p>0.232222859969549</text:p>
          </table:table-cell>
          <table:table-cell office:value-type="float" office:value="0.9769685413803753">
            <text:p>0.9769685413803753</text:p>
          </table:table-cell>
          <table:table-cell office:value-type="float" office:value="0.9991607089347257">
            <text:p>0.9991607089347257</text:p>
          </table:table-cell>
          <table:table-cell office:value-type="float" office:value="0.6117608434705635">
            <text:p>0.6117608434705635</text:p>
          </table:table-cell>
          <table:table-cell office:value-type="float" office:value="0.181575391623843">
            <text:p>0.181575391623843</text:p>
          </table:table-cell>
          <table:table-cell office:value-type="float" office:value="0.7638931220146787">
            <text:p>0.7638931220146787</text:p>
          </table:table-cell>
          <table:table-cell office:value-type="float" office:value="0.7812452100700558">
            <text:p>0.7812452100700558</text:p>
          </table:table-cell>
          <table:table-cell office:value-type="float" office:value="0.1816155531030544">
            <text:p>0.1816155531030544</text:p>
          </table:table-cell>
          <table:table-cell office:value-type="float" office:value="383.9965250677493">
            <text:p>383.9965250677493</text:p>
          </table:table-cell>
          <table:table-cell office:value-type="float" office:value="0.983141177927543">
            <text:p>0.983141177927543</text:p>
          </table:table-cell>
          <table:table-cell office:value-type="float" office:value="0.1850288160758441">
            <text:p>0.1850288160758441</text:p>
          </table:table-cell>
          <table:table-cell office:value-type="float" office:value="0.0008266334029213">
            <text:p>0.0008266334029213</text:p>
          </table:table-cell>
          <table:table-cell office:value-type="float" office:value="1.2539070428e-06">
            <text:p>1.2539070428e-06</text:p>
          </table:table-cell>
          <table:table-cell office:value-type="float" office:value="1.14037553098e-05">
            <text:p>1.14037553098e-05</text:p>
          </table:table-cell>
          <table:table-cell office:value-type="float" office:value="0.9991607089347257">
            <text:p>0.9991607089347257</text:p>
          </table:table-cell>
          <table:table-cell office:value-type="float" office:value="0.3188077045046687">
            <text:p>0.3188077045046687</text:p>
          </table:table-cell>
          <table:table-cell office:value-type="float" office:value="0.0004835943292321">
            <text:p>0.0004835943292321</text:p>
          </table:table-cell>
          <table:table-cell office:value-type="float" office:value="0.0043980863103443">
            <text:p>0.0043980863103443</text:p>
          </table:table-cell>
          <table:table-cell office:value-type="float" office:value="385.34631061485567">
            <text:p>385.3463106148556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352561591516133">
            <text:p>2.352561591516133</text:p>
          </table:table-cell>
          <table:table-cell office:value-type="string" office:string-value="127">
            <text:p>127</text:p>
          </table:table-cell>
          <table:table-cell office:value-type="float" office:value="0.0019316793640285">
            <text:p>0.00193167936402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739999999999">
            <text:p>0.0152739999999999</text:p>
          </table:table-cell>
          <table:table-cell office:value-type="float" office:value="0.7823974566360107">
            <text:p>0.7823974566360107</text:p>
          </table:table-cell>
          <table:table-cell office:value-type="float" office:value="0.2322267948898961">
            <text:p>0.2322267948898961</text:p>
          </table:table-cell>
          <table:table-cell office:value-type="float" office:value="0.9769866503760288">
            <text:p>0.9769866503760288</text:p>
          </table:table-cell>
          <table:table-cell office:value-type="float" office:value="0.9991795208626728">
            <text:p>0.9991795208626728</text:p>
          </table:table-cell>
          <table:table-cell office:value-type="float" office:value="0.5828788917434702">
            <text:p>0.5828788917434702</text:p>
          </table:table-cell>
          <table:table-cell office:value-type="float" office:value="0.1730068211373717">
            <text:p>0.1730068211373717</text:p>
          </table:table-cell>
          <table:table-cell office:value-type="float" office:value="0.7278460470306373">
            <text:p>0.7278460470306373</text:p>
          </table:table-cell>
          <table:table-cell office:value-type="float" office:value="0.7443795309321316">
            <text:p>0.7443795309321316</text:p>
          </table:table-cell>
          <table:table-cell office:value-type="float" office:value="0.1730477511792226">
            <text:p>0.1730477511792226</text:p>
          </table:table-cell>
          <table:table-cell office:value-type="float" office:value="384.06732469518926">
            <text:p>384.06732469518926</text:p>
          </table:table-cell>
          <table:table-cell office:value-type="float" office:value="0.9372103147179383">
            <text:p>0.9372103147179383</text:p>
          </table:table-cell>
          <table:table-cell office:value-type="float" office:value="0.175983050020715">
            <text:p>0.175983050020715</text:p>
          </table:table-cell>
          <table:table-cell office:value-type="float" office:value="0.0008081363351877">
            <text:p>0.0008081363351877</text:p>
          </table:table-cell>
          <table:table-cell office:value-type="float" office:value="1.2239362798e-06">
            <text:p>1.2239362798e-06</text:p>
          </table:table-cell>
          <table:table-cell office:value-type="float" office:value="1.11188658595e-05">
            <text:p>1.11188658595e-05</text:p>
          </table:table-cell>
          <table:table-cell office:value-type="float" office:value="0.9991795208626728">
            <text:p>0.9991795208626728</text:p>
          </table:table-cell>
          <table:table-cell office:value-type="float" office:value="0.3116739403918502">
            <text:p>0.3116739403918502</text:p>
          </table:table-cell>
          <table:table-cell office:value-type="float" office:value="0.0004720355050485">
            <text:p>0.0004720355050485</text:p>
          </table:table-cell>
          <table:table-cell office:value-type="float" office:value="0.0042882129960653">
            <text:p>0.0042882129960653</text:p>
          </table:table-cell>
          <table:table-cell office:value-type="float" office:value="385.3535658111071">
            <text:p>385.353565811107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240534849062984">
            <text:p>2.240534849062984</text:p>
          </table:table-cell>
          <table:table-cell office:value-type="string" office:string-value="128">
            <text:p>128</text:p>
          </table:table-cell>
          <table:table-cell office:value-type="float" office:value="0.0018404542459415">
            <text:p>0.00184045424594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33">
            <text:p>0.015233</text:p>
          </table:table-cell>
          <table:table-cell office:value-type="float" office:value="0.7823935444319045">
            <text:p>0.7823935444319045</text:p>
          </table:table-cell>
          <table:table-cell office:value-type="float" office:value="0.2322306339686921">
            <text:p>0.2322306339686921</text:p>
          </table:table-cell>
          <table:table-cell office:value-type="float" office:value="0.9770043184124532">
            <text:p>0.9770043184124532</text:p>
          </table:table-cell>
          <table:table-cell office:value-type="float" office:value="0.9991978740180384">
            <text:p>0.9991978740180384</text:p>
          </table:table-cell>
          <table:table-cell office:value-type="float" office:value="0.5553491884050421">
            <text:p>0.5553491884050421</text:p>
          </table:table-cell>
          <table:table-cell office:value-type="float" office:value="0.1648391592890071">
            <text:p>0.1648391592890071</text:p>
          </table:table-cell>
          <table:table-cell office:value-type="float" office:value="0.6934854705281897">
            <text:p>0.6934854705281897</text:p>
          </table:table-cell>
          <table:table-cell office:value-type="float" office:value="0.7092386336020658">
            <text:p>0.7092386336020658</text:p>
          </table:table-cell>
          <table:table-cell office:value-type="float" office:value="0.1648809340412862">
            <text:p>0.1648809340412862</text:p>
          </table:table-cell>
          <table:table-cell office:value-type="float" office:value="384.13495106532446">
            <text:p>384.13495106532446</text:p>
          </table:table-cell>
          <table:table-cell office:value-type="float" office:value="0.8934156574252466">
            <text:p>0.8934156574252466</text:p>
          </table:table-cell>
          <table:table-cell office:value-type="float" office:value="0.1673964157457285">
            <text:p>0.1673964157457285</text:p>
          </table:table-cell>
          <table:table-cell office:value-type="float" office:value="0.0007900897019418">
            <text:p>0.0007900897019418</text:p>
          </table:table-cell>
          <table:table-cell office:value-type="float" office:value="1.1946852043e-06">
            <text:p>1.1946852043e-06</text:p>
          </table:table-cell>
          <table:table-cell office:value-type="float" office:value="1.08415948154e-05">
            <text:p>1.08415948154e-05</text:p>
          </table:table-cell>
          <table:table-cell office:value-type="float" office:value="0.9991978740180384">
            <text:p>0.9991978740180384</text:p>
          </table:table-cell>
          <table:table-cell office:value-type="float" office:value="0.3047138953479062">
            <text:p>0.3047138953479062</text:p>
          </table:table-cell>
          <table:table-cell office:value-type="float" office:value="0.0004607542427674">
            <text:p>0.0004607542427674</text:p>
          </table:table-cell>
          <table:table-cell office:value-type="float" office:value="0.0041812778724778">
            <text:p>0.0041812778724778</text:p>
          </table:table-cell>
          <table:table-cell office:value-type="float" office:value="385.3606440725369">
            <text:p>385.360644072536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133842713393318">
            <text:p>2.133842713393318</text:p>
          </table:table-cell>
          <table:table-cell office:value-type="string" office:string-value="129">
            <text:p>129</text:p>
          </table:table-cell>
          <table:table-cell office:value-type="float" office:value="0.0017535031029252">
            <text:p>0.001753503102925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22">
            <text:p>0.015322</text:p>
          </table:table-cell>
          <table:table-cell office:value-type="float" office:value="0.7823896809596488">
            <text:p>0.7823896809596488</text:p>
          </table:table-cell>
          <table:table-cell office:value-type="float" office:value="0.2322344252265129">
            <text:p>0.2322344252265129</text:p>
          </table:table-cell>
          <table:table-cell office:value-type="float" office:value="0.9770217652320184">
            <text:p>0.9770217652320184</text:p>
          </table:table-cell>
          <table:table-cell office:value-type="float" office:value="0.9992159934752048">
            <text:p>0.9992159934752048</text:p>
          </table:table-cell>
          <table:table-cell office:value-type="float" office:value="0.5291094405361748">
            <text:p>0.5291094405361748</text:p>
          </table:table-cell>
          <table:table-cell office:value-type="float" office:value="0.1570539972538028">
            <text:p>0.1570539972538028</text:p>
          </table:table-cell>
          <table:table-cell office:value-type="float" office:value="0.6607339694965128">
            <text:p>0.6607339694965128</text:p>
          </table:table-cell>
          <table:table-cell office:value-type="float" office:value="0.675743338835946">
            <text:p>0.675743338835946</text:p>
          </table:table-cell>
          <table:table-cell office:value-type="float" office:value="0.1570966332073949">
            <text:p>0.1570966332073949</text:p>
          </table:table-cell>
          <table:table-cell office:value-type="float" office:value="384.1996267448712">
            <text:p>384.1996267448712</text:p>
          </table:table-cell>
          <table:table-cell office:value-type="float" office:value="0.8516644750595019">
            <text:p>0.8516644750595019</text:p>
          </table:table-cell>
          <table:table-cell office:value-type="float" office:value="0.1592443504442593">
            <text:p>0.1592443504442593</text:p>
          </table:table-cell>
          <table:table-cell office:value-type="float" office:value="0.0007722687740341">
            <text:p>0.0007722687740341</text:p>
          </table:table-cell>
          <table:table-cell office:value-type="float" office:value="1.166138943e-06">
            <text:p>1.166138943e-06</text:p>
          </table:table-cell>
          <table:table-cell office:value-type="float" office:value="1.05716118177e-05">
            <text:p>1.05716118177e-05</text:p>
          </table:table-cell>
          <table:table-cell office:value-type="float" office:value="0.9992159934752048">
            <text:p>0.9992159934752048</text:p>
          </table:table-cell>
          <table:table-cell office:value-type="float" office:value="0.2978408980817448">
            <text:p>0.2978408980817448</text:p>
          </table:table-cell>
          <table:table-cell office:value-type="float" office:value="0.0004497448061681">
            <text:p>0.0004497448061681</text:p>
          </table:table-cell>
          <table:table-cell office:value-type="float" office:value="0.0040771535297409">
            <text:p>0.0040771535297409</text:p>
          </table:table-cell>
          <table:table-cell office:value-type="float" office:value="385.36763220358233">
            <text:p>385.3676322035823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2.032231155612684">
            <text:p>2.032231155612684</text:p>
          </table:table-cell>
          <table:table-cell office:value-type="string" office:string-value="130">
            <text:p>130</text:p>
          </table:table-cell>
          <table:table-cell office:value-type="float" office:value="0.0016706288667178">
            <text:p>0.00167062886671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219999999999">
            <text:p>0.0154219999999999</text:p>
          </table:table-cell>
          <table:table-cell office:value-type="float" office:value="0.7823858489512797">
            <text:p>0.7823858489512797</text:p>
          </table:table-cell>
          <table:table-cell office:value-type="float" office:value="0.2322381856085574">
            <text:p>0.2322381856085574</text:p>
          </table:table-cell>
          <table:table-cell office:value-type="float" office:value="0.9770390684168044">
            <text:p>0.9770390684168044</text:p>
          </table:table-cell>
          <table:table-cell office:value-type="float" office:value="0.9992339588396222">
            <text:p>0.9992339588396222</text:p>
          </table:table-cell>
          <table:table-cell office:value-type="float" office:value="0.5041001490826771">
            <text:p>0.5041001490826771</text:p>
          </table:table-cell>
          <table:table-cell office:value-type="float" office:value="0.1496337186375344">
            <text:p>0.1496337186375344</text:p>
          </table:table-cell>
          <table:table-cell office:value-type="float" office:value="0.62951744424915">
            <text:p>0.62951744424915</text:p>
          </table:table-cell>
          <table:table-cell office:value-type="float" office:value="0.6438178659477445">
            <text:p>0.6438178659477445</text:p>
          </table:table-cell>
          <table:table-cell office:value-type="float" office:value="0.1496772090631763">
            <text:p>0.1496772090631763</text:p>
          </table:table-cell>
          <table:table-cell office:value-type="float" office:value="384.2615152554012">
            <text:p>384.2615152554012</text:p>
          </table:table-cell>
          <table:table-cell office:value-type="float" office:value="0.8118647728826714">
            <text:p>0.8118647728826714</text:p>
          </table:table-cell>
          <table:table-cell office:value-type="float" office:value="0.1515036683301917">
            <text:p>0.1515036683301917</text:p>
          </table:table-cell>
          <table:table-cell office:value-type="float" office:value="0.000754594217836">
            <text:p>0.000754594217836</text:p>
          </table:table-cell>
          <table:table-cell office:value-type="float" office:value="1.1382800346e-06">
            <text:p>1.1382800346e-06</text:p>
          </table:table-cell>
          <table:table-cell office:value-type="float" office:value="1.03086625068e-05">
            <text:p>1.03086625068e-05</text:p>
          </table:table-cell>
          <table:table-cell office:value-type="float" office:value="0.9992339588396222">
            <text:p>0.9992339588396222</text:p>
          </table:table-cell>
          <table:table-cell office:value-type="float" office:value="0.2910243519928409">
            <text:p>0.2910243519928409</text:p>
          </table:table-cell>
          <table:table-cell office:value-type="float" office:value="0.0004390004609645">
            <text:p>0.0004390004609645</text:p>
          </table:table-cell>
          <table:table-cell office:value-type="float" office:value="0.0039757418690135">
            <text:p>0.0039757418690135</text:p>
          </table:table-cell>
          <table:table-cell office:value-type="float" office:value="385.37456090567713">
            <text:p>385.3745609056771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935458243440652">
            <text:p>1.935458243440652</text:p>
          </table:table-cell>
          <table:table-cell office:value-type="string" office:string-value="131">
            <text:p>131</text:p>
          </table:table-cell>
          <table:table-cell office:value-type="float" office:value="0.0015916432543103">
            <text:p>0.00159164325431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268">
            <text:p>0.016268</text:p>
          </table:table-cell>
          <table:table-cell office:value-type="float" office:value="0.7823820765405644">
            <text:p>0.7823820765405644</text:p>
          </table:table-cell>
          <table:table-cell office:value-type="float" office:value="0.232241887506923">
            <text:p>0.232241887506923</text:p>
          </table:table-cell>
          <table:table-cell office:value-type="float" office:value="0.9770561017062792">
            <text:p>0.9770561017062792</text:p>
          </table:table-cell>
          <table:table-cell office:value-type="float" office:value="0.9992516411396216">
            <text:p>0.9992516411396216</text:p>
          </table:table-cell>
          <table:table-cell office:value-type="float" office:value="0.480264497464831">
            <text:p>0.480264497464831</text:p>
          </table:table-cell>
          <table:table-cell office:value-type="float" office:value="0.1425614629197263">
            <text:p>0.1425614629197263</text:p>
          </table:table-cell>
          <table:table-cell office:value-type="float" office:value="0.5997649636297411">
            <text:p>0.5997649636297411</text:p>
          </table:table-cell>
          <table:table-cell office:value-type="float" office:value="0.6133896745114741">
            <text:p>0.6133896745114741</text:p>
          </table:table-cell>
          <table:table-cell office:value-type="float" office:value="0.1426058168652942">
            <text:p>0.1426058168652942</text:p>
          </table:table-cell>
          <table:table-cell office:value-type="float" office:value="384.3206984961969">
            <text:p>384.3206984961969</text:p>
          </table:table-cell>
          <table:table-cell office:value-type="float" office:value="0.7739236683495198">
            <text:p>0.7739236683495198</text:p>
          </table:table-cell>
          <table:table-cell office:value-type="float" office:value="0.1441524569062396">
            <text:p>0.1441524569062396</text:p>
          </table:table-cell>
          <table:table-cell office:value-type="float" office:value="0.000737195175541">
            <text:p>0.000737195175541</text:p>
          </table:table-cell>
          <table:table-cell office:value-type="float" office:value="1.111092855e-06">
            <text:p>1.111092855e-06</text:p>
          </table:table-cell>
          <table:table-cell office:value-type="float" office:value="1.00525919821e-05">
            <text:p>1.00525919821e-05</text:p>
          </table:table-cell>
          <table:table-cell office:value-type="float" office:value="0.9992516411396216">
            <text:p>0.9992516411396216</text:p>
          </table:table-cell>
          <table:table-cell office:value-type="float" office:value="0.2843140633509167">
            <text:p>0.2843140633509167</text:p>
          </table:table-cell>
          <table:table-cell office:value-type="float" office:value="0.0004285151814197">
            <text:p>0.0004285151814197</text:p>
          </table:table-cell>
          <table:table-cell office:value-type="float" office:value="0.0038769831497627">
            <text:p>0.0038769831497627</text:p>
          </table:table-cell>
          <table:table-cell office:value-type="float" office:value="385.38138043831793">
            <text:p>385.3813804383179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843293565181573">
            <text:p>1.843293565181573</text:p>
          </table:table-cell>
          <table:table-cell office:value-type="string" office:string-value="132">
            <text:p>132</text:p>
          </table:table-cell>
          <table:table-cell office:value-type="float" office:value="0.0015163664166364">
            <text:p>0.00151636641663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68">
            <text:p>0.015468</text:p>
          </table:table-cell>
          <table:table-cell office:value-type="float" office:value="0.7823783528256614">
            <text:p>0.7823783528256614</text:p>
          </table:table-cell>
          <table:table-cell office:value-type="float" office:value="0.2322455416196782">
            <text:p>0.2322455416196782</text:p>
          </table:table-cell>
          <table:table-cell office:value-type="float" office:value="0.9770729140983924">
            <text:p>0.9770729140983924</text:p>
          </table:table-cell>
          <table:table-cell office:value-type="float" office:value="0.9992690907174304">
            <text:p>0.9992690907174304</text:p>
          </table:table-cell>
          <table:table-cell office:value-type="float" office:value="0.4575481892550863">
            <text:p>0.4575481892550863</text:p>
          </table:table-cell>
          <table:table-cell office:value-type="float" office:value="0.1358211492519776">
            <text:p>0.1358211492519776</text:p>
          </table:table-cell>
          <table:table-cell office:value-type="float" office:value="0.5714088854852666">
            <text:p>0.5714088854852666</text:p>
          </table:table-cell>
          <table:table-cell office:value-type="float" office:value="0.5843895877040178">
            <text:p>0.5843895877040178</text:p>
          </table:table-cell>
          <table:table-cell office:value-type="float" office:value="0.1358663591931338">
            <text:p>0.1358663591931338</text:p>
          </table:table-cell>
          <table:table-cell office:value-type="float" office:value="384.3773170925039">
            <text:p>384.3773170925039</text:p>
          </table:table-cell>
          <table:table-cell office:value-type="float" office:value="0.7377566507765682">
            <text:p>0.7377566507765682</text:p>
          </table:table-cell>
          <table:table-cell office:value-type="float" office:value="0.1371701145179151">
            <text:p>0.1371701145179151</text:p>
          </table:table-cell>
          <table:table-cell office:value-type="float" office:value="0.0007200215469475">
            <text:p>0.0007200215469475</text:p>
          </table:table-cell>
          <table:table-cell office:value-type="float" office:value="1.0845609396e-06">
            <text:p>1.0845609396e-06</text:p>
          </table:table-cell>
          <table:table-cell office:value-type="float" office:value="9.8031746824e-06">
            <text:p>9.8031746824e-06</text:p>
          </table:table-cell>
          <table:table-cell office:value-type="float" office:value="0.9992690907174304">
            <text:p>0.9992690907174304</text:p>
          </table:table-cell>
          <table:table-cell office:value-type="float" office:value="0.2776907100112432">
            <text:p>0.2776907100112432</text:p>
          </table:table-cell>
          <table:table-cell office:value-type="float" office:value="0.0004182826175937">
            <text:p>0.0004182826175937</text:p>
          </table:table-cell>
          <table:table-cell office:value-type="float" office:value="0.0037807903797865">
            <text:p>0.0037807903797865</text:p>
          </table:table-cell>
          <table:table-cell office:value-type="float" office:value="385.3881102169914">
            <text:p>385.388110216991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755517681125307">
            <text:p>1.755517681125307</text:p>
          </table:table-cell>
          <table:table-cell office:value-type="string" office:string-value="133">
            <text:p>133</text:p>
          </table:table-cell>
          <table:table-cell office:value-type="float" office:value="0.0014446265662209">
            <text:p>0.001444626566220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099999999999">
            <text:p>0.0152099999999999</text:p>
          </table:table-cell>
          <table:table-cell office:value-type="float" office:value="0.7823747685828611">
            <text:p>0.7823747685828611</text:p>
          </table:table-cell>
          <table:table-cell office:value-type="float" office:value="0.2322490588672858">
            <text:p>0.2322490588672858</text:p>
          </table:table-cell>
          <table:table-cell office:value-type="float" office:value="0.9770890980845156">
            <text:p>0.9770890980845156</text:p>
          </table:table-cell>
          <table:table-cell office:value-type="float" office:value="0.9992858908176911">
            <text:p>0.9992858908176911</text:p>
          </table:table-cell>
          <table:table-cell office:value-type="float" office:value="0.4358994199243272">
            <text:p>0.4358994199243272</text:p>
          </table:table-cell>
          <table:table-cell office:value-type="float" office:value="0.1293973605789906">
            <text:p>0.1293973605789906</text:p>
          </table:table-cell>
          <table:table-cell office:value-type="float" office:value="0.5443843387752556">
            <text:p>0.5443843387752556</text:p>
          </table:table-cell>
          <table:table-cell office:value-type="float" office:value="0.5567512624863785">
            <text:p>0.5567512624863785</text:p>
          </table:table-cell>
          <table:table-cell office:value-type="float" office:value="0.1294434767339961">
            <text:p>0.1294434767339961</text:p>
          </table:table-cell>
          <table:table-cell office:value-type="float" office:value="384.43133715431776">
            <text:p>384.43133715431776</text:p>
          </table:table-cell>
          <table:table-cell office:value-type="float" office:value="0.7032718024139668">
            <text:p>0.7032718024139668</text:p>
          </table:table-cell>
          <table:table-cell office:value-type="float" office:value="0.1305370781932493">
            <text:p>0.1305370781932493</text:p>
          </table:table-cell>
          <table:table-cell office:value-type="float" office:value="0.0007034901152486">
            <text:p>0.0007034901152486</text:p>
          </table:table-cell>
          <table:table-cell office:value-type="float" office:value="1.0586709537e-06">
            <text:p>1.0586709537e-06</text:p>
          </table:table-cell>
          <table:table-cell office:value-type="float" office:value="9.5603961064e-06">
            <text:p>9.5603961064e-06</text:p>
          </table:table-cell>
          <table:table-cell office:value-type="float" office:value="0.9992858908176911">
            <text:p>0.9992858908176911</text:p>
          </table:table-cell>
          <table:table-cell office:value-type="float" office:value="0.2713150327479342">
            <text:p>0.2713150327479342</text:p>
          </table:table-cell>
          <table:table-cell office:value-type="float" office:value="0.0004082976267417">
            <text:p>0.0004082976267417</text:p>
          </table:table-cell>
          <table:table-cell office:value-type="float" office:value="0.0036871579663726">
            <text:p>0.0036871579663726</text:p>
          </table:table-cell>
          <table:table-cell office:value-type="float" office:value="385.394589511659">
            <text:p>385.39458951165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671921601071721">
            <text:p>1.671921601071721</text:p>
          </table:table-cell>
          <table:table-cell office:value-type="string" office:string-value="134">
            <text:p>134</text:p>
          </table:table-cell>
          <table:table-cell office:value-type="float" office:value="0.001376259667777">
            <text:p>0.00137625966777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459999999999">
            <text:p>0.0154459999999999</text:p>
          </table:table-cell>
          <table:table-cell office:value-type="float" office:value="0.7823713025095834">
            <text:p>0.7823713025095834</text:p>
          </table:table-cell>
          <table:table-cell office:value-type="float" office:value="0.2322524601541472">
            <text:p>0.2322524601541472</text:p>
          </table:table-cell>
          <table:table-cell office:value-type="float" office:value="0.9771047493581152">
            <text:p>0.9771047493581152</text:p>
          </table:table-cell>
          <table:table-cell office:value-type="float" office:value="0.9993021395473068">
            <text:p>0.9993021395473068</text:p>
          </table:table-cell>
          <table:table-cell office:value-type="float" office:value="0.4152686563811406">
            <text:p>0.4152686563811406</text:p>
          </table:table-cell>
          <table:table-cell office:value-type="float" office:value="0.1232754406508228">
            <text:p>0.1232754406508228</text:p>
          </table:table-cell>
          <table:table-cell office:value-type="float" office:value="0.5186296776326423">
            <text:p>0.5186296776326423</text:p>
          </table:table-cell>
          <table:table-cell office:value-type="float" office:value="0.5304116542586582">
            <text:p>0.5304116542586582</text:p>
          </table:table-cell>
          <table:table-cell office:value-type="float" office:value="0.1233224842149625">
            <text:p>0.1233224842149625</text:p>
          </table:table-cell>
          <table:table-cell office:value-type="float" office:value="384.4829052906218">
            <text:p>384.4829052906218</text:p>
          </table:table-cell>
          <table:table-cell office:value-type="float" office:value="0.6703933416210006">
            <text:p>0.6703933416210006</text:p>
          </table:table-cell>
          <table:table-cell office:value-type="float" office:value="0.1242350427520008">
            <text:p>0.1242350427520008</text:p>
          </table:table-cell>
          <table:table-cell office:value-type="float" office:value="0.0006875030230911">
            <text:p>0.0006875030230911</text:p>
          </table:table-cell>
          <table:table-cell office:value-type="float" office:value="1.0334066313e-06">
            <text:p>1.0334066313e-06</text:p>
          </table:table-cell>
          <table:table-cell office:value-type="float" office:value="9.3240229704e-06">
            <text:p>9.3240229704e-06</text:p>
          </table:table-cell>
          <table:table-cell office:value-type="float" office:value="0.9993021395473068">
            <text:p>0.9993021395473068</text:p>
          </table:table-cell>
          <table:table-cell office:value-type="float" office:value="0.265149290915573">
            <text:p>0.265149290915573</text:p>
          </table:table-cell>
          <table:table-cell office:value-type="float" office:value="0.0003985539355265">
            <text:p>0.0003985539355265</text:p>
          </table:table-cell>
          <table:table-cell office:value-type="float" office:value="0.0035959959390295">
            <text:p>0.0035959959390295</text:p>
          </table:table-cell>
          <table:table-cell office:value-type="float" office:value="385.40085615920987">
            <text:p>385.4008561592098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592306286734972">
            <text:p>1.592306286734972</text:p>
          </table:table-cell>
          <table:table-cell office:value-type="string" office:string-value="135">
            <text:p>135</text:p>
          </table:table-cell>
          <table:table-cell office:value-type="float" office:value="0.0013111091016313">
            <text:p>0.001311109101631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369999999999">
            <text:p>0.0153369999999999</text:p>
          </table:table-cell>
          <table:table-cell office:value-type="float" office:value="0.7823678661518214">
            <text:p>0.7823678661518214</text:p>
          </table:table-cell>
          <table:table-cell office:value-type="float" office:value="0.2322558322809231">
            <text:p>0.2322558322809231</text:p>
          </table:table-cell>
          <table:table-cell office:value-type="float" office:value="0.9771202651009072">
            <text:p>0.9771202651009072</text:p>
          </table:table-cell>
          <table:table-cell office:value-type="float" office:value="0.9993182434816859">
            <text:p>0.9993182434816859</text:p>
          </table:table-cell>
          <table:table-cell office:value-type="float" office:value="0.3956085732543672">
            <text:p>0.3956085732543672</text:p>
          </table:table-cell>
          <table:table-cell office:value-type="float" office:value="0.1174414267428917">
            <text:p>0.1174414267428917</text:p>
          </table:table-cell>
          <table:table-cell office:value-type="float" office:value="0.4940861846433326">
            <text:p>0.4940861846433326</text:p>
          </table:table-cell>
          <table:table-cell office:value-type="float" office:value="0.5053107133289816">
            <text:p>0.5053107133289816</text:p>
          </table:table-cell>
          <table:table-cell office:value-type="float" office:value="0.1174893511199753">
            <text:p>0.1174893511199753</text:p>
          </table:table-cell>
          <table:table-cell office:value-type="float" office:value="384.53227446024096">
            <text:p>384.53227446024096</text:p>
          </table:table-cell>
          <table:table-cell office:value-type="float" office:value="0.6390563353492998">
            <text:p>0.6390563353492998</text:p>
          </table:table-cell>
          <table:table-cell office:value-type="float" office:value="0.11824681687151">
            <text:p>0.11824681687151</text:p>
          </table:table-cell>
          <table:table-cell office:value-type="float" office:value="0.0006716540710957">
            <text:p>0.0006716540710957</text:p>
          </table:table-cell>
          <table:table-cell office:value-type="float" office:value="1.0087506266e-06">
            <text:p>1.0087506266e-06</text:p>
          </table:table-cell>
          <table:table-cell office:value-type="float" office:value="9.0936965918e-06">
            <text:p>9.0936965918e-06</text:p>
          </table:table-cell>
          <table:table-cell office:value-type="float" office:value="0.9993182434816859">
            <text:p>0.9993182434816859</text:p>
          </table:table-cell>
          <table:table-cell office:value-type="float" office:value="0.2590368255994811">
            <text:p>0.2590368255994811</text:p>
          </table:table-cell>
          <table:table-cell office:value-type="float" office:value="0.0003890448541966">
            <text:p>0.0003890448541966</text:p>
          </table:table-cell>
          <table:table-cell office:value-type="float" office:value="0.0035071659645808">
            <text:p>0.0035071659645808</text:p>
          </table:table-cell>
          <table:table-cell office:value-type="float" office:value="385.40706696358177">
            <text:p>385.4070669635817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516482177842831">
            <text:p>1.516482177842831</text:p>
          </table:table-cell>
          <table:table-cell office:value-type="string" office:string-value="136">
            <text:p>136</text:p>
          </table:table-cell>
          <table:table-cell office:value-type="float" office:value="0.0012490253224509">
            <text:p>0.001249025322450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23">
            <text:p>0.01623</text:p>
          </table:table-cell>
          <table:table-cell office:value-type="float" office:value="0.7823645048184052">
            <text:p>0.7823645048184052</text:p>
          </table:table-cell>
          <table:table-cell office:value-type="float" office:value="0.2322591307856773">
            <text:p>0.2322591307856773</text:p>
          </table:table-cell>
          <table:table-cell office:value-type="float" office:value="0.9771354419375242">
            <text:p>0.9771354419375242</text:p>
          </table:table-cell>
          <table:table-cell office:value-type="float" office:value="0.9993339947106028">
            <text:p>0.9993339947106028</text:p>
          </table:table-cell>
          <table:table-cell office:value-type="float" office:value="0.3768740543556141">
            <text:p>0.3768740543556141</text:p>
          </table:table-cell>
          <table:table-cell office:value-type="float" office:value="0.1118819166018098">
            <text:p>0.1118819166018098</text:p>
          </table:table-cell>
          <table:table-cell office:value-type="float" office:value="0.4706974733510383">
            <text:p>0.4706974733510383</text:p>
          </table:table-cell>
          <table:table-cell office:value-type="float" office:value="0.4813907736386824">
            <text:p>0.4813907736386824</text:p>
          </table:table-cell>
          <table:table-cell office:value-type="float" office:value="0.111930701092038">
            <text:p>0.111930701092038</text:p>
          </table:table-cell>
          <table:table-cell office:value-type="float" office:value="384.57947056347473">
            <text:p>384.57947056347473</text:p>
          </table:table-cell>
          <table:table-cell office:value-type="float" office:value="0.6091844727014188">
            <text:p>0.6091844727014188</text:p>
          </table:table-cell>
          <table:table-cell office:value-type="float" office:value="0.1125560027700516">
            <text:p>0.1125560027700516</text:p>
          </table:table-cell>
          <table:table-cell office:value-type="float" office:value="0.0006561512683858">
            <text:p>0.0006561512683858</text:p>
          </table:table-cell>
          <table:table-cell office:value-type="float" office:value="9.846894101e-07">
            <text:p>9.846894101e-07</text:p>
          </table:table-cell>
          <table:table-cell office:value-type="float" office:value="8.8693316012e-06">
            <text:p>8.8693316012e-06</text:p>
          </table:table-cell>
          <table:table-cell office:value-type="float" office:value="0.9993339947106028">
            <text:p>0.9993339947106028</text:p>
          </table:table-cell>
          <table:table-cell office:value-type="float" office:value="0.2530578596783543">
            <text:p>0.2530578596783543</text:p>
          </table:table-cell>
          <table:table-cell office:value-type="float" office:value="0.0003797651647936">
            <text:p>0.0003797651647936</text:p>
          </table:table-cell>
          <table:table-cell office:value-type="float" office:value="0.0034206351186613">
            <text:p>0.0034206351186613</text:p>
          </table:table-cell>
          <table:table-cell office:value-type="float" office:value="385.4131417400382">
            <text:p>385.413141740038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444268740802696">
            <text:p>1.444268740802696</text:p>
          </table:table-cell>
          <table:table-cell office:value-type="string" office:string-value="137">
            <text:p>137</text:p>
          </table:table-cell>
          <table:table-cell office:value-type="float" office:value="0.0011898655791229">
            <text:p>0.001189865579122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029999999999">
            <text:p>0.0152029999999999</text:p>
          </table:table-cell>
          <table:table-cell office:value-type="float" office:value="0.7823612167529898">
            <text:p>0.7823612167529898</text:p>
          </table:table-cell>
          <table:table-cell office:value-type="float" office:value="0.232262357391926">
            <text:p>0.232262357391926</text:p>
          </table:table-cell>
          <table:table-cell office:value-type="float" office:value="0.9771502878006534">
            <text:p>0.9771502878006534</text:p>
          </table:table-cell>
          <table:table-cell office:value-type="float" office:value="0.9993494015237024">
            <text:p>0.9993494015237024</text:p>
          </table:table-cell>
          <table:table-cell office:value-type="float" office:value="0.3590220088053431">
            <text:p>0.3590220088053431</text:p>
          </table:table-cell>
          <table:table-cell office:value-type="float" office:value="0.106584140848384">
            <text:p>0.106584140848384</text:p>
          </table:table-cell>
          <table:table-cell office:value-type="float" office:value="0.4484098287577458">
            <text:p>0.4484098287577458</text:p>
          </table:table-cell>
          <table:table-cell office:value-type="float" office:value="0.4585969012146665">
            <text:p>0.4585969012146665</text:p>
          </table:table-cell>
          <table:table-cell office:value-type="float" office:value="0.106633758417842">
            <text:p>0.106633758417842</text:p>
          </table:table-cell>
          <table:table-cell office:value-type="float" office:value="384.6245928936294">
            <text:p>384.6245928936294</text:p>
          </table:table-cell>
          <table:table-cell office:value-type="float" office:value="0.5807098595369043">
            <text:p>0.5807098595369043</text:p>
          </table:table-cell>
          <table:table-cell office:value-type="float" office:value="0.1071471740622114">
            <text:p>0.1071471740622114</text:p>
          </table:table-cell>
          <table:table-cell office:value-type="float" office:value="0.000640986512467">
            <text:p>0.000640986512467</text:p>
          </table:table-cell>
          <table:table-cell office:value-type="float" office:value="9.612085751e-07">
            <text:p>9.612085751e-07</text:p>
          </table:table-cell>
          <table:table-cell office:value-type="float" office:value="8.6507552552e-06">
            <text:p>8.6507552552e-06</text:p>
          </table:table-cell>
          <table:table-cell office:value-type="float" office:value="0.9993494015237024">
            <text:p>0.9993494015237024</text:p>
          </table:table-cell>
          <table:table-cell office:value-type="float" office:value="0.2472092682631568">
            <text:p>0.2472092682631568</text:p>
          </table:table-cell>
          <table:table-cell office:value-type="float" office:value="0.0003707093111864">
            <text:p>0.0003707093111864</text:p>
          </table:table-cell>
          <table:table-cell office:value-type="float" office:value="0.0033363367792907">
            <text:p>0.0033363367792907</text:p>
          </table:table-cell>
          <table:table-cell office:value-type="float" office:value="385.4190836856464">
            <text:p>385.41908368564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37549403885971">
            <text:p>1.37549403885971</text:p>
          </table:table-cell>
          <table:table-cell office:value-type="string" office:string-value="138">
            <text:p>138</text:p>
          </table:table-cell>
          <table:table-cell office:value-type="float" office:value="0.001133493615591">
            <text:p>0.00113349361559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009999999999">
            <text:p>0.0154009999999999</text:p>
          </table:table-cell>
          <table:table-cell office:value-type="float" office:value="0.7823580011965746">
            <text:p>0.7823580011965746</text:p>
          </table:table-cell>
          <table:table-cell office:value-type="float" office:value="0.232265512844483">
            <text:p>0.232265512844483</text:p>
          </table:table-cell>
          <table:table-cell office:value-type="float" office:value="0.9771648057859696">
            <text:p>0.9771648057859696</text:p>
          </table:table-cell>
          <table:table-cell office:value-type="float" office:value="0.9993644672695898">
            <text:p>0.9993644672695898</text:p>
          </table:table-cell>
          <table:table-cell office:value-type="float" office:value="0.3420113073188441">
            <text:p>0.3420113073188441</text:p>
          </table:table-cell>
          <table:table-cell office:value-type="float" office:value="0.101535910122384">
            <text:p>0.101535910122384</text:p>
          </table:table-cell>
          <table:table-cell office:value-type="float" office:value="0.4271719752104289">
            <text:p>0.4271719752104289</text:p>
          </table:table-cell>
          <table:table-cell office:value-type="float" office:value="0.4368766567429707">
            <text:p>0.4368766567429707</text:p>
          </table:table-cell>
          <table:table-cell office:value-type="float" office:value="0.1015863112926752">
            <text:p>0.1015863112926752</text:p>
          </table:table-cell>
          <table:table-cell office:value-type="float" office:value="384.6677345620644">
            <text:p>384.6677345620644</text:p>
          </table:table-cell>
          <table:table-cell office:value-type="float" office:value="0.5535674742552458">
            <text:p>0.5535674742552458</text:p>
          </table:table-cell>
          <table:table-cell office:value-type="float" office:value="0.1020057442503417">
            <text:p>0.1020057442503417</text:p>
          </table:table-cell>
          <table:table-cell office:value-type="float" office:value="0.0006261565677987">
            <text:p>0.0006261565677987</text:p>
          </table:table-cell>
          <table:table-cell office:value-type="float" office:value="9.383735741e-07">
            <text:p>9.383735741e-07</text:p>
          </table:table-cell>
          <table:table-cell office:value-type="float" office:value="8.4377890372e-06">
            <text:p>8.4377890372e-06</text:p>
          </table:table-cell>
          <table:table-cell office:value-type="float" office:value="0.9993644672695898">
            <text:p>0.9993644672695898</text:p>
          </table:table-cell>
          <table:table-cell office:value-type="float" office:value="0.2414898035029405">
            <text:p>0.2414898035029405</text:p>
          </table:table-cell>
          <table:table-cell office:value-type="float" office:value="0.0003619025363383">
            <text:p>0.0003619025363383</text:p>
          </table:table-cell>
          <table:table-cell office:value-type="float" office:value="0.003254202097997">
            <text:p>0.003254202097997</text:p>
          </table:table-cell>
          <table:table-cell office:value-type="float" office:value="385.4248940918627">
            <text:p>385.424894091862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309994322723533">
            <text:p>1.309994322723533</text:p>
          </table:table-cell>
          <table:table-cell office:value-type="string" office:string-value="139">
            <text:p>139</text:p>
          </table:table-cell>
          <table:table-cell office:value-type="float" office:value="0.0010797793835627">
            <text:p>0.001079779383562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829999999999">
            <text:p>0.0149829999999999</text:p>
          </table:table-cell>
          <table:table-cell office:value-type="float" office:value="0.7823549144219079">
            <text:p>0.7823549144219079</text:p>
          </table:table-cell>
          <table:table-cell office:value-type="float" office:value="0.2322685419224271">
            <text:p>0.2322685419224271</text:p>
          </table:table-cell>
          <table:table-cell office:value-type="float" office:value="0.9771787443675344">
            <text:p>0.9771787443675344</text:p>
          </table:table-cell>
          <table:table-cell office:value-type="float" office:value="0.9993789347123024">
            <text:p>0.9993789347123024</text:p>
          </table:table-cell>
          <table:table-cell office:value-type="float" office:value="0.3258027186542106">
            <text:p>0.3258027186542106</text:p>
          </table:table-cell>
          <table:table-cell office:value-type="float" office:value="0.0967255666465551">
            <text:p>0.0967255666465551</text:p>
          </table:table-cell>
          <table:table-cell office:value-type="float" office:value="0.4069348650558378">
            <text:p>0.4069348650558378</text:p>
          </table:table-cell>
          <table:table-cell office:value-type="float" office:value="0.4161798793525919">
            <text:p>0.4161798793525919</text:p>
          </table:table-cell>
          <table:table-cell office:value-type="float" office:value="0.0967767807139704">
            <text:p>0.0967767807139704</text:p>
          </table:table-cell>
          <table:table-cell office:value-type="float" office:value="384.70888957718336">
            <text:p>384.70888957718336</text:p>
          </table:table-cell>
          <table:table-cell office:value-type="float" office:value="0.5276894775221846">
            <text:p>0.5276894775221846</text:p>
          </table:table-cell>
          <table:table-cell office:value-type="float" office:value="0.0971179150741517">
            <text:p>0.0971179150741517</text:p>
          </table:table-cell>
          <table:table-cell office:value-type="float" office:value="0.0006119189278802">
            <text:p>0.0006119189278802</text:p>
          </table:table-cell>
          <table:table-cell office:value-type="float" office:value="9.15933201e-07">
            <text:p>9.15933201e-07</text:p>
          </table:table-cell>
          <table:table-cell office:value-type="float" office:value="8.2304266162e-06">
            <text:p>8.2304266162e-06</text:p>
          </table:table-cell>
          <table:table-cell office:value-type="float" office:value="0.9993789347123024">
            <text:p>0.9993789347123024</text:p>
          </table:table-cell>
          <table:table-cell office:value-type="float" office:value="0.2359987729155805">
            <text:p>0.2359987729155805</text:p>
          </table:table-cell>
          <table:table-cell office:value-type="float" office:value="0.0003532479576376">
            <text:p>0.0003532479576376</text:p>
          </table:table-cell>
          <table:table-cell office:value-type="float" office:value="0.0031742286330853">
            <text:p>0.0031742286330853</text:p>
          </table:table-cell>
          <table:table-cell office:value-type="float" office:value="385.43047375049366">
            <text:p>385.4304737504936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247613640689079">
            <text:p>1.247613640689079</text:p>
          </table:table-cell>
          <table:table-cell office:value-type="string" office:string-value="140">
            <text:p>140</text:p>
          </table:table-cell>
          <table:table-cell office:value-type="float" office:value="0.0010285987898811">
            <text:p>0.001028598789881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136">
            <text:p>0.015136</text:p>
          </table:table-cell>
          <table:table-cell office:value-type="float" office:value="0.7823518995504806">
            <text:p>0.7823518995504806</text:p>
          </table:table-cell>
          <table:table-cell office:value-type="float" office:value="0.2322715004411173">
            <text:p>0.2322715004411173</text:p>
          </table:table-cell>
          <table:table-cell office:value-type="float" office:value="0.977192357881488">
            <text:p>0.977192357881488</text:p>
          </table:table-cell>
          <table:table-cell office:value-type="float" office:value="0.999393064280476">
            <text:p>0.999393064280476</text:p>
          </table:table-cell>
          <table:table-cell office:value-type="float" office:value="0.3103587601639355">
            <text:p>0.3103587601639355</text:p>
          </table:table-cell>
          <table:table-cell office:value-type="float" office:value="0.092142033450346">
            <text:p>0.092142033450346</text:p>
          </table:table-cell>
          <table:table-cell office:value-type="float" office:value="0.3876519106146844">
            <text:p>0.3876519106146844</text:p>
          </table:table-cell>
          <table:table-cell office:value-type="float" office:value="0.3964589240784624">
            <text:p>0.3964589240784624</text:p>
          </table:table-cell>
          <table:table-cell office:value-type="float" office:value="0.0921940009636559">
            <text:p>0.0921940009636559</text:p>
          </table:table-cell>
          <table:table-cell office:value-type="float" office:value="384.7482358647617">
            <text:p>384.7482358647617</text:p>
          </table:table-cell>
          <table:table-cell office:value-type="float" office:value="0.5030225371317985">
            <text:p>0.5030225371317985</text:p>
          </table:table-cell>
          <table:table-cell office:value-type="float" office:value="0.0924706981940459">
            <text:p>0.0924706981940459</text:p>
          </table:table-cell>
          <table:table-cell office:value-type="float" office:value="0.0005980132452901">
            <text:p>0.0005980132452901</text:p>
          </table:table-cell>
          <table:table-cell office:value-type="float" office:value="8.941114336e-07">
            <text:p>8.941114336e-07</text:p>
          </table:table-cell>
          <table:table-cell office:value-type="float" office:value="8.0283628003e-06">
            <text:p>8.0283628003e-06</text:p>
          </table:table-cell>
          <table:table-cell office:value-type="float" office:value="0.999393064280476">
            <text:p>0.999393064280476</text:p>
          </table:table-cell>
          <table:table-cell office:value-type="float" office:value="0.2306357683110658">
            <text:p>0.2306357683110658</text:p>
          </table:table-cell>
          <table:table-cell office:value-type="float" office:value="0.0003448319566031">
            <text:p>0.0003448319566031</text:p>
          </table:table-cell>
          <table:table-cell office:value-type="float" office:value="0.0030962986812065">
            <text:p>0.0030962986812065</text:p>
          </table:table-cell>
          <table:table-cell office:value-type="float" office:value="385.4359231010512">
            <text:p>385.435923101051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188203467322932">
            <text:p>1.188203467322932</text:p>
          </table:table-cell>
          <table:table-cell office:value-type="string" office:string-value="141">
            <text:p>141</text:p>
          </table:table-cell>
          <table:table-cell office:value-type="float" office:value="0.000979833423373">
            <text:p>0.0009798334233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179999999999">
            <text:p>0.0154179999999999</text:p>
          </table:table-cell>
          <table:table-cell office:value-type="float" office:value="0.7823488989980862">
            <text:p>0.7823488989980862</text:p>
          </table:table-cell>
          <table:table-cell office:value-type="float" office:value="0.2322744449084203">
            <text:p>0.2322744449084203</text:p>
          </table:table-cell>
          <table:table-cell office:value-type="float" office:value="0.9772059052630548">
            <text:p>0.9772059052630548</text:p>
          </table:table-cell>
          <table:table-cell office:value-type="float" office:value="0.999407121045199">
            <text:p>0.999407121045199</text:p>
          </table:table-cell>
          <table:table-cell office:value-type="float" office:value="0.2956436689632948">
            <text:p>0.2956436689632948</text:p>
          </table:table-cell>
          <table:table-cell office:value-type="float" office:value="0.0877747373161524">
            <text:p>0.0877747373161524</text:p>
          </table:table-cell>
          <table:table-cell office:value-type="float" office:value="0.3692786422203096">
            <text:p>0.3692786422203096</text:p>
          </table:table-cell>
          <table:table-cell office:value-type="float" office:value="0.3776683119669976">
            <text:p>0.3776683119669976</text:p>
          </table:table-cell>
          <table:table-cell office:value-type="float" office:value="0.0878273864029831">
            <text:p>0.0878273864029831</text:p>
          </table:table-cell>
          <table:table-cell office:value-type="float" office:value="384.7859486994545">
            <text:p>384.7859486994545</text:p>
          </table:table-cell>
          <table:table-cell office:value-type="float" office:value="0.4795164264377841">
            <text:p>0.4795164264377841</text:p>
          </table:table-cell>
          <table:table-cell office:value-type="float" office:value="0.0880518612066506">
            <text:p>0.0880518612066506</text:p>
          </table:table-cell>
          <table:table-cell office:value-type="float" office:value="0.0005841747876422">
            <text:p>0.0005841747876422</text:p>
          </table:table-cell>
          <table:table-cell office:value-type="float" office:value="8.728149653e-07">
            <text:p>8.728149653e-07</text:p>
          </table:table-cell>
          <table:table-cell office:value-type="float" office:value="7.8313521933e-06">
            <text:p>7.8313521933e-06</text:p>
          </table:table-cell>
          <table:table-cell office:value-type="float" office:value="0.999407121045199">
            <text:p>0.999407121045199</text:p>
          </table:table-cell>
          <table:table-cell office:value-type="float" office:value="0.2252986903499972">
            <text:p>0.2252986903499972</text:p>
          </table:table-cell>
          <table:table-cell office:value-type="float" office:value="0.0003366185476842">
            <text:p>0.0003366185476842</text:p>
          </table:table-cell>
          <table:table-cell office:value-type="float" office:value="0.0030203176004282">
            <text:p>0.0030203176004282</text:p>
          </table:table-cell>
          <table:table-cell office:value-type="float" office:value="385.4413443735019">
            <text:p>385.441344373501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131622349831364">
            <text:p>1.131622349831364</text:p>
          </table:table-cell>
          <table:table-cell office:value-type="string" office:string-value="142">
            <text:p>142</text:p>
          </table:table-cell>
          <table:table-cell office:value-type="float" office:value="0.000933370295139">
            <text:p>0.00093337029513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189999999999">
            <text:p>0.0149189999999999</text:p>
          </table:table-cell>
          <table:table-cell office:value-type="float" office:value="0.7823459634730336">
            <text:p>0.7823459634730336</text:p>
          </table:table-cell>
          <table:table-cell office:value-type="float" office:value="0.2322773255638456">
            <text:p>0.2322773255638456</text:p>
          </table:table-cell>
          <table:table-cell office:value-type="float" office:value="0.9772191588911348">
            <text:p>0.9772191588911348</text:p>
          </table:table-cell>
          <table:table-cell office:value-type="float" office:value="0.9994208722554202">
            <text:p>0.9994208722554202</text:p>
          </table:table-cell>
          <table:table-cell office:value-type="float" office:value="0.2816233622721412">
            <text:p>0.2816233622721412</text:p>
          </table:table-cell>
          <table:table-cell office:value-type="float" office:value="0.0836135475339814">
            <text:p>0.0836135475339814</text:p>
          </table:table-cell>
          <table:table-cell office:value-type="float" office:value="0.3517724357929294">
            <text:p>0.3517724357929294</text:p>
          </table:table-cell>
          <table:table-cell office:value-type="float" office:value="0.3597644514200003">
            <text:p>0.3597644514200003</text:p>
          </table:table-cell>
          <table:table-cell office:value-type="float" office:value="0.0836668315272379">
            <text:p>0.0836668315272379</text:p>
          </table:table-cell>
          <table:table-cell office:value-type="float" office:value="384.82201955988114">
            <text:p>384.82201955988114</text:p>
          </table:table-cell>
          <table:table-cell office:value-type="float" office:value="0.4571117074604151">
            <text:p>0.4571117074604151</text:p>
          </table:table-cell>
          <table:table-cell office:value-type="float" office:value="0.0838497038791953">
            <text:p>0.0838497038791953</text:p>
          </table:table-cell>
          <table:table-cell office:value-type="float" office:value="0.0005706363601257">
            <text:p>0.0005706363601257</text:p>
          </table:table-cell>
          <table:table-cell office:value-type="float" office:value="8.520319524e-07">
            <text:p>8.520319524e-07</text:p>
          </table:table-cell>
          <table:table-cell office:value-type="float" office:value="7.6393525016e-06">
            <text:p>7.6393525016e-06</text:p>
          </table:table-cell>
          <table:table-cell office:value-type="float" office:value="0.9994208722554202">
            <text:p>0.9994208722554202</text:p>
          </table:table-cell>
          <table:table-cell office:value-type="float" office:value="0.2200773250097079">
            <text:p>0.2200773250097079</text:p>
          </table:table-cell>
          <table:table-cell office:value-type="float" office:value="0.000328603163084">
            <text:p>0.000328603163084</text:p>
          </table:table-cell>
          <table:table-cell office:value-type="float" office:value="0.0029462690793299">
            <text:p>0.0029462690793299</text:p>
          </table:table-cell>
          <table:table-cell office:value-type="float" office:value="385.4466478027479">
            <text:p>385.446647802747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077735571267966">
            <text:p>1.077735571267966</text:p>
          </table:table-cell>
          <table:table-cell office:value-type="string" office:string-value="143">
            <text:p>143</text:p>
          </table:table-cell>
          <table:table-cell office:value-type="float" office:value="0.0008891016154949">
            <text:p>0.00088910161549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159999999999">
            <text:p>0.0154159999999999</text:p>
          </table:table-cell>
          <table:table-cell office:value-type="float" office:value="0.7823430854012062">
            <text:p>0.7823430854012062</text:p>
          </table:table-cell>
          <table:table-cell office:value-type="float" office:value="0.232280149839938">
            <text:p>0.232280149839938</text:p>
          </table:table-cell>
          <table:table-cell office:value-type="float" office:value="0.977232152812472">
            <text:p>0.977232152812472</text:p>
          </table:table-cell>
          <table:table-cell office:value-type="float" office:value="0.9994343528867048">
            <text:p>0.9994343528867048</text:p>
          </table:table-cell>
          <table:table-cell office:value-type="float" office:value="0.2682653031998323">
            <text:p>0.2682653031998323</text:p>
          </table:table-cell>
          <table:table-cell office:value-type="float" office:value="0.0796488215808258">
            <text:p>0.0796488215808258</text:p>
          </table:table-cell>
          <table:table-cell office:value-type="float" office:value="0.3350927293444683">
            <text:p>0.3350927293444683</text:p>
          </table:table-cell>
          <table:table-cell office:value-type="float" office:value="0.3427058597545914">
            <text:p>0.3427058597545914</text:p>
          </table:table-cell>
          <table:table-cell office:value-type="float" office:value="0.0797026893001405">
            <text:p>0.0797026893001405</text:p>
          </table:table-cell>
          <table:table-cell office:value-type="float" office:value="384.8565332548456">
            <text:p>384.8565332548456</text:p>
          </table:table-cell>
          <table:table-cell office:value-type="float" office:value="0.4357577132802939">
            <text:p>0.4357577132802939</text:p>
          </table:table-cell>
          <table:table-cell office:value-type="float" office:value="0.0798532203895419">
            <text:p>0.0798532203895419</text:p>
          </table:table-cell>
          <table:table-cell office:value-type="float" office:value="0.0005573631512285">
            <text:p>0.0005573631512285</text:p>
          </table:table-cell>
          <table:table-cell office:value-type="float" office:value="8.317499284e-07">
            <text:p>8.317499284e-07</text:p>
          </table:table-cell>
          <table:table-cell office:value-type="float" office:value="7.4522121381e-06">
            <text:p>7.4522121381e-06</text:p>
          </table:table-cell>
          <table:table-cell office:value-type="float" office:value="0.9994343528867048">
            <text:p>0.9994343528867048</text:p>
          </table:table-cell>
          <table:table-cell office:value-type="float" office:value="0.2149582465343197">
            <text:p>0.2149582465343197</text:p>
          </table:table-cell>
          <table:table-cell office:value-type="float" office:value="0.0003207809948888">
            <text:p>0.0003207809948888</text:p>
          </table:table-cell>
          <table:table-cell office:value-type="float" office:value="0.0028740946553238">
            <text:p>0.0028740946553238</text:p>
          </table:table-cell>
          <table:table-cell office:value-type="float" office:value="385.4518468778155">
            <text:p>385.451846877815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1.026414829779015">
            <text:p>1.026414829779015</text:p>
          </table:table-cell>
          <table:table-cell office:value-type="string" office:string-value="144">
            <text:p>144</text:p>
          </table:table-cell>
          <table:table-cell office:value-type="float" office:value="0.000846924555345">
            <text:p>0.00084692455534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11">
            <text:p>0.015211</text:p>
          </table:table-cell>
          <table:table-cell office:value-type="float" office:value="0.7823402869037511">
            <text:p>0.7823402869037511</text:p>
          </table:table-cell>
          <table:table-cell office:value-type="float" office:value="0.2322828960290295">
            <text:p>0.2322828960290295</text:p>
          </table:table-cell>
          <table:table-cell office:value-type="float" office:value="0.977244787751864">
            <text:p>0.977244787751864</text:p>
          </table:table-cell>
          <table:table-cell office:value-type="float" office:value="0.9994474614990874">
            <text:p>0.9994474614990874</text:p>
          </table:table-cell>
          <table:table-cell office:value-type="float" office:value="0.2555384625953299">
            <text:p>0.2555384625953299</text:p>
          </table:table-cell>
          <table:table-cell office:value-type="float" office:value="0.0758713505262085">
            <text:p>0.0758713505262085</text:p>
          </table:table-cell>
          <table:table-cell office:value-type="float" office:value="0.3192007810689846">
            <text:p>0.3192007810689846</text:p>
          </table:table-cell>
          <table:table-cell office:value-type="float" office:value="0.3264529157344837">
            <text:p>0.3264529157344837</text:p>
          </table:table-cell>
          <table:table-cell office:value-type="float" office:value="0.0759257595980236">
            <text:p>0.0759257595980236</text:p>
          </table:table-cell>
          <table:table-cell office:value-type="float" office:value="384.88952179530247">
            <text:p>384.88952179530247</text:p>
          </table:table-cell>
          <table:table-cell office:value-type="float" office:value="0.4154029567444501">
            <text:p>0.4154029567444501</text:p>
          </table:table-cell>
          <table:table-cell office:value-type="float" office:value="0.076051964708145">
            <text:p>0.076051964708145</text:p>
          </table:table-cell>
          <table:table-cell office:value-type="float" office:value="0.0005444567022597">
            <text:p>0.0005444567022597</text:p>
          </table:table-cell>
          <table:table-cell office:value-type="float" office:value="8.119570077e-07">
            <text:p>8.119570077e-07</text:p>
          </table:table-cell>
          <table:table-cell office:value-type="float" office:value="7.269841645e-06">
            <text:p>7.269841645e-06</text:p>
          </table:table-cell>
          <table:table-cell office:value-type="float" office:value="0.9994474614990874">
            <text:p>0.9994474614990874</text:p>
          </table:table-cell>
          <table:table-cell office:value-type="float" office:value="0.2099806163605281">
            <text:p>0.2099806163605281</text:p>
          </table:table-cell>
          <table:table-cell office:value-type="float" office:value="0.0003131474591805">
            <text:p>0.0003131474591805</text:p>
          </table:table-cell>
          <table:table-cell office:value-type="float" office:value="0.0028037598272301">
            <text:p>0.0028037598272301</text:p>
          </table:table-cell>
          <table:table-cell office:value-type="float" office:value="385.45690247635304">
            <text:p>385.4569024763530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9775379331228716">
            <text:p>0.9775379331228716</text:p>
          </table:table-cell>
          <table:table-cell office:value-type="string" office:string-value="145">
            <text:p>145</text:p>
          </table:table-cell>
          <table:table-cell office:value-type="float" office:value="0.0008067410317413">
            <text:p>0.000806741031741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01">
            <text:p>0.01501</text:p>
          </table:table-cell>
          <table:table-cell office:value-type="float" office:value="0.7823375476988593">
            <text:p>0.7823375476988593</text:p>
          </table:table-cell>
          <table:table-cell office:value-type="float" office:value="0.2322855840338298">
            <text:p>0.2322855840338298</text:p>
          </table:table-cell>
          <table:table-cell office:value-type="float" office:value="0.9772571548073824">
            <text:p>0.9772571548073824</text:p>
          </table:table-cell>
          <table:table-cell office:value-type="float" office:value="0.9994602914320612">
            <text:p>0.9994602914320612</text:p>
          </table:table-cell>
          <table:table-cell office:value-type="float" office:value="0.2434132295004939">
            <text:p>0.2434132295004939</text:p>
          </table:table-cell>
          <table:table-cell office:value-type="float" office:value="0.0722723642018611">
            <text:p>0.0722723642018611</text:p>
          </table:table-cell>
          <table:table-cell office:value-type="float" office:value="0.3040597000665675">
            <text:p>0.3040597000665675</text:p>
          </table:table-cell>
          <table:table-cell office:value-type="float" office:value="0.3109678910472388">
            <text:p>0.3109678910472388</text:p>
          </table:table-cell>
          <table:table-cell office:value-type="float" office:value="0.0723272628062747">
            <text:p>0.0723272628062747</text:p>
          </table:table-cell>
          <table:table-cell office:value-type="float" office:value="384.9210844922548">
            <text:p>384.9210844922548</text:p>
          </table:table-cell>
          <table:table-cell office:value-type="float" office:value="0.3960027487777764">
            <text:p>0.3960027487777764</text:p>
          </table:table-cell>
          <table:table-cell office:value-type="float" office:value="0.0724360927644054">
            <text:p>0.0724360927644054</text:p>
          </table:table-cell>
          <table:table-cell office:value-type="float" office:value="0.0005318238529532">
            <text:p>0.0005318238529532</text:p>
          </table:table-cell>
          <table:table-cell office:value-type="float" office:value="7.926411741e-07">
            <text:p>7.926411741e-07</text:p>
          </table:table-cell>
          <table:table-cell office:value-type="float" office:value="7.0920738113e-06">
            <text:p>7.0920738113e-06</text:p>
          </table:table-cell>
          <table:table-cell office:value-type="float" office:value="0.9994602914320612">
            <text:p>0.9994602914320612</text:p>
          </table:table-cell>
          <table:table-cell office:value-type="float" office:value="0.2051085053684801">
            <text:p>0.2051085053684801</text:p>
          </table:table-cell>
          <table:table-cell office:value-type="float" office:value="0.0003056979216242">
            <text:p>0.0003056979216242</text:p>
          </table:table-cell>
          <table:table-cell office:value-type="float" office:value="0.0027352001068165">
            <text:p>0.0027352001068165</text:p>
          </table:table-cell>
          <table:table-cell office:value-type="float" office:value="385.46185059660314">
            <text:p>385.4618505966031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9309885077360682">
            <text:p>0.9309885077360682</text:p>
          </table:table-cell>
          <table:table-cell office:value-type="string" office:string-value="146">
            <text:p>146</text:p>
          </table:table-cell>
          <table:table-cell office:value-type="float" office:value="0.0007684574903353">
            <text:p>0.000768457490335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83">
            <text:p>0.015383</text:p>
          </table:table-cell>
          <table:table-cell office:value-type="float" office:value="0.7823348724311207">
            <text:p>0.7823348724311207</text:p>
          </table:table-cell>
          <table:table-cell office:value-type="float" office:value="0.2322882092965639">
            <text:p>0.2322882092965639</text:p>
          </table:table-cell>
          <table:table-cell office:value-type="float" office:value="0.9772692331651568">
            <text:p>0.9772692331651568</text:p>
          </table:table-cell>
          <table:table-cell office:value-type="float" office:value="0.999472821516235">
            <text:p>0.999472821516235</text:p>
          </table:table-cell>
          <table:table-cell office:value-type="float" office:value="0.2318613687101369">
            <text:p>0.2318613687101369</text:p>
          </table:table-cell>
          <table:table-cell office:value-type="float" office:value="0.0688434889465699">
            <text:p>0.0688434889465699</text:p>
          </table:table-cell>
          <table:table-cell office:value-type="float" office:value="0.289634260193264">
            <text:p>0.289634260193264</text:p>
          </table:table-cell>
          <table:table-cell office:value-type="float" office:value="0.2962147598830701">
            <text:p>0.2962147598830701</text:p>
          </table:table-cell>
          <table:table-cell office:value-type="float" office:value="0.0688988270839228">
            <text:p>0.0688988270839228</text:p>
          </table:table-cell>
          <table:table-cell office:value-type="float" office:value="384.9512761041445">
            <text:p>384.9512761041445</text:p>
          </table:table-cell>
          <table:table-cell office:value-type="float" office:value="0.3775118841603817">
            <text:p>0.3775118841603817</text:p>
          </table:table-cell>
          <table:table-cell office:value-type="float" office:value="0.0689962587775378">
            <text:p>0.0689962587775378</text:p>
          </table:table-cell>
          <table:table-cell office:value-type="float" office:value="0.0005194858989951">
            <text:p>0.0005194858989951</text:p>
          </table:table-cell>
          <table:table-cell office:value-type="float" office:value="7.737910428e-07">
            <text:p>7.737910428e-07</text:p>
          </table:table-cell>
          <table:table-cell office:value-type="float" office:value="6.9187937268e-06">
            <text:p>6.9187937268e-06</text:p>
          </table:table-cell>
          <table:table-cell office:value-type="float" office:value="0.999472821516235">
            <text:p>0.999472821516235</text:p>
          </table:table-cell>
          <table:table-cell office:value-type="float" office:value="0.2003501266654779">
            <text:p>0.2003501266654779</text:p>
          </table:table-cell>
          <table:table-cell office:value-type="float" office:value="0.0002984279914913">
            <text:p>0.0002984279914913</text:p>
          </table:table-cell>
          <table:table-cell office:value-type="float" office:value="0.0026683711766261">
            <text:p>0.0026683711766261</text:p>
          </table:table-cell>
          <table:table-cell office:value-type="float" office:value="385.4666830741664">
            <text:p>385.46668307416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8866557216533982">
            <text:p>0.8866557216533982</text:p>
          </table:table-cell>
          <table:table-cell office:value-type="string" office:string-value="147">
            <text:p>147</text:p>
          </table:table-cell>
          <table:table-cell office:value-type="float" office:value="0.000731984704886">
            <text:p>0.0007319847048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226">
            <text:p>0.017226</text:p>
          </table:table-cell>
          <table:table-cell office:value-type="float" office:value="0.7823322641076">
            <text:p>0.7823322641076</text:p>
          </table:table-cell>
          <table:table-cell office:value-type="float" office:value="0.232290768866374">
            <text:p>0.232290768866374</text:p>
          </table:table-cell>
          <table:table-cell office:value-type="float" office:value="0.977281009364396">
            <text:p>0.977281009364396</text:p>
          </table:table-cell>
          <table:table-cell office:value-type="float" office:value="0.9994850381011736">
            <text:p>0.9994850381011736</text:p>
          </table:table-cell>
          <table:table-cell office:value-type="float" office:value="0.2208559508327626">
            <text:p>0.2208559508327626</text:p>
          </table:table-cell>
          <table:table-cell office:value-type="float" office:value="0.0655767389143501">
            <text:p>0.0655767389143501</text:p>
          </table:table-cell>
          <table:table-cell office:value-type="float" office:value="0.2758908669070176">
            <text:p>0.2758908669070176</text:p>
          </table:table-cell>
          <table:table-cell office:value-type="float" office:value="0.2821591650508668">
            <text:p>0.2821591650508668</text:p>
          </table:table-cell>
          <table:table-cell office:value-type="float" office:value="0.0656324678035279">
            <text:p>0.0656324678035279</text:p>
          </table:table-cell>
          <table:table-cell office:value-type="float" office:value="384.98015116717977">
            <text:p>384.98015116717977</text:p>
          </table:table-cell>
          <table:table-cell office:value-type="float" office:value="0.3598873959372857">
            <text:p>0.3598873959372857</text:p>
          </table:table-cell>
          <table:table-cell office:value-type="float" office:value="0.0657236135591151">
            <text:p>0.0657236135591151</text:p>
          </table:table-cell>
          <table:table-cell office:value-type="float" office:value="0.000507456616083">
            <text:p>0.000507456616083</text:p>
          </table:table-cell>
          <table:table-cell office:value-type="float" office:value="7.553950505e-07">
            <text:p>7.553950505e-07</text:p>
          </table:table-cell>
          <table:table-cell office:value-type="float" office:value="6.7498876927e-06">
            <text:p>6.7498876927e-06</text:p>
          </table:table-cell>
          <table:table-cell office:value-type="float" office:value="0.9994850381011736">
            <text:p>0.9994850381011736</text:p>
          </table:table-cell>
          <table:table-cell office:value-type="float" office:value="0.1957107931247655">
            <text:p>0.1957107931247655</text:p>
          </table:table-cell>
          <table:table-cell office:value-type="float" office:value="0.0002913332091266">
            <text:p>0.0002913332091266</text:p>
          </table:table-cell>
          <table:table-cell office:value-type="float" office:value="0.0026032291864747">
            <text:p>0.0026032291864747</text:p>
          </table:table-cell>
          <table:table-cell office:value-type="float" office:value="385.4713946444796">
            <text:p>385.471394644479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844434020622284">
            <text:p>0.844434020622284</text:p>
          </table:table-cell>
          <table:table-cell office:value-type="string" office:string-value="148">
            <text:p>148</text:p>
          </table:table-cell>
          <table:table-cell office:value-type="float" office:value="0.0006972375834893">
            <text:p>0.000697237583489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631">
            <text:p>0.017631</text:p>
          </table:table-cell>
          <table:table-cell office:value-type="float" office:value="0.7823297146913453">
            <text:p>0.7823297146913453</text:p>
          </table:table-cell>
          <table:table-cell office:value-type="float" office:value="0.2322932706299884">
            <text:p>0.2322932706299884</text:p>
          </table:table-cell>
          <table:table-cell office:value-type="float" office:value="0.9772925195240488">
            <text:p>0.9772925195240488</text:p>
          </table:table-cell>
          <table:table-cell office:value-type="float" office:value="0.9994969782610716">
            <text:p>0.9994969782610716</text:p>
          </table:table-cell>
          <table:table-cell office:value-type="float" office:value="0.2103712913943255">
            <text:p>0.2103712913943255</text:p>
          </table:table-cell>
          <table:table-cell office:value-type="float" office:value="0.0624645011009484">
            <text:p>0.0624645011009484</text:p>
          </table:table-cell>
          <table:table-cell office:value-type="float" office:value="0.2627974951499852">
            <text:p>0.2627974951499852</text:p>
          </table:table-cell>
          <table:table-cell office:value-type="float" office:value="0.2687683544584067">
            <text:p>0.2687683544584067</text:p>
          </table:table-cell>
          <table:table-cell office:value-type="float" office:value="0.0625205692690335">
            <text:p>0.0625205692690335</text:p>
          </table:table-cell>
          <table:table-cell office:value-type="float" office:value="385.0077797963879">
            <text:p>385.0077797963879</text:p>
          </table:table-cell>
          <table:table-cell office:value-type="float" office:value="0.3430894550016089">
            <text:p>0.3430894550016089</text:p>
          </table:table-cell>
          <table:table-cell office:value-type="float" office:value="0.0626097852888833">
            <text:p>0.0626097852888833</text:p>
          </table:table-cell>
          <table:table-cell office:value-type="float" office:value="0.0004956990721062">
            <text:p>0.0004956990721062</text:p>
          </table:table-cell>
          <table:table-cell office:value-type="float" office:value="7.374424879e-07">
            <text:p>7.374424879e-07</text:p>
          </table:table-cell>
          <table:table-cell office:value-type="float" office:value="6.5852243341e-06">
            <text:p>6.5852243341e-06</text:p>
          </table:table-cell>
          <table:table-cell office:value-type="float" office:value="0.9994969782610716">
            <text:p>0.9994969782610716</text:p>
          </table:table-cell>
          <table:table-cell office:value-type="float" office:value="0.1911762611392081">
            <text:p>0.1911762611392081</text:p>
          </table:table-cell>
          <table:table-cell office:value-type="float" office:value="0.0002844094443302">
            <text:p>0.0002844094443302</text:p>
          </table:table-cell>
          <table:table-cell office:value-type="float" office:value="0.0025397234689577">
            <text:p>0.0025397234689577</text:p>
          </table:table-cell>
          <table:table-cell office:value-type="float" office:value="385.47599960594744">
            <text:p>385.4759996059474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8042228767831276">
            <text:p>0.8042228767831276</text:p>
          </table:table-cell>
          <table:table-cell office:value-type="string" office:string-value="149">
            <text:p>149</text:p>
          </table:table-cell>
          <table:table-cell office:value-type="float" office:value="0.0006641349820262">
            <text:p>0.00066413498202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194">
            <text:p>0.016194</text:p>
          </table:table-cell>
          <table:table-cell office:value-type="float" office:value="0.7823272076607173">
            <text:p>0.7823272076607173</text:p>
          </table:table-cell>
          <table:table-cell office:value-type="float" office:value="0.2322957308002307">
            <text:p>0.2322957308002307</text:p>
          </table:table-cell>
          <table:table-cell office:value-type="float" office:value="0.9773038378591352">
            <text:p>0.9773038378591352</text:p>
          </table:table-cell>
          <table:table-cell office:value-type="float" office:value="0.9995087180443898">
            <text:p>0.9995087180443898</text:p>
          </table:table-cell>
          <table:table-cell office:value-type="float" office:value="0.2003828958896109">
            <text:p>0.2003828958896109</text:p>
          </table:table-cell>
          <table:table-cell office:value-type="float" office:value="0.0594995173179901">
            <text:p>0.0594995173179901</text:p>
          </table:table-cell>
          <table:table-cell office:value-type="float" office:value="0.2503236130312046">
            <text:p>0.2503236130312046</text:p>
          </table:table-cell>
          <table:table-cell office:value-type="float" office:value="0.2560111030620164">
            <text:p>0.2560111030620164</text:p>
          </table:table-cell>
          <table:table-cell office:value-type="float" office:value="0.0595558687521374">
            <text:p>0.0595558687521374</text:p>
          </table:table-cell>
          <table:table-cell office:value-type="float" office:value="385.0342435696717">
            <text:p>385.0342435696717</text:p>
          </table:table-cell>
          <table:table-cell office:value-type="float" office:value="0.3270809998809939">
            <text:p>0.3270809998809939</text:p>
          </table:table-cell>
          <table:table-cell office:value-type="float" office:value="0.0596468498751256">
            <text:p>0.0596468498751256</text:p>
          </table:table-cell>
          <table:table-cell office:value-type="float" office:value="0.0004841373734091">
            <text:p>0.0004841373734091</text:p>
          </table:table-cell>
          <table:table-cell office:value-type="float" office:value="7.199220248e-07">
            <text:p>7.199220248e-07</text:p>
          </table:table-cell>
          <table:table-cell office:value-type="float" office:value="6.424660176e-06">
            <text:p>6.424660176e-06</text:p>
          </table:table-cell>
          <table:table-cell office:value-type="float" office:value="0.9995087180443898">
            <text:p>0.9995087180443898</text:p>
          </table:table-cell>
          <table:table-cell office:value-type="float" office:value="0.1867172608027001">
            <text:p>0.1867172608027001</text:p>
          </table:table-cell>
          <table:table-cell office:value-type="float" office:value="0.0002776523273327">
            <text:p>0.0002776523273327</text:p>
          </table:table-cell>
          <table:table-cell office:value-type="float" office:value="0.0024777986901108">
            <text:p>0.0024777986901108</text:p>
          </table:table-cell>
          <table:table-cell office:value-type="float" office:value="385.4805272881799">
            <text:p>385.480527288179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7659265493172644">
            <text:p>0.7659265493172644</text:p>
          </table:table-cell>
          <table:table-cell office:value-type="string" office:string-value="150">
            <text:p>150</text:p>
          </table:table-cell>
          <table:table-cell office:value-type="float" office:value="0.0006325995244644">
            <text:p>0.000632599524464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055">
            <text:p>0.015055</text:p>
          </table:table-cell>
          <table:table-cell office:value-type="float" office:value="0.7823247378607021">
            <text:p>0.7823247378607021</text:p>
          </table:table-cell>
          <table:table-cell office:value-type="float" office:value="0.2322981544357598">
            <text:p>0.2322981544357598</text:p>
          </table:table-cell>
          <table:table-cell office:value-type="float" office:value="0.9773149875416112">
            <text:p>0.9773149875416112</text:p>
          </table:table-cell>
          <table:table-cell office:value-type="float" office:value="0.9995202812708268">
            <text:p>0.9995202812708268</text:p>
          </table:table-cell>
          <table:table-cell office:value-type="float" office:value="0.1908674108340477">
            <text:p>0.1908674108340477</text:p>
          </table:table-cell>
          <table:table-cell office:value-type="float" office:value="0.0566748629219186">
            <text:p>0.0566748629219186</text:p>
          </table:table-cell>
          <table:table-cell office:value-type="float" office:value="0.2384400904303133">
            <text:p>0.2384400904303133</text:p>
          </table:table-cell>
          <table:table-cell office:value-type="float" office:value="0.2438576193870156">
            <text:p>0.2438576193870156</text:p>
          </table:table-cell>
          <table:table-cell office:value-type="float" office:value="0.0567314412698731">
            <text:p>0.0567314412698731</text:p>
          </table:table-cell>
          <table:table-cell office:value-type="float" office:value="385.0596026010668">
            <text:p>385.0596026010668</text:p>
          </table:table-cell>
          <table:table-cell office:value-type="float" office:value="0.311825548894963">
            <text:p>0.311825548894963</text:p>
          </table:table-cell>
          <table:table-cell office:value-type="float" office:value="0.0568272864881264">
            <text:p>0.0568272864881264</text:p>
          </table:table-cell>
          <table:table-cell office:value-type="float" office:value="0.000472747827413">
            <text:p>0.000472747827413</text:p>
          </table:table-cell>
          <table:table-cell office:value-type="float" office:value="7.028249575e-07">
            <text:p>7.028249575e-07</text:p>
          </table:table-cell>
          <table:table-cell office:value-type="float" office:value="6.2680768027e-06">
            <text:p>6.2680768027e-06</text:p>
          </table:table-cell>
          <table:table-cell office:value-type="float" office:value="0.9995202812708268">
            <text:p>0.9995202812708268</text:p>
          </table:table-cell>
          <table:table-cell office:value-type="float" office:value="0.1823246545983804">
            <text:p>0.1823246545983804</text:p>
          </table:table-cell>
          <table:table-cell office:value-type="float" office:value="0.0002710585013763">
            <text:p>0.0002710585013763</text:p>
          </table:table-cell>
          <table:table-cell office:value-type="float" office:value="0.0024174091804999">
            <text:p>0.0024174091804999</text:p>
          </table:table-cell>
          <table:table-cell office:value-type="float" office:value="385.4849868777197">
            <text:p>385.484986877719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7294538564926327">
            <text:p>0.7294538564926327</text:p>
          </table:table-cell>
          <table:table-cell office:value-type="string" office:string-value="151">
            <text:p>151</text:p>
          </table:table-cell>
          <table:table-cell office:value-type="float" office:value="0.00060255743199">
            <text:p>0.0006025574319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921">
            <text:p>0.015921</text:p>
          </table:table-cell>
          <table:table-cell office:value-type="float" office:value="0.7823223170220545">
            <text:p>0.7823223170220545</text:p>
          </table:table-cell>
          <table:table-cell office:value-type="float" office:value="0.2323005300250868">
            <text:p>0.2323005300250868</text:p>
          </table:table-cell>
          <table:table-cell office:value-type="float" office:value="0.9773259159473132">
            <text:p>0.9773259159473132</text:p>
          </table:table-cell>
          <table:table-cell office:value-type="float" office:value="0.9995316142043974">
            <text:p>0.9995316142043974</text:p>
          </table:table-cell>
          <table:table-cell office:value-type="float" office:value="0.1818025727029604">
            <text:p>0.1818025727029604</text:p>
          </table:table-cell>
          <table:table-cell office:value-type="float" office:value="0.0539839310216578">
            <text:p>0.0539839310216578</text:p>
          </table:table-cell>
          <table:table-cell office:value-type="float" office:value="0.2271191323863126">
            <text:p>0.2271191323863126</text:p>
          </table:table-cell>
          <table:table-cell office:value-type="float" office:value="0.2322794774051928">
            <text:p>0.2322794774051928</text:p>
          </table:table-cell>
          <table:table-cell office:value-type="float" office:value="0.0540406857060334">
            <text:p>0.0540406857060334</text:p>
          </table:table-cell>
          <table:table-cell office:value-type="float" office:value="385.08388645428175">
            <text:p>385.08388645428175</text:p>
          </table:table-cell>
          <table:table-cell office:value-type="float" office:value="0.2972865591854814">
            <text:p>0.2972865591854814</text:p>
          </table:table-cell>
          <table:table-cell office:value-type="float" office:value="0.0541439510365903">
            <text:p>0.0541439510365903</text:p>
          </table:table-cell>
          <table:table-cell office:value-type="float" office:value="0.0004615842642039">
            <text:p>0.0004615842642039</text:p>
          </table:table-cell>
          <table:table-cell office:value-type="float" office:value="6.861394964e-07">
            <text:p>6.861394964e-07</text:p>
          </table:table-cell>
          <table:table-cell office:value-type="float" office:value="6.1153919022e-06">
            <text:p>6.1153919022e-06</text:p>
          </table:table-cell>
          <table:table-cell office:value-type="float" office:value="0.9995316142043974">
            <text:p>0.9995316142043974</text:p>
          </table:table-cell>
          <table:table-cell office:value-type="float" office:value="0.1780192031755379">
            <text:p>0.1780192031755379</text:p>
          </table:table-cell>
          <table:table-cell office:value-type="float" office:value="0.0002646234196021">
            <text:p>0.0002646234196021</text:p>
          </table:table-cell>
          <table:table-cell office:value-type="float" office:value="0.0023585231949238">
            <text:p>0.0023585231949238</text:p>
          </table:table-cell>
          <table:table-cell office:value-type="float" office:value="385.48935765021">
            <text:p>385.4893576502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947179585644121">
            <text:p>0.6947179585644121</text:p>
          </table:table-cell>
          <table:table-cell office:value-type="string" office:string-value="152">
            <text:p>152</text:p>
          </table:table-cell>
          <table:table-cell office:value-type="float" office:value="0.0005739383605624">
            <text:p>0.000573938360562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189999999999">
            <text:p>0.0152189999999999</text:p>
          </table:table-cell>
          <table:table-cell office:value-type="float" office:value="0.7823199616149427">
            <text:p>0.7823199616149427</text:p>
          </table:table-cell>
          <table:table-cell office:value-type="float" office:value="0.2323028414058974">
            <text:p>0.2323028414058974</text:p>
          </table:table-cell>
          <table:table-cell office:value-type="float" office:value="0.9773365491639998">
            <text:p>0.9773365491639998</text:p>
          </table:table-cell>
          <table:table-cell office:value-type="float" office:value="0.999542641325306">
            <text:p>0.999542641325306</text:p>
          </table:table-cell>
          <table:table-cell office:value-type="float" office:value="0.1731671552410175">
            <text:p>0.1731671552410175</text:p>
          </table:table-cell>
          <table:table-cell office:value-type="float" office:value="0.0514204215339507">
            <text:p>0.0514204215339507</text:p>
          </table:table-cell>
          <table:table-cell office:value-type="float" office:value="0.2163342343744308">
            <text:p>0.2163342343744308</text:p>
          </table:table-cell>
          <table:table-cell office:value-type="float" office:value="0.2212495708061578">
            <text:p>0.2212495708061578</text:p>
          </table:table-cell>
          <table:table-cell office:value-type="float" office:value="0.0514773080052161">
            <text:p>0.0514773080052161</text:p>
          </table:table-cell>
          <table:table-cell office:value-type="float" office:value="385.1071144752405">
            <text:p>385.1071144752405</text:p>
          </table:table-cell>
          <table:table-cell office:value-type="float" office:value="0.2834286309792134">
            <text:p>0.2834286309792134</text:p>
          </table:table-cell>
          <table:table-cell office:value-type="float" office:value="0.0515900657057504">
            <text:p>0.0515900657057504</text:p>
          </table:table-cell>
          <table:table-cell office:value-type="float" office:value="0.0004507222837428">
            <text:p>0.0004507222837428</text:p>
          </table:table-cell>
          <table:table-cell office:value-type="float" office:value="6.698561395e-07">
            <text:p>6.698561395e-07</text:p>
          </table:table-cell>
          <table:table-cell office:value-type="float" office:value="5.9665348116e-06">
            <text:p>5.9665348116e-06</text:p>
          </table:table-cell>
          <table:table-cell office:value-type="float" office:value="0.999542641325306">
            <text:p>0.999542641325306</text:p>
          </table:table-cell>
          <table:table-cell office:value-type="float" office:value="0.1738300631711154">
            <text:p>0.1738300631711154</text:p>
          </table:table-cell>
          <table:table-cell office:value-type="float" office:value="0.0002583434173562">
            <text:p>0.0002583434173562</text:p>
          </table:table-cell>
          <table:table-cell office:value-type="float" office:value="0.0023011134808141">
            <text:p>0.0023011134808141</text:p>
          </table:table-cell>
          <table:table-cell office:value-type="float" office:value="385.49361047993074">
            <text:p>385.4936104799307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616361510137257">
            <text:p>0.6616361510137257</text:p>
          </table:table-cell>
          <table:table-cell office:value-type="string" office:string-value="153">
            <text:p>153</text:p>
          </table:table-cell>
          <table:table-cell office:value-type="float" office:value="0.0005466752467238">
            <text:p>0.000546675246723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44">
            <text:p>0.015344</text:p>
          </table:table-cell>
          <table:table-cell office:value-type="float" office:value="0.782317654806106">
            <text:p>0.782317654806106</text:p>
          </table:table-cell>
          <table:table-cell office:value-type="float" office:value="0.232305105096812">
            <text:p>0.232305105096812</text:p>
          </table:table-cell>
          <table:table-cell office:value-type="float" office:value="0.977346962799421">
            <text:p>0.977346962799421</text:p>
          </table:table-cell>
          <table:table-cell office:value-type="float" office:value="0.999553440093196">
            <text:p>0.999553440093196</text:p>
          </table:table-cell>
          <table:table-cell office:value-type="float" office:value="0.1649409147056103">
            <text:p>0.1649409147056103</text:p>
          </table:table-cell>
          <table:table-cell office:value-type="float" office:value="0.0489783354498726">
            <text:p>0.0489783354498726</text:p>
          </table:table-cell>
          <table:table-cell office:value-type="float" office:value="0.2060601611615687">
            <text:p>0.2060601611615687</text:p>
          </table:table-cell>
          <table:table-cell office:value-type="float" office:value="0.2107420913912174">
            <text:p>0.2107420913912174</text:p>
          </table:table-cell>
          <table:table-cell office:value-type="float" office:value="0.049035305462161">
            <text:p>0.049035305462161</text:p>
          </table:table-cell>
          <table:table-cell office:value-type="float" office:value="385.1293592706294">
            <text:p>385.1293592706294</text:p>
          </table:table-cell>
          <table:table-cell office:value-type="float" office:value="0.2702214315041422">
            <text:p>0.2702214315041422</text:p>
          </table:table-cell>
          <table:table-cell office:value-type="float" office:value="0.0491592331471932">
            <text:p>0.0491592331471932</text:p>
          </table:table-cell>
          <table:table-cell office:value-type="float" office:value="0.0004400845665691">
            <text:p>0.0004400845665691</text:p>
          </table:table-cell>
          <table:table-cell office:value-type="float" office:value="6.539652722e-07">
            <text:p>6.539652722e-07</text:p>
          </table:table-cell>
          <table:table-cell office:value-type="float" office:value="5.8213749626e-06">
            <text:p>5.8213749626e-06</text:p>
          </table:table-cell>
          <table:table-cell office:value-type="float" office:value="0.999553440093196">
            <text:p>0.999553440093196</text:p>
          </table:table-cell>
          <table:table-cell office:value-type="float" office:value="0.1697274147887386">
            <text:p>0.1697274147887386</text:p>
          </table:table-cell>
          <table:table-cell office:value-type="float" office:value="0.0002522147865676">
            <text:p>0.0002522147865676</text:p>
          </table:table-cell>
          <table:table-cell office:value-type="float" office:value="0.0022451296818388">
            <text:p>0.0022451296818388</text:p>
          </table:table-cell>
          <table:table-cell office:value-type="float" office:value="385.4977752407429">
            <text:p>385.497775240742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301296676321197">
            <text:p>0.6301296676321197</text:p>
          </table:table-cell>
          <table:table-cell office:value-type="string" office:string-value="154">
            <text:p>154</text:p>
          </table:table-cell>
          <table:table-cell office:value-type="float" office:value="0.0005207041549064">
            <text:p>0.00052070415490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14">
            <text:p>0.015214</text:p>
          </table:table-cell>
          <table:table-cell office:value-type="float" office:value="0.7823153974662161">
            <text:p>0.7823153974662161</text:p>
          </table:table-cell>
          <table:table-cell office:value-type="float" office:value="0.2323073202434329">
            <text:p>0.2323073202434329</text:p>
          </table:table-cell>
          <table:table-cell office:value-type="float" office:value="0.97735715293151">
            <text:p>0.97735715293151</text:p>
          </table:table-cell>
          <table:table-cell office:value-type="float" office:value="0.999564006594674">
            <text:p>0.999564006594674</text:p>
          </table:table-cell>
          <table:table-cell office:value-type="float" office:value="0.1571045557627611">
            <text:p>0.1571045557627611</text:p>
          </table:table-cell>
          <table:table-cell office:value-type="float" office:value="0.0466519494125872">
            <text:p>0.0466519494125872</text:p>
          </table:table-cell>
          <table:table-cell office:value-type="float" office:value="0.196272835521549">
            <text:p>0.196272835521549</text:p>
          </table:table-cell>
          <table:table-cell office:value-type="float" office:value="0.2007324152395753">
            <text:p>0.2007324152395753</text:p>
          </table:table-cell>
          <table:table-cell office:value-type="float" office:value="0.0467089543297536">
            <text:p>0.0467089543297536</text:p>
          </table:table-cell>
          <table:table-cell office:value-type="float" office:value="385.15066186109993">
            <text:p>385.15066186109993</text:p>
          </table:table-cell>
          <table:table-cell office:value-type="float" office:value="0.2576342396215245">
            <text:p>0.2576342396215245</text:p>
          </table:table-cell>
          <table:table-cell office:value-type="float" office:value="0.0468453683167822">
            <text:p>0.0468453683167822</text:p>
          </table:table-cell>
          <table:table-cell office:value-type="float" office:value="0.0004296751210081">
            <text:p>0.0004296751210081</text:p>
          </table:table-cell>
          <table:table-cell office:value-type="float" office:value="6.384676003e-07">
            <text:p>6.384676003e-07</text:p>
          </table:table-cell>
          <table:table-cell office:value-type="float" office:value="5.6798167176e-06">
            <text:p>5.6798167176e-06</text:p>
          </table:table-cell>
          <table:table-cell office:value-type="float" office:value="0.999564006594674">
            <text:p>0.999564006594674</text:p>
          </table:table-cell>
          <table:table-cell office:value-type="float" office:value="0.165712803919198">
            <text:p>0.165712803919198</text:p>
          </table:table-cell>
          <table:table-cell office:value-type="float" office:value="0.0002462377994436">
            <text:p>0.0002462377994436</text:p>
          </table:table-cell>
          <table:table-cell office:value-type="float" office:value="0.0021905349134839">
            <text:p>0.0021905349134839</text:p>
          </table:table-cell>
          <table:table-cell office:value-type="float" office:value="385.501850423368">
            <text:p>385.5018504233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6001234929829712">
            <text:p>0.6001234929829712</text:p>
          </table:table-cell>
          <table:table-cell office:value-type="string" office:string-value="155">
            <text:p>155</text:p>
          </table:table-cell>
          <table:table-cell office:value-type="float" office:value="0.0004959641349181">
            <text:p>0.000495964134918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6339999999999">
            <text:p>0.0156339999999999</text:p>
          </table:table-cell>
          <table:table-cell office:value-type="float" office:value="0.7823132023175826">
            <text:p>0.7823132023175826</text:p>
          </table:table-cell>
          <table:table-cell office:value-type="float" office:value="0.2323094743612509">
            <text:p>0.2323094743612509</text:p>
          </table:table-cell>
          <table:table-cell office:value-type="float" office:value="0.9773670624468592">
            <text:p>0.9773670624468592</text:p>
          </table:table-cell>
          <table:table-cell office:value-type="float" office:value="0.999574282490117">
            <text:p>0.999574282490117</text:p>
          </table:table-cell>
          <table:table-cell office:value-type="float" office:value="0.1496396864143808">
            <text:p>0.1496396864143808</text:p>
          </table:table-cell>
          <table:table-cell office:value-type="float" office:value="0.0444358049838908">
            <text:p>0.0444358049838908</text:p>
          </table:table-cell>
          <table:table-cell office:value-type="float" office:value="0.1869492938416764">
            <text:p>0.1869492938416764</text:p>
          </table:table-cell>
          <table:table-cell office:value-type="float" office:value="0.1911970573123218">
            <text:p>0.1911970573123218</text:p>
          </table:table-cell>
          <table:table-cell office:value-type="float" office:value="0.0444927995822447">
            <text:p>0.0444927995822447</text:p>
          </table:table-cell>
          <table:table-cell office:value-type="float" office:value="385.1710415174071">
            <text:p>385.1710415174071</text:p>
          </table:table-cell>
          <table:table-cell office:value-type="float" office:value="0.2456365219194952">
            <text:p>0.2456365219194952</text:p>
          </table:table-cell>
          <table:table-cell office:value-type="float" office:value="0.0446426890545191">
            <text:p>0.0446426890545191</text:p>
          </table:table-cell>
          <table:table-cell office:value-type="float" office:value="0.000419552360095">
            <text:p>0.000419552360095</text:p>
          </table:table-cell>
          <table:table-cell office:value-type="float" office:value="6.23359932e-07">
            <text:p>6.23359932e-07</text:p>
          </table:table-cell>
          <table:table-cell office:value-type="float" office:value="5.5417898557e-06">
            <text:p>5.5417898557e-06</text:p>
          </table:table-cell>
          <table:table-cell office:value-type="float" office:value="0.999574282490117">
            <text:p>0.999574282490117</text:p>
          </table:table-cell>
          <table:table-cell office:value-type="float" office:value="0.1618087587178597">
            <text:p>0.1618087587178597</text:p>
          </table:table-cell>
          <table:table-cell office:value-type="float" office:value="0.0002404112250075">
            <text:p>0.0002404112250075</text:p>
          </table:table-cell>
          <table:table-cell office:value-type="float" office:value="0.0021373020936824">
            <text:p>0.0021373020936824</text:p>
          </table:table-cell>
          <table:table-cell office:value-type="float" office:value="385.5058135279634">
            <text:p>385.505813527963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715461837933059">
            <text:p>0.5715461837933059</text:p>
          </table:table-cell>
          <table:table-cell office:value-type="string" office:string-value="156">
            <text:p>156</text:p>
          </table:table-cell>
          <table:table-cell office:value-type="float" office:value="0.0004723970866974">
            <text:p>0.000472397086697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689999999999">
            <text:p>0.0149689999999999</text:p>
          </table:table-cell>
          <table:table-cell office:value-type="float" office:value="0.7823110648507856">
            <text:p>0.7823110648507856</text:p>
          </table:table-cell>
          <table:table-cell office:value-type="float" office:value="0.2323115718753975">
            <text:p>0.2323115718753975</text:p>
          </table:table-cell>
          <table:table-cell office:value-type="float" office:value="0.977376711981728">
            <text:p>0.977376711981728</text:p>
          </table:table-cell>
          <table:table-cell office:value-type="float" office:value="0.9995842889714356">
            <text:p>0.9995842889714356</text:p>
          </table:table-cell>
          <table:table-cell office:value-type="float" office:value="0.1425287713352768">
            <text:p>0.1425287713352768</text:p>
          </table:table-cell>
          <table:table-cell office:value-type="float" office:value="0.0423247022751528">
            <text:p>0.0423247022751528</text:p>
          </table:table-cell>
          <table:table-cell office:value-type="float" office:value="0.1780676615088382">
            <text:p>0.1780676615088382</text:p>
          </table:table-cell>
          <table:table-cell office:value-type="float" office:value="0.1821136462901991">
            <text:p>0.1821136462901991</text:p>
          </table:table-cell>
          <table:table-cell office:value-type="float" office:value="0.0423816589740017">
            <text:p>0.0423816589740017</text:p>
          </table:table-cell>
          <table:table-cell office:value-type="float" office:value="385.1905443092338">
            <text:p>385.1905443092338</text:p>
          </table:table-cell>
          <table:table-cell office:value-type="float" office:value="0.2342010219383528">
            <text:p>0.2342010219383528</text:p>
          </table:table-cell>
          <table:table-cell office:value-type="float" office:value="0.0425457374672986">
            <text:p>0.0425457374672986</text:p>
          </table:table-cell>
          <table:table-cell office:value-type="float" office:value="0.000409695265403">
            <text:p>0.000409695265403</text:p>
          </table:table-cell>
          <table:table-cell office:value-type="float" office:value="6.085535038e-07">
            <text:p>6.085535038e-07</text:p>
          </table:table-cell>
          <table:table-cell office:value-type="float" office:value="5.4072096575e-06">
            <text:p>5.4072096575e-06</text:p>
          </table:table-cell>
          <table:table-cell office:value-type="float" office:value="0.9995842889714356">
            <text:p>0.9995842889714356</text:p>
          </table:table-cell>
          <table:table-cell office:value-type="float" office:value="0.1580071730079829">
            <text:p>0.1580071730079829</text:p>
          </table:table-cell>
          <table:table-cell office:value-type="float" office:value="0.0002347008298136">
            <text:p>0.0002347008298136</text:p>
          </table:table-cell>
          <table:table-cell office:value-type="float" office:value="0.0020853985486396">
            <text:p>0.0020853985486396</text:p>
          </table:table-cell>
          <table:table-cell office:value-type="float" office:value="385.5096727276136">
            <text:p>385.509672727613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443296988507675">
            <text:p>0.5443296988507675</text:p>
          </table:table-cell>
          <table:table-cell office:value-type="string" office:string-value="157">
            <text:p>157</text:p>
          </table:table-cell>
          <table:table-cell office:value-type="float" office:value="0.0004499476285334">
            <text:p>0.000449947628533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0849999999999">
            <text:p>0.0150849999999999</text:p>
          </table:table-cell>
          <table:table-cell office:value-type="float" office:value="0.7823089807679506">
            <text:p>0.7823089807679506</text:p>
          </table:table-cell>
          <table:table-cell office:value-type="float" office:value="0.2323136170034131">
            <text:p>0.2323136170034131</text:p>
          </table:table-cell>
          <table:table-cell office:value-type="float" office:value="0.9773861204114253">
            <text:p>0.9773861204114253</text:p>
          </table:table-cell>
          <table:table-cell office:value-type="float" office:value="0.9995940454576246">
            <text:p>0.9995940454576246</text:p>
          </table:table-cell>
          <table:table-cell office:value-type="float" office:value="0.1357550959179955">
            <text:p>0.1357550959179955</text:p>
          </table:table-cell>
          <table:table-cell office:value-type="float" office:value="0.0403136844068898">
            <text:p>0.0403136844068898</text:p>
          </table:table-cell>
          <table:table-cell office:value-type="float" office:value="0.1696070859305753">
            <text:p>0.1696070859305753</text:p>
          </table:table-cell>
          <table:table-cell office:value-type="float" office:value="0.1734608560762624">
            <text:p>0.1734608560762624</text:p>
          </table:table-cell>
          <table:table-cell office:value-type="float" office:value="0.0403705541416449">
            <text:p>0.0403705541416449</text:p>
          </table:table-cell>
          <table:table-cell office:value-type="float" office:value="385.20921413037667">
            <text:p>385.20921413037667</text:p>
          </table:table-cell>
          <table:table-cell office:value-type="float" office:value="0.2233015213777918">
            <text:p>0.2233015213777918</text:p>
          </table:table-cell>
          <table:table-cell office:value-type="float" office:value="0.0405493057460596">
            <text:p>0.0405493057460596</text:p>
          </table:table-cell>
          <table:table-cell office:value-type="float" office:value="0.0004000844388104">
            <text:p>0.0004000844388104</text:p>
          </table:table-cell>
          <table:table-cell office:value-type="float" office:value="5.941395951e-07">
            <text:p>5.941395951e-07</text:p>
          </table:table-cell>
          <table:table-cell office:value-type="float" office:value="5.2759639697e-06">
            <text:p>5.2759639697e-06</text:p>
          </table:table-cell>
          <table:table-cell office:value-type="float" office:value="0.9995940454576246">
            <text:p>0.9995940454576246</text:p>
          </table:table-cell>
          <table:table-cell office:value-type="float" office:value="0.1543005655160282">
            <text:p>0.1543005655160282</text:p>
          </table:table-cell>
          <table:table-cell office:value-type="float" office:value="0.0002291418176431">
            <text:p>0.0002291418176431</text:p>
          </table:table-cell>
          <table:table-cell office:value-type="float" office:value="0.0020347810241975">
            <text:p>0.0020347810241975</text:p>
          </table:table-cell>
          <table:table-cell office:value-type="float" office:value="385.51343551164206">
            <text:p>385.5134355116420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5184092370007309">
            <text:p>0.5184092370007309</text:p>
          </table:table-cell>
          <table:table-cell office:value-type="string" office:string-value="158">
            <text:p>158</text:p>
          </table:table-cell>
          <table:table-cell office:value-type="float" office:value="0.0004285629736917">
            <text:p>0.000428562973691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169999999999">
            <text:p>0.0152169999999999</text:p>
          </table:table-cell>
          <table:table-cell office:value-type="float" office:value="0.7823069096113214">
            <text:p>0.7823069096113214</text:p>
          </table:table-cell>
          <table:table-cell office:value-type="float" office:value="0.2323156494468343">
            <text:p>0.2323156494468343</text:p>
          </table:table-cell>
          <table:table-cell office:value-type="float" office:value="0.9773954695670752">
            <text:p>0.9773954695670752</text:p>
          </table:table-cell>
          <table:table-cell office:value-type="float" office:value="0.9996037380703549">
            <text:p>0.9996037380703549</text:p>
          </table:table-cell>
          <table:table-cell office:value-type="float" office:value="0.1293027229858236">
            <text:p>0.1293027229858236</text:p>
          </table:table-cell>
          <table:table-cell office:value-type="float" office:value="0.0383980324047249">
            <text:p>0.0383980324047249</text:p>
          </table:table-cell>
          <table:table-cell office:value-type="float" office:value="0.1615477175215296">
            <text:p>0.1615477175215296</text:p>
          </table:table-cell>
          <table:table-cell office:value-type="float" office:value="0.1652183863536648">
            <text:p>0.1652183863536648</text:p>
          </table:table-cell>
          <table:table-cell office:value-type="float" office:value="0.0384547670293503">
            <text:p>0.0384547670293503</text:p>
          </table:table-cell>
          <table:table-cell office:value-type="float" office:value="385.22715341241553">
            <text:p>385.22715341241553</text:p>
          </table:table-cell>
          <table:table-cell office:value-type="float" office:value="0.2129169796305034">
            <text:p>0.2129169796305034</text:p>
          </table:table-cell>
          <table:table-cell office:value-type="float" office:value="0.0386485025183675">
            <text:p>0.0386485025183675</text:p>
          </table:table-cell>
          <table:table-cell office:value-type="float" office:value="0.0003905339576611">
            <text:p>0.0003905339576611</text:p>
          </table:table-cell>
          <table:table-cell office:value-type="float" office:value="5.800737003e-07">
            <text:p>5.800737003e-07</text:p>
          </table:table-cell>
          <table:table-cell office:value-type="float" office:value="5.1478982837e-06">
            <text:p>5.1478982837e-06</text:p>
          </table:table-cell>
          <table:table-cell office:value-type="float" office:value="0.9996037380703549">
            <text:p>0.9996037380703549</text:p>
          </table:table-cell>
          <table:table-cell office:value-type="float" office:value="0.1506172314511945">
            <text:p>0.1506172314511945</text:p>
          </table:table-cell>
          <table:table-cell office:value-type="float" office:value="0.0002237170240118">
            <text:p>0.0002237170240118</text:p>
          </table:table-cell>
          <table:table-cell office:value-type="float" office:value="0.0019853899310991">
            <text:p>0.0019853899310991</text:p>
          </table:table-cell>
          <table:table-cell office:value-type="float" office:value="385.51717366159374">
            <text:p>385.5171736615937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937230828578389">
            <text:p>0.4937230828578389</text:p>
          </table:table-cell>
          <table:table-cell office:value-type="string" office:string-value="159">
            <text:p>159</text:p>
          </table:table-cell>
          <table:table-cell office:value-type="float" office:value="0.0004081928059045">
            <text:p>0.000408192805904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449999999999">
            <text:p>0.0153449999999999</text:p>
          </table:table-cell>
          <table:table-cell office:value-type="float" office:value="0.7823048870256567">
            <text:p>0.7823048870256567</text:p>
          </table:table-cell>
          <table:table-cell office:value-type="float" office:value="0.2323176342271595">
            <text:p>0.2323176342271595</text:p>
          </table:table-cell>
          <table:table-cell office:value-type="float" office:value="0.9774045994498666">
            <text:p>0.9774045994498666</text:p>
          </table:table-cell>
          <table:table-cell office:value-type="float" office:value="0.9996132031905172">
            <text:p>0.9996132031905172</text:p>
          </table:table-cell>
          <table:table-cell office:value-type="float" office:value="0.1231564742815379">
            <text:p>0.1231564742815379</text:p>
          </table:table-cell>
          <table:table-cell office:value-type="float" office:value="0.036573235345143">
            <text:p>0.036573235345143</text:p>
          </table:table-cell>
          <table:table-cell office:value-type="float" office:value="0.1538705770744553">
            <text:p>0.1538705770744553</text:p>
          </table:table-cell>
          <table:table-cell office:value-type="float" office:value="0.1573668269135856">
            <text:p>0.1573668269135856</text:p>
          </table:table-cell>
          <table:table-cell office:value-type="float" office:value="0.036629796851849">
            <text:p>0.036629796851849</text:p>
          </table:table-cell>
          <table:table-cell office:value-type="float" office:value="385.2443361133996">
            <text:p>385.2443361133996</text:p>
          </table:table-cell>
          <table:table-cell office:value-type="float" office:value="0.2030195481472333">
            <text:p>0.2030195481472333</text:p>
          </table:table-cell>
          <table:table-cell office:value-type="float" office:value="0.0368386160882111">
            <text:p>0.0368386160882111</text:p>
          </table:table-cell>
          <table:table-cell office:value-type="float" office:value="0.0003812074657633">
            <text:p>0.0003812074657633</text:p>
          </table:table-cell>
          <table:table-cell office:value-type="float" office:value="5.663468031e-07">
            <text:p>5.663468031e-07</text:p>
          </table:table-cell>
          <table:table-cell office:value-type="float" office:value="5.0229969162e-06">
            <text:p>5.0229969162e-06</text:p>
          </table:table-cell>
          <table:table-cell office:value-type="float" office:value="0.9996132031905172">
            <text:p>0.9996132031905172</text:p>
          </table:table-cell>
          <table:table-cell office:value-type="float" office:value="0.1470202833209362">
            <text:p>0.1470202833209362</text:p>
          </table:table-cell>
          <table:table-cell office:value-type="float" office:value="0.0002184229715785">
            <text:p>0.0002184229715785</text:p>
          </table:table-cell>
          <table:table-cell office:value-type="float" office:value="0.0019372192207066">
            <text:p>0.0019372192207066</text:p>
          </table:table-cell>
          <table:table-cell office:value-type="float" office:value="385.5208240744868">
            <text:p>385.520824074486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702124598646085">
            <text:p>0.4702124598646085</text:p>
          </table:table-cell>
          <table:table-cell office:value-type="string" office:string-value="160">
            <text:p>160</text:p>
          </table:table-cell>
          <table:table-cell office:value-type="float" office:value="0.0003887891707204">
            <text:p>0.000388789170720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0309999999999">
            <text:p>0.0150309999999999</text:p>
          </table:table-cell>
          <table:table-cell office:value-type="float" office:value="0.7823029064793015">
            <text:p>0.7823029064793015</text:p>
          </table:table-cell>
          <table:table-cell office:value-type="float" office:value="0.2323195777539565">
            <text:p>0.2323195777539565</text:p>
          </table:table-cell>
          <table:table-cell office:value-type="float" office:value="0.9774135394123344">
            <text:p>0.9774135394123344</text:p>
          </table:table-cell>
          <table:table-cell office:value-type="float" office:value="0.9996224709313448">
            <text:p>0.9996224709313448</text:p>
          </table:table-cell>
          <table:table-cell office:value-type="float" office:value="0.1173018769328252">
            <text:p>0.1173018769328252</text:p>
          </table:table-cell>
          <table:table-cell office:value-type="float" office:value="0.0348350009862855">
            <text:p>0.0348350009862855</text:p>
          </table:table-cell>
          <table:table-cell office:value-type="float" office:value="0.1465576080096748">
            <text:p>0.1465576080096748</text:p>
          </table:table-cell>
          <table:table-cell office:value-type="float" office:value="0.1498877111324879">
            <text:p>0.1498877111324879</text:p>
          </table:table-cell>
          <table:table-cell office:value-type="float" office:value="0.0348913517751687">
            <text:p>0.0348913517751687</text:p>
          </table:table-cell>
          <table:table-cell office:value-type="float" office:value="385.2608048993511">
            <text:p>385.2608048993511</text:p>
          </table:table-cell>
          <table:table-cell office:value-type="float" office:value="0.1935869059018542">
            <text:p>0.1935869059018542</text:p>
          </table:table-cell>
          <table:table-cell office:value-type="float" office:value="0.0351152070637026">
            <text:p>0.0351152070637026</text:p>
          </table:table-cell>
          <table:table-cell office:value-type="float" office:value="0.0003720749494339">
            <text:p>0.0003720749494339</text:p>
          </table:table-cell>
          <table:table-cell office:value-type="float" office:value="5.529508685e-07">
            <text:p>5.529508685e-07</text:p>
          </table:table-cell>
          <table:table-cell office:value-type="float" office:value="4.9011683525e-06">
            <text:p>4.9011683525e-06</text:p>
          </table:table-cell>
          <table:table-cell office:value-type="float" office:value="0.9996224709313448">
            <text:p>0.9996224709313448</text:p>
          </table:table-cell>
          <table:table-cell office:value-type="float" office:value="0.14349814574818">
            <text:p>0.14349814574818</text:p>
          </table:table-cell>
          <table:table-cell office:value-type="float" office:value="0.0002132565614635">
            <text:p>0.0002132565614635</text:p>
          </table:table-cell>
          <table:table-cell office:value-type="float" office:value="0.0018902335985087">
            <text:p>0.0018902335985087</text:p>
          </table:table-cell>
          <table:table-cell office:value-type="float" office:value="385.52439836409184">
            <text:p>385.524398364091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478213903472462">
            <text:p>0.4478213903472462</text:p>
          </table:table-cell>
          <table:table-cell office:value-type="string" office:string-value="161">
            <text:p>161</text:p>
          </table:table-cell>
          <table:table-cell office:value-type="float" office:value="0.0003703063640911">
            <text:p>0.000370306364091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8159999999999">
            <text:p>0.0148159999999999</text:p>
          </table:table-cell>
          <table:table-cell office:value-type="float" office:value="0.7823009707254331">
            <text:p>0.7823009707254331</text:p>
          </table:table-cell>
          <table:table-cell office:value-type="float" office:value="0.2323214773255097">
            <text:p>0.2323214773255097</text:p>
          </table:table-cell>
          <table:table-cell office:value-type="float" office:value="0.9774222771220678">
            <text:p>0.9774222771220678</text:p>
          </table:table-cell>
          <table:table-cell office:value-type="float" office:value="0.9996315287540573">
            <text:p>0.9996315287540573</text:p>
          </table:table-cell>
          <table:table-cell office:value-type="float" office:value="0.1117251388051273">
            <text:p>0.1117251388051273</text:p>
          </table:table-cell>
          <table:table-cell office:value-type="float" office:value="0.0331792369853964">
            <text:p>0.0331792369853964</text:p>
          </table:table-cell>
          <table:table-cell office:value-type="float" office:value="0.1395915941168043">
            <text:p>0.1395915941168043</text:p>
          </table:table-cell>
          <table:table-cell office:value-type="float" office:value="0.1427634318291378">
            <text:p>0.1427634318291378</text:p>
          </table:table-cell>
          <table:table-cell office:value-type="float" office:value="0.033235341836299">
            <text:p>0.033235341836299</text:p>
          </table:table-cell>
          <table:table-cell office:value-type="float" office:value="385.276585462714">
            <text:p>385.276585462714</text:p>
          </table:table-cell>
          <table:table-cell office:value-type="float" office:value="0.1845968374513193">
            <text:p>0.1845968374513193</text:p>
          </table:table-cell>
          <table:table-cell office:value-type="float" office:value="0.0334740525756991">
            <text:p>0.0334740525756991</text:p>
          </table:table-cell>
          <table:table-cell office:value-type="float" office:value="0.0003631490277787">
            <text:p>0.0003631490277787</text:p>
          </table:table-cell>
          <table:table-cell office:value-type="float" office:value="5.398778411e-07">
            <text:p>5.398778411e-07</text:p>
          </table:table-cell>
          <table:table-cell office:value-type="float" office:value="4.7823403226e-06">
            <text:p>4.7823403226e-06</text:p>
          </table:table-cell>
          <table:table-cell office:value-type="float" office:value="0.9996315287540573">
            <text:p>0.9996315287540573</text:p>
          </table:table-cell>
          <table:table-cell office:value-type="float" office:value="0.1400556855434445">
            <text:p>0.1400556855434445</text:p>
          </table:table-cell>
          <table:table-cell office:value-type="float" office:value="0.0002082146869874">
            <text:p>0.0002082146869874</text:p>
          </table:table-cell>
          <table:table-cell office:value-type="float" office:value="0.0018444051922325">
            <text:p>0.0018444051922325</text:p>
          </table:table-cell>
          <table:table-cell office:value-type="float" office:value="385.5278916945773">
            <text:p>385.527891694577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264965622354725">
            <text:p>0.4264965622354725</text:p>
          </table:table-cell>
          <table:table-cell office:value-type="string" office:string-value="162">
            <text:p>162</text:p>
          </table:table-cell>
          <table:table-cell office:value-type="float" office:value="0.0003527008283917">
            <text:p>0.000352700828391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8839999999999">
            <text:p>0.0148839999999999</text:p>
          </table:table-cell>
          <table:table-cell office:value-type="float" office:value="0.7822990894109034">
            <text:p>0.7822990894109034</text:p>
          </table:table-cell>
          <table:table-cell office:value-type="float" office:value="0.2323233234752818">
            <text:p>0.2323233234752818</text:p>
          </table:table-cell>
          <table:table-cell office:value-type="float" office:value="0.9774307693012498">
            <text:p>0.9774307693012498</text:p>
          </table:table-cell>
          <table:table-cell office:value-type="float" office:value="0.9996403324556572">
            <text:p>0.9996403324556572</text:p>
          </table:table-cell>
          <table:table-cell office:value-type="float" office:value="0.1064131164505793">
            <text:p>0.1064131164505793</text:p>
          </table:table-cell>
          <table:table-cell office:value-type="float" office:value="0.0316020422493108">
            <text:p>0.0316020422493108</text:p>
          </table:table-cell>
          <table:table-cell office:value-type="float" office:value="0.1329561234110054">
            <text:p>0.1329561234110054</text:p>
          </table:table-cell>
          <table:table-cell office:value-type="float" office:value="0.1359772043022617">
            <text:p>0.1359772043022617</text:p>
          </table:table-cell>
          <table:table-cell office:value-type="float" office:value="0.0316578696419089">
            <text:p>0.0316578696419089</text:p>
          </table:table-cell>
          <table:table-cell office:value-type="float" office:value="385.29169057585955">
            <text:p>385.29169057585955</text:p>
          </table:table-cell>
          <table:table-cell office:value-type="float" office:value="0.1760274359280659">
            <text:p>0.1760274359280659</text:p>
          </table:table-cell>
          <table:table-cell office:value-type="float" office:value="0.0319111367437813">
            <text:p>0.0319111367437813</text:p>
          </table:table-cell>
          <table:table-cell office:value-type="float" office:value="0.0003544739699035">
            <text:p>0.0003544739699035</text:p>
          </table:table-cell>
          <table:table-cell office:value-type="float" office:value="5.271187211e-07">
            <text:p>5.271187211e-07</text:p>
          </table:table-cell>
          <table:table-cell office:value-type="float" office:value="4.6664557181e-06">
            <text:p>4.6664557181e-06</text:p>
          </table:table-cell>
          <table:table-cell office:value-type="float" office:value="0.9996403324556572">
            <text:p>0.9996403324556572</text:p>
          </table:table-cell>
          <table:table-cell office:value-type="float" office:value="0.1367099759726877">
            <text:p>0.1367099759726877</text:p>
          </table:table-cell>
          <table:table-cell office:value-type="float" office:value="0.0002032938771769">
            <text:p>0.0002032938771769</text:p>
          </table:table-cell>
          <table:table-cell office:value-type="float" office:value="0.0017997119768273">
            <text:p>0.0017997119768273</text:p>
          </table:table-cell>
          <table:table-cell office:value-type="float" office:value="385.53128701817326">
            <text:p>385.5312870181732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4061872021290215">
            <text:p>0.4061872021290215</text:p>
          </table:table-cell>
          <table:table-cell office:value-type="string" office:string-value="163">
            <text:p>163</text:p>
          </table:table-cell>
          <table:table-cell office:value-type="float" office:value="0.0003359310536245">
            <text:p>0.000335931053624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829999999999">
            <text:p>0.0149829999999999</text:p>
          </table:table-cell>
          <table:table-cell office:value-type="float" office:value="0.7822972609938637">
            <text:p>0.7822972609938637</text:p>
          </table:table-cell>
          <table:table-cell office:value-type="float" office:value="0.2323251177163021">
            <text:p>0.2323251177163021</text:p>
          </table:table-cell>
          <table:table-cell office:value-type="float" office:value="0.977439022887214">
            <text:p>0.977439022887214</text:p>
          </table:table-cell>
          <table:table-cell office:value-type="float" office:value="0.9996488892091078">
            <text:p>0.9996488892091078</text:p>
          </table:table-cell>
          <table:table-cell office:value-type="float" office:value="0.1013532827282066">
            <text:p>0.1013532827282066</text:p>
          </table:table-cell>
          <table:table-cell office:value-type="float" office:value="0.0300997006059426">
            <text:p>0.0300997006059426</text:p>
          </table:table-cell>
          <table:table-cell office:value-type="float" office:value="0.1266355624336602">
            <text:p>0.1266355624336602</text:p>
          </table:table-cell>
          <table:table-cell office:value-type="float" office:value="0.1295130400536365">
            <text:p>0.1295130400536365</text:p>
          </table:table-cell>
          <table:table-cell office:value-type="float" office:value="0.0301552196913644">
            <text:p>0.0301552196913644</text:p>
          </table:table-cell>
          <table:table-cell office:value-type="float" office:value="385.3061502968212">
            <text:p>385.3061502968212</text:p>
          </table:table-cell>
          <table:table-cell office:value-type="float" office:value="0.1678589314945783">
            <text:p>0.1678589314945783</text:p>
          </table:table-cell>
          <table:table-cell office:value-type="float" office:value="0.0304226532695289">
            <text:p>0.0304226532695289</text:p>
          </table:table-cell>
          <table:table-cell office:value-type="float" office:value="0.0003460426840925">
            <text:p>0.0003460426840925</text:p>
          </table:table-cell>
          <table:table-cell office:value-type="float" office:value="5.146684912e-07">
            <text:p>5.146684912e-07</text:p>
          </table:table-cell>
          <table:table-cell office:value-type="float" office:value="4.5534383082e-06">
            <text:p>4.5534383082e-06</text:p>
          </table:table-cell>
          <table:table-cell office:value-type="float" office:value="0.9996488892091078">
            <text:p>0.9996488892091078</text:p>
          </table:table-cell>
          <table:table-cell office:value-type="float" office:value="0.1334582819739742">
            <text:p>0.1334582819739742</text:p>
          </table:table-cell>
          <table:table-cell office:value-type="float" office:value="0.0001984921970332">
            <text:p>0.0001984921970332</text:p>
          </table:table-cell>
          <table:table-cell office:value-type="float" office:value="0.0017561245523608">
            <text:p>0.0017561245523608</text:p>
          </table:table-cell>
          <table:table-cell office:value-type="float" office:value="385.5345871012767">
            <text:p>385.534587101276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3868449544085919">
            <text:p>0.3868449544085919</text:p>
          </table:table-cell>
          <table:table-cell office:value-type="string" office:string-value="164">
            <text:p>164</text:p>
          </table:table-cell>
          <table:table-cell office:value-type="float" office:value="0.0003199574820625">
            <text:p>0.000319957482062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52">
            <text:p>0.015452</text:p>
          </table:table-cell>
          <table:table-cell office:value-type="float" office:value="0.782295480899384">
            <text:p>0.782295480899384</text:p>
          </table:table-cell>
          <table:table-cell office:value-type="float" office:value="0.2323268645379877">
            <text:p>0.2323268645379877</text:p>
          </table:table-cell>
          <table:table-cell office:value-type="float" office:value="0.9774470584572896">
            <text:p>0.9774470584572896</text:p>
          </table:table-cell>
          <table:table-cell office:value-type="float" office:value="0.9996572201404545">
            <text:p>0.9996572201404545</text:p>
          </table:table-cell>
          <table:table-cell office:value-type="float" office:value="0.0965336994003633">
            <text:p>0.0965336994003633</text:p>
          </table:table-cell>
          <table:table-cell office:value-type="float" office:value="0.0286686709197845">
            <text:p>0.0286686709197845</text:p>
          </table:table-cell>
          <table:table-cell office:value-type="float" office:value="0.1206150141790492">
            <text:p>0.1206150141790492</text:p>
          </table:table-cell>
          <table:table-cell office:value-type="float" office:value="0.1233557037572265">
            <text:p>0.1233557037572265</text:p>
          </table:table-cell>
          <table:table-cell office:value-type="float" office:value="0.0287238522098396">
            <text:p>0.0287238522098396</text:p>
          </table:table-cell>
          <table:table-cell office:value-type="float" office:value="385.3199984425472">
            <text:p>385.3199984425472</text:p>
          </table:table-cell>
          <table:table-cell office:value-type="float" office:value="0.1600728071822904">
            <text:p>0.1600728071822904</text:p>
          </table:table-cell>
          <table:table-cell office:value-type="float" office:value="0.029004989629874">
            <text:p>0.029004989629874</text:p>
          </table:table-cell>
          <table:table-cell office:value-type="float" office:value="0.0003378341335523">
            <text:p>0.0003378341335523</text:p>
          </table:table-cell>
          <table:table-cell office:value-type="float" office:value="5.025171481e-07">
            <text:p>5.025171481e-07</text:p>
          </table:table-cell>
          <table:table-cell office:value-type="float" office:value="4.4432088447e-06">
            <text:p>4.4432088447e-06</text:p>
          </table:table-cell>
          <table:table-cell office:value-type="float" office:value="0.9996572201404545">
            <text:p>0.9996572201404545</text:p>
          </table:table-cell>
          <table:table-cell office:value-type="float" office:value="0.1302924902871435">
            <text:p>0.1302924902871435</text:p>
          </table:table-cell>
          <table:table-cell office:value-type="float" office:value="0.000193805788523">
            <text:p>0.000193805788523</text:p>
          </table:table-cell>
          <table:table-cell office:value-type="float" office:value="0.0017136123551508">
            <text:p>0.0017136123551508</text:p>
          </table:table-cell>
          <table:table-cell office:value-type="float" office:value="385.5378000915692">
            <text:p>385.5378000915692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3684237661034208">
            <text:p>0.3684237661034208</text:p>
          </table:table-cell>
          <table:table-cell office:value-type="string" office:string-value="165">
            <text:p>165</text:p>
          </table:table-cell>
          <table:table-cell office:value-type="float" office:value="0.0003047424179689">
            <text:p>0.000304742417968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8089999999999">
            <text:p>0.0178089999999999</text:p>
          </table:table-cell>
          <table:table-cell office:value-type="float" office:value="0.7822937275018597">
            <text:p>0.7822937275018597</text:p>
          </table:table-cell>
          <table:table-cell office:value-type="float" office:value="0.2323285851617266">
            <text:p>0.2323285851617266</text:p>
          </table:table-cell>
          <table:table-cell office:value-type="float" office:value="0.9774549731198638">
            <text:p>0.9774549731198638</text:p>
          </table:table-cell>
          <table:table-cell office:value-type="float" office:value="0.9996654246773132">
            <text:p>0.9996654246773132</text:p>
          </table:table-cell>
          <table:table-cell office:value-type="float" office:value="0.0919429883161265">
            <text:p>0.0919429883161265</text:p>
          </table:table-cell>
          <table:table-cell office:value-type="float" office:value="0.0273055805512336">
            <text:p>0.0273055805512336</text:p>
          </table:table-cell>
          <table:table-cell office:value-type="float" office:value="0.1148802911408819">
            <text:p>0.1148802911408819</text:p>
          </table:table-cell>
          <table:table-cell office:value-type="float" office:value="0.1174906856976216">
            <text:p>0.1174906856976216</text:p>
          </table:table-cell>
          <table:table-cell office:value-type="float" office:value="0.0273603925502991">
            <text:p>0.0273603925502991</text:p>
          </table:table-cell>
          <table:table-cell office:value-type="float" office:value="385.33329602000833">
            <text:p>385.33329602000833</text:p>
          </table:table-cell>
          <table:table-cell office:value-type="float" office:value="0.1526531963153058">
            <text:p>0.1526531963153058</text:p>
          </table:table-cell>
          <table:table-cell office:value-type="float" office:value="0.0276547264254434">
            <text:p>0.0276547264254434</text:p>
          </table:table-cell>
          <table:table-cell office:value-type="float" office:value="0.0003297490059686">
            <text:p>0.0003297490059686</text:p>
          </table:table-cell>
          <table:table-cell office:value-type="float" office:value="4.906591163e-07">
            <text:p>4.906591163e-07</text:p>
          </table:table-cell>
          <table:table-cell office:value-type="float" office:value="4.3356576017e-06">
            <text:p>4.3356576017e-06</text:p>
          </table:table-cell>
          <table:table-cell office:value-type="float" office:value="0.9996654246773132">
            <text:p>0.9996654246773132</text:p>
          </table:table-cell>
          <table:table-cell office:value-type="float" office:value="0.1271742991319118">
            <text:p>0.1271742991319118</text:p>
          </table:table-cell>
          <table:table-cell office:value-type="float" office:value="0.0001892325013855">
            <text:p>0.0001892325013855</text:p>
          </table:table-cell>
          <table:table-cell office:value-type="float" office:value="0.0016721330672543">
            <text:p>0.0016721330672543</text:p>
          </table:table-cell>
          <table:table-cell office:value-type="float" office:value="385.54096433529946">
            <text:p>385.5409643352994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3508797772413532">
            <text:p>0.3508797772413532</text:p>
          </table:table-cell>
          <table:table-cell office:value-type="string" office:string-value="166">
            <text:p>166</text:p>
          </table:table-cell>
          <table:table-cell office:value-type="float" office:value="0.000290249939003">
            <text:p>0.0002902499390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2569999999999">
            <text:p>0.0182569999999999</text:p>
          </table:table-cell>
          <table:table-cell office:value-type="float" office:value="0.782292025433589">
            <text:p>0.782292025433589</text:p>
          </table:table-cell>
          <table:table-cell office:value-type="float" office:value="0.2323302554156372">
            <text:p>0.2323302554156372</text:p>
          </table:table-cell>
          <table:table-cell office:value-type="float" office:value="0.977462656314766">
            <text:p>0.977462656314766</text:p>
          </table:table-cell>
          <table:table-cell office:value-type="float" office:value="0.9996733897680328">
            <text:p>0.9996733897680328</text:p>
          </table:table-cell>
          <table:table-cell office:value-type="float" office:value="0.0875703122183757">
            <text:p>0.0875703122183757</text:p>
          </table:table-cell>
          <table:table-cell office:value-type="float" office:value="0.0260072100226841">
            <text:p>0.0260072100226841</text:p>
          </table:table-cell>
          <table:table-cell office:value-type="float" office:value="0.109417848082811">
            <text:p>0.109417848082811</text:p>
          </table:table-cell>
          <table:table-cell office:value-type="float" office:value="0.11190413299927">
            <text:p>0.11190413299927</text:p>
          </table:table-cell>
          <table:table-cell office:value-type="float" office:value="0.0260616270053173">
            <text:p>0.0260616270053173</text:p>
          </table:table-cell>
          <table:table-cell office:value-type="float" office:value="385.3460257460701">
            <text:p>385.3460257460701</text:p>
          </table:table-cell>
          <table:table-cell office:value-type="float" office:value="0.1455802797426002">
            <text:p>0.1455802797426002</text:p>
          </table:table-cell>
          <table:table-cell office:value-type="float" office:value="0.0263685790194491">
            <text:p>0.0263685790194491</text:p>
          </table:table-cell>
          <table:table-cell office:value-type="float" office:value="0.000321900381776">
            <text:p>0.000321900381776</text:p>
          </table:table-cell>
          <table:table-cell office:value-type="float" office:value="4.790863907e-07">
            <text:p>4.790863907e-07</text:p>
          </table:table-cell>
          <table:table-cell office:value-type="float" office:value="4.2307638004e-06">
            <text:p>4.2307638004e-06</text:p>
          </table:table-cell>
          <table:table-cell office:value-type="float" office:value="0.9996733897680328">
            <text:p>0.9996733897680328</text:p>
          </table:table-cell>
          <table:table-cell office:value-type="float" office:value="0.1241473202395658">
            <text:p>0.1241473202395658</text:p>
          </table:table-cell>
          <table:table-cell office:value-type="float" office:value="0.0001847692483084">
            <text:p>0.0001847692483084</text:p>
          </table:table-cell>
          <table:table-cell office:value-type="float" office:value="0.0016316786749024">
            <text:p>0.0016316786749024</text:p>
          </table:table-cell>
          <table:table-cell office:value-type="float" office:value="385.54403623183725">
            <text:p>385.544036231837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3341712164203363">
            <text:p>0.3341712164203363</text:p>
          </table:table-cell>
          <table:table-cell office:value-type="string" office:string-value="167">
            <text:p>167</text:p>
          </table:table-cell>
          <table:table-cell office:value-type="float" office:value="0.0002764458157173">
            <text:p>0.00027644581571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1289999999999">
            <text:p>0.0181289999999999</text:p>
          </table:table-cell>
          <table:table-cell office:value-type="float" office:value="0.7822903816434686">
            <text:p>0.7822903816434686</text:p>
          </table:table-cell>
          <table:table-cell office:value-type="float" office:value="0.2323318684807083">
            <text:p>0.2323318684807083</text:p>
          </table:table-cell>
          <table:table-cell office:value-type="float" office:value="0.9774700768706917">
            <text:p>0.9774700768706917</text:p>
          </table:table-cell>
          <table:table-cell office:value-type="float" office:value="0.999681083586224">
            <text:p>0.999681083586224</text:p>
          </table:table-cell>
          <table:table-cell office:value-type="float" office:value="0.0834053423370963">
            <text:p>0.0834053423370963</text:p>
          </table:table-cell>
          <table:table-cell office:value-type="float" office:value="0.0247704937720711">
            <text:p>0.0247704937720711</text:p>
          </table:table-cell>
          <table:table-cell office:value-type="float" office:value="0.1042147881383818">
            <text:p>0.1042147881383818</text:p>
          </table:table-cell>
          <table:table-cell office:value-type="float" office:value="0.1065828558818055">
            <text:p>0.1065828558818055</text:p>
          </table:table-cell>
          <table:table-cell office:value-type="float" office:value="0.0248244925260578">
            <text:p>0.0248244925260578</text:p>
          </table:table-cell>
          <table:table-cell office:value-type="float" office:value="385.358198689248">
            <text:p>385.358198689248</text:p>
          </table:table-cell>
          <table:table-cell office:value-type="float" office:value="0.1388368856016185">
            <text:p>0.1388368856016185</text:p>
          </table:table-cell>
          <table:table-cell office:value-type="float" office:value="0.0251434393232526">
            <text:p>0.0251434393232526</text:p>
          </table:table-cell>
          <table:table-cell office:value-type="float" office:value="0.0003143201469153">
            <text:p>0.0003143201469153</text:p>
          </table:table-cell>
          <table:table-cell office:value-type="float" office:value="4.677915881e-07">
            <text:p>4.677915881e-07</text:p>
          </table:table-cell>
          <table:table-cell office:value-type="float" office:value="4.1284752724e-06">
            <text:p>4.1284752724e-06</text:p>
          </table:table-cell>
          <table:table-cell office:value-type="float" office:value="0.999681083586224">
            <text:p>0.999681083586224</text:p>
          </table:table-cell>
          <table:table-cell office:value-type="float" office:value="0.1212238510608421">
            <text:p>0.1212238510608421</text:p>
          </table:table-cell>
          <table:table-cell office:value-type="float" office:value="0.0001804131817829">
            <text:p>0.0001804131817829</text:p>
          </table:table-cell>
          <table:table-cell office:value-type="float" office:value="0.001592229058316">
            <text:p>0.001592229058316</text:p>
          </table:table-cell>
          <table:table-cell office:value-type="float" office:value="385.547003506699">
            <text:p>385.54700350669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3182583013527013">
            <text:p>0.3182583013527013</text:p>
          </table:table-cell>
          <table:table-cell office:value-type="string" office:string-value="168">
            <text:p>168</text:p>
          </table:table-cell>
          <table:table-cell office:value-type="float" office:value="0.0002632974329149">
            <text:p>0.00026329743291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655">
            <text:p>0.017655</text:p>
          </table:table-cell>
          <table:table-cell office:value-type="float" office:value="0.7822887713350656">
            <text:p>0.7822887713350656</text:p>
          </table:table-cell>
          <table:table-cell office:value-type="float" office:value="0.232333448689889">
            <text:p>0.232333448689889</text:p>
          </table:table-cell>
          <table:table-cell office:value-type="float" office:value="0.977477346132972">
            <text:p>0.977477346132972</text:p>
          </table:table-cell>
          <table:table-cell office:value-type="float" office:value="0.9996886201201792">
            <text:p>0.9996886201201792</text:p>
          </table:table-cell>
          <table:table-cell office:value-type="float" office:value="0.0794382337358694">
            <text:p>0.0794382337358694</text:p>
          </table:table-cell>
          <table:table-cell office:value-type="float" office:value="0.0235925140152407">
            <text:p>0.0235925140152407</text:p>
          </table:table-cell>
          <table:table-cell office:value-type="float" office:value="0.0992588373230914">
            <text:p>0.0992588373230914</text:p>
          </table:table-cell>
          <table:table-cell office:value-type="float" office:value="0.1015143015956464">
            <text:p>0.1015143015956464</text:p>
          </table:table-cell>
          <table:table-cell office:value-type="float" office:value="0.0236460691831096">
            <text:p>0.0236460691831096</text:p>
          </table:table-cell>
          <table:table-cell office:value-type="float" office:value="385.3698777760983">
            <text:p>385.3698777760983</text:p>
          </table:table-cell>
          <table:table-cell office:value-type="float" office:value="0.1324098990086251">
            <text:p>0.1324098990086251</text:p>
          </table:table-cell>
          <table:table-cell office:value-type="float" office:value="0.0239763774595446">
            <text:p>0.0239763774595446</text:p>
          </table:table-cell>
          <table:table-cell office:value-type="float" office:value="0.0003068944286879">
            <text:p>0.0003068944286879</text:p>
          </table:table-cell>
          <table:table-cell office:value-type="float" office:value="4.567690028e-07">
            <text:p>4.567690028e-07</text:p>
          </table:table-cell>
          <table:table-cell office:value-type="float" office:value="4.02868213e-06">
            <text:p>4.02868213e-06</text:p>
          </table:table-cell>
          <table:table-cell office:value-type="float" office:value="0.9996886201201792">
            <text:p>0.9996886201201792</text:p>
          </table:table-cell>
          <table:table-cell office:value-type="float" office:value="0.1183599743120703">
            <text:p>0.1183599743120703</text:p>
          </table:table-cell>
          <table:table-cell office:value-type="float" office:value="0.0001761621013292">
            <text:p>0.0001761621013292</text:p>
          </table:table-cell>
          <table:table-cell office:value-type="float" office:value="0.0015537418370803">
            <text:p>0.0015537418370803</text:p>
          </table:table-cell>
          <table:table-cell office:value-type="float" office:value="385.5499101217495">
            <text:p>385.549910121749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3031031441454297">
            <text:p>0.3031031441454297</text:p>
          </table:table-cell>
          <table:table-cell office:value-type="string" office:string-value="169">
            <text:p>169</text:p>
          </table:table-cell>
          <table:table-cell office:value-type="float" office:value="0.0002507737129564">
            <text:p>0.00025077371295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239">
            <text:p>0.017239</text:p>
          </table:table-cell>
          <table:table-cell office:value-type="float" office:value="0.7822871844034848">
            <text:p>0.7822871844034848</text:p>
          </table:table-cell>
          <table:table-cell office:value-type="float" office:value="0.2323350059591972">
            <text:p>0.2323350059591972</text:p>
          </table:table-cell>
          <table:table-cell office:value-type="float" office:value="0.9774845094894048">
            <text:p>0.9774845094894048</text:p>
          </table:table-cell>
          <table:table-cell office:value-type="float" office:value="0.999696045871504">
            <text:p>0.999696045871504</text:p>
          </table:table-cell>
          <table:table-cell office:value-type="float" office:value="0.0756596074364151">
            <text:p>0.0756596074364151</text:p>
          </table:table-cell>
          <table:table-cell office:value-type="float" office:value="0.0224704887093529">
            <text:p>0.0224704887093529</text:p>
          </table:table-cell>
          <table:table-cell office:value-type="float" office:value="0.0945382919950793">
            <text:p>0.0945382919950793</text:p>
          </table:table-cell>
          <table:table-cell office:value-type="float" office:value="0.0966865006794779">
            <text:p>0.0966865006794779</text:p>
          </table:table-cell>
          <table:table-cell office:value-type="float" office:value="0.0225235753083553">
            <text:p>0.0225235753083553</text:p>
          </table:table-cell>
          <table:table-cell office:value-type="float" office:value="385.38110042713646">
            <text:p>385.38110042713646</text:p>
          </table:table-cell>
          <table:table-cell office:value-type="float" office:value="0.1262854111253954">
            <text:p>0.1262854111253954</text:p>
          </table:table-cell>
          <table:table-cell office:value-type="float" office:value="0.022864597692845">
            <text:p>0.022864597692845</text:p>
          </table:table-cell>
          <table:table-cell office:value-type="float" office:value="0.000299576811961">
            <text:p>0.000299576811961</text:p>
          </table:table-cell>
          <table:table-cell office:value-type="float" office:value="4.460126009e-07">
            <text:p>4.460126009e-07</text:p>
          </table:table-cell>
          <table:table-cell office:value-type="float" office:value="3.9313039338e-06">
            <text:p>3.9313039338e-06</text:p>
          </table:table-cell>
          <table:table-cell office:value-type="float" office:value="0.999696045871504">
            <text:p>0.999696045871504</text:p>
          </table:table-cell>
          <table:table-cell office:value-type="float" office:value="0.1155377890690073">
            <text:p>0.1155377890690073</text:p>
          </table:table-cell>
          <table:table-cell office:value-type="float" office:value="0.0001720136798067">
            <text:p>0.0001720136798067</text:p>
          </table:table-cell>
          <table:table-cell office:value-type="float" office:value="0.0015161859881621">
            <text:p>0.0015161859881621</text:p>
          </table:table-cell>
          <table:table-cell office:value-type="float" office:value="385.55277401126307">
            <text:p>385.5527740112630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886696610908855">
            <text:p>0.2886696610908855</text:p>
          </table:table-cell>
          <table:table-cell office:value-type="string" office:string-value="170">
            <text:p>170</text:p>
          </table:table-cell>
          <table:table-cell office:value-type="float" office:value="0.0002388450441474">
            <text:p>0.000238845044147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0659999999999">
            <text:p>0.0150659999999999</text:p>
          </table:table-cell>
          <table:table-cell office:value-type="float" office:value="0.7822856200352344">
            <text:p>0.7822856200352344</text:p>
          </table:table-cell>
          <table:table-cell office:value-type="float" office:value="0.2323365410869195">
            <text:p>0.2323365410869195</text:p>
          </table:table-cell>
          <table:table-cell office:value-type="float" office:value="0.977491570614298">
            <text:p>0.977491570614298</text:p>
          </table:table-cell>
          <table:table-cell office:value-type="float" office:value="0.9997033646607656">
            <text:p>0.9997033646607656</text:p>
          </table:table-cell>
          <table:table-cell office:value-type="float" office:value="0.0720605279086172">
            <text:p>0.0720605279086172</text:p>
          </table:table-cell>
          <table:table-cell office:value-type="float" office:value="0.0214017660230434">
            <text:p>0.0214017660230434</text:p>
          </table:table-cell>
          <table:table-cell office:value-type="float" office:value="0.0900419959164239">
            <text:p>0.0900419959164239</text:p>
          </table:table-cell>
          <table:table-cell office:value-type="float" office:value="0.0920880435028717">
            <text:p>0.0920880435028717</text:p>
          </table:table-cell>
          <table:table-cell office:value-type="float" office:value="0.0214543608000089">
            <text:p>0.0214543608000089</text:p>
          </table:table-cell>
          <table:table-cell office:value-type="float" office:value="385.3918876000454">
            <text:p>385.3918876000454</text:p>
          </table:table-cell>
          <table:table-cell office:value-type="float" office:value="0.1204492523423732">
            <text:p>0.1204492523423732</text:p>
          </table:table-cell>
          <table:table-cell office:value-type="float" office:value="0.0218054355297583">
            <text:p>0.0218054355297583</text:p>
          </table:table-cell>
          <table:table-cell office:value-type="float" office:value="0.0002923635437959">
            <text:p>0.0002923635437959</text:p>
          </table:table-cell>
          <table:table-cell office:value-type="float" office:value="4.355161112e-07">
            <text:p>4.355161112e-07</text:p>
          </table:table-cell>
          <table:table-cell office:value-type="float" office:value="3.836279327e-06">
            <text:p>3.836279327e-06</text:p>
          </table:table-cell>
          <table:table-cell office:value-type="float" office:value="0.9997033646607656">
            <text:p>0.9997033646607656</text:p>
          </table:table-cell>
          <table:table-cell office:value-type="float" office:value="0.1127558479357704">
            <text:p>0.1127558479357704</text:p>
          </table:table-cell>
          <table:table-cell office:value-type="float" office:value="0.0001679654986167">
            <text:p>0.0001679654986167</text:p>
          </table:table-cell>
          <table:table-cell office:value-type="float" office:value="0.0014795378480812">
            <text:p>0.0014795378480812</text:p>
          </table:table-cell>
          <table:table-cell office:value-type="float" office:value="385.55559664871754">
            <text:p>385.5555966487175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749234867532242">
            <text:p>0.2749234867532242</text:p>
          </table:table-cell>
          <table:table-cell office:value-type="string" office:string-value="171">
            <text:p>171</text:p>
          </table:table-cell>
          <table:table-cell office:value-type="float" office:value="0.0002274832124801">
            <text:p>0.000227483212480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42">
            <text:p>0.01642</text:p>
          </table:table-cell>
          <table:table-cell office:value-type="float" office:value="0.7822840765666564">
            <text:p>0.7822840765666564</text:p>
          </table:table-cell>
          <table:table-cell office:value-type="float" office:value="0.2323380557056177">
            <text:p>0.2323380557056177</text:p>
          </table:table-cell>
          <table:table-cell office:value-type="float" office:value="0.9774985370277768">
            <text:p>0.9774985370277768</text:p>
          </table:table-cell>
          <table:table-cell office:value-type="float" office:value="0.9997105842407596">
            <text:p>0.9997105842407596</text:p>
          </table:table-cell>
          <table:table-cell office:value-type="float" office:value="0.0686324813531745">
            <text:p>0.0686324813531745</text:p>
          </table:table-cell>
          <table:table-cell office:value-type="float" office:value="0.0203838193228133">
            <text:p>0.0203838193228133</text:p>
          </table:table-cell>
          <table:table-cell office:value-type="float" office:value="0.0857593195680979">
            <text:p>0.0857593195680979</text:p>
          </table:table-cell>
          <table:table-cell office:value-type="float" office:value="0.0877080591140331">
            <text:p>0.0877080591140331</text:p>
          </table:table-cell>
          <table:table-cell office:value-type="float" office:value="0.0204359020096501">
            <text:p>0.0204359020096501</text:p>
          </table:table-cell>
          <table:table-cell office:value-type="float" office:value="385.40226074316337">
            <text:p>385.40226074316337</text:p>
          </table:table-cell>
          <table:table-cell office:value-type="float" office:value="0.1148880193787973">
            <text:p>0.1148880193787973</text:p>
          </table:table-cell>
          <table:table-cell office:value-type="float" office:value="0.0207963595818167">
            <text:p>0.0207963595818167</text:p>
          </table:table-cell>
          <table:table-cell office:value-type="float" office:value="0.0002852469444348">
            <text:p>0.0002852469444348</text:p>
          </table:table-cell>
          <table:table-cell office:value-type="float" office:value="4.252668826e-07">
            <text:p>4.252668826e-07</text:p>
          </table:table-cell>
          <table:table-cell office:value-type="float" office:value="3.7435479228e-06">
            <text:p>3.7435479228e-06</text:p>
          </table:table-cell>
          <table:table-cell office:value-type="float" office:value="0.9997105842407596">
            <text:p>0.9997105842407596</text:p>
          </table:table-cell>
          <table:table-cell office:value-type="float" office:value="0.1100111890602003">
            <text:p>0.1100111890602003</text:p>
          </table:table-cell>
          <table:table-cell office:value-type="float" office:value="0.0001640126786408">
            <text:p>0.0001640126786408</text:p>
          </table:table-cell>
          <table:table-cell office:value-type="float" office:value="0.0014437741274149">
            <text:p>0.0014437741274149</text:p>
          </table:table-cell>
          <table:table-cell office:value-type="float" office:value="385.5583810241338">
            <text:p>385.558381024133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618318921459278">
            <text:p>0.2618318921459278</text:p>
          </table:table-cell>
          <table:table-cell office:value-type="string" office:string-value="172">
            <text:p>172</text:p>
          </table:table-cell>
          <table:table-cell office:value-type="float" office:value="0.0002166613355734">
            <text:p>0.000216661335573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791">
            <text:p>0.016791</text:p>
          </table:table-cell>
          <table:table-cell office:value-type="float" office:value="0.7822825805893471">
            <text:p>0.7822825805893471</text:p>
          </table:table-cell>
          <table:table-cell office:value-type="float" office:value="0.2323395237207342">
            <text:p>0.2323395237207342</text:p>
          </table:table-cell>
          <table:table-cell office:value-type="float" office:value="0.9775052892834792">
            <text:p>0.9775052892834792</text:p>
          </table:table-cell>
          <table:table-cell office:value-type="float" office:value="0.9997175824608628">
            <text:p>0.9997175824608628</text:p>
          </table:table-cell>
          <table:table-cell office:value-type="float" office:value="0.0653673582123794">
            <text:p>0.0653673582123794</text:p>
          </table:table-cell>
          <table:table-cell office:value-type="float" office:value="0.0194142388579138">
            <text:p>0.0194142388579138</text:p>
          </table:table-cell>
          <table:table-cell office:value-type="float" office:value="0.0816801242729331">
            <text:p>0.0816801242729331</text:p>
          </table:table-cell>
          <table:table-cell office:value-type="float" office:value="0.0835361785439493">
            <text:p>0.0835361785439493</text:p>
          </table:table-cell>
          <table:table-cell office:value-type="float" office:value="0.019465789823824">
            <text:p>0.019465789823824</text:p>
          </table:table-cell>
          <table:table-cell office:value-type="float" office:value="385.41219330711846">
            <text:p>385.41219330711846</text:p>
          </table:table-cell>
          <table:table-cell office:value-type="float" office:value="0.1095859928332045">
            <text:p>0.1095859928332045</text:p>
          </table:table-cell>
          <table:table-cell office:value-type="float" office:value="0.0198349379055887">
            <text:p>0.0198349379055887</text:p>
          </table:table-cell>
          <table:table-cell office:value-type="float" office:value="0.0002783491625637">
            <text:p>0.0002783491625637</text:p>
          </table:table-cell>
          <table:table-cell office:value-type="float" office:value="4.152770491e-07">
            <text:p>4.152770491e-07</text:p>
          </table:table-cell>
          <table:table-cell office:value-type="float" office:value="3.6530995242e-06">
            <text:p>3.6530995242e-06</text:p>
          </table:table-cell>
          <table:table-cell office:value-type="float" office:value="0.9997175824608628">
            <text:p>0.9997175824608628</text:p>
          </table:table-cell>
          <table:table-cell office:value-type="float" office:value="0.1073509215259619">
            <text:p>0.1073509215259619</text:p>
          </table:table-cell>
          <table:table-cell office:value-type="float" office:value="0.0001601598995394">
            <text:p>0.0001601598995394</text:p>
          </table:table-cell>
          <table:table-cell office:value-type="float" office:value="0.0014088908935038">
            <text:p>0.0014088908935038</text:p>
          </table:table-cell>
          <table:table-cell office:value-type="float" office:value="385.561080027681">
            <text:p>385.56108002768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493637068056455">
            <text:p>0.2493637068056455</text:p>
          </table:table-cell>
          <table:table-cell office:value-type="string" office:string-value="173">
            <text:p>173</text:p>
          </table:table-cell>
          <table:table-cell office:value-type="float" office:value="0.0002063538016692">
            <text:p>0.00020635380166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099999999999">
            <text:p>0.0149099999999999</text:p>
          </table:table-cell>
          <table:table-cell office:value-type="float" office:value="0.7822811284565636">
            <text:p>0.7822811284565636</text:p>
          </table:table-cell>
          <table:table-cell office:value-type="float" office:value="0.2323409487108489">
            <text:p>0.2323409487108489</text:p>
          </table:table-cell>
          <table:table-cell office:value-type="float" office:value="0.9775118438637423">
            <text:p>0.9775118438637423</text:p>
          </table:table-cell>
          <table:table-cell office:value-type="float" office:value="0.999724376237972">
            <text:p>0.999724376237972</text:p>
          </table:table-cell>
          <table:table-cell office:value-type="float" office:value="0.0622574295388338">
            <text:p>0.0622574295388338</text:p>
          </table:table-cell>
          <table:table-cell office:value-type="float" office:value="0.0184907314227185">
            <text:p>0.0184907314227185</text:p>
          </table:table-cell>
          <table:table-cell office:value-type="float" office:value="0.0777947626869048">
            <text:p>0.0777947626869048</text:p>
          </table:table-cell>
          <table:table-cell office:value-type="float" office:value="0.0795625353185878">
            <text:p>0.0795625353185878</text:p>
          </table:table-cell>
          <table:table-cell office:value-type="float" office:value="0.0185417361748854">
            <text:p>0.0185417361748854</text:p>
          </table:table-cell>
          <table:table-cell office:value-type="float" office:value="385.4217083262931">
            <text:p>385.4217083262931</text:p>
          </table:table-cell>
          <table:table-cell office:value-type="float" office:value="0.1045312352501363">
            <text:p>0.1045312352501363</text:p>
          </table:table-cell>
          <table:table-cell office:value-type="float" office:value="0.0189188859806607">
            <text:p>0.0189188859806607</text:p>
          </table:table-cell>
          <table:table-cell office:value-type="float" office:value="0.0002716533655695">
            <text:p>0.0002716533655695</text:p>
          </table:table-cell>
          <table:table-cell office:value-type="float" office:value="4.055209553e-07">
            <text:p>4.055209553e-07</text:p>
          </table:table-cell>
          <table:table-cell office:value-type="float" office:value="3.5648755029e-06">
            <text:p>3.5648755029e-06</text:p>
          </table:table-cell>
          <table:table-cell office:value-type="float" office:value="0.999724376237972">
            <text:p>0.999724376237972</text:p>
          </table:table-cell>
          <table:table-cell office:value-type="float" office:value="0.1047685534992112">
            <text:p>0.1047685534992112</text:p>
          </table:table-cell>
          <table:table-cell office:value-type="float" office:value="0.0001563972668606">
            <text:p>0.0001563972668606</text:p>
          </table:table-cell>
          <table:table-cell office:value-type="float" office:value="0.0013748655352049">
            <text:p>0.0013748655352049</text:p>
          </table:table-cell>
          <table:table-cell office:value-type="float" office:value="385.56370018369864">
            <text:p>385.5637001836986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374892445768052">
            <text:p>0.2374892445768052</text:p>
          </table:table-cell>
          <table:table-cell office:value-type="string" office:string-value="174">
            <text:p>174</text:p>
          </table:table-cell>
          <table:table-cell office:value-type="float" office:value="0.0001965362093304">
            <text:p>0.000196536209330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88">
            <text:p>0.01488</text:p>
          </table:table-cell>
          <table:table-cell office:value-type="float" office:value="0.7822797163720103">
            <text:p>0.7822797163720103</text:p>
          </table:table-cell>
          <table:table-cell office:value-type="float" office:value="0.2323423344012984">
            <text:p>0.2323423344012984</text:p>
          </table:table-cell>
          <table:table-cell office:value-type="float" office:value="0.9775182178028033">
            <text:p>0.9775182178028033</text:p>
          </table:table-cell>
          <table:table-cell office:value-type="float" office:value="0.9997309830567656">
            <text:p>0.9997309830567656</text:p>
          </table:table-cell>
          <table:table-cell office:value-type="float" office:value="0.0592953316997112">
            <text:p>0.0592953316997112</text:p>
          </table:table-cell>
          <table:table-cell office:value-type="float" office:value="0.0176111121097491">
            <text:p>0.0176111121097491</text:p>
          </table:table-cell>
          <table:table-cell office:value-type="float" office:value="0.0740940430309765">
            <text:p>0.0740940430309765</text:p>
          </table:table-cell>
          <table:table-cell office:value-type="float" office:value="0.0757777288739508">
            <text:p>0.0757777288739508</text:p>
          </table:table-cell>
          <table:table-cell office:value-type="float" office:value="0.0176615556034581">
            <text:p>0.0176615556034581</text:p>
          </table:table-cell>
          <table:table-cell office:value-type="float" office:value="385.4308282831648">
            <text:p>385.4308282831648</text:p>
          </table:table-cell>
          <table:table-cell office:value-type="float" office:value="0.0997123693476971">
            <text:p>0.0997123693476971</text:p>
          </table:table-cell>
          <table:table-cell office:value-type="float" office:value="0.0180460273869312">
            <text:p>0.0180460273869312</text:p>
          </table:table-cell>
          <table:table-cell office:value-type="float" office:value="0.0002651421297674">
            <text:p>0.0002651421297674</text:p>
          </table:table-cell>
          <table:table-cell office:value-type="float" office:value="3.95999501e-07">
            <text:p>3.95999501e-07</text:p>
          </table:table-cell>
          <table:table-cell office:value-type="float" office:value="3.4788139656e-06">
            <text:p>3.4788139656e-06</text:p>
          </table:table-cell>
          <table:table-cell office:value-type="float" office:value="0.9997309830567656">
            <text:p>0.9997309830567656</text:p>
          </table:table-cell>
          <table:table-cell office:value-type="float" office:value="0.1022573651874203">
            <text:p>0.1022573651874203</text:p>
          </table:table-cell>
          <table:table-cell office:value-type="float" office:value="0.0001527251275598">
            <text:p>0.0001527251275598</text:p>
          </table:table-cell>
          <table:table-cell office:value-type="float" office:value="0.0013416741821414">
            <text:p>0.0013416741821414</text:p>
          </table:table-cell>
          <table:table-cell office:value-type="float" office:value="385.5662482355029">
            <text:p>385.566248235502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261802329302907">
            <text:p>0.2261802329302907</text:p>
          </table:table-cell>
          <table:table-cell office:value-type="string" office:string-value="175">
            <text:p>175</text:p>
          </table:table-cell>
          <table:table-cell office:value-type="float" office:value="0.0001871853106618">
            <text:p>0.00018718531066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046">
            <text:p>0.015046</text:p>
          </table:table-cell>
          <table:table-cell office:value-type="float" office:value="0.7822783405987734">
            <text:p>0.7822783405987734</text:p>
          </table:table-cell>
          <table:table-cell office:value-type="float" office:value="0.2323436844591477">
            <text:p>0.2323436844591477</text:p>
          </table:table-cell>
          <table:table-cell office:value-type="float" office:value="0.977524427897367">
            <text:p>0.977524427897367</text:p>
          </table:table-cell>
          <table:table-cell office:value-type="float" office:value="0.999737420156268">
            <text:p>0.999737420156268</text:p>
          </table:table-cell>
          <table:table-cell office:value-type="float" office:value="0.0564740492500059">
            <text:p>0.0564740492500059</text:p>
          </table:table-cell>
          <table:table-cell office:value-type="float" office:value="0.0167732992185752">
            <text:p>0.0167732992185752</text:p>
          </table:table-cell>
          <table:table-cell office:value-type="float" office:value="0.0705692076836804">
            <text:p>0.0705692076836804</text:p>
          </table:table-cell>
          <table:table-cell office:value-type="float" office:value="0.0721728026622388">
            <text:p>0.0721728026622388</text:p>
          </table:table-cell>
          <table:table-cell office:value-type="float" office:value="0.0168231673063424">
            <text:p>0.0168231673063424</text:p>
          </table:table-cell>
          <table:table-cell office:value-type="float" office:value="385.43957479951166">
            <text:p>385.43957479951166</text:p>
          </table:table-cell>
          <table:table-cell office:value-type="float" office:value="0.0951185715895131">
            <text:p>0.0951185715895131</text:p>
          </table:table-cell>
          <table:table-cell office:value-type="float" office:value="0.0172142932602797">
            <text:p>0.0172142932602797</text:p>
          </table:table-cell>
          <table:table-cell office:value-type="float" office:value="0.0002587982808797">
            <text:p>0.0002587982808797</text:p>
          </table:table-cell>
          <table:table-cell office:value-type="float" office:value="3.867071696e-07">
            <text:p>3.867071696e-07</text:p>
          </table:table-cell>
          <table:table-cell office:value-type="float" office:value="3.3948556825e-06">
            <text:p>3.3948556825e-06</text:p>
          </table:table-cell>
          <table:table-cell office:value-type="float" office:value="0.999737420156268">
            <text:p>0.999737420156268</text:p>
          </table:table-cell>
          <table:table-cell office:value-type="float" office:value="0.0998107329868788">
            <text:p>0.0998107329868788</text:p>
          </table:table-cell>
          <table:table-cell office:value-type="float" office:value="0.0001491413541272">
            <text:p>0.0001491413541272</text:p>
          </table:table-cell>
          <table:table-cell office:value-type="float" office:value="0.0013092939910968">
            <text:p>0.0013092939910968</text:p>
          </table:table-cell>
          <table:table-cell office:value-type="float" office:value="385.5687308316679">
            <text:p>385.568730831667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154097456478959">
            <text:p>0.2154097456478959</text:p>
          </table:table-cell>
          <table:table-cell office:value-type="string" office:string-value="176">
            <text:p>176</text:p>
          </table:table-cell>
          <table:table-cell office:value-type="float" office:value="0.0001782789571991">
            <text:p>0.000178278957199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21">
            <text:p>0.014921</text:p>
          </table:table-cell>
          <table:table-cell office:value-type="float" office:value="0.7822769953761572">
            <text:p>0.7822769953761572</text:p>
          </table:table-cell>
          <table:table-cell office:value-type="float" office:value="0.2323450045374158">
            <text:p>0.2323450045374158</text:p>
          </table:table-cell>
          <table:table-cell office:value-type="float" office:value="0.9775305000287686">
            <text:p>0.9775305000287686</text:p>
          </table:table-cell>
          <table:table-cell office:value-type="float" office:value="0.9997437140690448">
            <text:p>0.9997437140690448</text:p>
          </table:table-cell>
          <table:table-cell office:value-type="float" office:value="0.0537868984490376">
            <text:p>0.0537868984490376</text:p>
          </table:table-cell>
          <table:table-cell office:value-type="float" office:value="0.0159753095617824">
            <text:p>0.0159753095617824</text:p>
          </table:table-cell>
          <table:table-cell office:value-type="float" office:value="0.0672119134867338">
            <text:p>0.0672119134867338</text:p>
          </table:table-cell>
          <table:table-cell office:value-type="float" office:value="0.0687392240108488">
            <text:p>0.0687392240108488</text:p>
          </table:table-cell>
          <table:table-cell office:value-type="float" office:value="0.0160245887907749">
            <text:p>0.0160245887907749</text:p>
          </table:table-cell>
          <table:table-cell office:value-type="float" office:value="385.44797214633246">
            <text:p>385.44797214633246</text:p>
          </table:table-cell>
          <table:table-cell office:value-type="float" office:value="0.0907397525225226">
            <text:p>0.0907397525225226</text:p>
          </table:table-cell>
          <table:table-cell office:value-type="float" office:value="0.0164217173628013">
            <text:p>0.0164217173628013</text:p>
          </table:table-cell>
          <table:table-cell office:value-type="float" office:value="0.0002525953531423">
            <text:p>0.0002525953531423</text:p>
          </table:table-cell>
          <table:table-cell office:value-type="float" office:value="3.77638777e-07">
            <text:p>3.77638777e-07</text:p>
          </table:table-cell>
          <table:table-cell office:value-type="float" office:value="3.3129390355e-06">
            <text:p>3.3129390355e-06</text:p>
          </table:table-cell>
          <table:table-cell office:value-type="float" office:value="0.9997437140690448">
            <text:p>0.9997437140690448</text:p>
          </table:table-cell>
          <table:table-cell office:value-type="float" office:value="0.0974184498464181">
            <text:p>0.0974184498464181</text:p>
          </table:table-cell>
          <table:table-cell office:value-type="float" office:value="0.0001456439471373">
            <text:p>0.0001456439471373</text:p>
          </table:table-cell>
          <table:table-cell office:value-type="float" office:value="0.0012777011978402">
            <text:p>0.0012777011978402</text:p>
          </table:table-cell>
          <table:table-cell office:value-type="float" office:value="385.57115820500866">
            <text:p>385.5711582050086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2051521387122818">
            <text:p>0.2051521387122818</text:p>
          </table:table-cell>
          <table:table-cell office:value-type="string" office:string-value="177">
            <text:p>177</text:p>
          </table:table-cell>
          <table:table-cell office:value-type="float" office:value="0.0001697960481367">
            <text:p>0.000169796048136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02">
            <text:p>0.014902</text:p>
          </table:table-cell>
          <table:table-cell office:value-type="float" office:value="0.7822756796758311">
            <text:p>0.7822756796758311</text:p>
          </table:table-cell>
          <table:table-cell office:value-type="float" office:value="0.2323462956452126">
            <text:p>0.2323462956452126</text:p>
          </table:table-cell>
          <table:table-cell office:value-type="float" office:value="0.9775364388327952">
            <text:p>0.9775364388327952</text:p>
          </table:table-cell>
          <table:table-cell office:value-type="float" office:value="0.999749869588848">
            <text:p>0.999749869588848</text:p>
          </table:table-cell>
          <table:table-cell office:value-type="float" office:value="0.0512275121042336">
            <text:p>0.0512275121042336</text:p>
          </table:table-cell>
          <table:table-cell office:value-type="float" office:value="0.0152152533713834">
            <text:p>0.0152152533713834</text:p>
          </table:table-cell>
          <table:table-cell office:value-type="float" office:value="0.0640142101482534">
            <text:p>0.0640142101482534</text:p>
          </table:table-cell>
          <table:table-cell office:value-type="float" office:value="0.0654688620344066">
            <text:p>0.0654688620344066</text:p>
          </table:table-cell>
          <table:table-cell office:value-type="float" office:value="0.0152639314891393">
            <text:p>0.0152639314891393</text:p>
          </table:table-cell>
          <table:table-cell office:value-type="float" office:value="385.4560360119096">
            <text:p>385.4560360119096</text:p>
          </table:table-cell>
          <table:table-cell office:value-type="float" office:value="0.0865658348052482">
            <text:p>0.0865658348052482</text:p>
          </table:table-cell>
          <table:table-cell office:value-type="float" office:value="0.0156664261270386">
            <text:p>0.0156664261270386</text:p>
          </table:table-cell>
          <table:table-cell office:value-type="float" office:value="0.0002465286095947">
            <text:p>0.0002465286095947</text:p>
          </table:table-cell>
          <table:table-cell office:value-type="float" office:value="3.687889689e-07">
            <text:p>3.687889689e-07</text:p>
          </table:table-cell>
          <table:table-cell office:value-type="float" office:value="3.2330125883e-06">
            <text:p>3.2330125883e-06</text:p>
          </table:table-cell>
          <table:table-cell office:value-type="float" office:value="0.999749869588848">
            <text:p>0.999749869588848</text:p>
          </table:table-cell>
          <table:table-cell office:value-type="float" office:value="0.0950786888624001">
            <text:p>0.0950786888624001</text:p>
          </table:table-cell>
          <table:table-cell office:value-type="float" office:value="0.0001422308416735">
            <text:p>0.0001422308416735</text:p>
          </table:table-cell>
          <table:table-cell office:value-type="float" office:value="0.0012468759649337">
            <text:p>0.0012468759649337</text:p>
          </table:table-cell>
          <table:table-cell office:value-type="float" office:value="385.57353220433106">
            <text:p>385.5735322043310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953829892497922">
            <text:p>0.1953829892497922</text:p>
          </table:table-cell>
          <table:table-cell office:value-type="string" office:string-value="178">
            <text:p>178</text:p>
          </table:table-cell>
          <table:table-cell office:value-type="float" office:value="0.0001617164811862">
            <text:p>0.00016171648118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315">
            <text:p>0.015315</text:p>
          </table:table-cell>
          <table:table-cell office:value-type="float" office:value="0.7822743919232381">
            <text:p>0.7822743919232381</text:p>
          </table:table-cell>
          <table:table-cell office:value-type="float" office:value="0.2323475593276636">
            <text:p>0.2323475593276636</text:p>
          </table:table-cell>
          <table:table-cell office:value-type="float" office:value="0.9775422513968904">
            <text:p>0.9775422513968904</text:p>
          </table:table-cell>
          <table:table-cell office:value-type="float" office:value="0.999755894016462">
            <text:p>0.999755894016462</text:p>
          </table:table-cell>
          <table:table-cell office:value-type="float" office:value="0.0487898243273425">
            <text:p>0.0487898243273425</text:p>
          </table:table-cell>
          <table:table-cell office:value-type="float" office:value="0.0144913303049755">
            <text:p>0.0144913303049755</text:p>
          </table:table-cell>
          <table:table-cell office:value-type="float" office:value="0.0609685235904913">
            <text:p>0.0609685235904913</text:p>
          </table:table-cell>
          <table:table-cell office:value-type="float" office:value="0.0623539706053357">
            <text:p>0.0623539706053357</text:p>
          </table:table-cell>
          <table:table-cell office:value-type="float" office:value="0.0145393961627618">
            <text:p>0.0145393961627618</text:p>
          </table:table-cell>
          <table:table-cell office:value-type="float" office:value="385.4637823363453">
            <text:p>385.4637823363453</text:p>
          </table:table-cell>
          <table:table-cell office:value-type="float" office:value="0.0825872751510506">
            <text:p>0.0825872751510506</text:p>
          </table:table-cell>
          <table:table-cell office:value-type="float" office:value="0.0149466376696993">
            <text:p>0.0149466376696993</text:p>
          </table:table-cell>
          <table:table-cell office:value-type="float" office:value="0.0002405908057258">
            <text:p>0.0002405908057258</text:p>
          </table:table-cell>
          <table:table-cell office:value-type="float" office:value="3.601525737e-07">
            <text:p>3.601525737e-07</text:p>
          </table:table-cell>
          <table:table-cell office:value-type="float" office:value="3.1550252383e-06">
            <text:p>3.1550252383e-06</text:p>
          </table:table-cell>
          <table:table-cell office:value-type="float" office:value="0.999755894016462">
            <text:p>0.999755894016462</text:p>
          </table:table-cell>
          <table:table-cell office:value-type="float" office:value="0.0927886560442709">
            <text:p>0.0927886560442709</text:p>
          </table:table-cell>
          <table:table-cell office:value-type="float" office:value="0.0001389000431128">
            <text:p>0.0001389000431128</text:p>
          </table:table-cell>
          <table:table-cell office:value-type="float" office:value="0.0012167985836934">
            <text:p>0.0012167985836934</text:p>
          </table:table-cell>
          <table:table-cell office:value-type="float" office:value="385.57585564532894">
            <text:p>385.5758556453289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860790373807545">
            <text:p>0.1860790373807545</text:p>
          </table:table-cell>
          <table:table-cell office:value-type="string" office:string-value="179">
            <text:p>179</text:p>
          </table:table-cell>
          <table:table-cell office:value-type="float" office:value="0.0001540211056686">
            <text:p>0.00015402110566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5359999999999">
            <text:p>0.0155359999999999</text:p>
          </table:table-cell>
          <table:table-cell office:value-type="float" office:value="0.782273126185207">
            <text:p>0.782273126185207</text:p>
          </table:table-cell>
          <table:table-cell office:value-type="float" office:value="0.2323488014070401">
            <text:p>0.2323488014070401</text:p>
          </table:table-cell>
          <table:table-cell office:value-type="float" office:value="0.9775479643747186">
            <text:p>0.9775479643747186</text:p>
          </table:table-cell>
          <table:table-cell office:value-type="float" office:value="0.9997618146706244">
            <text:p>0.9997618146706244</text:p>
          </table:table-cell>
          <table:table-cell office:value-type="float" office:value="0.0464680561576554">
            <text:p>0.0464680561576554</text:p>
          </table:table-cell>
          <table:table-cell office:value-type="float" office:value="0.0138018254629267">
            <text:p>0.0138018254629267</text:p>
          </table:table-cell>
          <table:table-cell office:value-type="float" office:value="0.0580676392743825">
            <text:p>0.0580676392743825</text:p>
          </table:table-cell>
          <table:table-cell office:value-type="float" office:value="0.0593871713003153">
            <text:p>0.0593871713003153</text:p>
          </table:table-cell>
          <table:table-cell office:value-type="float" office:value="0.0138492685650183">
            <text:p>0.0138492685650183</text:p>
          </table:table-cell>
          <table:table-cell office:value-type="float" office:value="385.4712337001068">
            <text:p>385.4712337001068</text:p>
          </table:table-cell>
          <table:table-cell office:value-type="float" office:value="0.0787954354257201">
            <text:p>0.0787954354257201</text:p>
          </table:table-cell>
          <table:table-cell office:value-type="float" office:value="0.0142606599221069">
            <text:p>0.0142606599221069</text:p>
          </table:table-cell>
          <table:table-cell office:value-type="float" office:value="0.0002347546854319">
            <text:p>0.0002347546854319</text:p>
          </table:table-cell>
          <table:table-cell office:value-type="float" office:value="3.517249468e-07">
            <text:p>3.517249468e-07</text:p>
          </table:table-cell>
          <table:table-cell office:value-type="float" office:value="3.0789189969e-06">
            <text:p>3.0789189969e-06</text:p>
          </table:table-cell>
          <table:table-cell office:value-type="float" office:value="0.9997618146706244">
            <text:p>0.9997618146706244</text:p>
          </table:table-cell>
          <table:table-cell office:value-type="float" office:value="0.0905378395305565">
            <text:p>0.0905378395305565</text:p>
          </table:table-cell>
          <table:table-cell office:value-type="float" office:value="0.0001356497602429">
            <text:p>0.0001356497602429</text:p>
          </table:table-cell>
          <table:table-cell office:value-type="float" office:value="0.001187446689565">
            <text:p>0.001187446689565</text:p>
          </table:table-cell>
          <table:table-cell office:value-type="float" office:value="385.5781390640197">
            <text:p>385.5781390640197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772181308388138">
            <text:p>0.1772181308388138</text:p>
          </table:table-cell>
          <table:table-cell office:value-type="string" office:string-value="180">
            <text:p>180</text:p>
          </table:table-cell>
          <table:table-cell office:value-type="float" office:value="0.0001466916773624">
            <text:p>0.000146691677362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949999999999">
            <text:p>0.0152949999999999</text:p>
          </table:table-cell>
          <table:table-cell office:value-type="float" office:value="0.7822718955826301">
            <text:p>0.7822718955826301</text:p>
          </table:table-cell>
          <table:table-cell office:value-type="float" office:value="0.2323500090076996">
            <text:p>0.2323500090076996</text:p>
          </table:table-cell>
          <table:table-cell office:value-type="float" office:value="0.9775535188812432">
            <text:p>0.9775535188812432</text:p>
          </table:table-cell>
          <table:table-cell office:value-type="float" office:value="0.999767571349737">
            <text:p>0.999767571349737</text:p>
          </table:table-cell>
          <table:table-cell office:value-type="float" office:value="0.0442567033191315">
            <text:p>0.0442567033191315</text:p>
          </table:table-cell>
          <table:table-cell office:value-type="float" office:value="0.0131451039886746">
            <text:p>0.0131451039886746</text:p>
          </table:table-cell>
          <table:table-cell office:value-type="float" office:value="0.0553046789843806">
            <text:p>0.0553046789843806</text:p>
          </table:table-cell>
          <table:table-cell office:value-type="float" office:value="0.0565614296552985">
            <text:p>0.0565614296552985</text:p>
          </table:table-cell>
          <table:table-cell office:value-type="float" office:value="0.013191916231412">
            <text:p>0.013191916231412</text:p>
          </table:table-cell>
          <table:table-cell office:value-type="float" office:value="385.4783803110064">
            <text:p>385.4783803110064</text:p>
          </table:table-cell>
          <table:table-cell office:value-type="float" office:value="0.0751801454386976">
            <text:p>0.0751801454386976</text:p>
          </table:table-cell>
          <table:table-cell office:value-type="float" office:value="0.0136068697765487">
            <text:p>0.0136068697765487</text:p>
          </table:table-cell>
          <table:table-cell office:value-type="float" office:value="0.0002290804776353">
            <text:p>0.0002290804776353</text:p>
          </table:table-cell>
          <table:table-cell office:value-type="float" office:value="3.435000161e-07">
            <text:p>3.435000161e-07</text:p>
          </table:table-cell>
          <table:table-cell office:value-type="float" office:value="3.0046726113e-06">
            <text:p>3.0046726113e-06</text:p>
          </table:table-cell>
          <table:table-cell office:value-type="float" office:value="0.999767571349737">
            <text:p>0.999767571349737</text:p>
          </table:table-cell>
          <table:table-cell office:value-type="float" office:value="0.0883494678096325">
            <text:p>0.0883494678096325</text:p>
          </table:table-cell>
          <table:table-cell office:value-type="float" office:value="0.0001324776512432">
            <text:p>0.0001324776512432</text:p>
          </table:table-cell>
          <table:table-cell office:value-type="float" office:value="0.0011588120860325">
            <text:p>0.0011588120860325</text:p>
          </table:table-cell>
          <table:table-cell office:value-type="float" office:value="385.580359242453">
            <text:p>385.58035924245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687791722274417">
            <text:p>0.1687791722274417</text:p>
          </table:table-cell>
          <table:table-cell office:value-type="string" office:string-value="181">
            <text:p>181</text:p>
          </table:table-cell>
          <table:table-cell office:value-type="float" office:value="0.0001397108165649">
            <text:p>0.00013971081656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779999999999">
            <text:p>0.0149779999999999</text:p>
          </table:table-cell>
          <table:table-cell office:value-type="float" office:value="0.7822706841111652">
            <text:p>0.7822706841111652</text:p>
          </table:table-cell>
          <table:table-cell office:value-type="float" office:value="0.2323511978348379">
            <text:p>0.2323511978348379</text:p>
          </table:table-cell>
          <table:table-cell office:value-type="float" office:value="0.9775589867822626">
            <text:p>0.9775589867822626</text:p>
          </table:table-cell>
          <table:table-cell office:value-type="float" office:value="0.9997732376288304">
            <text:p>0.9997732376288304</text:p>
          </table:table-cell>
          <table:table-cell office:value-type="float" office:value="0.0421505207029795">
            <text:p>0.0421505207029795</text:p>
          </table:table-cell>
          <table:table-cell office:value-type="float" office:value="0.0125196101216899">
            <text:p>0.0125196101216899</text:p>
          </table:table-cell>
          <table:table-cell office:value-type="float" office:value="0.052673097877325">
            <text:p>0.052673097877325</text:p>
          </table:table-cell>
          <table:table-cell office:value-type="float" office:value="0.0538700521531629">
            <text:p>0.0538700521531629</text:p>
          </table:table-cell>
          <table:table-cell office:value-type="float" office:value="0.0125657830866915">
            <text:p>0.0125657830866915</text:p>
          </table:table-cell>
          <table:table-cell office:value-type="float" office:value="385.48526037531144">
            <text:p>385.48526037531144</text:p>
          </table:table-cell>
          <table:table-cell office:value-type="float" office:value="0.0717346549097894">
            <text:p>0.0717346549097894</text:p>
          </table:table-cell>
          <table:table-cell office:value-type="float" office:value="0.0129837430030191">
            <text:p>0.0129837430030191</text:p>
          </table:table-cell>
          <table:table-cell office:value-type="float" office:value="0.0002234946853552">
            <text:p>0.0002234946853552</text:p>
          </table:table-cell>
          <table:table-cell office:value-type="float" office:value="3.354739639e-07">
            <text:p>3.354739639e-07</text:p>
          </table:table-cell>
          <table:table-cell office:value-type="float" office:value="2.9322118504e-06">
            <text:p>2.9322118504e-06</text:p>
          </table:table-cell>
          <table:table-cell office:value-type="float" office:value="0.9997732376288304">
            <text:p>0.9997732376288304</text:p>
          </table:table-cell>
          <table:table-cell office:value-type="float" office:value="0.0861951953009429">
            <text:p>0.0861951953009429</text:p>
          </table:table-cell>
          <table:table-cell office:value-type="float" office:value="0.0001293822436867">
            <text:p>0.0001293822436867</text:p>
          </table:table-cell>
          <table:table-cell office:value-type="float" office:value="0.001130866144358">
            <text:p>0.001130866144358</text:p>
          </table:table-cell>
          <table:table-cell office:value-type="float" office:value="385.5825445563111">
            <text:p>385.582544556311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607420687880397">
            <text:p>0.1607420687880397</text:p>
          </table:table-cell>
          <table:table-cell office:value-type="string" office:string-value="182">
            <text:p>182</text:p>
          </table:table-cell>
          <table:table-cell office:value-type="float" office:value="0.0001330619664247">
            <text:p>0.000133061966424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763">
            <text:p>0.014763</text:p>
          </table:table-cell>
          <table:table-cell office:value-type="float" office:value="0.7822695074937527">
            <text:p>0.7822695074937527</text:p>
          </table:table-cell>
          <table:table-cell office:value-type="float" office:value="0.2323523524594016">
            <text:p>0.2323523524594016</text:p>
          </table:table-cell>
          <table:table-cell office:value-type="float" office:value="0.9775642909986908">
            <text:p>0.9775642909986908</text:p>
          </table:table-cell>
          <table:table-cell office:value-type="float" office:value="0.9997787349423332">
            <text:p>0.9997787349423332</text:p>
          </table:table-cell>
          <table:table-cell office:value-type="float" office:value="0.0401445133060728">
            <text:p>0.0401445133060728</text:p>
          </table:table-cell>
          <table:table-cell office:value-type="float" office:value="0.0119238600196598">
            <text:p>0.0119238600196598</text:p>
          </table:table-cell>
          <table:table-cell office:value-type="float" office:value="0.0501666526837645">
            <text:p>0.0501666526837645</text:p>
          </table:table-cell>
          <table:table-cell office:value-type="float" office:value="0.0513066537089095">
            <text:p>0.0513066537089095</text:p>
          </table:table-cell>
          <table:table-cell office:value-type="float" office:value="0.0119690813530475">
            <text:p>0.0119690813530475</text:p>
          </table:table-cell>
          <table:table-cell office:value-type="float" office:value="385.49185858436624">
            <text:p>385.49185858436624</text:p>
          </table:table-cell>
          <table:table-cell office:value-type="float" office:value="0.0684474627268463">
            <text:p>0.0684474627268463</text:p>
          </table:table-cell>
          <table:table-cell office:value-type="float" office:value="0.012389576763595">
            <text:p>0.012389576763595</text:p>
          </table:table-cell>
          <table:table-cell office:value-type="float" office:value="0.0002180746948">
            <text:p>0.0002180746948</text:p>
          </table:table-cell>
          <table:table-cell office:value-type="float" office:value="3.290855685e-07">
            <text:p>3.290855685e-07</text:p>
          </table:table-cell>
          <table:table-cell office:value-type="float" office:value="2.8612772983e-06">
            <text:p>2.8612772983e-06</text:p>
          </table:table-cell>
          <table:table-cell office:value-type="float" office:value="0.9997787349423332">
            <text:p>0.9997787349423332</text:p>
          </table:table-cell>
          <table:table-cell office:value-type="float" office:value="0.0841048675435404">
            <text:p>0.0841048675435404</text:p>
          </table:table-cell>
          <table:table-cell office:value-type="float" office:value="0.0001269184312169">
            <text:p>0.0001269184312169</text:p>
          </table:table-cell>
          <table:table-cell office:value-type="float" office:value="0.0011035088156415">
            <text:p>0.0011035088156415</text:p>
          </table:table-cell>
          <table:table-cell office:value-type="float" office:value="385.58466470520966">
            <text:p>385.5846647052096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530876845600378">
            <text:p>0.1530876845600378</text:p>
          </table:table-cell>
          <table:table-cell office:value-type="string" office:string-value="183">
            <text:p>183</text:p>
          </table:table-cell>
          <table:table-cell office:value-type="float" office:value="0.0001267293547828">
            <text:p>0.000126729354782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0899999999999">
            <text:p>0.0150899999999999</text:p>
          </table:table-cell>
          <table:table-cell office:value-type="float" office:value="0.7822683799237111">
            <text:p>0.7822683799237111</text:p>
          </table:table-cell>
          <table:table-cell office:value-type="float" office:value="0.2323534589533677">
            <text:p>0.2323534589533677</text:p>
          </table:table-cell>
          <table:table-cell office:value-type="float" office:value="0.9775693873676832">
            <text:p>0.9775693873676832</text:p>
          </table:table-cell>
          <table:table-cell office:value-type="float" office:value="0.9997840173868028">
            <text:p>0.9997840173868028</text:p>
          </table:table-cell>
          <table:table-cell office:value-type="float" office:value="0.0382339226820129">
            <text:p>0.0382339226820129</text:p>
          </table:table-cell>
          <table:table-cell office:value-type="float" office:value="0.0113564403375063">
            <text:p>0.0113564403375063</text:p>
          </table:table-cell>
          <table:table-cell office:value-type="float" office:value="0.0477793981351564">
            <text:p>0.0477793981351564</text:p>
          </table:table-cell>
          <table:table-cell office:value-type="float" office:value="0.0488651539554841">
            <text:p>0.0488651539554841</text:p>
          </table:table-cell>
          <table:table-cell office:value-type="float" office:value="0.0114013189245403">
            <text:p>0.0114013189245403</text:p>
          </table:table-cell>
          <table:table-cell office:value-type="float" office:value="385.4981619254718">
            <text:p>385.4981619254718</text:p>
          </table:table-cell>
          <table:table-cell office:value-type="float" office:value="0.0653150781184574">
            <text:p>0.0653150781184574</text:p>
          </table:table-cell>
          <table:table-cell office:value-type="float" office:value="0.011823663053447">
            <text:p>0.011823663053447</text:p>
          </table:table-cell>
          <table:table-cell office:value-type="float" office:value="0.0002128700295644">
            <text:p>0.0002128700295644</text:p>
          </table:table-cell>
          <table:table-cell office:value-type="float" office:value="3.199941568e-07">
            <text:p>3.199941568e-07</text:p>
          </table:table-cell>
          <table:table-cell office:value-type="float" office:value="2.7925894758e-06">
            <text:p>2.7925894758e-06</text:p>
          </table:table-cell>
          <table:table-cell office:value-type="float" office:value="0.9997840173868028">
            <text:p>0.9997840173868028</text:p>
          </table:table-cell>
          <table:table-cell office:value-type="float" office:value="0.0820975843021382">
            <text:p>0.0820975843021382</text:p>
          </table:table-cell>
          <table:table-cell office:value-type="float" office:value="0.000123412146472">
            <text:p>0.000123412146472</text:p>
          </table:table-cell>
          <table:table-cell office:value-type="float" office:value="0.001077017983165">
            <text:p>0.001077017983165</text:p>
          </table:table-cell>
          <table:table-cell office:value-type="float" office:value="385.58670198556825">
            <text:p>385.586701985568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457977948190836">
            <text:p>0.1457977948190836</text:p>
          </table:table-cell>
          <table:table-cell office:value-type="string" office:string-value="184">
            <text:p>184</text:p>
          </table:table-cell>
          <table:table-cell office:value-type="float" office:value="0.0001206979574714">
            <text:p>0.000120697957471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609">
            <text:p>0.014609</text:p>
          </table:table-cell>
          <table:table-cell office:value-type="float" office:value="0.7822672706311848">
            <text:p>0.7822672706311848</text:p>
          </table:table-cell>
          <table:table-cell office:value-type="float" office:value="0.2323545475114543">
            <text:p>0.2323545475114543</text:p>
          </table:table-cell>
          <table:table-cell office:value-type="float" office:value="0.9775743945012896">
            <text:p>0.9775743945012896</text:p>
          </table:table-cell>
          <table:table-cell office:value-type="float" office:value="0.9997892071237332">
            <text:p>0.9997892071237332</text:p>
          </table:table-cell>
          <table:table-cell office:value-type="float" office:value="0.0364142138797267">
            <text:p>0.0364142138797267</text:p>
          </table:table-cell>
          <table:table-cell office:value-type="float" office:value="0.0108160068900522">
            <text:p>0.0108160068900522</text:p>
          </table:table-cell>
          <table:table-cell office:value-type="float" office:value="0.045505678712586">
            <text:p>0.045505678712586</text:p>
          </table:table-cell>
          <table:table-cell office:value-type="float" office:value="0.0465397689378859">
            <text:p>0.0465397689378859</text:p>
          </table:table-cell>
          <table:table-cell office:value-type="float" office:value="0.0108602308289321">
            <text:p>0.0108602308289321</text:p>
          </table:table-cell>
          <table:table-cell office:value-type="float" office:value="385.50423147647257">
            <text:p>385.50423147647257</text:p>
          </table:table-cell>
          <table:table-cell office:value-type="float" office:value="0.0623277960596821">
            <text:p>0.0623277960596821</text:p>
          </table:table-cell>
          <table:table-cell office:value-type="float" office:value="0.0112840080490882">
            <text:p>0.0112840080490882</text:p>
          </table:table-cell>
          <table:table-cell office:value-type="float" office:value="0.000207755030153">
            <text:p>0.000207755030153</text:p>
          </table:table-cell>
          <table:table-cell office:value-type="float" office:value="3.125324745e-07">
            <text:p>3.125324745e-07</text:p>
          </table:table-cell>
          <table:table-cell office:value-type="float" office:value="2.725313639e-06">
            <text:p>2.725313639e-06</text:p>
          </table:table-cell>
          <table:table-cell office:value-type="float" office:value="0.9997892071237332">
            <text:p>0.9997892071237332</text:p>
          </table:table-cell>
          <table:table-cell office:value-type="float" office:value="0.0801248824791163">
            <text:p>0.0801248824791163</text:p>
          </table:table-cell>
          <table:table-cell office:value-type="float" office:value="0.0001205343994567">
            <text:p>0.0001205343994567</text:p>
          </table:table-cell>
          <table:table-cell office:value-type="float" office:value="0.0010510717111901">
            <text:p>0.0010510717111901</text:p>
          </table:table-cell>
          <table:table-cell office:value-type="float" office:value="385.58870351141024">
            <text:p>385.5887035114102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388550426848415">
            <text:p>0.1388550426848415</text:p>
          </table:table-cell>
          <table:table-cell office:value-type="string" office:string-value="185">
            <text:p>185</text:p>
          </table:table-cell>
          <table:table-cell office:value-type="float" office:value="0.0001149534621411">
            <text:p>0.000114953462141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765">
            <text:p>0.014765</text:p>
          </table:table-cell>
          <table:table-cell office:value-type="float" office:value="0.7822661881329332">
            <text:p>0.7822661881329332</text:p>
          </table:table-cell>
          <table:table-cell office:value-type="float" office:value="0.2323556097760937">
            <text:p>0.2323556097760937</text:p>
          </table:table-cell>
          <table:table-cell office:value-type="float" office:value="0.977579280694378">
            <text:p>0.977579280694378</text:p>
          </table:table-cell>
          <table:table-cell office:value-type="float" office:value="0.999794271501174">
            <text:p>0.999794271501174</text:p>
          </table:table-cell>
          <table:table-cell office:value-type="float" office:value="0.0346810687755446">
            <text:p>0.0346810687755446</text:p>
          </table:table-cell>
          <table:table-cell office:value-type="float" office:value="0.010301277244593">
            <text:p>0.010301277244593</text:p>
          </table:table-cell>
          <table:table-cell office:value-type="float" office:value="0.043340099293091">
            <text:p>0.043340099293091</text:p>
          </table:table-cell>
          <table:table-cell office:value-type="float" office:value="0.0443249809557606">
            <text:p>0.0443249809557606</text:p>
          </table:table-cell>
          <table:table-cell office:value-type="float" office:value="0.0103448426509159">
            <text:p>0.0103448426509159</text:p>
          </table:table-cell>
          <table:table-cell office:value-type="float" office:value="385.5100625967909">
            <text:p>385.5100625967909</text:p>
          </table:table-cell>
          <table:table-cell office:value-type="float" office:value="0.0594796731072007">
            <text:p>0.0594796731072007</text:p>
          </table:table-cell>
          <table:table-cell office:value-type="float" office:value="0.0107695773087872">
            <text:p>0.0107695773087872</text:p>
          </table:table-cell>
          <table:table-cell office:value-type="float" office:value="0.0002027635774308">
            <text:p>0.0002027635774308</text:p>
          </table:table-cell>
          <table:table-cell office:value-type="float" office:value="3.052503875e-07">
            <text:p>3.052503875e-07</text:p>
          </table:table-cell>
          <table:table-cell office:value-type="float" office:value="2.6596710077e-06">
            <text:p>2.6596710077e-06</text:p>
          </table:table-cell>
          <table:table-cell office:value-type="float" office:value="0.999794271501174">
            <text:p>0.999794271501174</text:p>
          </table:table-cell>
          <table:table-cell office:value-type="float" office:value="0.0781998289077657">
            <text:p>0.0781998289077657</text:p>
          </table:table-cell>
          <table:table-cell office:value-type="float" office:value="0.0001177259169503">
            <text:p>0.0001177259169503</text:p>
          </table:table-cell>
          <table:table-cell office:value-type="float" office:value="0.0010257553175648">
            <text:p>0.0010257553175648</text:p>
          </table:table-cell>
          <table:table-cell office:value-type="float" office:value="385.5906566898578">
            <text:p>385.590656689857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322428977950871">
            <text:p>0.1322428977950871</text:p>
          </table:table-cell>
          <table:table-cell office:value-type="string" office:string-value="186">
            <text:p>186</text:p>
          </table:table-cell>
          <table:table-cell office:value-type="float" office:value="0.0001094822351985">
            <text:p>0.000109482235198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671">
            <text:p>0.014671</text:p>
          </table:table-cell>
          <table:table-cell office:value-type="float" office:value="0.7822651307452874">
            <text:p>0.7822651307452874</text:p>
          </table:table-cell>
          <table:table-cell office:value-type="float" office:value="0.2323566473994845">
            <text:p>0.2323566473994845</text:p>
          </table:table-cell>
          <table:table-cell office:value-type="float" office:value="0.977584053520895">
            <text:p>0.977584053520895</text:p>
          </table:table-cell>
          <table:table-cell office:value-type="float" office:value="0.999799218308353">
            <text:p>0.999799218308353</text:p>
          </table:table-cell>
          <table:table-cell office:value-type="float" office:value="0.0330303735577538">
            <text:p>0.0330303735577538</text:p>
          </table:table-cell>
          <table:table-cell office:value-type="float" office:value="0.00981103025124">
            <text:p>0.00981103025124</text:p>
          </table:table-cell>
          <table:table-cell office:value-type="float" office:value="0.041277522418946">
            <text:p>0.041277522418946</text:p>
          </table:table-cell>
          <table:table-cell office:value-type="float" office:value="0.0422155358401472">
            <text:p>0.0422155358401472</text:p>
          </table:table-cell>
          <table:table-cell office:value-type="float" office:value="0.0098539339813585">
            <text:p>0.0098539339813585</text:p>
          </table:table-cell>
          <table:table-cell office:value-type="float" office:value="385.51566714239385">
            <text:p>385.51566714239385</text:p>
          </table:table-cell>
          <table:table-cell office:value-type="float" office:value="0.0567642750929166">
            <text:p>0.0567642750929166</text:p>
          </table:table-cell>
          <table:table-cell office:value-type="float" office:value="0.0102791735143611">
            <text:p>0.0102791735143611</text:p>
          </table:table-cell>
          <table:table-cell office:value-type="float" office:value="0.0001978879285713">
            <text:p>0.0001978879285713</text:p>
          </table:table-cell>
          <table:table-cell office:value-type="float" office:value="2.981436815e-07">
            <text:p>2.981436815e-07</text:p>
          </table:table-cell>
          <table:table-cell office:value-type="float" office:value="2.595619394e-06">
            <text:p>2.595619394e-06</text:p>
          </table:table-cell>
          <table:table-cell office:value-type="float" office:value="0.999799218308353">
            <text:p>0.999799218308353</text:p>
          </table:table-cell>
          <table:table-cell office:value-type="float" office:value="0.0763194374121081">
            <text:p>0.0763194374121081</text:p>
          </table:table-cell>
          <table:table-cell office:value-type="float" office:value="0.0001149850736454">
            <text:p>0.0001149850736454</text:p>
          </table:table-cell>
          <table:table-cell office:value-type="float" office:value="0.001001052531717">
            <text:p>0.001001052531717</text:p>
          </table:table-cell>
          <table:table-cell office:value-type="float" office:value="385.59256452498255">
            <text:p>385.5925645249825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25945616947702">
            <text:p>0.125945616947702</text:p>
          </table:table-cell>
          <table:table-cell office:value-type="string" office:string-value="187">
            <text:p>187</text:p>
          </table:table-cell>
          <table:table-cell office:value-type="float" office:value="0.0001042712895931">
            <text:p>0.000104271289593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7329999999999">
            <text:p>0.0147329999999999</text:p>
          </table:table-cell>
          <table:table-cell office:value-type="float" office:value="0.782264101382616">
            <text:p>0.782264101382616</text:p>
          </table:table-cell>
          <table:table-cell office:value-type="float" office:value="0.232357657521732">
            <text:p>0.232357657521732</text:p>
          </table:table-cell>
          <table:table-cell office:value-type="float" office:value="0.9775886999134786">
            <text:p>0.9775886999134786</text:p>
          </table:table-cell>
          <table:table-cell office:value-type="float" office:value="0.9998040342141804">
            <text:p>0.9998040342141804</text:p>
          </table:table-cell>
          <table:table-cell office:value-type="float" office:value="0.0314582097116783">
            <text:p>0.0314582097116783</text:p>
          </table:table-cell>
          <table:table-cell office:value-type="float" office:value="0.0093441024655403">
            <text:p>0.0093441024655403</text:p>
          </table:table-cell>
          <table:table-cell office:value-type="float" office:value="0.0393130533272463">
            <text:p>0.0393130533272463</text:p>
          </table:table-cell>
          <table:table-cell office:value-type="float" office:value="0.0402064276288553">
            <text:p>0.0402064276288553</text:p>
          </table:table-cell>
          <table:table-cell office:value-type="float" office:value="0.0093863424383235">
            <text:p>0.0093863424383235</text:p>
          </table:table-cell>
          <table:table-cell office:value-type="float" office:value="385.5210488755859">
            <text:p>385.5210488755859</text:p>
          </table:table-cell>
          <table:table-cell office:value-type="float" office:value="0.0541750034117945">
            <text:p>0.0541750034117945</text:p>
          </table:table-cell>
          <table:table-cell office:value-type="float" office:value="0.0098116539469116">
            <text:p>0.0098116539469116</text:p>
          </table:table-cell>
          <table:table-cell office:value-type="float" office:value="0.0001931414518331">
            <text:p>0.0001931414518331</text:p>
          </table:table-cell>
          <table:table-cell office:value-type="float" office:value="2.912077066e-07">
            <text:p>2.912077066e-07</text:p>
          </table:table-cell>
          <table:table-cell office:value-type="float" office:value="2.5331262797e-06">
            <text:p>2.5331262797e-06</text:p>
          </table:table-cell>
          <table:table-cell office:value-type="float" office:value="0.9998040342141804">
            <text:p>0.9998040342141804</text:p>
          </table:table-cell>
          <table:table-cell office:value-type="float" office:value="0.0744888637284848">
            <text:p>0.0744888637284848</text:p>
          </table:table-cell>
          <table:table-cell office:value-type="float" office:value="0.0001123100762183">
            <text:p>0.0001123100762183</text:p>
          </table:table-cell>
          <table:table-cell office:value-type="float" office:value="0.0009769508123056">
            <text:p>0.0009769508123056</text:p>
          </table:table-cell>
          <table:table-cell office:value-type="float" office:value="385.59442187538303">
            <text:p>385.5944218753830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199482066168591">
            <text:p>0.1199482066168591</text:p>
          </table:table-cell>
          <table:table-cell office:value-type="string" office:string-value="188">
            <text:p>188</text:p>
          </table:table-cell>
          <table:table-cell office:value-type="float" office:value="9.9308254462e-05">
            <text:p>9.9308254462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563">
            <text:p>0.015563</text:p>
          </table:table-cell>
          <table:table-cell office:value-type="float" office:value="0.7822630897417965">
            <text:p>0.7822630897417965</text:p>
          </table:table-cell>
          <table:table-cell office:value-type="float" office:value="0.2323586502533774">
            <text:p>0.2323586502533774</text:p>
          </table:table-cell>
          <table:table-cell office:value-type="float" office:value="0.9775932661384716">
            <text:p>0.9775932661384716</text:p>
          </table:table-cell>
          <table:table-cell office:value-type="float" office:value="0.999808766594197">
            <text:p>0.999808766594197</text:p>
          </table:table-cell>
          <table:table-cell office:value-type="float" office:value="0.0299608441312604">
            <text:p>0.0299608441312604</text:p>
          </table:table-cell>
          <table:table-cell office:value-type="float" office:value="0.0088993861452536">
            <text:p>0.0088993861452536</text:p>
          </table:table-cell>
          <table:table-cell office:value-type="float" office:value="0.0374420317852554">
            <text:p>0.0374420317852554</text:p>
          </table:table-cell>
          <table:table-cell office:value-type="float" office:value="0.0382928902178981">
            <text:p>0.0382928902178981</text:p>
          </table:table-cell>
          <table:table-cell office:value-type="float" office:value="0.0089409602792279">
            <text:p>0.0089409602792279</text:p>
          </table:table-cell>
          <table:table-cell office:value-type="float" office:value="385.5262331935689">
            <text:p>385.5262331935689</text:p>
          </table:table-cell>
          <table:table-cell office:value-type="float" office:value="0.0517069187103431">
            <text:p>0.0517069187103431</text:p>
          </table:table-cell>
          <table:table-cell office:value-type="float" office:value="0.0093659398253968">
            <text:p>0.0093659398253968</text:p>
          </table:table-cell>
          <table:table-cell office:value-type="float" office:value="0.0001884768310193">
            <text:p>0.0001884768310193</text:p>
          </table:table-cell>
          <table:table-cell office:value-type="float" office:value="2.844395272e-07">
            <text:p>2.844395272e-07</text:p>
          </table:table-cell>
          <table:table-cell office:value-type="float" office:value="2.4721352565e-06">
            <text:p>2.4721352565e-06</text:p>
          </table:table-cell>
          <table:table-cell office:value-type="float" office:value="0.999808766594197">
            <text:p>0.999808766594197</text:p>
          </table:table-cell>
          <table:table-cell office:value-type="float" office:value="0.0726898594192141">
            <text:p>0.0726898594192141</text:p>
          </table:table-cell>
          <table:table-cell office:value-type="float" office:value="0.0001096997924669">
            <text:p>0.0001096997924669</text:p>
          </table:table-cell>
          <table:table-cell office:value-type="float" office:value="0.0009534284043758">
            <text:p>0.0009534284043758</text:p>
          </table:table-cell>
          <table:table-cell office:value-type="float" office:value="385.596247012384">
            <text:p>385.5962470123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142363872541515">
            <text:p>0.1142363872541515</text:p>
          </table:table-cell>
          <table:table-cell office:value-type="string" office:string-value="189">
            <text:p>189</text:p>
          </table:table-cell>
          <table:table-cell office:value-type="float" office:value="9.45813456997e-05">
            <text:p>9.45813456997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929999999999">
            <text:p>0.0149929999999999</text:p>
          </table:table-cell>
          <table:table-cell office:value-type="float" office:value="0.7822621015702678">
            <text:p>0.7822621015702678</text:p>
          </table:table-cell>
          <table:table-cell office:value-type="float" office:value="0.2323596199544102">
            <text:p>0.2323596199544102</text:p>
          </table:table-cell>
          <table:table-cell office:value-type="float" office:value="0.977597726409838">
            <text:p>0.977597726409838</text:p>
          </table:table-cell>
          <table:table-cell office:value-type="float" office:value="0.9998133891021892">
            <text:p>0.9998133891021892</text:p>
          </table:table-cell>
          <table:table-cell office:value-type="float" office:value="0.028534721428242">
            <text:p>0.028534721428242</text:p>
          </table:table-cell>
          <table:table-cell office:value-type="float" office:value="0.0084758254468188">
            <text:p>0.0084758254468188</text:p>
          </table:table-cell>
          <table:table-cell office:value-type="float" office:value="0.0356600156597024">
            <text:p>0.0356600156597024</text:p>
          </table:table-cell>
          <table:table-cell office:value-type="float" office:value="0.0364703805553014">
            <text:p>0.0364703805553014</text:p>
          </table:table-cell>
          <table:table-cell office:value-type="float" office:value="0.0085167328703032">
            <text:p>0.0085167328703032</text:p>
          </table:table-cell>
          <table:table-cell office:value-type="float" office:value="385.5312183413324">
            <text:p>385.5312183413324</text:p>
          </table:table-cell>
          <table:table-cell office:value-type="float" office:value="0.0493537072091625">
            <text:p>0.0493537072091625</text:p>
          </table:table-cell>
          <table:table-cell office:value-type="float" office:value="0.0089409936295214">
            <text:p>0.0089409936295214</text:p>
          </table:table-cell>
          <table:table-cell office:value-type="float" office:value="0.0001839204423974">
            <text:p>0.0001839204423974</text:p>
          </table:table-cell>
          <table:table-cell office:value-type="float" office:value="2.778343828e-07">
            <text:p>2.778343828e-07</text:p>
          </table:table-cell>
          <table:table-cell office:value-type="float" office:value="2.4126210306e-06">
            <text:p>2.4126210306e-06</text:p>
          </table:table-cell>
          <table:table-cell office:value-type="float" office:value="0.9998133891021892">
            <text:p>0.9998133891021892</text:p>
          </table:table-cell>
          <table:table-cell office:value-type="float" office:value="0.0709325970194268">
            <text:p>0.0709325970194268</text:p>
          </table:table-cell>
          <table:table-cell office:value-type="float" office:value="0.000107152386418">
            <text:p>0.000107152386418</text:p>
          </table:table-cell>
          <table:table-cell office:value-type="float" office:value="0.0009304755528803">
            <text:p>0.0009304755528803</text:p>
          </table:table-cell>
          <table:table-cell office:value-type="float" office:value="385.59802977504125">
            <text:p>385.5980297750412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087965592896681">
            <text:p>0.1087965592896681</text:p>
          </table:table-cell>
          <table:table-cell office:value-type="string" office:string-value="190">
            <text:p>190</text:p>
          </table:table-cell>
          <table:table-cell office:value-type="float" office:value="9.0079338463e-05">
            <text:p>9.0079338463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542">
            <text:p>0.015542</text:p>
          </table:table-cell>
          <table:table-cell office:value-type="float" office:value="0.7822611353340541">
            <text:p>0.7822611353340541</text:p>
          </table:table-cell>
          <table:table-cell office:value-type="float" office:value="0.2323605681301339">
            <text:p>0.2323605681301339</text:p>
          </table:table-cell>
          <table:table-cell office:value-type="float" office:value="0.977602087627959">
            <text:p>0.977602087627959</text:p>
          </table:table-cell>
          <table:table-cell office:value-type="float" office:value="0.9998179088342968">
            <text:p>0.9998179088342968</text:p>
          </table:table-cell>
          <table:table-cell office:value-type="float" office:value="0.0271764546758024">
            <text:p>0.0271764546758024</text:p>
          </table:table-cell>
          <table:table-cell office:value-type="float" office:value="0.0080724149046924">
            <text:p>0.0080724149046924</text:p>
          </table:table-cell>
          <table:table-cell office:value-type="float" office:value="0.033962774865513">
            <text:p>0.033962774865513</text:p>
          </table:table-cell>
          <table:table-cell office:value-type="float" office:value="0.0347345724543603">
            <text:p>0.0347345724543603</text:p>
          </table:table-cell>
          <table:table-cell office:value-type="float" office:value="0.0081126553496418">
            <text:p>0.0081126553496418</text:p>
          </table:table-cell>
          <table:table-cell office:value-type="float" office:value="385.53601433744655">
            <text:p>385.53601433744655</text:p>
          </table:table-cell>
          <table:table-cell office:value-type="float" office:value="0.047110074844791">
            <text:p>0.047110074844791</text:p>
          </table:table-cell>
          <table:table-cell office:value-type="float" office:value="0.0085358324823499">
            <text:p>0.0085358324823499</text:p>
          </table:table-cell>
          <table:table-cell office:value-type="float" office:value="0.0001794652316868">
            <text:p>0.0001794652316868</text:p>
          </table:table-cell>
          <table:table-cell office:value-type="float" office:value="2.713884809e-07">
            <text:p>2.713884809e-07</text:p>
          </table:table-cell>
          <table:table-cell office:value-type="float" office:value="2.3545455352e-06">
            <text:p>2.3545455352e-06</text:p>
          </table:table-cell>
          <table:table-cell office:value-type="float" office:value="0.9998179088342968">
            <text:p>0.9998179088342968</text:p>
          </table:table-cell>
          <table:table-cell office:value-type="float" office:value="0.0692143559046796">
            <text:p>0.0692143559046796</text:p>
          </table:table-cell>
          <table:table-cell office:value-type="float" office:value="0.0001046663954513">
            <text:p>0.0001046663954513</text:p>
          </table:table-cell>
          <table:table-cell office:value-type="float" office:value="0.0009080775765645">
            <text:p>0.0009080775765645</text:p>
          </table:table-cell>
          <table:table-cell office:value-type="float" office:value="385.59977290012336">
            <text:p>385.5997729001233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1036157707520648">
            <text:p>0.1036157707520648</text:p>
          </table:table-cell>
          <table:table-cell office:value-type="string" office:string-value="191">
            <text:p>191</text:p>
          </table:table-cell>
          <table:table-cell office:value-type="float" office:value="8.57915405143e-05">
            <text:p>8.57915405143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709999999999">
            <text:p>0.0149709999999999</text:p>
          </table:table-cell>
          <table:table-cell office:value-type="float" office:value="0.7822602042528569">
            <text:p>0.7822602042528569</text:p>
          </table:table-cell>
          <table:table-cell office:value-type="float" office:value="0.2323614818079443">
            <text:p>0.2323614818079443</text:p>
          </table:table-cell>
          <table:table-cell office:value-type="float" office:value="0.977606290463977">
            <text:p>0.977606290463977</text:p>
          </table:table-cell>
          <table:table-cell office:value-type="float" office:value="0.9998222651228716">
            <text:p>0.9998222651228716</text:p>
          </table:table-cell>
          <table:table-cell office:value-type="float" office:value="0.0258828181586524">
            <text:p>0.0258828181586524</text:p>
          </table:table-cell>
          <table:table-cell office:value-type="float" office:value="0.0076881962651471">
            <text:p>0.0076881962651471</text:p>
          </table:table-cell>
          <table:table-cell office:value-type="float" office:value="0.032346277759331">
            <text:p>0.032346277759331</text:p>
          </table:table-cell>
          <table:table-cell office:value-type="float" office:value="0.033081342676589">
            <text:p>0.033081342676589</text:p>
          </table:table-cell>
          <table:table-cell office:value-type="float" office:value="0.0077277710960829">
            <text:p>0.0077277710960829</text:p>
          </table:table-cell>
          <table:table-cell office:value-type="float" office:value="385.54060624763787">
            <text:p>385.54060624763787</text:p>
          </table:table-cell>
          <table:table-cell office:value-type="float" office:value="0.0449694603745961">
            <text:p>0.0449694603745961</text:p>
          </table:table-cell>
          <table:table-cell office:value-type="float" office:value="0.0081495108294028">
            <text:p>0.0081495108294028</text:p>
          </table:table-cell>
          <table:table-cell office:value-type="float" office:value="0.0001751718816752">
            <text:p>0.0001751718816752</text:p>
          </table:table-cell>
          <table:table-cell office:value-type="float" office:value="2.650960619e-07">
            <text:p>2.650960619e-07</text:p>
          </table:table-cell>
          <table:table-cell office:value-type="float" office:value="2.2978993913e-06">
            <text:p>2.2978993913e-06</text:p>
          </table:table-cell>
          <table:table-cell office:value-type="float" office:value="0.9998222651228716">
            <text:p>0.9998222651228716</text:p>
          </table:table-cell>
          <table:table-cell office:value-type="float" office:value="0.0675585396056984">
            <text:p>0.0675585396056984</text:p>
          </table:table-cell>
          <table:table-cell office:value-type="float" office:value="0.0001022395981959">
            <text:p>0.0001022395981959</text:p>
          </table:table-cell>
          <table:table-cell office:value-type="float" office:value="0.0008862308582517">
            <text:p>0.0008862308582517</text:p>
          </table:table-cell>
          <table:table-cell office:value-type="float" office:value="385.6014529899379">
            <text:p>385.6014529899379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986816864305379">
            <text:p>0.0986816864305379</text:p>
          </table:table-cell>
          <table:table-cell office:value-type="string" office:string-value="192">
            <text:p>192</text:p>
          </table:table-cell>
          <table:table-cell office:value-type="float" office:value="8.17077673745e-05">
            <text:p>8.17077673745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359999999999">
            <text:p>0.0149359999999999</text:p>
          </table:table-cell>
          <table:table-cell office:value-type="float" office:value="0.7822592972073711">
            <text:p>0.7822592972073711</text:p>
          </table:table-cell>
          <table:table-cell office:value-type="float" office:value="0.2323623718993088">
            <text:p>0.2323623718993088</text:p>
          </table:table-cell>
          <table:table-cell office:value-type="float" office:value="0.9776103848464563">
            <text:p>0.9776103848464563</text:p>
          </table:table-cell>
          <table:table-cell office:value-type="float" office:value="0.9998265090867956">
            <text:p>0.9998265090867956</text:p>
          </table:table-cell>
          <table:table-cell office:value-type="float" office:value="0.0246507385255257">
            <text:p>0.0246507385255257</text:p>
          </table:table-cell>
          <table:table-cell office:value-type="float" office:value="0.0073222575855719">
            <text:p>0.0073222575855719</text:p>
          </table:table-cell>
          <table:table-cell office:value-type="float" office:value="0.0308066878370384">
            <text:p>0.0308066878370384</text:p>
          </table:table-cell>
          <table:table-cell office:value-type="float" office:value="0.0315067675569654">
            <text:p>0.0315067675569654</text:p>
          </table:table-cell>
          <table:table-cell office:value-type="float" office:value="0.0073611679802398">
            <text:p>0.0073611679802398</text:p>
          </table:table-cell>
          <table:table-cell office:value-type="float" office:value="385.54501938828776">
            <text:p>385.54501938828776</text:p>
          </table:table-cell>
          <table:table-cell office:value-type="float" office:value="0.0429280587756419">
            <text:p>0.0429280587756419</text:p>
          </table:table-cell>
          <table:table-cell office:value-type="float" office:value="0.0077811444609405">
            <text:p>0.0077811444609405</text:p>
          </table:table-cell>
          <table:table-cell office:value-type="float" office:value="0.0001709893302058">
            <text:p>0.0001709893302058</text:p>
          </table:table-cell>
          <table:table-cell office:value-type="float" office:value="2.589547422e-07">
            <text:p>2.589547422e-07</text:p>
          </table:table-cell>
          <table:table-cell office:value-type="float" office:value="2.242628256e-06">
            <text:p>2.242628256e-06</text:p>
          </table:table-cell>
          <table:table-cell office:value-type="float" office:value="0.9998265090867956">
            <text:p>0.9998265090867956</text:p>
          </table:table-cell>
          <table:table-cell office:value-type="float" office:value="0.065945454980499">
            <text:p>0.065945454980499</text:p>
          </table:table-cell>
          <table:table-cell office:value-type="float" office:value="9.98710754462e-05">
            <text:p>9.98710754462e-05</text:p>
          </table:table-cell>
          <table:table-cell office:value-type="float" office:value="0.0008649144395298">
            <text:p>0.0008649144395298</text:p>
          </table:table-cell>
          <table:table-cell office:value-type="float" office:value="385.6030897595045">
            <text:p>385.603089759504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939825585052742">
            <text:p>0.0939825585052742</text:p>
          </table:table-cell>
          <table:table-cell office:value-type="string" office:string-value="193">
            <text:p>193</text:p>
          </table:table-cell>
          <table:table-cell office:value-type="float" office:value="7.78183180234e-05">
            <text:p>7.78183180234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04">
            <text:p>0.014904</text:p>
          </table:table-cell>
          <table:table-cell office:value-type="float" office:value="0.7822584076942639">
            <text:p>0.7822584076942639</text:p>
          </table:table-cell>
          <table:table-cell office:value-type="float" office:value="0.2323632447860029">
            <text:p>0.2323632447860029</text:p>
          </table:table-cell>
          <table:table-cell office:value-type="float" office:value="0.9776143999818911">
            <text:p>0.9776143999818911</text:p>
          </table:table-cell>
          <table:table-cell office:value-type="float" office:value="0.9998306706421884">
            <text:p>0.9998306706421884</text:p>
          </table:table-cell>
          <table:table-cell office:value-type="float" office:value="0.0234772885178792">
            <text:p>0.0234772885178792</text:p>
          </table:table-cell>
          <table:table-cell office:value-type="float" office:value="0.0069737300170044">
            <text:p>0.0069737300170044</text:p>
          </table:table-cell>
          <table:table-cell office:value-type="float" office:value="0.0293403498151708">
            <text:p>0.0293403498151708</text:p>
          </table:table-cell>
          <table:table-cell office:value-type="float" office:value="0.0300071087671397">
            <text:p>0.0300071087671397</text:p>
          </table:table-cell>
          <table:table-cell office:value-type="float" office:value="0.0070119772990321">
            <text:p>0.0070119772990321</text:p>
          </table:table-cell>
          <table:table-cell office:value-type="float" office:value="385.5492710604021">
            <text:p>385.5492710604021</text:p>
          </table:table-cell>
          <table:table-cell office:value-type="float" office:value="0.040981820157592">
            <text:p>0.040981820157592</text:p>
          </table:table-cell>
          <table:table-cell office:value-type="float" office:value="0.0074298887139833">
            <text:p>0.0074298887139833</text:p>
          </table:table-cell>
          <table:table-cell office:value-type="float" office:value="0.0001668877087508">
            <text:p>0.0001668877087508</text:p>
          </table:table-cell>
          <table:table-cell office:value-type="float" office:value="2.529617539e-07">
            <text:p>2.529617539e-07</text:p>
          </table:table-cell>
          <table:table-cell office:value-type="float" office:value="2.1886873069e-06">
            <text:p>2.1886873069e-06</text:p>
          </table:table-cell>
          <table:table-cell office:value-type="float" office:value="0.9998306706421884">
            <text:p>0.9998306706421884</text:p>
          </table:table-cell>
          <table:table-cell office:value-type="float" office:value="0.0643635826339365">
            <text:p>0.0643635826339365</text:p>
          </table:table-cell>
          <table:table-cell office:value-type="float" office:value="9.75597596298e-05">
            <text:p>9.75597596298e-05</text:p>
          </table:table-cell>
          <table:table-cell office:value-type="float" office:value="0.0008441110336705">
            <text:p>0.0008441110336705</text:p>
          </table:table-cell>
          <table:table-cell office:value-type="float" office:value="385.6046947465728">
            <text:p>385.6046947465728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895071985764516">
            <text:p>0.0895071985764516</text:p>
          </table:table-cell>
          <table:table-cell office:value-type="string" office:string-value="194">
            <text:p>194</text:p>
          </table:table-cell>
          <table:table-cell office:value-type="float" office:value="7.41139519714e-05">
            <text:p>7.41139519714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874">
            <text:p>0.014874</text:p>
          </table:table-cell>
          <table:table-cell office:value-type="float" office:value="0.7822575391160645">
            <text:p>0.7822575391160645</text:p>
          </table:table-cell>
          <table:table-cell office:value-type="float" office:value="0.2323640971290956">
            <text:p>0.2323640971290956</text:p>
          </table:table-cell>
          <table:table-cell office:value-type="float" office:value="0.9776183150837914">
            <text:p>0.9776183150837914</text:p>
          </table:table-cell>
          <table:table-cell office:value-type="float" office:value="0.9998347287684766">
            <text:p>0.9998347287684766</text:p>
          </table:table-cell>
          <table:table-cell office:value-type="float" office:value="0.0223596801605423">
            <text:p>0.0223596801605423</text:p>
          </table:table-cell>
          <table:table-cell office:value-type="float" office:value="0.0066417856432175">
            <text:p>0.0066417856432175</text:p>
          </table:table-cell>
          <table:table-cell office:value-type="float" office:value="0.0279437803425485">
            <text:p>0.0279437803425485</text:p>
          </table:table-cell>
          <table:table-cell office:value-type="float" office:value="0.0285788038219837">
            <text:p>0.0285788038219837</text:p>
          </table:table-cell>
          <table:table-cell office:value-type="float" office:value="0.0066791175507059">
            <text:p>0.0066791175507059</text:p>
          </table:table-cell>
          <table:table-cell office:value-type="float" office:value="385.5533616864031">
            <text:p>385.5533616864031</text:p>
          </table:table-cell>
          <table:table-cell office:value-type="float" office:value="0.03912430428421">
            <text:p>0.03912430428421</text:p>
          </table:table-cell>
          <table:table-cell office:value-type="float" office:value="0.0070947359004062">
            <text:p>0.0070947359004062</text:p>
          </table:table-cell>
          <table:table-cell office:value-type="float" office:value="0.0001628870490314">
            <text:p>0.0001628870490314</text:p>
          </table:table-cell>
          <table:table-cell office:value-type="float" office:value="2.483389889e-07">
            <text:p>2.483389889e-07</text:p>
          </table:table-cell>
          <table:table-cell office:value-type="float" office:value="2.1358435029e-06">
            <text:p>2.1358435029e-06</text:p>
          </table:table-cell>
          <table:table-cell office:value-type="float" office:value="0.9998347287684766">
            <text:p>0.9998347287684766</text:p>
          </table:table-cell>
          <table:table-cell office:value-type="float" office:value="0.0628206481999577">
            <text:p>0.0628206481999577</text:p>
          </table:table-cell>
          <table:table-cell office:value-type="float" office:value="9.5776897864e-05">
            <text:p>9.5776897864e-05</text:p>
          </table:table-cell>
          <table:table-cell office:value-type="float" office:value="0.0008237307637821">
            <text:p>0.0008237307637821</text:p>
          </table:table-cell>
          <table:table-cell office:value-type="float" office:value="385.6062598441384">
            <text:p>385.6062598441384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85244951025192">
            <text:p>0.085244951025192</text:p>
          </table:table-cell>
          <table:table-cell office:value-type="string" office:string-value="195">
            <text:p>195</text:p>
          </table:table-cell>
          <table:table-cell office:value-type="float" office:value="7.05858676123e-05">
            <text:p>7.05858676123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9989999999999">
            <text:p>0.0159989999999999</text:p>
          </table:table-cell>
          <table:table-cell office:value-type="float" office:value="0.7822566920213697">
            <text:p>0.7822566920213697</text:p>
          </table:table-cell>
          <table:table-cell office:value-type="float" office:value="0.2323649283902449">
            <text:p>0.2323649283902449</text:p>
          </table:table-cell>
          <table:table-cell office:value-type="float" office:value="0.9776221442795712">
            <text:p>0.9776221442795712</text:p>
          </table:table-cell>
          <table:table-cell office:value-type="float" office:value="0.9998386973074344">
            <text:p>0.9998386973074344</text:p>
          </table:table-cell>
          <table:table-cell office:value-type="float" office:value="0.0212952578103187">
            <text:p>0.0212952578103187</text:p>
          </table:table-cell>
          <table:table-cell office:value-type="float" office:value="0.0063256359537942">
            <text:p>0.0063256359537942</text:p>
          </table:table-cell>
          <table:table-cell office:value-type="float" office:value="0.0266136625174967">
            <text:p>0.0266136625174967</text:p>
          </table:table-cell>
          <table:table-cell office:value-type="float" office:value="0.0272184604427947">
            <text:p>0.0272184604427947</text:p>
          </table:table-cell>
          <table:table-cell office:value-type="float" office:value="0.0063625640217063">
            <text:p>0.0063625640217063</text:p>
          </table:table-cell>
          <table:table-cell office:value-type="float" office:value="385.5572963839709">
            <text:p>385.5572963839709</text:p>
          </table:table-cell>
          <table:table-cell office:value-type="float" office:value="0.0373559354382069">
            <text:p>0.0373559354382069</text:p>
          </table:table-cell>
          <table:table-cell office:value-type="float" office:value="0.006775507127464">
            <text:p>0.006775507127464</text:p>
          </table:table-cell>
          <table:table-cell office:value-type="float" office:value="0.0001589765977126">
            <text:p>0.0001589765977126</text:p>
          </table:table-cell>
          <table:table-cell office:value-type="float" office:value="2.414047733e-07">
            <text:p>2.414047733e-07</text:p>
          </table:table-cell>
          <table:table-cell office:value-type="float" office:value="2.0846900794e-06">
            <text:p>2.0846900794e-06</text:p>
          </table:table-cell>
          <table:table-cell office:value-type="float" office:value="0.9998386973074344">
            <text:p>0.9998386973074344</text:p>
          </table:table-cell>
          <table:table-cell office:value-type="float" office:value="0.0613125044398531">
            <text:p>0.0613125044398531</text:p>
          </table:table-cell>
          <table:table-cell office:value-type="float" office:value="9.31025789546e-05">
            <text:p>9.31025789546e-05</text:p>
          </table:table-cell>
          <table:table-cell office:value-type="float" office:value="0.0008040024229419">
            <text:p>0.0008040024229419</text:p>
          </table:table-cell>
          <table:table-cell office:value-type="float" office:value="385.6077903905583">
            <text:p>385.6077903905583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8118566764304">
            <text:p>0.08118566764304</text:p>
          </table:table-cell>
          <table:table-cell office:value-type="string" office:string-value="196">
            <text:p>196</text:p>
          </table:table-cell>
          <table:table-cell office:value-type="float" office:value="6.72256813589e-05">
            <text:p>6.72256813589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424">
            <text:p>0.015424</text:p>
          </table:table-cell>
          <table:table-cell office:value-type="float" office:value="0.7822558592280642">
            <text:p>0.7822558592280642</text:p>
          </table:table-cell>
          <table:table-cell office:value-type="float" office:value="0.2323657456173202">
            <text:p>0.2323657456173202</text:p>
          </table:table-cell>
          <table:table-cell office:value-type="float" office:value="0.977625903244036">
            <text:p>0.977625903244036</text:p>
          </table:table-cell>
          <table:table-cell office:value-type="float" office:value="0.9998425929721214">
            <text:p>0.9998425929721214</text:p>
          </table:table-cell>
          <table:table-cell office:value-type="float" office:value="0.0202814917541578">
            <text:p>0.0202814917541578</text:p>
          </table:table-cell>
          <table:table-cell office:value-type="float" office:value="0.0060245300793745">
            <text:p>0.0060245300793745</text:p>
          </table:table-cell>
          <table:table-cell office:value-type="float" office:value="0.0253468369222075">
            <text:p>0.0253468369222075</text:p>
          </table:table-cell>
          <table:table-cell office:value-type="float" office:value="0.0259228474489544">
            <text:p>0.0259228474489544</text:p>
          </table:table-cell>
          <table:table-cell office:value-type="float" office:value="0.0060608026401899">
            <text:p>0.0060608026401899</text:p>
          </table:table-cell>
          <table:table-cell office:value-type="float" office:value="385.5610925483827">
            <text:p>385.5610925483827</text:p>
          </table:table-cell>
          <table:table-cell office:value-type="float" office:value="0.0356685974232177">
            <text:p>0.0356685974232177</text:p>
          </table:table-cell>
          <table:table-cell office:value-type="float" office:value="0.0064708831119545">
            <text:p>0.0064708831119545</text:p>
          </table:table-cell>
          <table:table-cell office:value-type="float" office:value="0.0001551366328353">
            <text:p>0.0001551366328353</text:p>
          </table:table-cell>
          <table:table-cell office:value-type="float" office:value="2.358348592e-07">
            <text:p>2.358348592e-07</text:p>
          </table:table-cell>
          <table:table-cell office:value-type="float" office:value="2.0345601838e-06">
            <text:p>2.0345601838e-06</text:p>
          </table:table-cell>
          <table:table-cell office:value-type="float" office:value="0.9998425929721214">
            <text:p>0.9998425929721214</text:p>
          </table:table-cell>
          <table:table-cell office:value-type="float" office:value="0.0598315451856269">
            <text:p>0.0598315451856269</text:p>
          </table:table-cell>
          <table:table-cell office:value-type="float" office:value="9.09544301812e-05">
            <text:p>9.09544301812e-05</text:p>
          </table:table-cell>
          <table:table-cell office:value-type="float" office:value="0.0007846688261182">
            <text:p>0.0007846688261182</text:p>
          </table:table-cell>
          <table:table-cell office:value-type="float" office:value="385.6092928315581">
            <text:p>385.6092928315581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773196834695619">
            <text:p>0.0773196834695619</text:p>
          </table:table-cell>
          <table:table-cell office:value-type="string" office:string-value="197">
            <text:p>197</text:p>
          </table:table-cell>
          <table:table-cell office:value-type="float" office:value="6.40254077979e-05">
            <text:p>6.40254077979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58">
            <text:p>0.01558</text:p>
          </table:table-cell>
          <table:table-cell office:value-type="float" office:value="0.782255046657889">
            <text:p>0.782255046657889</text:p>
          </table:table-cell>
          <table:table-cell office:value-type="float" office:value="0.2323665429992679">
            <text:p>0.2323665429992679</text:p>
          </table:table-cell>
          <table:table-cell office:value-type="float" office:value="0.9776295709330922">
            <text:p>0.9776295709330922</text:p>
          </table:table-cell>
          <table:table-cell office:value-type="float" office:value="0.9998463940464029">
            <text:p>0.9998463940464029</text:p>
          </table:table-cell>
          <table:table-cell office:value-type="float" office:value="0.0193159727831363">
            <text:p>0.0193159727831363</text:p>
          </table:table-cell>
          <table:table-cell office:value-type="float" office:value="0.0057377524625268">
            <text:p>0.0057377524625268</text:p>
          </table:table-cell>
          <table:table-cell office:value-type="float" office:value="0.0241402932008076">
            <text:p>0.0241402932008076</text:p>
          </table:table-cell>
          <table:table-cell office:value-type="float" office:value="0.024688886082909">
            <text:p>0.024688886082909</text:p>
          </table:table-cell>
          <table:table-cell office:value-type="float" office:value="0.0057733731426054">
            <text:p>0.0057733731426054</text:p>
          </table:table-cell>
          <table:table-cell office:value-type="float" office:value="385.5647456859485">
            <text:p>385.5647456859485</text:p>
          </table:table-cell>
          <table:table-cell office:value-type="float" office:value="0.0340593736615205">
            <text:p>0.0340593736615205</text:p>
          </table:table-cell>
          <table:table-cell office:value-type="float" office:value="0.0061803591235528">
            <text:p>0.0061803591235528</text:p>
          </table:table-cell>
          <table:table-cell office:value-type="float" office:value="0.0001513899114151">
            <text:p>0.0001513899114151</text:p>
          </table:table-cell>
          <table:table-cell office:value-type="float" office:value="2.303989059e-07">
            <text:p>2.303989059e-07</text:p>
          </table:table-cell>
          <table:table-cell office:value-type="float" office:value="1.9856432758e-06">
            <text:p>1.9856432758e-06</text:p>
          </table:table-cell>
          <table:table-cell office:value-type="float" office:value="0.9998463940464029">
            <text:p>0.9998463940464029</text:p>
          </table:table-cell>
          <table:table-cell office:value-type="float" office:value="0.0583865471354875">
            <text:p>0.0583865471354875</text:p>
          </table:table-cell>
          <table:table-cell office:value-type="float" office:value="8.88579460618e-05">
            <text:p>8.88579460618e-05</text:p>
          </table:table-cell>
          <table:table-cell office:value-type="float" office:value="0.0007658030421791">
            <text:p>0.0007658030421791</text:p>
          </table:table-cell>
          <table:table-cell office:value-type="float" office:value="385.61075879187626">
            <text:p>385.6107587918762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736377937805352">
            <text:p>0.0736377937805352</text:p>
          </table:table-cell>
          <table:table-cell office:value-type="string" office:string-value="198">
            <text:p>198</text:p>
          </table:table-cell>
          <table:table-cell office:value-type="float" office:value="6.09774409178e-05">
            <text:p>6.09774409178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923">
            <text:p>0.014923</text:p>
          </table:table-cell>
          <table:table-cell office:value-type="float" office:value="0.7822542520458245">
            <text:p>0.7822542520458245</text:p>
          </table:table-cell>
          <table:table-cell office:value-type="float" office:value="0.2323673227587705">
            <text:p>0.2323673227587705</text:p>
          </table:table-cell>
          <table:table-cell office:value-type="float" office:value="0.977633157525936">
            <text:p>0.977633157525936</text:p>
          </table:table-cell>
          <table:table-cell office:value-type="float" office:value="0.9998501109745416">
            <text:p>0.9998501109745416</text:p>
          </table:table-cell>
          <table:table-cell office:value-type="float" office:value="0.0183964059460296">
            <text:p>0.0183964059460296</text:p>
          </table:table-cell>
          <table:table-cell office:value-type="float" office:value="0.0054646217478304">
            <text:p>0.0054646217478304</text:p>
          </table:table-cell>
          <table:table-cell office:value-type="float" office:value="0.0229911648100473">
            <text:p>0.0229911648100473</text:p>
          </table:table-cell>
          <table:table-cell office:value-type="float" office:value="0.0235136446731554">
            <text:p>0.0235136446731554</text:p>
          </table:table-cell>
          <table:table-cell office:value-type="float" office:value="0.0054995944664338">
            <text:p>0.0054995944664338</text:p>
          </table:table-cell>
          <table:table-cell office:value-type="float" office:value="385.5682646484942">
            <text:p>385.5682646484942</text:p>
          </table:table-cell>
          <table:table-cell office:value-type="float" office:value="0.0325247844768086">
            <text:p>0.0325247844768086</text:p>
          </table:table-cell>
          <table:table-cell office:value-type="float" office:value="0.0059032721140022">
            <text:p>0.0059032721140022</text:p>
          </table:table-cell>
          <table:table-cell office:value-type="float" office:value="0.0001477260250757">
            <text:p>0.0001477260250757</text:p>
          </table:table-cell>
          <table:table-cell office:value-type="float" office:value="2.250939986e-07">
            <text:p>2.250939986e-07</text:p>
          </table:table-cell>
          <table:table-cell office:value-type="float" office:value="1.9379063839e-06">
            <text:p>1.9379063839e-06</text:p>
          </table:table-cell>
          <table:table-cell office:value-type="float" office:value="0.9998501109745416">
            <text:p>0.9998501109745416</text:p>
          </table:table-cell>
          <table:table-cell office:value-type="float" office:value="0.0569734960909583">
            <text:p>0.0569734960909583</text:p>
          </table:table-cell>
          <table:table-cell office:value-type="float" office:value="8.68120024695e-05">
            <text:p>8.68120024695e-05</text:p>
          </table:table-cell>
          <table:table-cell office:value-type="float" office:value="0.0007473923550863">
            <text:p>0.0007473923550863</text:p>
          </table:table-cell>
          <table:table-cell office:value-type="float" office:value="385.6121922995515">
            <text:p>385.6121922995515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701312321719383">
            <text:p>0.0701312321719383</text:p>
          </table:table-cell>
          <table:table-cell office:value-type="string" office:string-value="199">
            <text:p>199</text:p>
          </table:table-cell>
          <table:table-cell office:value-type="float" office:value="5.8074536067e-05">
            <text:p>5.8074536067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8769999999999">
            <text:p>0.0148769999999999</text:p>
          </table:table-cell>
          <table:table-cell office:value-type="float" office:value="0.7822534749806836">
            <text:p>0.7822534749806836</text:p>
          </table:table-cell>
          <table:table-cell office:value-type="float" office:value="0.2323680852993292">
            <text:p>0.2323680852993292</text:p>
          </table:table-cell>
          <table:table-cell office:value-type="float" office:value="0.9776366648798716">
            <text:p>0.9776366648798716</text:p>
          </table:table-cell>
          <table:table-cell office:value-type="float" office:value="0.9998537456854242">
            <text:p>0.9998537456854242</text:p>
          </table:table-cell>
          <table:table-cell office:value-type="float" office:value="0.0175206053789683">
            <text:p>0.0175206053789683</text:p>
          </table:table-cell>
          <table:table-cell office:value-type="float" office:value="0.0052044888970247">
            <text:p>0.0052044888970247</text:p>
          </table:table-cell>
          <table:table-cell office:value-type="float" office:value="0.02189672114885">
            <text:p>0.02189672114885</text:p>
          </table:table-cell>
          <table:table-cell office:value-type="float" office:value="0.0223943305784232">
            <text:p>0.0223943305784232</text:p>
          </table:table-cell>
          <table:table-cell office:value-type="float" office:value="0.0052388179649158">
            <text:p>0.0052388179649158</text:p>
          </table:table-cell>
          <table:table-cell office:value-type="float" office:value="385.57165495796266">
            <text:p>385.57165495796266</text:p>
          </table:table-cell>
          <table:table-cell office:value-type="float" office:value="0.0310613330703329">
            <text:p>0.0310613330703329</text:p>
          </table:table-cell>
          <table:table-cell office:value-type="float" office:value="0.0056389894997783">
            <text:p>0.0056389894997783</text:p>
          </table:table-cell>
          <table:table-cell office:value-type="float" office:value="0.0001441430767863">
            <text:p>0.0001441430767863</text:p>
          </table:table-cell>
          <table:table-cell office:value-type="float" office:value="2.199169993e-07">
            <text:p>2.199169993e-07</text:p>
          </table:table-cell>
          <table:table-cell office:value-type="float" office:value="1.8913207899e-06">
            <text:p>1.8913207899e-06</text:p>
          </table:table-cell>
          <table:table-cell office:value-type="float" office:value="0.9998537456854242">
            <text:p>0.9998537456854242</text:p>
          </table:table-cell>
          <table:table-cell office:value-type="float" office:value="0.0555916604241879">
            <text:p>0.0555916604241879</text:p>
          </table:table-cell>
          <table:table-cell office:value-type="float" office:value="8.48153891569e-05">
            <text:p>8.48153891569e-05</text:p>
          </table:table-cell>
          <table:table-cell office:value-type="float" office:value="0.0007294256890722">
            <text:p>0.0007294256890722</text:p>
          </table:table-cell>
          <table:table-cell office:value-type="float" office:value="385.6135940984976">
            <text:p>385.6135940984976</text:p>
          </table:table-cell>
        </table:table-row>
        <table:table-row>
          <table:table-cell office:value-type="float" office:value="385.67">
            <text:p>385.67</text:p>
          </table:table-cell>
          <table:table-cell office:value-type="float" office:value="0.000525">
            <text:p>0.000525</text:p>
          </table:table-cell>
          <table:table-cell office:value-type="float" office:value="0.0667916496875602">
            <text:p>0.0667916496875602</text:p>
          </table:table-cell>
          <table:table-cell office:value-type="string" office:string-value="200">
            <text:p>200</text:p>
          </table:table-cell>
          <table:table-cell office:value-type="float" office:value="5.53097928348e-05">
            <text:p>5.53097928348e-0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4892">
            <text:p>0.014892</text:p>
          </table:table-cell>
          <table:table-cell office:value-type="float" office:value="0.7822527148889181">
            <text:p>0.7822527148889181</text:p>
          </table:table-cell>
          <table:table-cell office:value-type="float" office:value="0.2323688311837721">
            <text:p>0.2323688311837721</text:p>
          </table:table-cell>
          <table:table-cell office:value-type="float" office:value="0.977640095580719">
            <text:p>0.977640095580719</text:p>
          </table:table-cell>
          <table:table-cell office:value-type="float" office:value="0.9998573008526532">
            <text:p>0.9998573008526532</text:p>
          </table:table-cell>
          <table:table-cell office:value-type="float" office:value="0.0166864890857941">
            <text:p>0.0166864890857941</text:p>
          </table:table-cell>
          <table:table-cell office:value-type="float" office:value="0.0049567357090954">
            <text:p>0.0049567357090954</text:p>
          </table:table-cell>
          <table:table-cell office:value-type="float" office:value="0.0208543613518285">
            <text:p>0.0208543613518285</text:p>
          </table:table-cell>
          <table:table-cell office:value-type="float" office:value="0.0213282838403425">
            <text:p>0.0213282838403425</text:p>
          </table:table-cell>
          <table:table-cell office:value-type="float" office:value="0.004990425789811">
            <text:p>0.004990425789811</text:p>
          </table:table-cell>
          <table:table-cell office:value-type="float" office:value="385.5749221798361">
            <text:p>385.5749221798361</text:p>
          </table:table-cell>
          <table:table-cell office:value-type="float" office:value="0.0296657052298057">
            <text:p>0.0296657052298057</text:p>
          </table:table-cell>
          <table:table-cell office:value-type="float" office:value="0.0053869089871657">
            <text:p>0.0053869089871657</text:p>
          </table:table-cell>
          <table:table-cell office:value-type="float" office:value="0.0001406384243428">
            <text:p>0.0001406384243428</text:p>
          </table:table-cell>
          <table:table-cell office:value-type="float" office:value="2.148648793e-07">
            <text:p>2.148648793e-07</text:p>
          </table:table-cell>
          <table:table-cell office:value-type="float" office:value="1.8458581245e-06">
            <text:p>1.8458581245e-06</text:p>
          </table:table-cell>
          <table:table-cell office:value-type="float" office:value="0.9998573008526532">
            <text:p>0.9998573008526532</text:p>
          </table:table-cell>
          <table:table-cell office:value-type="float" office:value="0.0542400211163127">
            <text:p>0.0542400211163127</text:p>
          </table:table-cell>
          <table:table-cell office:value-type="float" office:value="8.28669380084e-05">
            <text:p>8.28669380084e-05</text:p>
          </table:table-cell>
          <table:table-cell office:value-type="float" office:value="0.0007118921029035">
            <text:p>0.0007118921029035</text:p>
          </table:table-cell>
          <table:table-cell office:value-type="float" office:value="385.6149652198428">
            <text:p>385.61496521984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